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19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13.3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NFORMED PERIOD OF REPORT:</text:p>
          </table:table-cell>
          <table:table-cell office:value-type="string">
            <text:p><text:tab/>20120331<text:tab/></text:p>
          </table:table-cell>
          <table:table-cell table:number-columns-repeated="2"/>
        </table:table-row>
        <table:table-row table:style-name="ro1">
          <table:table-cell office:value-type="string">
            <text:p>FILED AS OF DATE:<text:tab/><text:tab/>201205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/>MARKET</text:p>
          </table:table-cell>
          <table:table-cell office:value-type="string">
            <text:p><text:s text:c="2"/>SHRS OR <text:s/>SH/ PUT/ INVESTMENT <text:s/>OTHER <text:s text:c="4"/>VOTING AUTHORITY<text:tab/><text:tab/></text:p>
          </table:table-cell>
        </table:table-row>
        <table:table-row table:style-name="ro1">
          <table:table-cell office:value-type="string">
            <text:p>NAME OF ISSUER</text:p>
          </table:table-cell>
          <table:table-cell office:value-type="string">
            <text:p><text:s text:c="2"/>TITLE OF CLASS <text:s text:c="2"/>CUSIP</text:p>
          </table:table-cell>
          <table:table-cell office:value-type="string">
            <text:p><text:s/>VALUE</text:p>
          </table:table-cell>
          <table:table-cell office:value-type="string">
            <text:p><text:s text:c="2"/>PRN AMT <text:s/>PRN CALL DESCRETION <text:s/>MANAGERS <text:s/>SOLE <text:s text:c="7"/>SHARED <text:s/>NONE<text:tab/><text:tab/></text:p>
          </table:table-cell>
        </table:table-row>
        <table:table-row table:style-name="ro1">
          <table:table-cell office:value-type="string">
            <text:p>&lt;S&gt;</text:p>
          </table:table-cell>
          <table:table-cell office:value-type="string">
            <text:p><text:s text:c="2"/>&lt;C&gt; <text:s text:c="13"/>&lt;C&gt;</text:p>
          </table:table-cell>
          <table:table-cell office:value-type="string">
            <text:p><text:s/>&lt;C&gt;</text:p>
          </table:table-cell>
          <table:table-cell office:value-type="string">
            <text:p><text:s text:c="2"/>&lt;C&gt; <text:s text:c="5"/>&lt;C&gt; <text:s text:c="5"/>&lt;C&gt; <text:s text:c="18"/>&lt;C&gt; <text:s text:c="8"/>&lt;C&gt; <text:s text:c="4"/>&lt;C&gt;<text:tab/><text:tab/></text:p>
          </table:table-cell>
        </table:table-row>
        <table:table-row table:style-name="ro1">
          <table:table-cell office:value-type="string">
            <text:p>AGILENT TECHNOLOGIES INC</text:p>
          </table:table-cell>
          <table:table-cell office:value-type="string">
            <text:p><text:s text:c="2"/>COM <text:s text:c="13"/>00846U101</text:p>
          </table:table-cell>
          <table:table-cell office:value-type="float" office:value="455">
            <text:p>455</text:p>
          </table:table-cell>
          <table:table-cell office:value-type="string">
            <text:p><text:s text:c="3"/>10233 <text:s text:c="3"/>SH <text:s text:c="8"/>SOLE <text:s text:c="14"/>10233 <text:s text:c="6"/>0 <text:s text:c="7"/>0<text:tab/><text:tab/></text:p>
          </table:table-cell>
        </table:table-row>
        <table:table-row table:style-name="ro1">
          <table:table-cell office:value-type="string">
            <text:p>ALCOA INC</text:p>
          </table:table-cell>
          <table:table-cell office:value-type="string">
            <text:p><text:s text:c="2"/>COM <text:s text:c="13"/>013817101</text:p>
          </table:table-cell>
          <table:table-cell office:value-type="float" office:value="322">
            <text:p>322</text:p>
          </table:table-cell>
          <table:table-cell office:value-type="string">
            <text:p><text:s text:c="3"/>32098 <text:s text:c="3"/>SH <text:s text:c="8"/>SOLE <text:s text:c="14"/>32098 <text:s text:c="6"/>0 <text:s text:c="7"/>0<text:tab/><text:tab/></text:p>
          </table:table-cell>
        </table:table-row>
        <table:table-row table:style-name="ro1">
          <table:table-cell office:value-type="string">
            <text:p>AARONS INC</text:p>
          </table:table-cell>
          <table:table-cell office:value-type="string">
            <text:p><text:s text:c="2"/>COM PAR $0.50 <text:s text:c="3"/>002535300</text:p>
          </table:table-cell>
          <table:table-cell office:value-type="float" office:value="636">
            <text:p>636</text:p>
          </table:table-cell>
          <table:table-cell office:value-type="string">
            <text:p><text:s text:c="3"/>24544 <text:s text:c="3"/>SH <text:s text:c="8"/>SOLE <text:s text:c="14"/>24544 <text:s text:c="6"/>0 <text:s text:c="7"/>0<text:tab/><text:tab/></text:p>
          </table:table-cell>
        </table:table-row>
        <table:table-row table:style-name="ro1">
          <table:table-cell office:value-type="string">
            <text:p>ADVANCE AUTO PARTS INC</text:p>
          </table:table-cell>
          <table:table-cell office:value-type="string">
            <text:p><text:s text:c="2"/>COM <text:s text:c="13"/>00751Y106</text:p>
          </table:table-cell>
          <table:table-cell office:value-type="float" office:value="895">
            <text:p>895</text:p>
          </table:table-cell>
          <table:table-cell office:value-type="string">
            <text:p><text:s text:c="3"/>10105 <text:s text:c="3"/>SH <text:s text:c="8"/>SOLE <text:s text:c="14"/>10105 <text:s text:c="6"/>0 <text:s text:c="7"/>0<text:tab/><text:tab/></text:p>
          </table:table-cell>
        </table:table-row>
        <table:table-row table:style-name="ro1">
          <table:table-cell office:value-type="string">
            <text:p>APPLE INC</text:p>
          </table:table-cell>
          <table:table-cell office:value-type="string">
            <text:p><text:s text:c="2"/>COM <text:s text:c="13"/>037833100</text:p>
          </table:table-cell>
          <table:table-cell office:value-type="float" office:value="887">
            <text:p>887</text:p>
          </table:table-cell>
          <table:table-cell office:value-type="string">
            <text:p><text:s text:c="4"/>1480 <text:s text:c="3"/>SH <text:s text:c="8"/>SOLE <text:s text:c="15"/>1480 <text:s text:c="6"/>0 <text:s text:c="7"/>0<text:tab/><text:tab/></text:p>
          </table:table-cell>
        </table:table-row>
        <table:table-row table:style-name="ro1">
          <table:table-cell office:value-type="string">
            <text:p>ARBOR RLTY TR INC</text:p>
          </table:table-cell>
          <table:table-cell office:value-type="string">
            <text:p><text:s text:c="2"/>COM <text:s text:c="13"/>038923108</text:p>
          </table:table-cell>
          <table:table-cell office:value-type="float" office:value="76">
            <text:p>76</text:p>
          </table:table-cell>
          <table:table-cell office:value-type="string">
            <text:p><text:s text:c="3"/>13600 <text:s text:c="3"/>SH <text:s text:c="8"/>SOLE <text:s text:c="14"/>13600 <text:s text:c="6"/>0 <text:s text:c="7"/>0<text:tab/><text:tab/></text:p>
          </table:table-cell>
        </table:table-row>
        <table:table-row table:style-name="ro1">
          <table:table-cell office:value-type="string">
            <text:p>ABBOTT LABS</text:p>
          </table:table-cell>
          <table:table-cell office:value-type="string">
            <text:p><text:s text:c="2"/>COM <text:s text:c="13"/>002824100</text:p>
          </table:table-cell>
          <table:table-cell office:value-type="float" office:value="847">
            <text:p>847</text:p>
          </table:table-cell>
          <table:table-cell office:value-type="string">
            <text:p><text:s text:c="3"/>13820 <text:s text:c="3"/>SH <text:s text:c="8"/>SOLE <text:s text:c="14"/>13820 <text:s text:c="6"/>0 <text:s text:c="7"/>0<text:tab/><text:tab/></text:p>
          </table:table-cell>
        </table:table-row>
        <table:table-row table:style-name="ro1">
          <table:table-cell office:value-type="string">
            <text:p>ARCTIC CAT INC</text:p>
          </table:table-cell>
          <table:table-cell office:value-type="string">
            <text:p><text:s text:c="2"/>COM <text:s text:c="13"/>039670104</text:p>
          </table:table-cell>
          <table:table-cell office:value-type="float" office:value="231">
            <text:p>231</text:p>
          </table:table-cell>
          <table:table-cell office:value-type="string">
            <text:p><text:s text:c="4"/>5400 <text:s text:c="3"/>SH <text:s text:c="8"/>SOLE <text:s text:c="15"/>5400 <text:s text:c="6"/>0 <text:s text:c="7"/>0<text:tab/><text:tab/></text:p>
          </table:table-cell>
        </table:table-row>
        <table:table-row table:style-name="ro1">
          <table:table-cell office:value-type="string">
            <text:p>ACE LTD</text:p>
          </table:table-cell>
          <table:table-cell office:value-type="string">
            <text:p><text:s text:c="2"/>SHS <text:s text:c="13"/>H0023R105</text:p>
          </table:table-cell>
          <table:table-cell office:value-type="float" office:value="959">
            <text:p>959</text:p>
          </table:table-cell>
          <table:table-cell office:value-type="string">
            <text:p><text:s text:c="3"/>13099 <text:s text:c="3"/>SH <text:s text:c="8"/>SOLE <text:s text:c="14"/>13099 <text:s text:c="6"/>0 <text:s text:c="7"/>0<text:tab/><text:tab/></text:p>
          </table:table-cell>
        </table:table-row>
        <table:table-row table:style-name="ro1">
          <table:table-cell office:value-type="string">
            <text:p>ARCH CAP GROUP LTD</text:p>
          </table:table-cell>
          <table:table-cell office:value-type="string">
            <text:p><text:s text:c="2"/>ORD <text:s text:c="13"/>G0450A105</text:p>
          </table:table-cell>
          <table:table-cell office:value-type="float" office:value="214">
            <text:p>214</text:p>
          </table:table-cell>
          <table:table-cell office:value-type="string">
            <text:p><text:s text:c="4"/>5759 <text:s text:c="3"/>SH <text:s text:c="8"/>SOLE <text:s text:c="15"/>5759 <text:s text:c="6"/>0 <text:s text:c="7"/>0<text:tab/><text:tab/></text:p>
          </table:table-cell>
        </table:table-row>
        <table:table-row table:style-name="ro1">
          <table:table-cell office:value-type="string">
            <text:p>ARCH COAL INC</text:p>
          </table:table-cell>
          <table:table-cell office:value-type="string">
            <text:p><text:s text:c="2"/>COM <text:s text:c="13"/>039380100</text:p>
          </table:table-cell>
          <table:table-cell office:value-type="float" office:value="268">
            <text:p>268</text:p>
          </table:table-cell>
          <table:table-cell office:value-type="string">
            <text:p><text:s text:c="3"/>25064 <text:s text:c="3"/>SH <text:s text:c="8"/>SOLE <text:s text:c="14"/>25064 <text:s text:c="6"/>0 <text:s text:c="7"/>0<text:tab/><text:tab/></text:p>
          </table:table-cell>
        </table:table-row>
        <table:table-row table:style-name="ro1">
          <table:table-cell office:value-type="string">
            <text:p>AXCELIS TECHNOLOGIES INC</text:p>
          </table:table-cell>
          <table:table-cell office:value-type="string">
            <text:p><text:s text:c="2"/>COM <text:s text:c="13"/>054540109</text:p>
          </table:table-cell>
          <table:table-cell office:value-type="float" office:value="47">
            <text:p>47</text:p>
          </table:table-cell>
          <table:table-cell office:value-type="string">
            <text:p><text:s text:c="3"/>27282 <text:s text:c="3"/>SH <text:s text:c="8"/>SOLE <text:s text:c="14"/>27282 <text:s text:c="6"/>0 <text:s text:c="7"/>0<text:tab/><text:tab/></text:p>
          </table:table-cell>
        </table:table-row>
        <table:table-row table:style-name="ro1">
          <table:table-cell office:value-type="string">
            <text:p>AMCOL INTL CORP</text:p>
          </table:table-cell>
          <table:table-cell office:value-type="string">
            <text:p><text:s text:c="2"/>COM <text:s text:c="13"/>02341W103</text:p>
          </table:table-cell>
          <table:table-cell office:value-type="float" office:value="383">
            <text:p>383</text:p>
          </table:table-cell>
          <table:table-cell office:value-type="string">
            <text:p><text:s text:c="3"/>12975 <text:s text:c="3"/>SH <text:s text:c="8"/>SOLE <text:s text:c="14"/>12975 <text:s text:c="6"/>0 <text:s text:c="7"/>0<text:tab/><text:tab/></text:p>
          </table:table-cell>
        </table:table-row>
        <table:table-row table:style-name="ro1">
          <table:table-cell office:value-type="string">
            <text:p>ANCESTRY COM INC</text:p>
          </table:table-cell>
          <table:table-cell office:value-type="string">
            <text:p><text:s text:c="2"/>COM <text:s text:c="13"/>032803108</text:p>
          </table:table-cell>
          <table:table-cell office:value-type="float" office:value="359">
            <text:p>359</text:p>
          </table:table-cell>
          <table:table-cell office:value-type="string">
            <text:p><text:s text:c="3"/>15803 <text:s text:c="3"/>SH <text:s text:c="8"/>SOLE <text:s text:c="14"/>15803 <text:s text:c="6"/>0 <text:s text:c="7"/>0<text:tab/><text:tab/></text:p>
          </table:table-cell>
        </table:table-row>
        <table:table-row table:style-name="ro1">
          <table:table-cell office:value-type="string">
            <text:p>ARCHER DANIELS MIDLAND CO</text:p>
          </table:table-cell>
          <table:table-cell office:value-type="string">
            <text:p><text:s text:c="2"/>COM <text:s text:c="13"/>039483102</text:p>
          </table:table-cell>
          <table:table-cell office:value-type="float" office:value="379">
            <text:p>379</text:p>
          </table:table-cell>
          <table:table-cell office:value-type="string">
            <text:p><text:s text:c="3"/>11968 <text:s text:c="3"/>SH <text:s text:c="8"/>SOLE <text:s text:c="14"/>11968 <text:s text:c="6"/>0 <text:s text:c="7"/>0<text:tab/><text:tab/></text:p>
          </table:table-cell>
        </table:table-row>
        <table:table-row table:style-name="ro1">
          <table:table-cell office:value-type="string">
            <text:p>AUTOMATIC DATA PROCESSING I</text:p>
          </table:table-cell>
          <table:table-cell office:value-type="string">
            <text:p><text:s text:c="2"/>COM <text:s text:c="13"/>053015103</text:p>
          </table:table-cell>
          <table:table-cell office:value-type="float" office:value="1137">
            <text:p>1137</text:p>
          </table:table-cell>
          <table:table-cell office:value-type="string">
            <text:p><text:s text:c="3"/>20608 <text:s text:c="3"/>SH <text:s text:c="8"/>SOLE <text:s text:c="14"/>20608 <text:s text:c="6"/>0 <text:s text:c="7"/>0<text:tab/><text:tab/></text:p>
          </table:table-cell>
        </table:table-row>
        <table:table-row table:style-name="ro1">
          <table:table-cell office:value-type="string">
            <text:p>ADTRAN INC</text:p>
          </table:table-cell>
          <table:table-cell office:value-type="string">
            <text:p><text:s text:c="2"/>COM <text:s text:c="13"/>00738A106</text:p>
          </table:table-cell>
          <table:table-cell office:value-type="float" office:value="298">
            <text:p>298</text:p>
          </table:table-cell>
          <table:table-cell office:value-type="string">
            <text:p><text:s text:c="4"/>9555 <text:s text:c="3"/>SH <text:s text:c="8"/>SOLE <text:s text:c="15"/>9555 <text:s text:c="6"/>0 <text:s text:c="7"/>0<text:tab/><text:tab/></text:p>
          </table:table-cell>
        </table:table-row>
        <table:table-row table:style-name="ro1">
          <table:table-cell office:value-type="string">
            <text:p>AMERICAN ELEC PWR INC</text:p>
          </table:table-cell>
          <table:table-cell office:value-type="string">
            <text:p><text:s text:c="2"/>COM <text:s text:c="13"/>025537101</text:p>
          </table:table-cell>
          <table:table-cell office:value-type="float" office:value="499">
            <text:p>499</text:p>
          </table:table-cell>
          <table:table-cell office:value-type="string">
            <text:p><text:s text:c="3"/>12941 <text:s text:c="3"/>SH <text:s text:c="8"/>SOLE <text:s text:c="14"/>12941 <text:s text:c="6"/>0 <text:s text:c="7"/>0<text:tab/><text:tab/></text:p>
          </table:table-cell>
        </table:table-row>
        <table:table-row table:style-name="ro1">
          <table:table-cell office:value-type="string">
            <text:p>AEP INDS INC</text:p>
          </table:table-cell>
          <table:table-cell office:value-type="string">
            <text:p><text:s text:c="2"/>COM <text:s text:c="13"/>001031103</text:p>
          </table:table-cell>
          <table:table-cell office:value-type="float" office:value="411">
            <text:p>411</text:p>
          </table:table-cell>
          <table:table-cell office:value-type="string">
            <text:p><text:s text:c="3"/>11755 <text:s text:c="3"/>SH <text:s text:c="8"/>SOLE <text:s text:c="14"/>11755 <text:s text:c="6"/>0 <text:s text:c="7"/>0<text:tab/><text:tab/></text:p>
          </table:table-cell>
        </table:table-row>
        <table:table-row table:style-name="ro1">
          <table:table-cell office:value-type="string">
            <text:p>AES CORP</text:p>
          </table:table-cell>
          <table:table-cell office:value-type="string">
            <text:p><text:s text:c="2"/>COM <text:s text:c="13"/>00130H105</text:p>
          </table:table-cell>
          <table:table-cell office:value-type="float" office:value="370">
            <text:p>370</text:p>
          </table:table-cell>
          <table:table-cell office:value-type="string">
            <text:p><text:s text:c="3"/>28291 <text:s text:c="3"/>SH <text:s text:c="8"/>SOLE <text:s text:c="14"/>28291 <text:s text:c="6"/>0 <text:s text:c="7"/>0<text:tab/><text:tab/></text:p>
          </table:table-cell>
        </table:table-row>
        <table:table-row table:style-name="ro1">
          <table:table-cell office:value-type="string">
            <text:p>AETNA INC NEW</text:p>
          </table:table-cell>
          <table:table-cell office:value-type="string">
            <text:p><text:s text:c="2"/>COM <text:s text:c="13"/>00817Y108</text:p>
          </table:table-cell>
          <table:table-cell office:value-type="float" office:value="458">
            <text:p>458</text:p>
          </table:table-cell>
          <table:table-cell office:value-type="string">
            <text:p><text:s text:c="4"/>9134 <text:s text:c="3"/>SH <text:s text:c="8"/>SOLE <text:s text:c="15"/>9134 <text:s text:c="6"/>0 <text:s text:c="7"/>0<text:tab/><text:tab/></text:p>
          </table:table-cell>
        </table:table-row>
        <table:table-row table:style-name="ro1">
          <table:table-cell office:value-type="string">
            <text:p>AFFYMETRIX INC</text:p>
          </table:table-cell>
          <table:table-cell office:value-type="string">
            <text:p><text:s text:c="2"/>COM <text:s text:c="13"/>00826T108</text:p>
          </table:table-cell>
          <table:table-cell office:value-type="float" office:value="431">
            <text:p>431</text:p>
          </table:table-cell>
          <table:table-cell office:value-type="string">
            <text:p><text:s text:c="2"/>100824 <text:s text:c="3"/>SH <text:s text:c="8"/>SOLE <text:s text:c="13"/>100824 <text:s text:c="6"/>0 <text:s text:c="7"/>0<text:tab/><text:tab/></text:p>
          </table:table-cell>
        </table:table-row>
        <table:table-row table:style-name="ro1">
          <table:table-cell office:value-type="string">
            <text:p>AFLAC INC</text:p>
          </table:table-cell>
          <table:table-cell office:value-type="string">
            <text:p><text:s text:c="2"/>COM <text:s text:c="13"/>001055102</text:p>
          </table:table-cell>
          <table:table-cell office:value-type="float" office:value="1359">
            <text:p>1359</text:p>
          </table:table-cell>
          <table:table-cell office:value-type="string">
            <text:p><text:s text:c="3"/>29550 <text:s text:c="3"/>SH <text:s text:c="8"/>SOLE <text:s text:c="14"/>29550 <text:s text:c="6"/>0 <text:s text:c="7"/>0<text:tab/><text:tab/></text:p>
          </table:table-cell>
        </table:table-row>
        <table:table-row table:style-name="ro1">
          <table:table-cell office:value-type="string">
            <text:p>AGCO CORP</text:p>
          </table:table-cell>
          <table:table-cell office:value-type="string">
            <text:p><text:s text:c="2"/>COM <text:s text:c="13"/>001084102</text:p>
          </table:table-cell>
          <table:table-cell office:value-type="float" office:value="291">
            <text:p>291</text:p>
          </table:table-cell>
          <table:table-cell office:value-type="string">
            <text:p><text:s text:c="4"/>6165 <text:s text:c="3"/>SH <text:s text:c="8"/>SOLE <text:s text:c="15"/>6165 <text:s text:c="6"/>0 <text:s text:c="7"/>0<text:tab/><text:tab/></text:p>
          </table:table-cell>
        </table:table-row>
        <table:table-row table:style-name="ro1">
          <table:table-cell office:value-type="string">
            <text:p>ALLERGAN INC</text:p>
          </table:table-cell>
          <table:table-cell office:value-type="string">
            <text:p><text:s text:c="2"/>COM <text:s text:c="13"/>018490102</text:p>
          </table:table-cell>
          <table:table-cell office:value-type="float" office:value="716">
            <text:p>716</text:p>
          </table:table-cell>
          <table:table-cell office:value-type="string">
            <text:p><text:s text:c="4"/>7506 <text:s text:c="3"/>SH <text:s text:c="8"/>SOLE <text:s text:c="15"/>7506 <text:s text:c="6"/>0 <text:s text:c="7"/>0<text:tab/><text:tab/></text:p>
          </table:table-cell>
        </table:table-row>
        <table:table-row table:style-name="ro1">
          <table:table-cell office:value-type="string">
            <text:p>AGILYSYS INC</text:p>
          </table:table-cell>
          <table:table-cell office:value-type="string">
            <text:p><text:s text:c="2"/>COM <text:s text:c="13"/>00847J105</text:p>
          </table:table-cell>
          <table:table-cell office:value-type="float" office:value="289">
            <text:p>289</text:p>
          </table:table-cell>
          <table:table-cell office:value-type="string">
            <text:p><text:s text:c="3"/>32096 <text:s text:c="3"/>SH <text:s text:c="8"/>SOLE <text:s text:c="14"/>32096 <text:s text:c="6"/>0 <text:s text:c="7"/>0<text:tab/><text:tab/></text:p>
          </table:table-cell>
        </table:table-row>
        <table:table-row table:style-name="ro1">
          <table:table-cell office:value-type="string">
            <text:p>A H BELO CORP</text:p>
          </table:table-cell>
          <table:table-cell office:value-type="string">
            <text:p><text:s text:c="2"/>COM CL A <text:s text:c="8"/>001282102</text:p>
          </table:table-cell>
          <table:table-cell office:value-type="float" office:value="271">
            <text:p>271</text:p>
          </table:table-cell>
          <table:table-cell office:value-type="string">
            <text:p><text:s text:c="3"/>55439 <text:s text:c="3"/>SH <text:s text:c="8"/>SOLE <text:s text:c="14"/>55439 <text:s text:c="6"/>0 <text:s text:c="7"/>0<text:tab/><text:tab/></text:p>
          </table:table-cell>
        </table:table-row>
        <table:table-row table:style-name="ro1">
          <table:table-cell office:value-type="string">
            <text:p>ALLIANCE HOLDINGS GP LP</text:p>
          </table:table-cell>
          <table:table-cell office:value-type="string">
            <text:p><text:s text:c="2"/>COM UNITS LP <text:s text:c="4"/>01861G100</text:p>
          </table:table-cell>
          <table:table-cell office:value-type="float" office:value="547">
            <text:p>547</text:p>
          </table:table-cell>
          <table:table-cell office:value-type="string">
            <text:p><text:s text:c="3"/>12538 <text:s text:c="3"/>SH <text:s text:c="8"/>SOLE <text:s text:c="14"/>12538 <text:s text:c="6"/>0 <text:s text:c="7"/>0<text:tab/><text:tab/></text:p>
          </table:table-cell>
        </table:table-row>
        <table:table-row table:style-name="ro1">
          <table:table-cell office:value-type="string">
            <text:p>ASHFORD HOSPITALITY TR INC</text:p>
          </table:table-cell>
          <table:table-cell office:value-type="string">
            <text:p><text:s text:c="2"/>COM SHS <text:s text:c="9"/>044103109</text:p>
          </table:table-cell>
          <table:table-cell office:value-type="float" office:value="166">
            <text:p>166</text:p>
          </table:table-cell>
          <table:table-cell office:value-type="string">
            <text:p><text:s text:c="3"/>18401 <text:s text:c="3"/>SH <text:s text:c="8"/>SOLE <text:s text:c="14"/>18401 <text:s text:c="6"/>0 <text:s text:c="7"/>0<text:tab/><text:tab/></text:p>
          </table:table-cell>
        </table:table-row>
        <table:table-row table:style-name="ro1">
          <table:table-cell office:value-type="string">
            <text:p>APARTMENT INVT &amp; MGMT CO</text:p>
          </table:table-cell>
          <table:table-cell office:value-type="string">
            <text:p><text:s text:c="2"/>CL A <text:s text:c="12"/>03748R101</text:p>
          </table:table-cell>
          <table:table-cell office:value-type="float" office:value="537">
            <text:p>537</text:p>
          </table:table-cell>
          <table:table-cell office:value-type="string">
            <text:p><text:s text:c="3"/>20330 <text:s text:c="3"/>SH <text:s text:c="8"/>SOLE <text:s text:c="14"/>20330 <text:s text:c="6"/>0 <text:s text:c="7"/>0<text:tab/><text:tab/></text:p>
          </table:table-cell>
        </table:table-row>
        <table:table-row table:style-name="ro1">
          <table:table-cell office:value-type="string">
            <text:p>GALLAGHER ARTHUR J &amp; CO</text:p>
          </table:table-cell>
          <table:table-cell office:value-type="string">
            <text:p><text:s text:c="2"/>COM <text:s text:c="13"/>363576109</text:p>
          </table:table-cell>
          <table:table-cell office:value-type="float" office:value="332">
            <text:p>332</text:p>
          </table:table-cell>
          <table:table-cell office:value-type="string">
            <text:p><text:s text:c="4"/>9276 <text:s text:c="3"/>SH <text:s text:c="8"/>SOLE <text:s text:c="15"/>9276 <text:s text:c="6"/>0 <text:s text:c="7"/>0<text:tab/><text:tab/></text:p>
          </table:table-cell>
        </table:table-row>
        <table:table-row table:style-name="ro1">
          <table:table-cell office:value-type="string">
            <text:p>AKAMAI TECHNOLOGIES INC</text:p>
          </table:table-cell>
          <table:table-cell office:value-type="string">
            <text:p><text:s text:c="2"/>COM <text:s text:c="13"/>00971T101</text:p>
          </table:table-cell>
          <table:table-cell office:value-type="float" office:value="1735">
            <text:p>1735</text:p>
          </table:table-cell>
          <table:table-cell office:value-type="string">
            <text:p><text:s text:c="3"/>47264 <text:s text:c="3"/>SH <text:s text:c="8"/>SOLE <text:s text:c="14"/>47264 <text:s text:c="6"/>0 <text:s text:c="7"/>0<text:tab/><text:tab/></text:p>
          </table:table-cell>
        </table:table-row>
        <table:table-row table:style-name="ro1">
          <table:table-cell office:value-type="string">
            <text:p>AKORN INC</text:p>
          </table:table-cell>
          <table:table-cell office:value-type="string">
            <text:p><text:s text:c="2"/>COM <text:s text:c="13"/>009728106</text:p>
          </table:table-cell>
          <table:table-cell office:value-type="float" office:value="191">
            <text:p>191</text:p>
          </table:table-cell>
          <table:table-cell office:value-type="string">
            <text:p><text:s text:c="3"/>16303 <text:s text:c="3"/>SH <text:s text:c="8"/>SOLE <text:s text:c="14"/>16303 <text:s text:c="6"/>0 <text:s text:c="7"/>0<text:tab/><text:tab/></text:p>
          </table:table-cell>
        </table:table-row>
        <table:table-row table:style-name="ro1">
          <table:table-cell office:value-type="string">
            <text:p>AK STL HLDG CORP</text:p>
          </table:table-cell>
          <table:table-cell office:value-type="string">
            <text:p><text:s text:c="2"/>COM <text:s text:c="13"/>001547108</text:p>
          </table:table-cell>
          <table:table-cell office:value-type="float" office:value="1035">
            <text:p>1035</text:p>
          </table:table-cell>
          <table:table-cell office:value-type="string">
            <text:p><text:s text:c="2"/>136923 <text:s text:c="3"/>SH <text:s text:c="8"/>SOLE <text:s text:c="13"/>136923 <text:s text:c="6"/>0 <text:s text:c="7"/>0<text:tab/><text:tab/></text:p>
          </table:table-cell>
        </table:table-row>
        <table:table-row table:style-name="ro1">
          <table:table-cell office:value-type="string">
            <text:p>ALON USA ENERGY INC</text:p>
          </table:table-cell>
          <table:table-cell office:value-type="string">
            <text:p><text:s text:c="2"/>COM <text:s text:c="13"/>020520102</text:p>
          </table:table-cell>
          <table:table-cell office:value-type="float" office:value="274">
            <text:p>274</text:p>
          </table:table-cell>
          <table:table-cell office:value-type="string">
            <text:p><text:s text:c="3"/>30300 <text:s text:c="3"/>SH <text:s text:c="8"/>SOLE <text:s text:c="14"/>30300 <text:s text:c="6"/>0 <text:s text:c="7"/>0<text:tab/><text:tab/></text:p>
          </table:table-cell>
        </table:table-row>
        <table:table-row table:style-name="ro1">
          <table:table-cell office:value-type="string">
            <text:p>ALASKA AIR GROUP INC</text:p>
          </table:table-cell>
          <table:table-cell office:value-type="string">
            <text:p><text:s text:c="2"/>COM <text:s text:c="13"/>011659109</text:p>
          </table:table-cell>
          <table:table-cell office:value-type="float" office:value="273">
            <text:p>273</text:p>
          </table:table-cell>
          <table:table-cell office:value-type="string">
            <text:p><text:s text:c="4"/>7635 <text:s text:c="3"/>SH <text:s text:c="8"/>SOLE <text:s text:c="15"/>7635 <text:s text:c="6"/>0 <text:s text:c="7"/>0<text:tab/><text:tab/></text:p>
          </table:table-cell>
        </table:table-row>
        <table:table-row table:style-name="ro1">
          <table:table-cell office:value-type="string">
            <text:p>ALLSTATE CORP</text:p>
          </table:table-cell>
          <table:table-cell office:value-type="string">
            <text:p><text:s text:c="2"/>COM <text:s text:c="13"/>020002101</text:p>
          </table:table-cell>
          <table:table-cell office:value-type="float" office:value="412">
            <text:p>412</text:p>
          </table:table-cell>
          <table:table-cell office:value-type="string">
            <text:p><text:s text:c="3"/>12502 <text:s text:c="3"/>SH <text:s text:c="8"/>SOLE <text:s text:c="14"/>12502 <text:s text:c="6"/>0 <text:s text:c="7"/>0<text:tab/><text:tab/></text:p>
          </table:table-cell>
        </table:table-row>
        <table:table-row table:style-name="ro1">
          <table:table-cell office:value-type="string">
            <text:p>ALERE INC</text:p>
          </table:table-cell>
          <table:table-cell office:value-type="string">
            <text:p><text:s text:c="2"/>COM <text:s text:c="13"/>01449J105</text:p>
          </table:table-cell>
          <table:table-cell office:value-type="float" office:value="275">
            <text:p>275</text:p>
          </table:table-cell>
          <table:table-cell office:value-type="string">
            <text:p><text:s text:c="3"/>10590 <text:s text:c="3"/>SH <text:s text:c="8"/>SOLE <text:s text:c="14"/>10590 <text:s text:c="6"/>0 <text:s text:c="7"/>0<text:tab/><text:tab/></text:p>
          </table:table-cell>
        </table:table-row>
        <table:table-row table:style-name="ro1">
          <table:table-cell office:value-type="string">
            <text:p>ALTERA CORP</text:p>
          </table:table-cell>
          <table:table-cell office:value-type="string">
            <text:p><text:s text:c="2"/>COM <text:s text:c="13"/>021441100</text:p>
          </table:table-cell>
          <table:table-cell office:value-type="float" office:value="211">
            <text:p>211</text:p>
          </table:table-cell>
          <table:table-cell office:value-type="string">
            <text:p><text:s text:c="4"/>5293 <text:s text:c="3"/>SH <text:s text:c="8"/>SOLE <text:s text:c="15"/>5293 <text:s text:c="6"/>0 <text:s text:c="7"/>0<text:tab/><text:tab/></text:p>
          </table:table-cell>
        </table:table-row>
        <table:table-row table:style-name="ro1">
          <table:table-cell office:value-type="string">
            <text:p>AUTOLIV INC</text:p>
          </table:table-cell>
          <table:table-cell office:value-type="string">
            <text:p><text:s text:c="2"/>COM <text:s text:c="13"/>052800109</text:p>
          </table:table-cell>
          <table:table-cell office:value-type="float" office:value="391">
            <text:p>391</text:p>
          </table:table-cell>
          <table:table-cell office:value-type="string">
            <text:p><text:s text:c="4"/>5835 <text:s text:c="3"/>SH <text:s text:c="8"/>SOLE <text:s text:c="15"/>5835 <text:s text:c="6"/>0 <text:s text:c="7"/>0<text:tab/><text:tab/></text:p>
          </table:table-cell>
        </table:table-row>
        <table:table-row table:style-name="ro1">
          <table:table-cell office:value-type="string">
            <text:p>ALEXION PHARMACEUTICALS INC</text:p>
          </table:table-cell>
          <table:table-cell office:value-type="string">
            <text:p><text:s text:c="2"/>COM <text:s text:c="13"/>015351109</text:p>
          </table:table-cell>
          <table:table-cell office:value-type="float" office:value="941">
            <text:p>941</text:p>
          </table:table-cell>
          <table:table-cell office:value-type="string">
            <text:p><text:s text:c="3"/>10130 <text:s text:c="3"/>SH <text:s text:c="8"/>SOLE <text:s text:c="14"/>10130 <text:s text:c="6"/>0 <text:s text:c="7"/>0<text:tab/><text:tab/></text:p>
          </table:table-cell>
        </table:table-row>
        <table:table-row table:style-name="ro1">
          <table:table-cell office:value-type="string">
            <text:p>AMERICAN GREETINGS CORP</text:p>
          </table:table-cell>
          <table:table-cell office:value-type="string">
            <text:p><text:s text:c="2"/>CL A <text:s text:c="12"/>026375105</text:p>
          </table:table-cell>
          <table:table-cell office:value-type="float" office:value="333">
            <text:p>333</text:p>
          </table:table-cell>
          <table:table-cell office:value-type="string">
            <text:p><text:s text:c="3"/>21676 <text:s text:c="3"/>SH <text:s text:c="8"/>SOLE <text:s text:c="14"/>21676 <text:s text:c="6"/>0 <text:s text:c="7"/>0<text:tab/><text:tab/></text:p>
          </table:table-cell>
        </table:table-row>
        <table:table-row table:style-name="ro1">
          <table:table-cell office:value-type="string">
            <text:p>APPLIED MATLS INC</text:p>
          </table:table-cell>
          <table:table-cell office:value-type="string">
            <text:p><text:s text:c="2"/>COM <text:s text:c="13"/>038222105</text:p>
          </table:table-cell>
          <table:table-cell office:value-type="float" office:value="549">
            <text:p>549</text:p>
          </table:table-cell>
          <table:table-cell office:value-type="string">
            <text:p><text:s text:c="3"/>44086 <text:s text:c="3"/>SH <text:s text:c="8"/>SOLE <text:s text:c="14"/>44086 <text:s text:c="6"/>0 <text:s text:c="7"/>0<text:tab/><text:tab/></text:p>
          </table:table-cell>
        </table:table-row>
        <table:table-row table:style-name="ro1">
          <table:table-cell office:value-type="string">
            <text:p>ADVANCED MICRO DEVICES INC</text:p>
          </table:table-cell>
          <table:table-cell office:value-type="string">
            <text:p><text:s text:c="2"/>COM <text:s text:c="13"/>007903107</text:p>
          </table:table-cell>
          <table:table-cell office:value-type="float" office:value="91">
            <text:p>91</text:p>
          </table:table-cell>
          <table:table-cell office:value-type="string">
            <text:p><text:s text:c="3"/>11301 <text:s text:c="3"/>SH <text:s text:c="8"/>SOLE <text:s text:c="14"/>11301 <text:s text:c="6"/>0 <text:s text:c="7"/>0<text:tab/><text:tab/></text:p>
          </table:table-cell>
        </table:table-row>
        <table:table-row table:style-name="ro1">
          <table:table-cell office:value-type="string">
            <text:p>AMEDISYS INC</text:p>
          </table:table-cell>
          <table:table-cell office:value-type="string">
            <text:p><text:s text:c="2"/>COM <text:s text:c="13"/>023436108</text:p>
          </table:table-cell>
          <table:table-cell office:value-type="float" office:value="622">
            <text:p>622</text:p>
          </table:table-cell>
          <table:table-cell office:value-type="string">
            <text:p><text:s text:c="3"/>43034 <text:s text:c="3"/>SH <text:s text:c="8"/>SOLE <text:s text:c="14"/>43034 <text:s text:c="6"/>0 <text:s text:c="7"/>0<text:tab/><text:tab/></text:p>
          </table:table-cell>
        </table:table-row>
        <table:table-row table:style-name="ro1">
          <table:table-cell office:value-type="string">
            <text:p>AFFILIATED MANAGERS GROUP</text:p>
          </table:table-cell>
          <table:table-cell office:value-type="string">
            <text:p><text:s text:c="2"/>COM <text:s text:c="13"/>008252108</text:p>
          </table:table-cell>
          <table:table-cell office:value-type="float" office:value="582">
            <text:p>582</text:p>
          </table:table-cell>
          <table:table-cell office:value-type="string">
            <text:p><text:s text:c="4"/>5206 <text:s text:c="3"/>SH <text:s text:c="8"/>SOLE <text:s text:c="15"/>5206 <text:s text:c="6"/>0 <text:s text:c="7"/>0<text:tab/><text:tab/></text:p>
          </table:table-cell>
        </table:table-row>
        <table:table-row table:style-name="ro1">
          <table:table-cell office:value-type="string">
            <text:p>AMGEN INC</text:p>
          </table:table-cell>
          <table:table-cell office:value-type="string">
            <text:p><text:s text:c="2"/>COM <text:s text:c="13"/>031162100</text:p>
          </table:table-cell>
          <table:table-cell office:value-type="float" office:value="995">
            <text:p>995</text:p>
          </table:table-cell>
          <table:table-cell office:value-type="string">
            <text:p><text:s text:c="3"/>14636 <text:s text:c="3"/>SH <text:s text:c="8"/>SOLE <text:s text:c="14"/>14636 <text:s text:c="6"/>0 <text:s text:c="7"/>0<text:tab/><text:tab/></text:p>
          </table:table-cell>
        </table:table-row>
        <table:table-row table:style-name="ro1">
          <table:table-cell office:value-type="string">
            <text:p>AMKOR TECHNOLOGY INC</text:p>
          </table:table-cell>
          <table:table-cell office:value-type="string">
            <text:p><text:s text:c="2"/>COM <text:s text:c="13"/>031652100</text:p>
          </table:table-cell>
          <table:table-cell office:value-type="float" office:value="693">
            <text:p>693</text:p>
          </table:table-cell>
          <table:table-cell office:value-type="string">
            <text:p><text:s text:c="2"/>112795 <text:s text:c="3"/>SH <text:s text:c="8"/>SOLE <text:s text:c="13"/>112795 <text:s text:c="6"/>0 <text:s text:c="7"/>0<text:tab/><text:tab/></text:p>
          </table:table-cell>
        </table:table-row>
        <table:table-row table:style-name="ro1">
          <table:table-cell office:value-type="string">
            <text:p>AMYLIN PHARMACEUTICALS INC</text:p>
          </table:table-cell>
          <table:table-cell office:value-type="string">
            <text:p><text:s text:c="2"/>COM <text:s text:c="13"/>032346108</text:p>
          </table:table-cell>
          <table:table-cell office:value-type="float" office:value="684">
            <text:p>684</text:p>
          </table:table-cell>
          <table:table-cell office:value-type="string">
            <text:p><text:s text:c="3"/>27423 <text:s text:c="3"/>SH <text:s text:c="8"/>SOLE <text:s text:c="14"/>27423 <text:s text:c="6"/>0 <text:s text:c="7"/>0<text:tab/><text:tab/></text:p>
          </table:table-cell>
        </table:table-row>
        <table:table-row table:style-name="ro1">
          <table:table-cell office:value-type="string">
            <text:p>AMERIPRISE FINL INC</text:p>
          </table:table-cell>
          <table:table-cell office:value-type="string">
            <text:p><text:s text:c="2"/>COM <text:s text:c="13"/>03076C106</text:p>
          </table:table-cell>
          <table:table-cell office:value-type="float" office:value="257">
            <text:p>257</text:p>
          </table:table-cell>
          <table:table-cell office:value-type="string">
            <text:p><text:s text:c="4"/>4496 <text:s text:c="3"/>SH <text:s text:c="8"/>SOLE <text:s text:c="15"/>4496 <text:s text:c="6"/>0 <text:s text:c="7"/>0<text:tab/><text:tab/></text:p>
          </table:table-cell>
        </table:table-row>
        <table:table-row table:style-name="ro1">
          <table:table-cell office:value-type="string">
            <text:p>ALBANY MOLECULAR RESH INC</text:p>
          </table:table-cell>
          <table:table-cell office:value-type="string">
            <text:p><text:s text:c="2"/>COM <text:s text:c="13"/>012423109</text:p>
          </table:table-cell>
          <table:table-cell office:value-type="float" office:value="57">
            <text:p>57</text:p>
          </table:table-cell>
          <table:table-cell office:value-type="string">
            <text:p><text:s text:c="3"/>21044 <text:s text:c="3"/>SH <text:s text:c="8"/>SOLE <text:s text:c="14"/>21044 <text:s text:c="6"/>0 <text:s text:c="7"/>0<text:tab/><text:tab/></text:p>
          </table:table-cell>
        </table:table-row>
        <table:table-row table:style-name="ro1">
          <table:table-cell office:value-type="string">
            <text:p>AMERICAN SOFTWARE INC</text:p>
          </table:table-cell>
          <table:table-cell office:value-type="string">
            <text:p><text:s text:c="2"/>CL A <text:s text:c="12"/>029683109</text:p>
          </table:table-cell>
          <table:table-cell office:value-type="float" office:value="246">
            <text:p>246</text:p>
          </table:table-cell>
          <table:table-cell office:value-type="string">
            <text:p><text:s text:c="3"/>28669 <text:s text:c="3"/>SH <text:s text:c="8"/>SOLE <text:s text:c="14"/>28669 <text:s text:c="6"/>0 <text:s text:c="7"/>0<text:tab/><text:tab/></text:p>
          </table:table-cell>
        </table:table-row>
        <table:table-row table:style-name="ro1">
          <table:table-cell office:value-type="string">
            <text:p>AUTONATION INC</text:p>
          </table:table-cell>
          <table:table-cell office:value-type="string">
            <text:p><text:s text:c="2"/>COM <text:s text:c="13"/>05329W102</text:p>
          </table:table-cell>
          <table:table-cell office:value-type="float" office:value="742">
            <text:p>742</text:p>
          </table:table-cell>
          <table:table-cell office:value-type="string">
            <text:p><text:s text:c="3"/>21639 <text:s text:c="3"/>SH <text:s text:c="8"/>SOLE <text:s text:c="14"/>21639 <text:s text:c="6"/>0 <text:s text:c="7"/>0<text:tab/><text:tab/></text:p>
          </table:table-cell>
        </table:table-row>
        <table:table-row table:style-name="ro1">
          <table:table-cell office:value-type="string">
            <text:p>ABERCROMBIE &amp; FITCH CO</text:p>
          </table:table-cell>
          <table:table-cell office:value-type="string">
            <text:p><text:s text:c="2"/>CL A <text:s text:c="12"/>002896207</text:p>
          </table:table-cell>
          <table:table-cell office:value-type="float" office:value="543">
            <text:p>543</text:p>
          </table:table-cell>
          <table:table-cell office:value-type="string">
            <text:p><text:s text:c="3"/>10949 <text:s text:c="3"/>SH <text:s text:c="8"/>SOLE <text:s text:c="14"/>10949 <text:s text:c="6"/>0 <text:s text:c="7"/>0<text:tab/><text:tab/></text:p>
          </table:table-cell>
        </table:table-row>
        <table:table-row table:style-name="ro1">
          <table:table-cell office:value-type="string">
            <text:p>ANWORTH MORTGAGE ASSET CP</text:p>
          </table:table-cell>
          <table:table-cell office:value-type="string">
            <text:p><text:s text:c="2"/>COM <text:s text:c="13"/>037347101</text:p>
          </table:table-cell>
          <table:table-cell office:value-type="float" office:value="332">
            <text:p>332</text:p>
          </table:table-cell>
          <table:table-cell office:value-type="string">
            <text:p><text:s text:c="3"/>50413 <text:s text:c="3"/>SH <text:s text:c="8"/>SOLE <text:s text:c="14"/>50413 <text:s text:c="6"/>0 <text:s text:c="7"/>0<text:tab/><text:tab/></text:p>
          </table:table-cell>
        </table:table-row>
        <table:table-row table:style-name="ro1">
          <table:table-cell office:value-type="string">
            <text:p>ANN INC</text:p>
          </table:table-cell>
          <table:table-cell office:value-type="string">
            <text:p><text:s text:c="2"/>COM <text:s text:c="13"/>035623107</text:p>
          </table:table-cell>
          <table:table-cell office:value-type="float" office:value="585">
            <text:p>585</text:p>
          </table:table-cell>
          <table:table-cell office:value-type="string">
            <text:p><text:s text:c="3"/>20410 <text:s text:c="3"/>SH <text:s text:c="8"/>SOLE <text:s text:c="14"/>20410 <text:s text:c="6"/>0 <text:s text:c="7"/>0<text:tab/><text:tab/></text:p>
          </table:table-cell>
        </table:table-row>
        <table:table-row table:style-name="ro1">
          <table:table-cell office:value-type="string">
            <text:p>ALPHA NATURAL RESOURCES INC</text:p>
          </table:table-cell>
          <table:table-cell office:value-type="string">
            <text:p><text:s text:c="2"/>COM <text:s text:c="13"/>02076X102</text:p>
          </table:table-cell>
          <table:table-cell office:value-type="float" office:value="188">
            <text:p>188</text:p>
          </table:table-cell>
          <table:table-cell office:value-type="string">
            <text:p><text:s text:c="3"/>12368 <text:s text:c="3"/>SH <text:s text:c="8"/>SOLE <text:s text:c="14"/>12368 <text:s text:c="6"/>0 <text:s text:c="7"/>0<text:tab/><text:tab/></text:p>
          </table:table-cell>
        </table:table-row>
        <table:table-row table:style-name="ro1">
          <table:table-cell office:value-type="string">
            <text:p>AOL INC</text:p>
          </table:table-cell>
          <table:table-cell office:value-type="string">
            <text:p><text:s text:c="2"/>COM <text:s text:c="13"/>00184X105</text:p>
          </table:table-cell>
          <table:table-cell office:value-type="float" office:value="546">
            <text:p>546</text:p>
          </table:table-cell>
          <table:table-cell office:value-type="string">
            <text:p><text:s text:c="3"/>28766 <text:s text:c="3"/>SH <text:s text:c="8"/>SOLE <text:s text:c="14"/>28766 <text:s text:c="6"/>0 <text:s text:c="7"/>0<text:tab/><text:tab/></text:p>
          </table:table-cell>
        </table:table-row>
        <table:table-row table:style-name="ro1">
          <table:table-cell office:value-type="string">
            <text:p>AON CORP</text:p>
          </table:table-cell>
          <table:table-cell office:value-type="string">
            <text:p><text:s text:c="2"/>COM <text:s text:c="13"/>037389103</text:p>
          </table:table-cell>
          <table:table-cell office:value-type="float" office:value="1219">
            <text:p>1219</text:p>
          </table:table-cell>
          <table:table-cell office:value-type="string">
            <text:p><text:s text:c="3"/>24856 <text:s text:c="3"/>SH <text:s text:c="8"/>SOLE <text:s text:c="14"/>24856 <text:s text:c="6"/>0 <text:s text:c="7"/>0<text:tab/><text:tab/></text:p>
          </table:table-cell>
        </table:table-row>
        <table:table-row table:style-name="ro1">
          <table:table-cell office:value-type="string">
            <text:p>APACHE CORP</text:p>
          </table:table-cell>
          <table:table-cell office:value-type="string">
            <text:p><text:s text:c="2"/>COM <text:s text:c="13"/>037411105</text:p>
          </table:table-cell>
          <table:table-cell office:value-type="float" office:value="2530">
            <text:p>2530</text:p>
          </table:table-cell>
          <table:table-cell office:value-type="string">
            <text:p><text:s text:c="3"/>25194 <text:s text:c="3"/>SH <text:s text:c="8"/>SOLE <text:s text:c="14"/>25194 <text:s text:c="6"/>0 <text:s text:c="7"/>0<text:tab/><text:tab/></text:p>
          </table:table-cell>
        </table:table-row>
        <table:table-row table:style-name="ro1">
          <table:table-cell office:value-type="string">
            <text:p>ANADARKO PETE CORP</text:p>
          </table:table-cell>
          <table:table-cell office:value-type="string">
            <text:p><text:s text:c="2"/>COM <text:s text:c="13"/>032511107</text:p>
          </table:table-cell>
          <table:table-cell office:value-type="float" office:value="2433">
            <text:p>2433</text:p>
          </table:table-cell>
          <table:table-cell office:value-type="string">
            <text:p><text:s text:c="3"/>31057 <text:s text:c="3"/>SH <text:s text:c="8"/>SOLE <text:s text:c="14"/>31057 <text:s text:c="6"/>0 <text:s text:c="7"/>0<text:tab/><text:tab/></text:p>
          </table:table-cell>
        </table:table-row>
        <table:table-row table:style-name="ro1">
          <table:table-cell office:value-type="string">
            <text:p>ACME PACKET INC</text:p>
          </table:table-cell>
          <table:table-cell office:value-type="string">
            <text:p><text:s text:c="2"/>COM <text:s text:c="13"/>004764106</text:p>
          </table:table-cell>
          <table:table-cell office:value-type="float" office:value="209">
            <text:p>209</text:p>
          </table:table-cell>
          <table:table-cell office:value-type="string">
            <text:p><text:s text:c="4"/>7597 <text:s text:c="3"/>SH <text:s text:c="8"/>SOLE <text:s text:c="15"/>7597 <text:s text:c="6"/>0 <text:s text:c="7"/>0<text:tab/><text:tab/></text:p>
          </table:table-cell>
        </table:table-row>
        <table:table-row table:style-name="ro1">
          <table:table-cell office:value-type="string">
            <text:p>ATLAS PIPELINE PARTNERS LP</text:p>
          </table:table-cell>
          <table:table-cell office:value-type="string">
            <text:p><text:s text:c="2"/>UNIT L P INT <text:s text:c="4"/>049392103</text:p>
          </table:table-cell>
          <table:table-cell office:value-type="float" office:value="264">
            <text:p>264</text:p>
          </table:table-cell>
          <table:table-cell office:value-type="string">
            <text:p><text:s text:c="4"/>7454 <text:s text:c="3"/>SH <text:s text:c="8"/>SOLE <text:s text:c="15"/>7454 <text:s text:c="6"/>0 <text:s text:c="7"/>0<text:tab/><text:tab/></text:p>
          </table:table-cell>
        </table:table-row>
        <table:table-row table:style-name="ro1">
          <table:table-cell office:value-type="string">
            <text:p>ARBITRON INC</text:p>
          </table:table-cell>
          <table:table-cell office:value-type="string">
            <text:p><text:s text:c="2"/>COM <text:s text:c="13"/>03875Q108</text:p>
          </table:table-cell>
          <table:table-cell office:value-type="float" office:value="382">
            <text:p>382</text:p>
          </table:table-cell>
          <table:table-cell office:value-type="string">
            <text:p><text:s text:c="3"/>10342 <text:s text:c="3"/>SH <text:s text:c="8"/>SOLE <text:s text:c="14"/>10342 <text:s text:c="6"/>0 <text:s text:c="7"/>0<text:tab/><text:tab/></text:p>
          </table:table-cell>
        </table:table-row>
        <table:table-row table:style-name="ro1">
          <table:table-cell office:value-type="string">
            <text:p>ARCOS DORADOS HOLDINGS INC</text:p>
          </table:table-cell>
          <table:table-cell office:value-type="string">
            <text:p><text:s text:c="2"/>SHS CLASS -A - <text:s text:c="2"/>G0457F107</text:p>
          </table:table-cell>
          <table:table-cell office:value-type="float" office:value="568">
            <text:p>568</text:p>
          </table:table-cell>
          <table:table-cell office:value-type="string">
            <text:p><text:s text:c="3"/>31415 <text:s text:c="3"/>SH <text:s text:c="8"/>SOLE <text:s text:c="14"/>31415 <text:s text:c="6"/>0 <text:s text:c="7"/>0<text:tab/><text:tab/></text:p>
          </table:table-cell>
        </table:table-row>
        <table:table-row table:style-name="ro1">
          <table:table-cell office:value-type="string">
            <text:p>ALLIANCE RES PARTNER L P</text:p>
          </table:table-cell>
          <table:table-cell office:value-type="string">
            <text:p><text:s text:c="2"/>UT LTD PART <text:s text:c="5"/>01877R108</text:p>
          </table:table-cell>
          <table:table-cell office:value-type="float" office:value="694">
            <text:p>694</text:p>
          </table:table-cell>
          <table:table-cell office:value-type="string">
            <text:p><text:s text:c="3"/>11589 <text:s text:c="3"/>SH <text:s text:c="8"/>SOLE <text:s text:c="14"/>11589 <text:s text:c="6"/>0 <text:s text:c="7"/>0<text:tab/><text:tab/></text:p>
          </table:table-cell>
        </table:table-row>
        <table:table-row table:style-name="ro1">
          <table:table-cell office:value-type="string">
            <text:p>ARMOUR RESIDENTIAL REIT INC</text:p>
          </table:table-cell>
          <table:table-cell office:value-type="string">
            <text:p><text:s text:c="2"/>COM <text:s text:c="13"/>042315101</text:p>
          </table:table-cell>
          <table:table-cell office:value-type="float" office:value="85">
            <text:p>85</text:p>
          </table:table-cell>
          <table:table-cell office:value-type="string">
            <text:p><text:s text:c="3"/>12523 <text:s text:c="3"/>SH <text:s text:c="8"/>SOLE <text:s text:c="14"/>12523 <text:s text:c="6"/>0 <text:s text:c="7"/>0<text:tab/><text:tab/></text:p>
          </table:table-cell>
        </table:table-row>
        <table:table-row table:style-name="ro1">
          <table:table-cell office:value-type="string">
            <text:p>ARRIS GROUP INC</text:p>
          </table:table-cell>
          <table:table-cell office:value-type="string">
            <text:p><text:s text:c="2"/>COM <text:s text:c="13"/>04269Q100</text:p>
          </table:table-cell>
          <table:table-cell office:value-type="float" office:value="243">
            <text:p>243</text:p>
          </table:table-cell>
          <table:table-cell office:value-type="string">
            <text:p><text:s text:c="3"/>21528 <text:s text:c="3"/>SH <text:s text:c="8"/>SOLE <text:s text:c="14"/>21528 <text:s text:c="6"/>0 <text:s text:c="7"/>0<text:tab/><text:tab/></text:p>
          </table:table-cell>
        </table:table-row>
        <table:table-row table:style-name="ro1">
          <table:table-cell office:value-type="string">
            <text:p>ARRAY BIOPHARMA INC</text:p>
          </table:table-cell>
          <table:table-cell office:value-type="string">
            <text:p><text:s text:c="2"/>COM <text:s text:c="13"/>04269X105</text:p>
          </table:table-cell>
          <table:table-cell office:value-type="float" office:value="79">
            <text:p>79</text:p>
          </table:table-cell>
          <table:table-cell office:value-type="string">
            <text:p><text:s text:c="3"/>23305 <text:s text:c="3"/>SH <text:s text:c="8"/>SOLE <text:s text:c="14"/>23305 <text:s text:c="6"/>0 <text:s text:c="7"/>0<text:tab/><text:tab/></text:p>
          </table:table-cell>
        </table:table-row>
        <table:table-row table:style-name="ro1">
          <table:table-cell office:value-type="string">
            <text:p>ARUBA NETWORKS INC</text:p>
          </table:table-cell>
          <table:table-cell office:value-type="string">
            <text:p><text:s text:c="2"/>COM <text:s text:c="13"/>043176106</text:p>
          </table:table-cell>
          <table:table-cell office:value-type="float" office:value="205">
            <text:p>205</text:p>
          </table:table-cell>
          <table:table-cell office:value-type="string">
            <text:p><text:s text:c="4"/>9220 <text:s text:c="3"/>SH <text:s text:c="8"/>SOLE <text:s text:c="15"/>9220 <text:s text:c="6"/>0 <text:s text:c="7"/>0<text:tab/><text:tab/></text:p>
          </table:table-cell>
        </table:table-row>
        <table:table-row table:style-name="ro1">
          <table:table-cell office:value-type="string">
            <text:p>AMERISTAR CASINOS INC</text:p>
          </table:table-cell>
          <table:table-cell office:value-type="string">
            <text:p><text:s text:c="2"/>COM <text:s text:c="13"/>03070Q101</text:p>
          </table:table-cell>
          <table:table-cell office:value-type="float" office:value="194">
            <text:p>194</text:p>
          </table:table-cell>
          <table:table-cell office:value-type="string">
            <text:p><text:s text:c="3"/>10387 <text:s text:c="3"/>SH <text:s text:c="8"/>SOLE <text:s text:c="14"/>10387 <text:s text:c="6"/>0 <text:s text:c="7"/>0<text:tab/><text:tab/></text:p>
          </table:table-cell>
        </table:table-row>
        <table:table-row table:style-name="ro1">
          <table:table-cell office:value-type="string">
            <text:p>ASHLAND INC NEW</text:p>
          </table:table-cell>
          <table:table-cell office:value-type="string">
            <text:p><text:s text:c="2"/>COM <text:s text:c="13"/>044209104</text:p>
          </table:table-cell>
          <table:table-cell office:value-type="float" office:value="400">
            <text:p>400</text:p>
          </table:table-cell>
          <table:table-cell office:value-type="string">
            <text:p><text:s text:c="4"/>6548 <text:s text:c="3"/>SH <text:s text:c="8"/>SOLE <text:s text:c="15"/>6548 <text:s text:c="6"/>0 <text:s text:c="7"/>0<text:tab/><text:tab/></text:p>
          </table:table-cell>
        </table:table-row>
        <table:table-row table:style-name="ro1">
          <table:table-cell office:value-type="string">
            <text:p>ALTISOURCE PORTFOLIO SOLNS</text:p>
          </table:table-cell>
          <table:table-cell office:value-type="string">
            <text:p><text:s text:c="2"/>REG SHS <text:s text:c="9"/>L0175J104</text:p>
          </table:table-cell>
          <table:table-cell office:value-type="float" office:value="536">
            <text:p>536</text:p>
          </table:table-cell>
          <table:table-cell office:value-type="string">
            <text:p><text:s text:c="4"/>8835 <text:s text:c="3"/>SH <text:s text:c="8"/>SOLE <text:s text:c="15"/>8835 <text:s text:c="6"/>0 <text:s text:c="7"/>0<text:tab/><text:tab/></text:p>
          </table:table-cell>
        </table:table-row>
        <table:table-row table:style-name="ro1">
          <table:table-cell office:value-type="string">
            <text:p>ASTEX PHARMACEUTICALS INC</text:p>
          </table:table-cell>
          <table:table-cell office:value-type="string">
            <text:p><text:s text:c="2"/>COM <text:s text:c="13"/>04624B103</text:p>
          </table:table-cell>
          <table:table-cell office:value-type="float" office:value="113">
            <text:p>113</text:p>
          </table:table-cell>
          <table:table-cell office:value-type="string">
            <text:p><text:s text:c="3"/>60848 <text:s text:c="3"/>SH <text:s text:c="8"/>SOLE <text:s text:c="14"/>60848 <text:s text:c="6"/>0 <text:s text:c="7"/>0<text:tab/><text:tab/></text:p>
          </table:table-cell>
        </table:table-row>
        <table:table-row table:style-name="ro1">
          <table:table-cell office:value-type="string">
            <text:p>AMTECH SYS INC</text:p>
          </table:table-cell>
          <table:table-cell office:value-type="string">
            <text:p><text:s text:c="2"/>COM PAR $0.01N <text:s text:c="2"/>032332504</text:p>
          </table:table-cell>
          <table:table-cell office:value-type="float" office:value="330">
            <text:p>330</text:p>
          </table:table-cell>
          <table:table-cell office:value-type="string">
            <text:p><text:s text:c="3"/>39523 <text:s text:c="3"/>SH <text:s text:c="8"/>SOLE <text:s text:c="14"/>39523 <text:s text:c="6"/>0 <text:s text:c="7"/>0<text:tab/><text:tab/></text:p>
          </table:table-cell>
        </table:table-row>
        <table:table-row table:style-name="ro1">
          <table:table-cell office:value-type="string">
            <text:p>ALLEGHENY TECHNOLOGIES INC</text:p>
          </table:table-cell>
          <table:table-cell office:value-type="string">
            <text:p><text:s text:c="2"/>COM <text:s text:c="13"/>01741R102</text:p>
          </table:table-cell>
          <table:table-cell office:value-type="float" office:value="394">
            <text:p>394</text:p>
          </table:table-cell>
          <table:table-cell office:value-type="string">
            <text:p><text:s text:c="4"/>9562 <text:s text:c="3"/>SH <text:s text:c="8"/>SOLE <text:s text:c="15"/>9562 <text:s text:c="6"/>0 <text:s text:c="7"/>0<text:tab/><text:tab/></text:p>
          </table:table-cell>
        </table:table-row>
        <table:table-row table:style-name="ro1">
          <table:table-cell office:value-type="string">
            <text:p>ALLIANT TECHSYSTEMS INC</text:p>
          </table:table-cell>
          <table:table-cell office:value-type="string">
            <text:p><text:s text:c="2"/>COM <text:s text:c="13"/>018804104</text:p>
          </table:table-cell>
          <table:table-cell office:value-type="float" office:value="525">
            <text:p>525</text:p>
          </table:table-cell>
          <table:table-cell office:value-type="string">
            <text:p><text:s text:c="3"/>10478 <text:s text:c="3"/>SH <text:s text:c="8"/>SOLE <text:s text:c="14"/>10478 <text:s text:c="6"/>0 <text:s text:c="7"/>0<text:tab/><text:tab/></text:p>
          </table:table-cell>
        </table:table-row>
        <table:table-row table:style-name="ro1">
          <table:table-cell office:value-type="string">
            <text:p>ATLANTIC TELE NETWORK INC</text:p>
          </table:table-cell>
          <table:table-cell office:value-type="string">
            <text:p><text:s text:c="2"/>COM NEW <text:s text:c="9"/>049079205</text:p>
          </table:table-cell>
          <table:table-cell office:value-type="float" office:value="284">
            <text:p>284</text:p>
          </table:table-cell>
          <table:table-cell office:value-type="string">
            <text:p><text:s text:c="4"/>7800 <text:s text:c="3"/>SH <text:s text:c="8"/>SOLE <text:s text:c="15"/>7800 <text:s text:c="6"/>0 <text:s text:c="7"/>0<text:tab/><text:tab/></text:p>
          </table:table-cell>
        </table:table-row>
        <table:table-row table:style-name="ro1">
          <table:table-cell office:value-type="string">
            <text:p>ATP OIL &amp; GAS CORP</text:p>
          </table:table-cell>
          <table:table-cell office:value-type="string">
            <text:p><text:s text:c="2"/>COM <text:s text:c="13"/>00208J108</text:p>
          </table:table-cell>
          <table:table-cell office:value-type="float" office:value="355">
            <text:p>355</text:p>
          </table:table-cell>
          <table:table-cell office:value-type="string">
            <text:p><text:s text:c="3"/>48297 <text:s text:c="3"/>SH <text:s text:c="8"/>SOLE <text:s text:c="14"/>48297 <text:s text:c="6"/>0 <text:s text:c="7"/>0<text:tab/><text:tab/></text:p>
          </table:table-cell>
        </table:table-row>
        <table:table-row table:style-name="ro1">
          <table:table-cell office:value-type="string">
            <text:p>ATRICURE INC</text:p>
          </table:table-cell>
          <table:table-cell office:value-type="string">
            <text:p><text:s text:c="2"/>COM <text:s text:c="13"/>04963C209</text:p>
          </table:table-cell>
          <table:table-cell office:value-type="float" office:value="102">
            <text:p>102</text:p>
          </table:table-cell>
          <table:table-cell office:value-type="string">
            <text:p><text:s text:c="3"/>10233 <text:s text:c="3"/>SH <text:s text:c="8"/>SOLE <text:s text:c="14"/>10233 <text:s text:c="6"/>0 <text:s text:c="7"/>0<text:tab/><text:tab/></text:p>
          </table:table-cell>
        </table:table-row>
        <table:table-row table:style-name="ro1">
          <table:table-cell office:value-type="string">
            <text:p>ASTRONICS CORP</text:p>
          </table:table-cell>
          <table:table-cell office:value-type="string">
            <text:p><text:s text:c="2"/>COM <text:s text:c="13"/>046433108</text:p>
          </table:table-cell>
          <table:table-cell office:value-type="float" office:value="291">
            <text:p>291</text:p>
          </table:table-cell>
          <table:table-cell office:value-type="string">
            <text:p><text:s text:c="4"/>8300 <text:s text:c="3"/>SH <text:s text:c="8"/>SOLE <text:s text:c="15"/>8300 <text:s text:c="6"/>0 <text:s text:c="7"/>0<text:tab/><text:tab/></text:p>
          </table:table-cell>
        </table:table-row>
        <table:table-row table:style-name="ro1">
          <table:table-cell office:value-type="string">
            <text:p>ATWOOD OCEANICS INC</text:p>
          </table:table-cell>
          <table:table-cell office:value-type="string">
            <text:p><text:s text:c="2"/>COM <text:s text:c="13"/>050095108</text:p>
          </table:table-cell>
          <table:table-cell office:value-type="float" office:value="646">
            <text:p>646</text:p>
          </table:table-cell>
          <table:table-cell office:value-type="string">
            <text:p><text:s text:c="3"/>14395 <text:s text:c="3"/>SH <text:s text:c="8"/>SOLE <text:s text:c="14"/>14395 <text:s text:c="6"/>0 <text:s text:c="7"/>0<text:tab/><text:tab/></text:p>
          </table:table-cell>
        </table:table-row>
        <table:table-row table:style-name="ro1">
          <table:table-cell office:value-type="string">
            <text:p>CROSS A T CO</text:p>
          </table:table-cell>
          <table:table-cell office:value-type="string">
            <text:p><text:s text:c="2"/>CL A <text:s text:c="12"/>227478104</text:p>
          </table:table-cell>
          <table:table-cell office:value-type="float" office:value="152">
            <text:p>152</text:p>
          </table:table-cell>
          <table:table-cell office:value-type="string">
            <text:p><text:s text:c="3"/>12600 <text:s text:c="3"/>SH <text:s text:c="8"/>SOLE <text:s text:c="14"/>12600 <text:s text:c="6"/>0 <text:s text:c="7"/>0<text:tab/><text:tab/></text:p>
          </table:table-cell>
        </table:table-row>
        <table:table-row table:style-name="ro1">
          <table:table-cell office:value-type="string">
            <text:p>AURICO GOLD INC</text:p>
          </table:table-cell>
          <table:table-cell office:value-type="string">
            <text:p><text:s text:c="2"/>COM <text:s text:c="13"/>05155C105</text:p>
          </table:table-cell>
          <table:table-cell office:value-type="float" office:value="142">
            <text:p>142</text:p>
          </table:table-cell>
          <table:table-cell office:value-type="string">
            <text:p><text:s text:c="3"/>16006 <text:s text:c="3"/>SH <text:s text:c="8"/>SOLE <text:s text:c="14"/>16006 <text:s text:c="6"/>0 <text:s text:c="7"/>0<text:tab/><text:tab/></text:p>
          </table:table-cell>
        </table:table-row>
        <table:table-row table:style-name="ro1">
          <table:table-cell office:value-type="string">
            <text:p>AUXILIUM PHARMACEUTICALS IN</text:p>
          </table:table-cell>
          <table:table-cell office:value-type="string">
            <text:p><text:s text:c="2"/>COM <text:s text:c="13"/>05334D107</text:p>
          </table:table-cell>
          <table:table-cell office:value-type="float" office:value="516">
            <text:p>516</text:p>
          </table:table-cell>
          <table:table-cell office:value-type="string">
            <text:p><text:s text:c="3"/>27802 <text:s text:c="3"/>SH <text:s text:c="8"/>SOLE <text:s text:c="14"/>27802 <text:s text:c="6"/>0 <text:s text:c="7"/>0<text:tab/><text:tab/></text:p>
          </table:table-cell>
        </table:table-row>
        <table:table-row table:style-name="ro1">
          <table:table-cell office:value-type="string">
            <text:p>AVALONBAY CMNTYS INC</text:p>
          </table:table-cell>
          <table:table-cell office:value-type="string">
            <text:p><text:s text:c="2"/>COM <text:s text:c="13"/>053484101</text:p>
          </table:table-cell>
          <table:table-cell office:value-type="float" office:value="549">
            <text:p>549</text:p>
          </table:table-cell>
          <table:table-cell office:value-type="string">
            <text:p><text:s text:c="4"/>3885 <text:s text:c="3"/>SH <text:s text:c="8"/>SOLE <text:s text:c="15"/>3885 <text:s text:c="6"/>0 <text:s text:c="7"/>0<text:tab/><text:tab/></text:p>
          </table:table-cell>
        </table:table-row>
        <table:table-row table:style-name="ro1">
          <table:table-cell office:value-type="string">
            <text:p>ANIXTER INTL INC</text:p>
          </table:table-cell>
          <table:table-cell office:value-type="string">
            <text:p><text:s text:c="2"/>COM <text:s text:c="13"/>035290105</text:p>
          </table:table-cell>
          <table:table-cell office:value-type="float" office:value="206">
            <text:p>206</text:p>
          </table:table-cell>
          <table:table-cell office:value-type="string">
            <text:p><text:s text:c="4"/>2837 <text:s text:c="3"/>SH <text:s text:c="8"/>SOLE <text:s text:c="15"/>2837 <text:s text:c="6"/>0 <text:s text:c="7"/>0<text:tab/><text:tab/></text:p>
          </table:table-cell>
        </table:table-row>
        <table:table-row table:style-name="ro1">
          <table:table-cell office:value-type="string">
            <text:p>AMERICAN AXLE &amp; MFG HLDGS I</text:p>
          </table:table-cell>
          <table:table-cell office:value-type="string">
            <text:p><text:s text:c="2"/>COM <text:s text:c="13"/>024061103</text:p>
          </table:table-cell>
          <table:table-cell office:value-type="float" office:value="263">
            <text:p>263</text:p>
          </table:table-cell>
          <table:table-cell office:value-type="string">
            <text:p><text:s text:c="3"/>22477 <text:s text:c="3"/>SH <text:s text:c="8"/>SOLE <text:s text:c="14"/>22477 <text:s text:c="6"/>0 <text:s text:c="7"/>0<text:tab/><text:tab/></text:p>
          </table:table-cell>
        </table:table-row>
        <table:table-row table:style-name="ro1">
          <table:table-cell office:value-type="string">
            <text:p>AMERICAN EXPRESS CO</text:p>
          </table:table-cell>
          <table:table-cell office:value-type="string">
            <text:p><text:s text:c="2"/>COM <text:s text:c="13"/>025816109</text:p>
          </table:table-cell>
          <table:table-cell office:value-type="float" office:value="364">
            <text:p>364</text:p>
          </table:table-cell>
          <table:table-cell office:value-type="string">
            <text:p><text:s text:c="4"/>6285 <text:s text:c="3"/>SH <text:s text:c="8"/>SOLE <text:s text:c="15"/>6285 <text:s text:c="6"/>0 <text:s text:c="7"/>0<text:tab/><text:tab/></text:p>
          </table:table-cell>
        </table:table-row>
        <table:table-row table:style-name="ro1">
          <table:table-cell office:value-type="string">
            <text:p>AIRCASTLE LTD</text:p>
          </table:table-cell>
          <table:table-cell office:value-type="string">
            <text:p><text:s text:c="2"/>COM <text:s text:c="13"/>G0129K104</text:p>
          </table:table-cell>
          <table:table-cell office:value-type="float" office:value="198">
            <text:p>198</text:p>
          </table:table-cell>
          <table:table-cell office:value-type="string">
            <text:p><text:s text:c="3"/>16200 <text:s text:c="3"/>SH <text:s text:c="8"/>SOLE <text:s text:c="14"/>16200 <text:s text:c="6"/>0 <text:s text:c="7"/>0<text:tab/><text:tab/></text:p>
          </table:table-cell>
        </table:table-row>
        <table:table-row table:style-name="ro1">
          <table:table-cell office:value-type="string">
            <text:p>AUTOZONE INC</text:p>
          </table:table-cell>
          <table:table-cell office:value-type="string">
            <text:p><text:s text:c="2"/>COM <text:s text:c="13"/>053332102</text:p>
          </table:table-cell>
          <table:table-cell office:value-type="float" office:value="2181">
            <text:p>2181</text:p>
          </table:table-cell>
          <table:table-cell office:value-type="string">
            <text:p><text:s text:c="4"/>5865 <text:s text:c="3"/>SH <text:s text:c="8"/>SOLE <text:s text:c="15"/>5865 <text:s text:c="6"/>0 <text:s text:c="7"/>0<text:tab/><text:tab/></text:p>
          </table:table-cell>
        </table:table-row>
        <table:table-row table:style-name="ro1">
          <table:table-cell office:value-type="string">
            <text:p>EINSTEIN NOAH REST GROUP IN</text:p>
          </table:table-cell>
          <table:table-cell office:value-type="string">
            <text:p><text:s text:c="2"/>COM <text:s text:c="13"/>28257U104</text:p>
          </table:table-cell>
          <table:table-cell office:value-type="float" office:value="205">
            <text:p>205</text:p>
          </table:table-cell>
          <table:table-cell office:value-type="string">
            <text:p><text:s text:c="3"/>13700 <text:s text:c="3"/>SH <text:s text:c="8"/>SOLE <text:s text:c="14"/>13700 <text:s text:c="6"/>0 <text:s text:c="7"/>0<text:tab/><text:tab/></text:p>
          </table:table-cell>
        </table:table-row>
        <table:table-row table:style-name="ro1">
          <table:table-cell office:value-type="string">
            <text:p>BROOKFIELD ASSET MGMT INC</text:p>
          </table:table-cell>
          <table:table-cell office:value-type="string">
            <text:p><text:s text:c="2"/>CL A LTD VT SH <text:s text:c="2"/>112585104</text:p>
          </table:table-cell>
          <table:table-cell office:value-type="float" office:value="913">
            <text:p>913</text:p>
          </table:table-cell>
          <table:table-cell office:value-type="string">
            <text:p><text:s text:c="3"/>28907 <text:s text:c="3"/>SH <text:s text:c="8"/>SOLE <text:s text:c="14"/>28907 <text:s text:c="6"/>0 <text:s text:c="7"/>0<text:tab/><text:tab/></text:p>
          </table:table-cell>
        </table:table-row>
        <table:table-row table:style-name="ro1">
          <table:table-cell office:value-type="string">
            <text:p>CREDICORP LTD</text:p>
          </table:table-cell>
          <table:table-cell office:value-type="string">
            <text:p><text:s text:c="2"/>COM <text:s text:c="13"/>G2519Y108</text:p>
          </table:table-cell>
          <table:table-cell office:value-type="float" office:value="239">
            <text:p>239</text:p>
          </table:table-cell>
          <table:table-cell office:value-type="string">
            <text:p><text:s text:c="4"/>1815 <text:s text:c="3"/>SH <text:s text:c="8"/>SOLE <text:s text:c="15"/>1815 <text:s text:c="6"/>0 <text:s text:c="7"/>0<text:tab/><text:tab/></text:p>
          </table:table-cell>
        </table:table-row>
        <table:table-row table:style-name="ro1">
          <table:table-cell office:value-type="string">
            <text:p>BAXTER INTL INC</text:p>
          </table:table-cell>
          <table:table-cell office:value-type="string">
            <text:p><text:s text:c="2"/>COM <text:s text:c="13"/>071813109</text:p>
          </table:table-cell>
          <table:table-cell office:value-type="float" office:value="1909">
            <text:p>1909</text:p>
          </table:table-cell>
          <table:table-cell office:value-type="string">
            <text:p><text:s text:c="3"/>31938 <text:s text:c="3"/>SH <text:s text:c="8"/>SOLE <text:s text:c="14"/>31938 <text:s text:c="6"/>0 <text:s text:c="7"/>0<text:tab/><text:tab/></text:p>
          </table:table-cell>
        </table:table-row>
        <table:table-row table:style-name="ro1">
          <table:table-cell office:value-type="string">
            <text:p>BED BATH &amp; BEYOND INC</text:p>
          </table:table-cell>
          <table:table-cell office:value-type="string">
            <text:p><text:s text:c="2"/>COM <text:s text:c="13"/>075896100</text:p>
          </table:table-cell>
          <table:table-cell office:value-type="float" office:value="1601">
            <text:p>1601</text:p>
          </table:table-cell>
          <table:table-cell office:value-type="string">
            <text:p><text:s text:c="3"/>24340 <text:s text:c="3"/>SH <text:s text:c="8"/>SOLE <text:s text:c="14"/>24340 <text:s text:c="6"/>0 <text:s text:c="7"/>0<text:tab/><text:tab/></text:p>
          </table:table-cell>
        </table:table-row>
        <table:table-row table:style-name="ro1">
          <table:table-cell office:value-type="string">
            <text:p>BARRETT BILL CORP</text:p>
          </table:table-cell>
          <table:table-cell office:value-type="string">
            <text:p><text:s text:c="2"/>COM <text:s text:c="13"/>06846N104</text:p>
          </table:table-cell>
          <table:table-cell office:value-type="float" office:value="1123">
            <text:p>1123</text:p>
          </table:table-cell>
          <table:table-cell office:value-type="string">
            <text:p><text:s text:c="3"/>43159 <text:s text:c="3"/>SH <text:s text:c="8"/>SOLE <text:s text:c="14"/>43159 <text:s text:c="6"/>0 <text:s text:c="7"/>0<text:tab/><text:tab/></text:p>
          </table:table-cell>
        </table:table-row>
        <table:table-row table:style-name="ro1">
          <table:table-cell office:value-type="string">
            <text:p>BUILD A BEAR WORKSHOP</text:p>
          </table:table-cell>
          <table:table-cell office:value-type="string">
            <text:p><text:s text:c="2"/>COM <text:s text:c="13"/>120076104</text:p>
          </table:table-cell>
          <table:table-cell office:value-type="float" office:value="334">
            <text:p>334</text:p>
          </table:table-cell>
          <table:table-cell office:value-type="string">
            <text:p><text:s text:c="3"/>63610 <text:s text:c="3"/>SH <text:s text:c="8"/>SOLE <text:s text:c="14"/>63610 <text:s text:c="6"/>0 <text:s text:c="7"/>0<text:tab/><text:tab/></text:p>
          </table:table-cell>
        </table:table-row>
        <table:table-row table:style-name="ro1">
          <table:table-cell office:value-type="string">
            <text:p>BEST BUY INC</text:p>
          </table:table-cell>
          <table:table-cell office:value-type="string">
            <text:p><text:s text:c="2"/>COM <text:s text:c="13"/>086516101</text:p>
          </table:table-cell>
          <table:table-cell office:value-type="float" office:value="1450">
            <text:p>1450</text:p>
          </table:table-cell>
          <table:table-cell office:value-type="string">
            <text:p><text:s text:c="3"/>61221 <text:s text:c="3"/>SH <text:s text:c="8"/>SOLE <text:s text:c="14"/>61221 <text:s text:c="6"/>0 <text:s text:c="7"/>0<text:tab/><text:tab/></text:p>
          </table:table-cell>
        </table:table-row>
        <table:table-row table:style-name="ro1">
          <table:table-cell office:value-type="string">
            <text:p>BRUNSWICK CORP</text:p>
          </table:table-cell>
          <table:table-cell office:value-type="string">
            <text:p><text:s text:c="2"/>COM <text:s text:c="13"/>117043109</text:p>
          </table:table-cell>
          <table:table-cell office:value-type="float" office:value="404">
            <text:p>404</text:p>
          </table:table-cell>
          <table:table-cell office:value-type="string">
            <text:p><text:s text:c="3"/>15671 <text:s text:c="3"/>SH <text:s text:c="8"/>SOLE <text:s text:c="14"/>15671 <text:s text:c="6"/>0 <text:s text:c="7"/>0<text:tab/><text:tab/></text:p>
          </table:table-cell>
        </table:table-row>
        <table:table-row table:style-name="ro1">
          <table:table-cell office:value-type="string">
            <text:p>BRINKS CO</text:p>
          </table:table-cell>
          <table:table-cell office:value-type="string">
            <text:p><text:s text:c="2"/>COM <text:s text:c="13"/>109696104</text:p>
          </table:table-cell>
          <table:table-cell office:value-type="float" office:value="221">
            <text:p>221</text:p>
          </table:table-cell>
          <table:table-cell office:value-type="string">
            <text:p><text:s text:c="4"/>9267 <text:s text:c="3"/>SH <text:s text:c="8"/>SOLE <text:s text:c="15"/>9267 <text:s text:c="6"/>0 <text:s text:c="7"/>0<text:tab/><text:tab/></text:p>
          </table:table-cell>
        </table:table-row>
        <table:table-row table:style-name="ro1">
          <table:table-cell office:value-type="string">
            <text:p>BELDEN INC</text:p>
          </table:table-cell>
          <table:table-cell office:value-type="string">
            <text:p><text:s text:c="2"/>COM <text:s text:c="13"/>077454106</text:p>
          </table:table-cell>
          <table:table-cell office:value-type="float" office:value="216">
            <text:p>216</text:p>
          </table:table-cell>
          <table:table-cell office:value-type="string">
            <text:p><text:s text:c="4"/>5698 <text:s text:c="3"/>SH <text:s text:c="8"/>SOLE <text:s text:c="15"/>5698 <text:s text:c="6"/>0 <text:s text:c="7"/>0<text:tab/><text:tab/></text:p>
          </table:table-cell>
        </table:table-row>
        <table:table-row table:style-name="ro1">
          <table:table-cell office:value-type="string">
            <text:p>BRANDYWINE RLTY TR</text:p>
          </table:table-cell>
          <table:table-cell office:value-type="string">
            <text:p><text:s text:c="2"/>SH BEN INT NEW <text:s text:c="2"/>105368203</text:p>
          </table:table-cell>
          <table:table-cell office:value-type="float" office:value="158">
            <text:p>158</text:p>
          </table:table-cell>
          <table:table-cell office:value-type="string">
            <text:p><text:s text:c="3"/>13753 <text:s text:c="3"/>SH <text:s text:c="8"/>SOLE <text:s text:c="14"/>13753 <text:s text:c="6"/>0 <text:s text:c="7"/>0<text:tab/><text:tab/></text:p>
          </table:table-cell>
        </table:table-row>
        <table:table-row table:style-name="ro1">
          <table:table-cell office:value-type="string">
            <text:p>BECTON DICKINSON &amp; CO</text:p>
          </table:table-cell>
          <table:table-cell office:value-type="string">
            <text:p><text:s text:c="2"/>COM <text:s text:c="13"/>075887109</text:p>
          </table:table-cell>
          <table:table-cell office:value-type="float" office:value="1314">
            <text:p>1314</text:p>
          </table:table-cell>
          <table:table-cell office:value-type="string">
            <text:p><text:s text:c="3"/>16928 <text:s text:c="3"/>SH <text:s text:c="8"/>SOLE <text:s text:c="14"/>16928 <text:s text:c="6"/>0 <text:s text:c="7"/>0<text:tab/><text:tab/></text:p>
          </table:table-cell>
        </table:table-row>
        <table:table-row table:style-name="ro1">
          <table:table-cell office:value-type="string">
            <text:p>BEAM INC</text:p>
          </table:table-cell>
          <table:table-cell office:value-type="string">
            <text:p><text:s text:c="2"/>COM <text:s text:c="13"/>073730103</text:p>
          </table:table-cell>
          <table:table-cell office:value-type="float" office:value="1286">
            <text:p>1286</text:p>
          </table:table-cell>
          <table:table-cell office:value-type="string">
            <text:p><text:s text:c="3"/>21963 <text:s text:c="3"/>SH <text:s text:c="8"/>SOLE <text:s text:c="14"/>21963 <text:s text:c="6"/>0 <text:s text:c="7"/>0<text:tab/><text:tab/></text:p>
          </table:table-cell>
        </table:table-row>
        <table:table-row table:style-name="ro1">
          <table:table-cell office:value-type="string">
            <text:p>CARDIONET INC</text:p>
          </table:table-cell>
          <table:table-cell office:value-type="string">
            <text:p><text:s text:c="2"/>COM <text:s text:c="13"/>14159L103</text:p>
          </table:table-cell>
          <table:table-cell office:value-type="float" office:value="185">
            <text:p>185</text:p>
          </table:table-cell>
          <table:table-cell office:value-type="string">
            <text:p><text:s text:c="3"/>60200 <text:s text:c="3"/>SH <text:s text:c="8"/>SOLE <text:s text:c="14"/>60200 <text:s text:c="6"/>0 <text:s text:c="7"/>0<text:tab/><text:tab/></text:p>
          </table:table-cell>
        </table:table-row>
        <table:table-row table:style-name="ro1">
          <table:table-cell office:value-type="string">
            <text:p>BE AEROSPACE INC</text:p>
          </table:table-cell>
          <table:table-cell office:value-type="string">
            <text:p><text:s text:c="2"/>COM <text:s text:c="13"/>073302101</text:p>
          </table:table-cell>
          <table:table-cell office:value-type="float" office:value="430">
            <text:p>430</text:p>
          </table:table-cell>
          <table:table-cell office:value-type="string">
            <text:p><text:s text:c="4"/>9247 <text:s text:c="3"/>SH <text:s text:c="8"/>SOLE <text:s text:c="15"/>9247 <text:s text:c="6"/>0 <text:s text:c="7"/>0<text:tab/><text:tab/></text:p>
          </table:table-cell>
        </table:table-row>
        <table:table-row table:style-name="ro1">
          <table:table-cell office:value-type="string">
            <text:p>STRATEGIC HOTELS &amp; RESORTS</text:p>
          </table:table-cell>
          <table:table-cell office:value-type="string">
            <text:p><text:s text:c="2"/>COM <text:s text:c="13"/>86272T106</text:p>
          </table:table-cell>
          <table:table-cell office:value-type="float" office:value="623">
            <text:p>623</text:p>
          </table:table-cell>
          <table:table-cell office:value-type="string">
            <text:p><text:s text:c="3"/>94618 <text:s text:c="3"/>SH <text:s text:c="8"/>SOLE <text:s text:c="14"/>94618 <text:s text:c="6"/>0 <text:s text:c="7"/>0<text:tab/><text:tab/></text:p>
          </table:table-cell>
        </table:table-row>
        <table:table-row table:style-name="ro1">
          <table:table-cell office:value-type="string">
            <text:p>GENERAL CABLE CORP DEL NEW</text:p>
          </table:table-cell>
          <table:table-cell office:value-type="string">
            <text:p><text:s text:c="2"/>COM <text:s text:c="13"/>369300108</text:p>
          </table:table-cell>
          <table:table-cell office:value-type="float" office:value="745">
            <text:p>745</text:p>
          </table:table-cell>
          <table:table-cell office:value-type="string">
            <text:p><text:s text:c="3"/>25621 <text:s text:c="3"/>SH <text:s text:c="8"/>SOLE <text:s text:c="14"/>25621 <text:s text:c="6"/>0 <text:s text:c="7"/>0<text:tab/><text:tab/></text:p>
          </table:table-cell>
        </table:table-row>
        <table:table-row table:style-name="ro1">
          <table:table-cell office:value-type="string">
            <text:p>BIG 5 SPORTING GOODS CORP</text:p>
          </table:table-cell>
          <table:table-cell office:value-type="string">
            <text:p><text:s text:c="2"/>COM <text:s text:c="13"/>08915P101</text:p>
          </table:table-cell>
          <table:table-cell office:value-type="float" office:value="160">
            <text:p>160</text:p>
          </table:table-cell>
          <table:table-cell office:value-type="string">
            <text:p><text:s text:c="3"/>20400 <text:s text:c="3"/>SH <text:s text:c="8"/>SOLE <text:s text:c="14"/>20400 <text:s text:c="6"/>0 <text:s text:c="7"/>0<text:tab/><text:tab/></text:p>
          </table:table-cell>
        </table:table-row>
        <table:table-row table:style-name="ro1">
          <table:table-cell office:value-type="string">
            <text:p>BAKER HUGHES INC</text:p>
          </table:table-cell>
          <table:table-cell office:value-type="string">
            <text:p><text:s text:c="2"/>COM <text:s text:c="13"/>057224107</text:p>
          </table:table-cell>
          <table:table-cell office:value-type="float" office:value="1367">
            <text:p>1367</text:p>
          </table:table-cell>
          <table:table-cell office:value-type="string">
            <text:p><text:s text:c="3"/>32585 <text:s text:c="3"/>SH <text:s text:c="8"/>SOLE <text:s text:c="14"/>32585 <text:s text:c="6"/>0 <text:s text:c="7"/>0<text:tab/><text:tab/></text:p>
          </table:table-cell>
        </table:table-row>
        <table:table-row table:style-name="ro1">
          <table:table-cell office:value-type="string">
            <text:p>BAIDU INC</text:p>
          </table:table-cell>
          <table:table-cell office:value-type="string">
            <text:p><text:s text:c="2"/>SPON ADR REP A <text:s text:c="2"/>056752108</text:p>
          </table:table-cell>
          <table:table-cell office:value-type="float" office:value="431">
            <text:p>431</text:p>
          </table:table-cell>
          <table:table-cell office:value-type="string">
            <text:p><text:s text:c="4"/>2954 <text:s text:c="3"/>SH <text:s text:c="8"/>SOLE <text:s text:c="15"/>2954 <text:s text:c="6"/>0 <text:s text:c="7"/>0<text:tab/><text:tab/></text:p>
          </table:table-cell>
        </table:table-row>
        <table:table-row table:style-name="ro1">
          <table:table-cell office:value-type="string">
            <text:p>BIG LOTS INC</text:p>
          </table:table-cell>
          <table:table-cell office:value-type="string">
            <text:p><text:s text:c="2"/>COM <text:s text:c="13"/>089302103</text:p>
          </table:table-cell>
          <table:table-cell office:value-type="float" office:value="1462">
            <text:p>1462</text:p>
          </table:table-cell>
          <table:table-cell office:value-type="string">
            <text:p><text:s text:c="3"/>33990 <text:s text:c="3"/>SH <text:s text:c="8"/>SOLE <text:s text:c="14"/>33990 <text:s text:c="6"/>0 <text:s text:c="7"/>0<text:tab/><text:tab/></text:p>
          </table:table-cell>
        </table:table-row>
        <table:table-row table:style-name="ro1">
          <table:table-cell office:value-type="string">
            <text:p>ACTUATE CORP</text:p>
          </table:table-cell>
          <table:table-cell office:value-type="string">
            <text:p><text:s text:c="2"/>COM <text:s text:c="13"/>00508B102</text:p>
          </table:table-cell>
          <table:table-cell office:value-type="float" office:value="326">
            <text:p>326</text:p>
          </table:table-cell>
          <table:table-cell office:value-type="string">
            <text:p><text:s text:c="3"/>51883 <text:s text:c="3"/>SH <text:s text:c="8"/>SOLE <text:s text:c="14"/>51883 <text:s text:c="6"/>0 <text:s text:c="7"/>0<text:tab/><text:tab/></text:p>
          </table:table-cell>
        </table:table-row>
        <table:table-row table:style-name="ro1">
          <table:table-cell office:value-type="string">
            <text:p>BJS RESTAURANTS INC</text:p>
          </table:table-cell>
          <table:table-cell office:value-type="string">
            <text:p><text:s text:c="2"/>COM <text:s text:c="13"/>09180C106</text:p>
          </table:table-cell>
          <table:table-cell office:value-type="float" office:value="392">
            <text:p>392</text:p>
          </table:table-cell>
          <table:table-cell office:value-type="string">
            <text:p><text:s text:c="4"/>7788 <text:s text:c="3"/>SH <text:s text:c="8"/>SOLE <text:s text:c="15"/>7788 <text:s text:c="6"/>0 <text:s text:c="7"/>0<text:tab/><text:tab/></text:p>
          </table:table-cell>
        </table:table-row>
        <table:table-row table:style-name="ro1">
          <table:table-cell office:value-type="string">
            <text:p>BROOKDALE SR LIVING INC</text:p>
          </table:table-cell>
          <table:table-cell office:value-type="string">
            <text:p><text:s text:c="2"/>COM <text:s text:c="13"/>112463104</text:p>
          </table:table-cell>
          <table:table-cell office:value-type="float" office:value="379">
            <text:p>379</text:p>
          </table:table-cell>
          <table:table-cell office:value-type="string">
            <text:p><text:s text:c="3"/>20221 <text:s text:c="3"/>SH <text:s text:c="8"/>SOLE <text:s text:c="14"/>20221 <text:s text:c="6"/>0 <text:s text:c="7"/>0<text:tab/><text:tab/></text:p>
          </table:table-cell>
        </table:table-row>
        <table:table-row table:style-name="ro1">
          <table:table-cell office:value-type="string">
            <text:p>BUCKLE INC</text:p>
          </table:table-cell>
          <table:table-cell office:value-type="string">
            <text:p><text:s text:c="2"/>COM <text:s text:c="13"/>118440106</text:p>
          </table:table-cell>
          <table:table-cell office:value-type="float" office:value="745">
            <text:p>745</text:p>
          </table:table-cell>
          <table:table-cell office:value-type="string">
            <text:p><text:s text:c="3"/>15544 <text:s text:c="3"/>SH <text:s text:c="8"/>SOLE <text:s text:c="14"/>15544 <text:s text:c="6"/>0 <text:s text:c="7"/>0<text:tab/><text:tab/></text:p>
          </table:table-cell>
        </table:table-row>
        <table:table-row table:style-name="ro1">
          <table:table-cell office:value-type="string">
            <text:p>BUCKEYE TECHNOLOGIES INC</text:p>
          </table:table-cell>
          <table:table-cell office:value-type="string">
            <text:p><text:s text:c="2"/>COM <text:s text:c="13"/>118255108</text:p>
          </table:table-cell>
          <table:table-cell office:value-type="float" office:value="320">
            <text:p>320</text:p>
          </table:table-cell>
          <table:table-cell office:value-type="string">
            <text:p><text:s text:c="4"/>9409 <text:s text:c="3"/>SH <text:s text:c="8"/>SOLE <text:s text:c="15"/>9409 <text:s text:c="6"/>0 <text:s text:c="7"/>0<text:tab/><text:tab/></text:p>
          </table:table-cell>
        </table:table-row>
        <table:table-row table:style-name="ro1">
          <table:table-cell office:value-type="string">
            <text:p>BANK MUTUAL CORP NEW</text:p>
          </table:table-cell>
          <table:table-cell office:value-type="string">
            <text:p><text:s text:c="2"/>COM <text:s text:c="13"/>063750103</text:p>
          </table:table-cell>
          <table:table-cell office:value-type="float" office:value="261">
            <text:p>261</text:p>
          </table:table-cell>
          <table:table-cell office:value-type="string">
            <text:p><text:s text:c="3"/>64225 <text:s text:c="3"/>SH <text:s text:c="8"/>SOLE <text:s text:c="14"/>64225 <text:s text:c="6"/>0 <text:s text:c="7"/>0<text:tab/><text:tab/></text:p>
          </table:table-cell>
        </table:table-row>
        <table:table-row table:style-name="ro1">
          <table:table-cell office:value-type="string">
            <text:p>BELO CORP</text:p>
          </table:table-cell>
          <table:table-cell office:value-type="string">
            <text:p><text:s text:c="2"/>COM SER A <text:s text:c="7"/>080555105</text:p>
          </table:table-cell>
          <table:table-cell office:value-type="float" office:value="101">
            <text:p>101</text:p>
          </table:table-cell>
          <table:table-cell office:value-type="string">
            <text:p><text:s text:c="3"/>14100 <text:s text:c="3"/>SH <text:s text:c="8"/>SOLE <text:s text:c="14"/>14100 <text:s text:c="6"/>0 <text:s text:c="7"/>0<text:tab/><text:tab/></text:p>
          </table:table-cell>
        </table:table-row>
        <table:table-row table:style-name="ro1">
          <table:table-cell office:value-type="string">
            <text:p>BLACKBAUD INC</text:p>
          </table:table-cell>
          <table:table-cell office:value-type="string">
            <text:p><text:s text:c="2"/>COM <text:s text:c="13"/>09227Q100</text:p>
          </table:table-cell>
          <table:table-cell office:value-type="float" office:value="216">
            <text:p>216</text:p>
          </table:table-cell>
          <table:table-cell office:value-type="string">
            <text:p><text:s text:c="4"/>6500 <text:s text:c="3"/>SH <text:s text:c="8"/>SOLE <text:s text:c="15"/>6500 <text:s text:c="6"/>0 <text:s text:c="7"/>0<text:tab/><text:tab/></text:p>
          </table:table-cell>
        </table:table-row>
        <table:table-row table:style-name="ro1">
          <table:table-cell office:value-type="string">
            <text:p>BIOMARIN PHARMACEUTICAL INC</text:p>
          </table:table-cell>
          <table:table-cell office:value-type="string">
            <text:p><text:s text:c="2"/>COM <text:s text:c="13"/>09061G101</text:p>
          </table:table-cell>
          <table:table-cell office:value-type="float" office:value="1320">
            <text:p>1320</text:p>
          </table:table-cell>
          <table:table-cell office:value-type="string">
            <text:p><text:s text:c="3"/>38549 <text:s text:c="3"/>SH <text:s text:c="8"/>SOLE <text:s text:c="14"/>38549 <text:s text:c="6"/>0 <text:s text:c="7"/>0<text:tab/><text:tab/></text:p>
          </table:table-cell>
        </table:table-row>
        <table:table-row table:style-name="ro1">
          <table:table-cell office:value-type="string">
            <text:p>BEMIS INC</text:p>
          </table:table-cell>
          <table:table-cell office:value-type="string">
            <text:p><text:s text:c="2"/>COM <text:s text:c="13"/>081437105</text:p>
          </table:table-cell>
          <table:table-cell office:value-type="float" office:value="290">
            <text:p>290</text:p>
          </table:table-cell>
          <table:table-cell office:value-type="string">
            <text:p><text:s text:c="4"/>8996 <text:s text:c="3"/>SH <text:s text:c="8"/>SOLE <text:s text:c="15"/>8996 <text:s text:c="6"/>0 <text:s text:c="7"/>0<text:tab/><text:tab/></text:p>
          </table:table-cell>
        </table:table-row>
        <table:table-row table:style-name="ro1">
          <table:table-cell office:value-type="string">
            <text:p>BRISTOL MYERS SQUIBB CO</text:p>
          </table:table-cell>
          <table:table-cell office:value-type="string">
            <text:p><text:s text:c="2"/>COM <text:s text:c="13"/>110122108</text:p>
          </table:table-cell>
          <table:table-cell office:value-type="float" office:value="320">
            <text:p>320</text:p>
          </table:table-cell>
          <table:table-cell office:value-type="string">
            <text:p><text:s text:c="4"/>9468 <text:s text:c="3"/>SH <text:s text:c="8"/>SOLE <text:s text:c="15"/>9468 <text:s text:c="6"/>0 <text:s text:c="7"/>0<text:tab/><text:tab/></text:p>
          </table:table-cell>
        </table:table-row>
        <table:table-row table:style-name="ro1">
          <table:table-cell office:value-type="string">
            <text:p>BANK HAWAII CORP</text:p>
          </table:table-cell>
          <table:table-cell office:value-type="string">
            <text:p><text:s text:c="2"/>COM <text:s text:c="13"/>062540109</text:p>
          </table:table-cell>
          <table:table-cell office:value-type="float" office:value="201">
            <text:p>201</text:p>
          </table:table-cell>
          <table:table-cell office:value-type="string">
            <text:p><text:s text:c="4"/>4154 <text:s text:c="3"/>SH <text:s text:c="8"/>SOLE <text:s text:c="15"/>4154 <text:s text:c="6"/>0 <text:s text:c="7"/>0<text:tab/><text:tab/></text:p>
          </table:table-cell>
        </table:table-row>
        <table:table-row table:style-name="ro1">
          <table:table-cell office:value-type="string">
            <text:p>BON-TON STORES INC</text:p>
          </table:table-cell>
          <table:table-cell office:value-type="string">
            <text:p><text:s text:c="2"/>COM <text:s text:c="13"/>09776J101</text:p>
          </table:table-cell>
          <table:table-cell office:value-type="float" office:value="142">
            <text:p>142</text:p>
          </table:table-cell>
          <table:table-cell office:value-type="string">
            <text:p><text:s text:c="3"/>15400 <text:s text:c="3"/>SH <text:s text:c="8"/>SOLE <text:s text:c="14"/>15400 <text:s text:c="6"/>0 <text:s text:c="7"/>0<text:tab/><text:tab/></text:p>
          </table:table-cell>
        </table:table-row>
        <table:table-row table:style-name="ro1">
          <table:table-cell office:value-type="string">
            <text:p>BP PLC</text:p>
          </table:table-cell>
          <table:table-cell office:value-type="string">
            <text:p><text:s text:c="2"/>SPONSORED ADR <text:s text:c="3"/>055622104</text:p>
          </table:table-cell>
          <table:table-cell office:value-type="float" office:value="278">
            <text:p>278</text:p>
          </table:table-cell>
          <table:table-cell office:value-type="string">
            <text:p><text:s text:c="4"/>6179 <text:s text:c="3"/>SH <text:s text:c="8"/>SOLE <text:s text:c="15"/>6179 <text:s text:c="6"/>0 <text:s text:c="7"/>0<text:tab/><text:tab/></text:p>
          </table:table-cell>
        </table:table-row>
        <table:table-row table:style-name="ro1">
          <table:table-cell office:value-type="string">
            <text:p>BIOSANTE PHARMACEUTICALS IN</text:p>
          </table:table-cell>
          <table:table-cell office:value-type="string">
            <text:p><text:s text:c="2"/>COM NEW <text:s text:c="9"/>09065V203</text:p>
          </table:table-cell>
          <table:table-cell office:value-type="float" office:value="9">
            <text:p>9</text:p>
          </table:table-cell>
          <table:table-cell office:value-type="string">
            <text:p><text:s text:c="3"/>12771 <text:s text:c="3"/>SH <text:s text:c="8"/>SOLE <text:s text:c="14"/>12771 <text:s text:c="6"/>0 <text:s text:c="7"/>0<text:tab/><text:tab/></text:p>
          </table:table-cell>
        </table:table-row>
        <table:table-row table:style-name="ro1">
          <table:table-cell office:value-type="string">
            <text:p>BOSTON PRIVATE FINL HLDGS I</text:p>
          </table:table-cell>
          <table:table-cell office:value-type="string">
            <text:p><text:s text:c="2"/>COM <text:s text:c="13"/>101119105</text:p>
          </table:table-cell>
          <table:table-cell office:value-type="float" office:value="184">
            <text:p>184</text:p>
          </table:table-cell>
          <table:table-cell office:value-type="string">
            <text:p><text:s text:c="3"/>18585 <text:s text:c="3"/>SH <text:s text:c="8"/>SOLE <text:s text:c="14"/>18585 <text:s text:c="6"/>0 <text:s text:c="7"/>0<text:tab/><text:tab/></text:p>
          </table:table-cell>
        </table:table-row>
        <table:table-row table:style-name="ro1">
          <table:table-cell office:value-type="string">
            <text:p>BP PRUDHOE BAY RTY TR</text:p>
          </table:table-cell>
          <table:table-cell office:value-type="string">
            <text:p><text:s text:c="2"/>UNIT BEN INT <text:s text:c="4"/>055630107</text:p>
          </table:table-cell>
          <table:table-cell office:value-type="float" office:value="394">
            <text:p>394</text:p>
          </table:table-cell>
          <table:table-cell office:value-type="string">
            <text:p><text:s text:c="4"/>3147 <text:s text:c="3"/>SH <text:s text:c="8"/>SOLE <text:s text:c="15"/>3147 <text:s text:c="6"/>0 <text:s text:c="7"/>0<text:tab/><text:tab/></text:p>
          </table:table-cell>
        </table:table-row>
        <table:table-row table:style-name="ro1">
          <table:table-cell office:value-type="string">
            <text:p>BROADRIDGE FINL SOLUTIONS I</text:p>
          </table:table-cell>
          <table:table-cell office:value-type="string">
            <text:p><text:s text:c="2"/>COM <text:s text:c="13"/>11133T103</text:p>
          </table:table-cell>
          <table:table-cell office:value-type="float" office:value="505">
            <text:p>505</text:p>
          </table:table-cell>
          <table:table-cell office:value-type="string">
            <text:p><text:s text:c="3"/>21107 <text:s text:c="3"/>SH <text:s text:c="8"/>SOLE <text:s text:c="14"/>21107 <text:s text:c="6"/>0 <text:s text:c="7"/>0<text:tab/><text:tab/></text:p>
          </table:table-cell>
        </table:table-row>
        <table:table-row table:style-name="ro1">
          <table:table-cell office:value-type="string">
            <text:p>BROCADE COMMUNICATIONS SYS</text:p>
          </table:table-cell>
          <table:table-cell office:value-type="string">
            <text:p><text:s text:c="2"/>COM NEW <text:s text:c="9"/>111621306</text:p>
          </table:table-cell>
          <table:table-cell office:value-type="float" office:value="1391">
            <text:p>1391</text:p>
          </table:table-cell>
          <table:table-cell office:value-type="string">
            <text:p><text:s text:c="2"/>241851 <text:s text:c="3"/>SH <text:s text:c="8"/>SOLE <text:s text:c="13"/>241851 <text:s text:c="6"/>0 <text:s text:c="7"/>0<text:tab/><text:tab/></text:p>
          </table:table-cell>
        </table:table-row>
        <table:table-row table:style-name="ro1">
          <table:table-cell office:value-type="string">
            <text:p>BRE PROPERTIES INC</text:p>
          </table:table-cell>
          <table:table-cell office:value-type="string">
            <text:p><text:s text:c="2"/>CL A <text:s text:c="12"/>05564E106</text:p>
          </table:table-cell>
          <table:table-cell office:value-type="float" office:value="308">
            <text:p>308</text:p>
          </table:table-cell>
          <table:table-cell office:value-type="string">
            <text:p><text:s text:c="4"/>6101 <text:s text:c="3"/>SH <text:s text:c="8"/>SOLE <text:s text:c="15"/>6101 <text:s text:c="6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A <text:s text:c="12"/>084670108</text:p>
          </table:table-cell>
          <table:table-cell office:value-type="float" office:value="244">
            <text:p>244</text:p>
          </table:table-cell>
          <table:table-cell office:value-type="string">
            <text:p><text:s text:c="7"/>2 <text:s text:c="3"/>SH <text:s text:c="8"/>SOLE <text:s text:c="18"/>2 <text:s text:c="6"/>0 <text:s text:c="7"/>0<text:tab/><text:tab/></text:p>
          </table:table-cell>
        </table:table-row>
        <table:table-row table:style-name="ro1">
          <table:table-cell office:value-type="string">
            <text:p>BERKSHIRE HATHAWAY INC DEL</text:p>
          </table:table-cell>
          <table:table-cell office:value-type="string">
            <text:p><text:s text:c="2"/>CL B NEW <text:s text:c="8"/>084670702</text:p>
          </table:table-cell>
          <table:table-cell office:value-type="float" office:value="302">
            <text:p>302</text:p>
          </table:table-cell>
          <table:table-cell office:value-type="string">
            <text:p><text:s text:c="4"/>3725 <text:s text:c="3"/>SH <text:s text:c="8"/>SOLE <text:s text:c="15"/>3725 <text:s text:c="6"/>0 <text:s text:c="7"/>0<text:tab/><text:tab/></text:p>
          </table:table-cell>
        </table:table-row>
        <table:table-row table:style-name="ro1">
          <table:table-cell office:value-type="string">
            <text:p>BROOKS AUTOMATION INC</text:p>
          </table:table-cell>
          <table:table-cell office:value-type="string">
            <text:p><text:s text:c="2"/>COM <text:s text:c="13"/>114340102</text:p>
          </table:table-cell>
          <table:table-cell office:value-type="float" office:value="124">
            <text:p>124</text:p>
          </table:table-cell>
          <table:table-cell office:value-type="string">
            <text:p><text:s text:c="3"/>10079 <text:s text:c="3"/>SH <text:s text:c="8"/>SOLE <text:s text:c="14"/>10079 <text:s text:c="6"/>0 <text:s text:c="7"/>0<text:tab/><text:tab/></text:p>
          </table:table-cell>
        </table:table-row>
        <table:table-row table:style-name="ro1">
          <table:table-cell office:value-type="string">
            <text:p>BROWN &amp; BROWN INC</text:p>
          </table:table-cell>
          <table:table-cell office:value-type="string">
            <text:p><text:s text:c="2"/>COM <text:s text:c="13"/>115236101</text:p>
          </table:table-cell>
          <table:table-cell office:value-type="float" office:value="705">
            <text:p>705</text:p>
          </table:table-cell>
          <table:table-cell office:value-type="string">
            <text:p><text:s text:c="3"/>29640 <text:s text:c="3"/>SH <text:s text:c="8"/>SOLE <text:s text:c="14"/>29640 <text:s text:c="6"/>0 <text:s text:c="7"/>0<text:tab/><text:tab/></text:p>
          </table:table-cell>
        </table:table-row>
        <table:table-row table:style-name="ro1">
          <table:table-cell office:value-type="string">
            <text:p>BERRY PETE CO</text:p>
          </table:table-cell>
          <table:table-cell office:value-type="string">
            <text:p><text:s text:c="2"/>CL A <text:s text:c="12"/>085789105</text:p>
          </table:table-cell>
          <table:table-cell office:value-type="float" office:value="1074">
            <text:p>1074</text:p>
          </table:table-cell>
          <table:table-cell office:value-type="string">
            <text:p><text:s text:c="3"/>22794 <text:s text:c="3"/>SH <text:s text:c="8"/>SOLE <text:s text:c="14"/>22794 <text:s text:c="6"/>0 <text:s text:c="7"/>0<text:tab/><text:tab/></text:p>
          </table:table-cell>
        </table:table-row>
        <table:table-row table:style-name="ro1">
          <table:table-cell office:value-type="string">
            <text:p>BOSTON SCIENTIFIC CORP</text:p>
          </table:table-cell>
          <table:table-cell office:value-type="string">
            <text:p><text:s text:c="2"/>COM <text:s text:c="13"/>101137107</text:p>
          </table:table-cell>
          <table:table-cell office:value-type="float" office:value="940">
            <text:p>940</text:p>
          </table:table-cell>
          <table:table-cell office:value-type="string">
            <text:p><text:s text:c="2"/>157199 <text:s text:c="3"/>SH <text:s text:c="8"/>SOLE <text:s text:c="13"/>157199 <text:s text:c="6"/>0 <text:s text:c="7"/>0<text:tab/><text:tab/></text:p>
          </table:table-cell>
        </table:table-row>
        <table:table-row table:style-name="ro1">
          <table:table-cell office:value-type="string">
            <text:p>BLYTH INC</text:p>
          </table:table-cell>
          <table:table-cell office:value-type="string">
            <text:p><text:s text:c="2"/>COM NEW <text:s text:c="9"/>09643P207</text:p>
          </table:table-cell>
          <table:table-cell office:value-type="float" office:value="577">
            <text:p>577</text:p>
          </table:table-cell>
          <table:table-cell office:value-type="string">
            <text:p><text:s text:c="4"/>7717 <text:s text:c="3"/>SH <text:s text:c="8"/>SOLE <text:s text:c="15"/>7717 <text:s text:c="6"/>0 <text:s text:c="7"/>0<text:tab/><text:tab/></text:p>
          </table:table-cell>
        </table:table-row>
        <table:table-row table:style-name="ro1">
          <table:table-cell office:value-type="string">
            <text:p>PEABODY ENERGY CORP</text:p>
          </table:table-cell>
          <table:table-cell office:value-type="string">
            <text:p><text:s text:c="2"/>COM <text:s text:c="13"/>704549104</text:p>
          </table:table-cell>
          <table:table-cell office:value-type="float" office:value="313">
            <text:p>313</text:p>
          </table:table-cell>
          <table:table-cell office:value-type="string">
            <text:p><text:s text:c="3"/>10795 <text:s text:c="3"/>SH <text:s text:c="8"/>SOLE <text:s text:c="14"/>10795 <text:s text:c="6"/>0 <text:s text:c="7"/>0<text:tab/><text:tab/></text:p>
          </table:table-cell>
        </table:table-row>
        <table:table-row table:style-name="ro1">
          <table:table-cell office:value-type="string">
            <text:p>BORGWARNER INC</text:p>
          </table:table-cell>
          <table:table-cell office:value-type="string">
            <text:p><text:s text:c="2"/>COM <text:s text:c="13"/>099724106</text:p>
          </table:table-cell>
          <table:table-cell office:value-type="float" office:value="484">
            <text:p>484</text:p>
          </table:table-cell>
          <table:table-cell office:value-type="string">
            <text:p><text:s text:c="4"/>5743 <text:s text:c="3"/>SH <text:s text:c="8"/>SOLE <text:s text:c="15"/>5743 <text:s text:c="6"/>0 <text:s text:c="7"/>0<text:tab/><text:tab/></text:p>
          </table:table-cell>
        </table:table-row>
        <table:table-row table:style-name="ro1">
          <table:table-cell office:value-type="string">
            <text:p>BUFFALO WILD WINGS INC</text:p>
          </table:table-cell>
          <table:table-cell office:value-type="string">
            <text:p><text:s text:c="2"/>COM <text:s text:c="13"/>119848109</text:p>
          </table:table-cell>
          <table:table-cell office:value-type="float" office:value="401">
            <text:p>401</text:p>
          </table:table-cell>
          <table:table-cell office:value-type="string">
            <text:p><text:s text:c="4"/>4425 <text:s text:c="3"/>SH <text:s text:c="8"/>SOLE <text:s text:c="15"/>4425 <text:s text:c="6"/>0 <text:s text:c="7"/>0<text:tab/><text:tab/></text:p>
          </table:table-cell>
        </table:table-row>
        <table:table-row table:style-name="ro1">
          <table:table-cell office:value-type="string">
            <text:p>BOARDWALK PIPELINE PARTNERS</text:p>
          </table:table-cell>
          <table:table-cell office:value-type="string">
            <text:p><text:s text:c="2"/>UT LTD PARTNER <text:s text:c="2"/>096627104</text:p>
          </table:table-cell>
          <table:table-cell office:value-type="float" office:value="567">
            <text:p>567</text:p>
          </table:table-cell>
          <table:table-cell office:value-type="string">
            <text:p><text:s text:c="3"/>21418 <text:s text:c="3"/>SH <text:s text:c="8"/>SOLE <text:s text:c="14"/>21418 <text:s text:c="6"/>0 <text:s text:c="7"/>0<text:tab/><text:tab/></text:p>
          </table:table-cell>
        </table:table-row>
        <table:table-row table:style-name="ro1">
          <table:table-cell office:value-type="string">
            <text:p>BROWN SHOE INC NEW</text:p>
          </table:table-cell>
          <table:table-cell office:value-type="string">
            <text:p><text:s text:c="2"/>COM <text:s text:c="13"/>115736100</text:p>
          </table:table-cell>
          <table:table-cell office:value-type="float" office:value="855">
            <text:p>855</text:p>
          </table:table-cell>
          <table:table-cell office:value-type="string">
            <text:p><text:s text:c="3"/>92583 <text:s text:c="3"/>SH <text:s text:c="8"/>SOLE <text:s text:c="14"/>92583 <text:s text:c="6"/>0 <text:s text:c="7"/>0<text:tab/><text:tab/></text:p>
          </table:table-cell>
        </table:table-row>
        <table:table-row table:style-name="ro1">
          <table:table-cell office:value-type="string">
            <text:p>BOSTON PROPERTIES INC</text:p>
          </table:table-cell>
          <table:table-cell office:value-type="string">
            <text:p><text:s text:c="2"/>COM <text:s text:c="13"/>101121101</text:p>
          </table:table-cell>
          <table:table-cell office:value-type="float" office:value="400">
            <text:p>400</text:p>
          </table:table-cell>
          <table:table-cell office:value-type="string">
            <text:p><text:s text:c="4"/>3810 <text:s text:c="3"/>SH <text:s text:c="8"/>SOLE <text:s text:c="15"/>3810 <text:s text:c="6"/>0 <text:s text:c="7"/>0<text:tab/><text:tab/></text:p>
          </table:table-cell>
        </table:table-row>
        <table:table-row table:style-name="ro1">
          <table:table-cell office:value-type="string">
            <text:p>BOISE INC</text:p>
          </table:table-cell>
          <table:table-cell office:value-type="string">
            <text:p><text:s text:c="2"/>COM <text:s text:c="13"/>09746Y105</text:p>
          </table:table-cell>
          <table:table-cell office:value-type="float" office:value="170">
            <text:p>170</text:p>
          </table:table-cell>
          <table:table-cell office:value-type="string">
            <text:p><text:s text:c="3"/>20748 <text:s text:c="3"/>SH <text:s text:c="8"/>SOLE <text:s text:c="14"/>20748 <text:s text:c="6"/>0 <text:s text:c="7"/>0<text:tab/><text:tab/></text:p>
          </table:table-cell>
        </table:table-row>
        <table:table-row table:style-name="ro1">
          <table:table-cell office:value-type="string">
            <text:p>CITIGROUP INC</text:p>
          </table:table-cell>
          <table:table-cell office:value-type="string">
            <text:p><text:s text:c="2"/>COM NEW <text:s text:c="9"/>172967424</text:p>
          </table:table-cell>
          <table:table-cell office:value-type="float" office:value="757">
            <text:p>757</text:p>
          </table:table-cell>
          <table:table-cell office:value-type="string">
            <text:p><text:s text:c="3"/>20716 <text:s text:c="3"/>SH <text:s text:c="8"/>SOLE <text:s text:c="14"/>20716 <text:s text:c="6"/>0 <text:s text:c="7"/>0<text:tab/><text:tab/></text:p>
          </table:table-cell>
        </table:table-row>
        <table:table-row table:style-name="ro1">
          <table:table-cell office:value-type="string">
            <text:p>CONAGRA FOODS INC</text:p>
          </table:table-cell>
          <table:table-cell office:value-type="string">
            <text:p><text:s text:c="2"/>COM <text:s text:c="13"/>205887102</text:p>
          </table:table-cell>
          <table:table-cell office:value-type="float" office:value="976">
            <text:p>976</text:p>
          </table:table-cell>
          <table:table-cell office:value-type="string">
            <text:p><text:s text:c="3"/>37179 <text:s text:c="3"/>SH <text:s text:c="8"/>SOLE <text:s text:c="14"/>37179 <text:s text:c="6"/>0 <text:s text:c="7"/>0<text:tab/><text:tab/></text:p>
          </table:table-cell>
        </table:table-row>
        <table:table-row table:style-name="ro1">
          <table:table-cell office:value-type="string">
            <text:p>CHEESECAKE FACTORY INC</text:p>
          </table:table-cell>
          <table:table-cell office:value-type="string">
            <text:p><text:s text:c="2"/>COM <text:s text:c="13"/>163072101</text:p>
          </table:table-cell>
          <table:table-cell office:value-type="float" office:value="1367">
            <text:p>1367</text:p>
          </table:table-cell>
          <table:table-cell office:value-type="string">
            <text:p><text:s text:c="3"/>46525 <text:s text:c="3"/>SH <text:s text:c="8"/>SOLE <text:s text:c="14"/>46525 <text:s text:c="6"/>0 <text:s text:c="7"/>0<text:tab/><text:tab/></text:p>
          </table:table-cell>
        </table:table-row>
        <table:table-row table:style-name="ro1">
          <table:table-cell office:value-type="string">
            <text:p>CALAMP CORP</text:p>
          </table:table-cell>
          <table:table-cell office:value-type="string">
            <text:p><text:s text:c="2"/>COM <text:s text:c="13"/>128126109</text:p>
          </table:table-cell>
          <table:table-cell office:value-type="float" office:value="395">
            <text:p>395</text:p>
          </table:table-cell>
          <table:table-cell office:value-type="string">
            <text:p><text:s text:c="3"/>80679 <text:s text:c="3"/>SH <text:s text:c="8"/>SOLE <text:s text:c="14"/>80679 <text:s text:c="6"/>0 <text:s text:c="7"/>0<text:tab/><text:tab/></text:p>
          </table:table-cell>
        </table:table-row>
        <table:table-row table:style-name="ro1">
          <table:table-cell office:value-type="string">
            <text:p>CATERPILLAR INC DEL</text:p>
          </table:table-cell>
          <table:table-cell office:value-type="string">
            <text:p><text:s text:c="2"/>COM <text:s text:c="13"/>149123101</text:p>
          </table:table-cell>
          <table:table-cell office:value-type="float" office:value="305">
            <text:p>305</text:p>
          </table:table-cell>
          <table:table-cell office:value-type="string">
            <text:p><text:s text:c="4"/>2865 <text:s text:c="3"/>SH <text:s text:c="8"/>SOLE <text:s text:c="15"/>2865 <text:s text:c="6"/>0 <text:s text:c="7"/>0<text:tab/><text:tab/></text:p>
          </table:table-cell>
        </table:table-row>
        <table:table-row table:style-name="ro1">
          <table:table-cell office:value-type="string">
            <text:p>CAVIUM INC</text:p>
          </table:table-cell>
          <table:table-cell office:value-type="string">
            <text:p><text:s text:c="2"/>COM <text:s text:c="13"/>14964U108</text:p>
          </table:table-cell>
          <table:table-cell office:value-type="float" office:value="745">
            <text:p>745</text:p>
          </table:table-cell>
          <table:table-cell office:value-type="string">
            <text:p><text:s text:c="3"/>24067 <text:s text:c="3"/>SH <text:s text:c="8"/>SOLE <text:s text:c="14"/>24067 <text:s text:c="6"/>0 <text:s text:c="7"/>0<text:tab/><text:tab/></text:p>
          </table:table-cell>
        </table:table-row>
        <table:table-row table:style-name="ro1">
          <table:table-cell office:value-type="string">
            <text:p>CHUBB CORP</text:p>
          </table:table-cell>
          <table:table-cell office:value-type="string">
            <text:p><text:s text:c="2"/>COM <text:s text:c="13"/>171232101</text:p>
          </table:table-cell>
          <table:table-cell office:value-type="float" office:value="1337">
            <text:p>1337</text:p>
          </table:table-cell>
          <table:table-cell office:value-type="string">
            <text:p><text:s text:c="3"/>19352 <text:s text:c="3"/>SH <text:s text:c="8"/>SOLE <text:s text:c="14"/>19352 <text:s text:c="6"/>0 <text:s text:c="7"/>0<text:tab/><text:tab/></text:p>
          </table:table-cell>
        </table:table-row>
        <table:table-row table:style-name="ro1">
          <table:table-cell office:value-type="string">
            <text:p>CBEYOND INC</text:p>
          </table:table-cell>
          <table:table-cell office:value-type="string">
            <text:p><text:s text:c="2"/>COM <text:s text:c="13"/>149847105</text:p>
          </table:table-cell>
          <table:table-cell office:value-type="float" office:value="621">
            <text:p>621</text:p>
          </table:table-cell>
          <table:table-cell office:value-type="string">
            <text:p><text:s text:c="3"/>77700 <text:s text:c="3"/>SH <text:s text:c="8"/>SOLE <text:s text:c="14"/>77700 <text:s text:c="6"/>0 <text:s text:c="7"/>0<text:tab/><text:tab/></text:p>
          </table:table-cell>
        </table:table-row>
        <table:table-row table:style-name="ro1">
          <table:table-cell office:value-type="string">
            <text:p>CBRE GROUP INC</text:p>
          </table:table-cell>
          <table:table-cell office:value-type="string">
            <text:p><text:s text:c="2"/>CL A <text:s text:c="12"/>12504L109</text:p>
          </table:table-cell>
          <table:table-cell office:value-type="float" office:value="318">
            <text:p>318</text:p>
          </table:table-cell>
          <table:table-cell office:value-type="string">
            <text:p><text:s text:c="3"/>15942 <text:s text:c="3"/>SH <text:s text:c="8"/>SOLE <text:s text:c="14"/>15942 <text:s text:c="6"/>0 <text:s text:c="7"/>0<text:tab/><text:tab/></text:p>
          </table:table-cell>
        </table:table-row>
        <table:table-row table:style-name="ro1">
          <table:table-cell office:value-type="string">
            <text:p>CBL &amp; ASSOC PPTYS INC</text:p>
          </table:table-cell>
          <table:table-cell office:value-type="string">
            <text:p><text:s text:c="2"/>COM <text:s text:c="13"/>124830100</text:p>
          </table:table-cell>
          <table:table-cell office:value-type="float" office:value="521">
            <text:p>521</text:p>
          </table:table-cell>
          <table:table-cell office:value-type="string">
            <text:p><text:s text:c="3"/>27547 <text:s text:c="3"/>SH <text:s text:c="8"/>SOLE <text:s text:c="14"/>27547 <text:s text:c="6"/>0 <text:s text:c="7"/>0<text:tab/><text:tab/></text:p>
          </table:table-cell>
        </table:table-row>
        <table:table-row table:style-name="ro1">
          <table:table-cell office:value-type="string">
            <text:p>CAMBREX CORP</text:p>
          </table:table-cell>
          <table:table-cell office:value-type="string">
            <text:p><text:s text:c="2"/>COM <text:s text:c="13"/>132011107</text:p>
          </table:table-cell>
          <table:table-cell office:value-type="float" office:value="77">
            <text:p>77</text:p>
          </table:table-cell>
          <table:table-cell office:value-type="string">
            <text:p><text:s text:c="3"/>11001 <text:s text:c="3"/>SH <text:s text:c="8"/>SOLE <text:s text:c="14"/>11001 <text:s text:c="6"/>0 <text:s text:c="7"/>0<text:tab/><text:tab/></text:p>
          </table:table-cell>
        </table:table-row>
        <table:table-row table:style-name="ro1">
          <table:table-cell office:value-type="string">
            <text:p>CBOE HLDGS INC</text:p>
          </table:table-cell>
          <table:table-cell office:value-type="string">
            <text:p><text:s text:c="2"/>COM <text:s text:c="13"/>12503M108</text:p>
          </table:table-cell>
          <table:table-cell office:value-type="float" office:value="434">
            <text:p>434</text:p>
          </table:table-cell>
          <table:table-cell office:value-type="string">
            <text:p><text:s text:c="3"/>15260 <text:s text:c="3"/>SH <text:s text:c="8"/>SOLE <text:s text:c="14"/>15260 <text:s text:c="6"/>0 <text:s text:c="7"/>0<text:tab/><text:tab/></text:p>
          </table:table-cell>
        </table:table-row>
        <table:table-row table:style-name="ro1">
          <table:table-cell office:value-type="string">
            <text:p>CHINA BIOLOGIC PRODS INC</text:p>
          </table:table-cell>
          <table:table-cell office:value-type="string">
            <text:p><text:s text:c="2"/>COM <text:s text:c="13"/>16938C106</text:p>
          </table:table-cell>
          <table:table-cell office:value-type="float" office:value="113">
            <text:p>113</text:p>
          </table:table-cell>
          <table:table-cell office:value-type="string">
            <text:p><text:s text:c="3"/>12200 <text:s text:c="3"/>SH <text:s text:c="8"/>SOLE <text:s text:c="14"/>12200 <text:s text:c="6"/>0 <text:s text:c="7"/>0<text:tab/><text:tab/></text:p>
          </table:table-cell>
        </table:table-row>
        <table:table-row table:style-name="ro1">
          <table:table-cell office:value-type="string">
            <text:p>CIBER INC</text:p>
          </table:table-cell>
          <table:table-cell office:value-type="string">
            <text:p><text:s text:c="2"/>COM <text:s text:c="13"/>17163B102</text:p>
          </table:table-cell>
          <table:table-cell office:value-type="float" office:value="254">
            <text:p>254</text:p>
          </table:table-cell>
          <table:table-cell office:value-type="string">
            <text:p><text:s text:c="3"/>59969 <text:s text:c="3"/>SH <text:s text:c="8"/>SOLE <text:s text:c="14"/>59969 <text:s text:c="6"/>0 <text:s text:c="7"/>0<text:tab/><text:tab/></text:p>
          </table:table-cell>
        </table:table-row>
        <table:table-row table:style-name="ro1">
          <table:table-cell office:value-type="string">
            <text:p>CRACKER BARREL OLD CTRY STO</text:p>
          </table:table-cell>
          <table:table-cell office:value-type="string">
            <text:p><text:s text:c="2"/>COM <text:s text:c="13"/>22410J106</text:p>
          </table:table-cell>
          <table:table-cell office:value-type="float" office:value="583">
            <text:p>583</text:p>
          </table:table-cell>
          <table:table-cell office:value-type="string">
            <text:p><text:s text:c="3"/>10452 <text:s text:c="3"/>SH <text:s text:c="8"/>SOLE <text:s text:c="14"/>10452 <text:s text:c="6"/>0 <text:s text:c="7"/>0<text:tab/><text:tab/></text:p>
          </table:table-cell>
        </table:table-row>
        <table:table-row table:style-name="ro1">
          <table:table-cell office:value-type="string">
            <text:p>COLUMBIA LABS INC</text:p>
          </table:table-cell>
          <table:table-cell office:value-type="string">
            <text:p><text:s text:c="2"/>COM <text:s text:c="13"/>197779101</text:p>
          </table:table-cell>
          <table:table-cell office:value-type="float" office:value="292">
            <text:p>292</text:p>
          </table:table-cell>
          <table:table-cell office:value-type="string">
            <text:p><text:s text:c="2"/>414018 <text:s text:c="3"/>SH <text:s text:c="8"/>SOLE <text:s text:c="13"/>414018 <text:s text:c="6"/>0 <text:s text:c="7"/>0<text:tab/><text:tab/></text:p>
          </table:table-cell>
        </table:table-row>
        <table:table-row table:style-name="ro1">
          <table:table-cell office:value-type="string">
            <text:p>COMMERCE BANCSHARES INC</text:p>
          </table:table-cell>
          <table:table-cell office:value-type="string">
            <text:p><text:s text:c="2"/>COM <text:s text:c="13"/>200525103</text:p>
          </table:table-cell>
          <table:table-cell office:value-type="float" office:value="339">
            <text:p>339</text:p>
          </table:table-cell>
          <table:table-cell office:value-type="string">
            <text:p><text:s text:c="4"/>8361 <text:s text:c="3"/>SH <text:s text:c="8"/>SOLE <text:s text:c="15"/>8361 <text:s text:c="6"/>0 <text:s text:c="7"/>0<text:tab/><text:tab/></text:p>
          </table:table-cell>
        </table:table-row>
        <table:table-row table:style-name="ro1">
          <table:table-cell office:value-type="string">
            <text:p>COCA COLA ENTERPRISES INC N</text:p>
          </table:table-cell>
          <table:table-cell office:value-type="string">
            <text:p><text:s text:c="2"/>COM <text:s text:c="13"/>19122T109</text:p>
          </table:table-cell>
          <table:table-cell office:value-type="float" office:value="1476">
            <text:p>1476</text:p>
          </table:table-cell>
          <table:table-cell office:value-type="string">
            <text:p><text:s text:c="3"/>51620 <text:s text:c="3"/>SH <text:s text:c="8"/>SOLE <text:s text:c="14"/>51620 <text:s text:c="6"/>0 <text:s text:c="7"/>0<text:tab/><text:tab/></text:p>
          </table:table-cell>
        </table:table-row>
        <table:table-row table:style-name="ro1">
          <table:table-cell office:value-type="string">
            <text:p>COLEMAN CABLE INC</text:p>
          </table:table-cell>
          <table:table-cell office:value-type="string">
            <text:p><text:s text:c="2"/>COM <text:s text:c="13"/>193459302</text:p>
          </table:table-cell>
          <table:table-cell office:value-type="float" office:value="385">
            <text:p>385</text:p>
          </table:table-cell>
          <table:table-cell office:value-type="string">
            <text:p><text:s text:c="3"/>39573 <text:s text:c="3"/>SH <text:s text:c="8"/>SOLE <text:s text:c="14"/>39573 <text:s text:c="6"/>0 <text:s text:c="7"/>0<text:tab/><text:tab/></text:p>
          </table:table-cell>
        </table:table-row>
        <table:table-row table:style-name="ro1">
          <table:table-cell office:value-type="string">
            <text:p>CROWN HOLDINGS INC</text:p>
          </table:table-cell>
          <table:table-cell office:value-type="string">
            <text:p><text:s text:c="2"/>COM <text:s text:c="13"/>228368106</text:p>
          </table:table-cell>
          <table:table-cell office:value-type="float" office:value="465">
            <text:p>465</text:p>
          </table:table-cell>
          <table:table-cell office:value-type="string">
            <text:p><text:s text:c="3"/>12631 <text:s text:c="3"/>SH <text:s text:c="8"/>SOLE <text:s text:c="14"/>12631 <text:s text:c="6"/>0 <text:s text:c="7"/>0<text:tab/><text:tab/></text:p>
          </table:table-cell>
        </table:table-row>
        <table:table-row table:style-name="ro1">
          <table:table-cell office:value-type="string">
            <text:p>CLEAR CHANNEL OUTDOOR HLDGS</text:p>
          </table:table-cell>
          <table:table-cell office:value-type="string">
            <text:p><text:s text:c="2"/>CL A <text:s text:c="12"/>18451C109</text:p>
          </table:table-cell>
          <table:table-cell office:value-type="float" office:value="159">
            <text:p>159</text:p>
          </table:table-cell>
          <table:table-cell office:value-type="string">
            <text:p><text:s text:c="3"/>19928 <text:s text:c="3"/>SH <text:s text:c="8"/>SOLE <text:s text:c="14"/>19928 <text:s text:c="6"/>0 <text:s text:c="7"/>0<text:tab/><text:tab/></text:p>
          </table:table-cell>
        </table:table-row>
        <table:table-row table:style-name="ro1">
          <table:table-cell office:value-type="string">
            <text:p>C D I CORP</text:p>
          </table:table-cell>
          <table:table-cell office:value-type="string">
            <text:p><text:s text:c="2"/>COM <text:s text:c="13"/>125071100</text:p>
          </table:table-cell>
          <table:table-cell office:value-type="float" office:value="307">
            <text:p>307</text:p>
          </table:table-cell>
          <table:table-cell office:value-type="string">
            <text:p><text:s text:c="3"/>17134 <text:s text:c="3"/>SH <text:s text:c="8"/>SOLE <text:s text:c="14"/>17134 <text:s text:c="6"/>0 <text:s text:c="7"/>0<text:tab/><text:tab/></text:p>
          </table:table-cell>
        </table:table-row>
        <table:table-row table:style-name="ro1">
          <table:table-cell office:value-type="string">
            <text:p>CADENCE DESIGN SYSTEM INC</text:p>
          </table:table-cell>
          <table:table-cell office:value-type="string">
            <text:p><text:s text:c="2"/>COM <text:s text:c="13"/>127387108</text:p>
          </table:table-cell>
          <table:table-cell office:value-type="float" office:value="2178">
            <text:p>2178</text:p>
          </table:table-cell>
          <table:table-cell office:value-type="string">
            <text:p><text:s text:c="2"/>183953 <text:s text:c="3"/>SH <text:s text:c="8"/>SOLE <text:s text:c="13"/>183953 <text:s text:c="6"/>0 <text:s text:c="7"/>0<text:tab/><text:tab/></text:p>
          </table:table-cell>
        </table:table-row>
        <table:table-row table:style-name="ro1">
          <table:table-cell office:value-type="string">
            <text:p>CELANESE CORP DEL</text:p>
          </table:table-cell>
          <table:table-cell office:value-type="string">
            <text:p><text:s text:c="2"/>COM SER A <text:s text:c="7"/>150870103</text:p>
          </table:table-cell>
          <table:table-cell office:value-type="float" office:value="936">
            <text:p>936</text:p>
          </table:table-cell>
          <table:table-cell office:value-type="string">
            <text:p><text:s text:c="3"/>20277 <text:s text:c="3"/>SH <text:s text:c="8"/>SOLE <text:s text:c="14"/>20277 <text:s text:c="6"/>0 <text:s text:c="7"/>0<text:tab/><text:tab/></text:p>
          </table:table-cell>
        </table:table-row>
        <table:table-row table:style-name="ro1">
          <table:table-cell office:value-type="string">
            <text:p>CAREER EDUCATION CORP</text:p>
          </table:table-cell>
          <table:table-cell office:value-type="string">
            <text:p><text:s text:c="2"/>COM <text:s text:c="13"/>141665109</text:p>
          </table:table-cell>
          <table:table-cell office:value-type="float" office:value="519">
            <text:p>519</text:p>
          </table:table-cell>
          <table:table-cell office:value-type="string">
            <text:p><text:s text:c="3"/>64383 <text:s text:c="3"/>SH <text:s text:c="8"/>SOLE <text:s text:c="14"/>64383 <text:s text:c="6"/>0 <text:s text:c="7"/>0<text:tab/><text:tab/></text:p>
          </table:table-cell>
        </table:table-row>
        <table:table-row table:style-name="ro1">
          <table:table-cell office:value-type="string">
            <text:p>CELGENE CORP</text:p>
          </table:table-cell>
          <table:table-cell office:value-type="string">
            <text:p><text:s text:c="2"/>COM <text:s text:c="13"/>151020104</text:p>
          </table:table-cell>
          <table:table-cell office:value-type="float" office:value="793">
            <text:p>793</text:p>
          </table:table-cell>
          <table:table-cell office:value-type="string">
            <text:p><text:s text:c="3"/>10233 <text:s text:c="3"/>SH <text:s text:c="8"/>SOLE <text:s text:c="14"/>10233 <text:s text:c="6"/>0 <text:s text:c="7"/>0<text:tab/><text:tab/></text:p>
          </table:table-cell>
        </table:table-row>
        <table:table-row table:style-name="ro1">
          <table:table-cell office:value-type="string">
            <text:p>BRIGHTPOINT INC</text:p>
          </table:table-cell>
          <table:table-cell office:value-type="string">
            <text:p><text:s text:c="2"/>COM NEW <text:s text:c="9"/>109473405</text:p>
          </table:table-cell>
          <table:table-cell office:value-type="float" office:value="250">
            <text:p>250</text:p>
          </table:table-cell>
          <table:table-cell office:value-type="string">
            <text:p><text:s text:c="3"/>31031 <text:s text:c="3"/>SH <text:s text:c="8"/>SOLE <text:s text:c="14"/>31031 <text:s text:c="6"/>0 <text:s text:c="7"/>0<text:tab/><text:tab/></text:p>
          </table:table-cell>
        </table:table-row>
        <table:table-row table:style-name="ro1">
          <table:table-cell office:value-type="string">
            <text:p>CENTRAL GARDEN &amp; PET CO</text:p>
          </table:table-cell>
          <table:table-cell office:value-type="string">
            <text:p><text:s text:c="2"/>COM <text:s text:c="13"/>153527106</text:p>
          </table:table-cell>
          <table:table-cell office:value-type="float" office:value="299">
            <text:p>299</text:p>
          </table:table-cell>
          <table:table-cell office:value-type="string">
            <text:p><text:s text:c="3"/>31800 <text:s text:c="3"/>SH <text:s text:c="8"/>SOLE <text:s text:c="14"/>31800 <text:s text:c="6"/>0 <text:s text:c="7"/>0<text:tab/><text:tab/></text:p>
          </table:table-cell>
        </table:table-row>
        <table:table-row table:style-name="ro1">
          <table:table-cell office:value-type="string">
            <text:p>CERNER CORP</text:p>
          </table:table-cell>
          <table:table-cell office:value-type="string">
            <text:p><text:s text:c="2"/>COM <text:s text:c="13"/>156782104</text:p>
          </table:table-cell>
          <table:table-cell office:value-type="float" office:value="1232">
            <text:p>1232</text:p>
          </table:table-cell>
          <table:table-cell office:value-type="string">
            <text:p><text:s text:c="3"/>16176 <text:s text:c="3"/>SH <text:s text:c="8"/>SOLE <text:s text:c="14"/>16176 <text:s text:c="6"/>0 <text:s text:c="7"/>0<text:tab/><text:tab/></text:p>
          </table:table-cell>
        </table:table-row>
        <table:table-row table:style-name="ro1">
          <table:table-cell office:value-type="string">
            <text:p>CF INDS HLDGS INC</text:p>
          </table:table-cell>
          <table:table-cell office:value-type="string">
            <text:p><text:s text:c="2"/>COM <text:s text:c="13"/>125269100</text:p>
          </table:table-cell>
          <table:table-cell office:value-type="float" office:value="826">
            <text:p>826</text:p>
          </table:table-cell>
          <table:table-cell office:value-type="string">
            <text:p><text:s text:c="4"/>4520 <text:s text:c="3"/>SH <text:s text:c="8"/>SOLE <text:s text:c="15"/>4520 <text:s text:c="6"/>0 <text:s text:c="7"/>0<text:tab/><text:tab/></text:p>
          </table:table-cell>
        </table:table-row>
        <table:table-row table:style-name="ro1">
          <table:table-cell office:value-type="string">
            <text:p>CAPITOL FED FINL INC</text:p>
          </table:table-cell>
          <table:table-cell office:value-type="string">
            <text:p><text:s text:c="2"/>COM <text:s text:c="13"/>14057J101</text:p>
          </table:table-cell>
          <table:table-cell office:value-type="float" office:value="321">
            <text:p>321</text:p>
          </table:table-cell>
          <table:table-cell office:value-type="string">
            <text:p><text:s text:c="3"/>27007 <text:s text:c="3"/>SH <text:s text:c="8"/>SOLE <text:s text:c="14"/>27007 <text:s text:c="6"/>0 <text:s text:c="7"/>0<text:tab/><text:tab/></text:p>
          </table:table-cell>
        </table:table-row>
        <table:table-row table:style-name="ro1">
          <table:table-cell office:value-type="string">
            <text:p>CHINA GREEN AGRICULTURE INC</text:p>
          </table:table-cell>
          <table:table-cell office:value-type="string">
            <text:p><text:s text:c="2"/>COM <text:s text:c="13"/>16943W105</text:p>
          </table:table-cell>
          <table:table-cell office:value-type="float" office:value="145">
            <text:p>145</text:p>
          </table:table-cell>
          <table:table-cell office:value-type="string">
            <text:p><text:s text:c="3"/>33680 <text:s text:c="3"/>SH <text:s text:c="8"/>SOLE <text:s text:c="14"/>33680 <text:s text:c="6"/>0 <text:s text:c="7"/>0<text:tab/><text:tab/></text:p>
          </table:table-cell>
        </table:table-row>
        <table:table-row table:style-name="ro1">
          <table:table-cell office:value-type="string">
            <text:p>CONSOLIDATED GRAPHICS INC</text:p>
          </table:table-cell>
          <table:table-cell office:value-type="string">
            <text:p><text:s text:c="2"/>COM <text:s text:c="13"/>209341106</text:p>
          </table:table-cell>
          <table:table-cell office:value-type="float" office:value="433">
            <text:p>433</text:p>
          </table:table-cell>
          <table:table-cell office:value-type="string">
            <text:p><text:s text:c="4"/>9577 <text:s text:c="3"/>SH <text:s text:c="8"/>SOLE <text:s text:c="15"/>9577 <text:s text:c="6"/>0 <text:s text:c="7"/>0<text:tab/><text:tab/></text:p>
          </table:table-cell>
        </table:table-row>
        <table:table-row table:style-name="ro1">
          <table:table-cell office:value-type="string">
            <text:p>CHOICE HOTELS INTL INC</text:p>
          </table:table-cell>
          <table:table-cell office:value-type="string">
            <text:p><text:s text:c="2"/>COM <text:s text:c="13"/>169905106</text:p>
          </table:table-cell>
          <table:table-cell office:value-type="float" office:value="398">
            <text:p>398</text:p>
          </table:table-cell>
          <table:table-cell office:value-type="string">
            <text:p><text:s text:c="3"/>10671 <text:s text:c="3"/>SH <text:s text:c="8"/>SOLE <text:s text:c="14"/>10671 <text:s text:c="6"/>0 <text:s text:c="7"/>0<text:tab/><text:tab/></text:p>
          </table:table-cell>
        </table:table-row>
        <table:table-row table:style-name="ro1">
          <table:table-cell office:value-type="string">
            <text:p>CHESAPEAKE ENERGY CORP</text:p>
          </table:table-cell>
          <table:table-cell office:value-type="string">
            <text:p><text:s text:c="2"/>COM <text:s text:c="13"/>165167107</text:p>
          </table:table-cell>
          <table:table-cell office:value-type="float" office:value="779">
            <text:p>779</text:p>
          </table:table-cell>
          <table:table-cell office:value-type="string">
            <text:p><text:s text:c="3"/>33611 <text:s text:c="3"/>SH <text:s text:c="8"/>SOLE <text:s text:c="14"/>33611 <text:s text:c="6"/>0 <text:s text:c="7"/>0<text:tab/><text:tab/></text:p>
          </table:table-cell>
        </table:table-row>
        <table:table-row table:style-name="ro1">
          <table:table-cell office:value-type="string">
            <text:p>CHEROKEE INC DEL NEW</text:p>
          </table:table-cell>
          <table:table-cell office:value-type="string">
            <text:p><text:s text:c="2"/>COM <text:s text:c="13"/>16444H102</text:p>
          </table:table-cell>
          <table:table-cell office:value-type="float" office:value="335">
            <text:p>335</text:p>
          </table:table-cell>
          <table:table-cell office:value-type="string">
            <text:p><text:s text:c="3"/>29400 <text:s text:c="3"/>SH <text:s text:c="8"/>SOLE <text:s text:c="14"/>29400 <text:s text:c="6"/>0 <text:s text:c="7"/>0<text:tab/><text:tab/></text:p>
          </table:table-cell>
        </table:table-row>
        <table:table-row table:style-name="ro1">
          <table:table-cell office:value-type="string">
            <text:p>CHARMING SHOPPES INC</text:p>
          </table:table-cell>
          <table:table-cell office:value-type="string">
            <text:p><text:s text:c="2"/>COM <text:s text:c="13"/>161133103</text:p>
          </table:table-cell>
          <table:table-cell office:value-type="float" office:value="257">
            <text:p>257</text:p>
          </table:table-cell>
          <table:table-cell office:value-type="string">
            <text:p><text:s text:c="3"/>43608 <text:s text:c="3"/>SH <text:s text:c="8"/>SOLE <text:s text:c="14"/>43608 <text:s text:c="6"/>0 <text:s text:c="7"/>0<text:tab/><text:tab/></text:p>
          </table:table-cell>
        </table:table-row>
        <table:table-row table:style-name="ro1">
          <table:table-cell office:value-type="string">
            <text:p>C H ROBINSON WORLDWIDE INC</text:p>
          </table:table-cell>
          <table:table-cell office:value-type="string">
            <text:p><text:s text:c="2"/>COM NEW <text:s text:c="9"/>12541W209</text:p>
          </table:table-cell>
          <table:table-cell office:value-type="float" office:value="514">
            <text:p>514</text:p>
          </table:table-cell>
          <table:table-cell office:value-type="string">
            <text:p><text:s text:c="4"/>7850 <text:s text:c="3"/>SH <text:s text:c="8"/>SOLE <text:s text:c="15"/>7850 <text:s text:c="6"/>0 <text:s text:c="7"/>0<text:tab/><text:tab/></text:p>
          </table:table-cell>
        </table:table-row>
        <table:table-row table:style-name="ro1">
          <table:table-cell office:value-type="string">
            <text:p>CHICOS FAS INC</text:p>
          </table:table-cell>
          <table:table-cell office:value-type="string">
            <text:p><text:s text:c="2"/>COM <text:s text:c="13"/>168615102</text:p>
          </table:table-cell>
          <table:table-cell office:value-type="float" office:value="386">
            <text:p>386</text:p>
          </table:table-cell>
          <table:table-cell office:value-type="string">
            <text:p><text:s text:c="3"/>25545 <text:s text:c="3"/>SH <text:s text:c="8"/>SOLE <text:s text:c="14"/>25545 <text:s text:c="6"/>0 <text:s text:c="7"/>0<text:tab/><text:tab/></text:p>
          </table:table-cell>
        </table:table-row>
        <table:table-row table:style-name="ro1">
          <table:table-cell office:value-type="string">
            <text:p>CHARTER COMMUNICATIONS INC</text:p>
          </table:table-cell>
          <table:table-cell office:value-type="string">
            <text:p><text:s text:c="2"/>CL A NEW <text:s text:c="8"/>16117M305</text:p>
          </table:table-cell>
          <table:table-cell office:value-type="float" office:value="364">
            <text:p>364</text:p>
          </table:table-cell>
          <table:table-cell office:value-type="string">
            <text:p><text:s text:c="4"/>5738 <text:s text:c="3"/>SH <text:s text:c="8"/>SOLE <text:s text:c="15"/>5738 <text:s text:c="6"/>0 <text:s text:c="7"/>0<text:tab/><text:tab/></text:p>
          </table:table-cell>
        </table:table-row>
        <table:table-row table:style-name="ro1">
          <table:table-cell office:value-type="string">
            <text:p>STAR SCIENTIFIC INC</text:p>
          </table:table-cell>
          <table:table-cell office:value-type="string">
            <text:p><text:s text:c="2"/>COM <text:s text:c="13"/>85517P101</text:p>
          </table:table-cell>
          <table:table-cell office:value-type="float" office:value="181">
            <text:p>181</text:p>
          </table:table-cell>
          <table:table-cell office:value-type="string">
            <text:p><text:s text:c="3"/>55258 <text:s text:c="3"/>SH <text:s text:c="8"/>SOLE <text:s text:c="14"/>55258 <text:s text:c="6"/>0 <text:s text:c="7"/>0<text:tab/><text:tab/></text:p>
          </table:table-cell>
        </table:table-row>
        <table:table-row table:style-name="ro1">
          <table:table-cell office:value-type="string">
            <text:p>CINCINNATI FINL CORP</text:p>
          </table:table-cell>
          <table:table-cell office:value-type="string">
            <text:p><text:s text:c="2"/>COM <text:s text:c="13"/>172062101</text:p>
          </table:table-cell>
          <table:table-cell office:value-type="float" office:value="1589">
            <text:p>1589</text:p>
          </table:table-cell>
          <table:table-cell office:value-type="string">
            <text:p><text:s text:c="3"/>46057 <text:s text:c="3"/>SH <text:s text:c="8"/>SOLE <text:s text:c="14"/>46057 <text:s text:c="6"/>0 <text:s text:c="7"/>0<text:tab/><text:tab/></text:p>
          </table:table-cell>
        </table:table-row>
        <table:table-row table:style-name="ro1">
          <table:table-cell office:value-type="string">
            <text:p>CIT GROUP INC</text:p>
          </table:table-cell>
          <table:table-cell office:value-type="string">
            <text:p><text:s text:c="2"/>COM NEW <text:s text:c="9"/>125581801</text:p>
          </table:table-cell>
          <table:table-cell office:value-type="float" office:value="1667">
            <text:p>1667</text:p>
          </table:table-cell>
          <table:table-cell office:value-type="string">
            <text:p><text:s text:c="3"/>40425 <text:s text:c="3"/>SH <text:s text:c="8"/>SOLE <text:s text:c="14"/>40425 <text:s text:c="6"/>0 <text:s text:c="7"/>0<text:tab/><text:tab/></text:p>
          </table:table-cell>
        </table:table-row>
        <table:table-row table:style-name="ro1">
          <table:table-cell office:value-type="string">
            <text:p>CLICKSOFTWARE TECHNOLOGIES</text:p>
          </table:table-cell>
          <table:table-cell office:value-type="string">
            <text:p><text:s text:c="2"/>ORD <text:s text:c="13"/>M25082104</text:p>
          </table:table-cell>
          <table:table-cell office:value-type="float" office:value="220">
            <text:p>220</text:p>
          </table:table-cell>
          <table:table-cell office:value-type="string">
            <text:p><text:s text:c="3"/>17349 <text:s text:c="3"/>SH <text:s text:c="8"/>SOLE <text:s text:c="14"/>17349 <text:s text:c="6"/>0 <text:s text:c="7"/>0<text:tab/><text:tab/></text:p>
          </table:table-cell>
        </table:table-row>
        <table:table-row table:style-name="ro1">
          <table:table-cell office:value-type="string">
            <text:p>COLGATE PALMOLIVE CO</text:p>
          </table:table-cell>
          <table:table-cell office:value-type="string">
            <text:p><text:s text:c="2"/>COM <text:s text:c="13"/>194162103</text:p>
          </table:table-cell>
          <table:table-cell office:value-type="float" office:value="928">
            <text:p>928</text:p>
          </table:table-cell>
          <table:table-cell office:value-type="string">
            <text:p><text:s text:c="4"/>9489 <text:s text:c="3"/>SH <text:s text:c="8"/>SOLE <text:s text:c="15"/>9489 <text:s text:c="6"/>0 <text:s text:c="7"/>0<text:tab/><text:tab/></text:p>
          </table:table-cell>
        </table:table-row>
        <table:table-row table:style-name="ro1">
          <table:table-cell office:value-type="string">
            <text:p>COLLECTORS UNIVERSE INC</text:p>
          </table:table-cell>
          <table:table-cell office:value-type="string">
            <text:p><text:s text:c="2"/>COM NEW <text:s text:c="9"/>19421R200</text:p>
          </table:table-cell>
          <table:table-cell office:value-type="float" office:value="191">
            <text:p>191</text:p>
          </table:table-cell>
          <table:table-cell office:value-type="string">
            <text:p><text:s text:c="3"/>11097 <text:s text:c="3"/>SH <text:s text:c="8"/>SOLE <text:s text:c="14"/>11097 <text:s text:c="6"/>0 <text:s text:c="7"/>0<text:tab/><text:tab/></text:p>
          </table:table-cell>
        </table:table-row>
        <table:table-row table:style-name="ro1">
          <table:table-cell office:value-type="string">
            <text:p>CLOUD PEAK ENERGY INC</text:p>
          </table:table-cell>
          <table:table-cell office:value-type="string">
            <text:p><text:s text:c="2"/>COM <text:s text:c="13"/>18911Q102</text:p>
          </table:table-cell>
          <table:table-cell office:value-type="float" office:value="447">
            <text:p>447</text:p>
          </table:table-cell>
          <table:table-cell office:value-type="string">
            <text:p><text:s text:c="3"/>28031 <text:s text:c="3"/>SH <text:s text:c="8"/>SOLE <text:s text:c="14"/>28031 <text:s text:c="6"/>0 <text:s text:c="7"/>0<text:tab/><text:tab/></text:p>
          </table:table-cell>
        </table:table-row>
        <table:table-row table:style-name="ro1">
          <table:table-cell office:value-type="string">
            <text:p>CORELOGIC INC</text:p>
          </table:table-cell>
          <table:table-cell office:value-type="string">
            <text:p><text:s text:c="2"/>COM <text:s text:c="13"/>21871D103</text:p>
          </table:table-cell>
          <table:table-cell office:value-type="float" office:value="244">
            <text:p>244</text:p>
          </table:table-cell>
          <table:table-cell office:value-type="string">
            <text:p><text:s text:c="3"/>14953 <text:s text:c="3"/>SH <text:s text:c="8"/>SOLE <text:s text:c="14"/>14953 <text:s text:c="6"/>0 <text:s text:c="7"/>0<text:tab/><text:tab/></text:p>
          </table:table-cell>
        </table:table-row>
        <table:table-row table:style-name="ro1">
          <table:table-cell office:value-type="string">
            <text:p>CLEAN HARBORS INC</text:p>
          </table:table-cell>
          <table:table-cell office:value-type="string">
            <text:p><text:s text:c="2"/>COM <text:s text:c="13"/>184496107</text:p>
          </table:table-cell>
          <table:table-cell office:value-type="float" office:value="557">
            <text:p>557</text:p>
          </table:table-cell>
          <table:table-cell office:value-type="string">
            <text:p><text:s text:c="4"/>8267 <text:s text:c="3"/>SH <text:s text:c="8"/>SOLE <text:s text:c="15"/>8267 <text:s text:c="6"/>0 <text:s text:c="7"/>0<text:tab/><text:tab/></text:p>
          </table:table-cell>
        </table:table-row>
        <table:table-row table:style-name="ro1">
          <table:table-cell office:value-type="string">
            <text:p>MACK CALI RLTY CORP</text:p>
          </table:table-cell>
          <table:table-cell office:value-type="string">
            <text:p><text:s text:c="2"/>COM <text:s text:c="13"/>554489104</text:p>
          </table:table-cell>
          <table:table-cell office:value-type="float" office:value="988">
            <text:p>988</text:p>
          </table:table-cell>
          <table:table-cell office:value-type="string">
            <text:p><text:s text:c="3"/>34291 <text:s text:c="3"/>SH <text:s text:c="8"/>SOLE <text:s text:c="14"/>34291 <text:s text:c="6"/>0 <text:s text:c="7"/>0<text:tab/><text:tab/></text:p>
          </table:table-cell>
        </table:table-row>
        <table:table-row table:style-name="ro1">
          <table:table-cell office:value-type="string">
            <text:p>CONTINENTAL RESOURCES INC</text:p>
          </table:table-cell>
          <table:table-cell office:value-type="string">
            <text:p><text:s text:c="2"/>COM <text:s text:c="13"/>212015101</text:p>
          </table:table-cell>
          <table:table-cell office:value-type="float" office:value="469">
            <text:p>469</text:p>
          </table:table-cell>
          <table:table-cell office:value-type="string">
            <text:p><text:s text:c="4"/>5467 <text:s text:c="3"/>SH <text:s text:c="8"/>SOLE <text:s text:c="15"/>5467 <text:s text:c="6"/>0 <text:s text:c="7"/>0<text:tab/><text:tab/></text:p>
          </table:table-cell>
        </table:table-row>
        <table:table-row table:style-name="ro1">
          <table:table-cell office:value-type="string">
            <text:p>TOWN SPORTS INTL HLDGS INC</text:p>
          </table:table-cell>
          <table:table-cell office:value-type="string">
            <text:p><text:s text:c="2"/>COM <text:s text:c="13"/>89214A102</text:p>
          </table:table-cell>
          <table:table-cell office:value-type="float" office:value="596">
            <text:p>596</text:p>
          </table:table-cell>
          <table:table-cell office:value-type="string">
            <text:p><text:s text:c="3"/>47140 <text:s text:c="3"/>SH <text:s text:c="8"/>SOLE <text:s text:c="14"/>47140 <text:s text:c="6"/>0 <text:s text:c="7"/>0<text:tab/><text:tab/></text:p>
          </table:table-cell>
        </table:table-row>
        <table:table-row table:style-name="ro1">
          <table:table-cell office:value-type="string">
            <text:p>CLOROX CO DEL</text:p>
          </table:table-cell>
          <table:table-cell office:value-type="string">
            <text:p><text:s text:c="2"/>COM <text:s text:c="13"/>189054109</text:p>
          </table:table-cell>
          <table:table-cell office:value-type="float" office:value="934">
            <text:p>934</text:p>
          </table:table-cell>
          <table:table-cell office:value-type="string">
            <text:p><text:s text:c="3"/>13589 <text:s text:c="3"/>SH <text:s text:c="8"/>SOLE <text:s text:c="14"/>13589 <text:s text:c="6"/>0 <text:s text:c="7"/>0<text:tab/><text:tab/></text:p>
          </table:table-cell>
        </table:table-row>
        <table:table-row table:style-name="ro1">
          <table:table-cell office:value-type="string">
            <text:p>COMERICA INC</text:p>
          </table:table-cell>
          <table:table-cell office:value-type="string">
            <text:p><text:s text:c="2"/>COM <text:s text:c="13"/>200340107</text:p>
          </table:table-cell>
          <table:table-cell office:value-type="float" office:value="266">
            <text:p>266</text:p>
          </table:table-cell>
          <table:table-cell office:value-type="string">
            <text:p><text:s text:c="4"/>8227 <text:s text:c="3"/>SH <text:s text:c="8"/>SOLE <text:s text:c="15"/>8227 <text:s text:c="6"/>0 <text:s text:c="7"/>0<text:tab/><text:tab/></text:p>
          </table:table-cell>
        </table:table-row>
        <table:table-row table:style-name="ro1">
          <table:table-cell office:value-type="string">
            <text:p>COMMERCIAL METALS CO</text:p>
          </table:table-cell>
          <table:table-cell office:value-type="string">
            <text:p><text:s text:c="2"/>COM <text:s text:c="13"/>201723103</text:p>
          </table:table-cell>
          <table:table-cell office:value-type="float" office:value="226">
            <text:p>226</text:p>
          </table:table-cell>
          <table:table-cell office:value-type="string">
            <text:p><text:s text:c="3"/>15282 <text:s text:c="3"/>SH <text:s text:c="8"/>SOLE <text:s text:c="14"/>15282 <text:s text:c="6"/>0 <text:s text:c="7"/>0<text:tab/><text:tab/></text:p>
          </table:table-cell>
        </table:table-row>
        <table:table-row table:style-name="ro1">
          <table:table-cell office:value-type="string">
            <text:p>COMCAST CORP NEW</text:p>
          </table:table-cell>
          <table:table-cell office:value-type="string">
            <text:p><text:s text:c="2"/>CL A <text:s text:c="12"/>20030N101</text:p>
          </table:table-cell>
          <table:table-cell office:value-type="float" office:value="321">
            <text:p>321</text:p>
          </table:table-cell>
          <table:table-cell office:value-type="string">
            <text:p><text:s text:c="3"/>10682 <text:s text:c="3"/>SH <text:s text:c="8"/>SOLE <text:s text:c="14"/>10682 <text:s text:c="6"/>0 <text:s text:c="7"/>0<text:tab/><text:tab/></text:p>
          </table:table-cell>
        </table:table-row>
        <table:table-row table:style-name="ro1">
          <table:table-cell office:value-type="string">
            <text:p>COMCAST CORP NEW</text:p>
          </table:table-cell>
          <table:table-cell office:value-type="string">
            <text:p><text:s text:c="2"/>CL A SPL <text:s text:c="8"/>20030N200</text:p>
          </table:table-cell>
          <table:table-cell office:value-type="float" office:value="506">
            <text:p>506</text:p>
          </table:table-cell>
          <table:table-cell office:value-type="string">
            <text:p><text:s text:c="3"/>17158 <text:s text:c="3"/>SH <text:s text:c="8"/>SOLE <text:s text:c="14"/>17158 <text:s text:c="6"/>0 <text:s text:c="7"/>0<text:tab/><text:tab/></text:p>
          </table:table-cell>
        </table:table-row>
        <table:table-row table:style-name="ro1">
          <table:table-cell office:value-type="string">
            <text:p>CUMMINS INC</text:p>
          </table:table-cell>
          <table:table-cell office:value-type="string">
            <text:p><text:s text:c="2"/>COM <text:s text:c="13"/>231021106</text:p>
          </table:table-cell>
          <table:table-cell office:value-type="float" office:value="399">
            <text:p>399</text:p>
          </table:table-cell>
          <table:table-cell office:value-type="string">
            <text:p><text:s text:c="4"/>3327 <text:s text:c="3"/>SH <text:s text:c="8"/>SOLE <text:s text:c="15"/>3327 <text:s text:c="6"/>0 <text:s text:c="7"/>0<text:tab/><text:tab/></text:p>
          </table:table-cell>
        </table:table-row>
        <table:table-row table:style-name="ro1">
          <table:table-cell office:value-type="string">
            <text:p>CANTEL MEDICAL CORP</text:p>
          </table:table-cell>
          <table:table-cell office:value-type="string">
            <text:p><text:s text:c="2"/>COM <text:s text:c="13"/>138098108</text:p>
          </table:table-cell>
          <table:table-cell office:value-type="float" office:value="255">
            <text:p>255</text:p>
          </table:table-cell>
          <table:table-cell office:value-type="string">
            <text:p><text:s text:c="3"/>10150 <text:s text:c="3"/>SH <text:s text:c="8"/>SOLE <text:s text:c="14"/>10150 <text:s text:c="6"/>0 <text:s text:c="7"/>0<text:tab/><text:tab/></text:p>
          </table:table-cell>
        </table:table-row>
        <table:table-row table:style-name="ro1">
          <table:table-cell office:value-type="string">
            <text:p>CAPSTEAD MTG CORP</text:p>
          </table:table-cell>
          <table:table-cell office:value-type="string">
            <text:p><text:s text:c="2"/>COM NO PAR <text:s text:c="6"/>14067E506</text:p>
          </table:table-cell>
          <table:table-cell office:value-type="float" office:value="395">
            <text:p>395</text:p>
          </table:table-cell>
          <table:table-cell office:value-type="string">
            <text:p><text:s text:c="3"/>30105 <text:s text:c="3"/>SH <text:s text:c="8"/>SOLE <text:s text:c="14"/>30105 <text:s text:c="6"/>0 <text:s text:c="7"/>0<text:tab/><text:tab/></text:p>
          </table:table-cell>
        </table:table-row>
        <table:table-row table:style-name="ro1">
          <table:table-cell office:value-type="string">
            <text:p>COMPASS MINERALS INTL INC</text:p>
          </table:table-cell>
          <table:table-cell office:value-type="string">
            <text:p><text:s text:c="2"/>COM <text:s text:c="13"/>20451N101</text:p>
          </table:table-cell>
          <table:table-cell office:value-type="float" office:value="892">
            <text:p>892</text:p>
          </table:table-cell>
          <table:table-cell office:value-type="string">
            <text:p><text:s text:c="3"/>12438 <text:s text:c="3"/>SH <text:s text:c="8"/>SOLE <text:s text:c="14"/>12438 <text:s text:c="6"/>0 <text:s text:c="7"/>0<text:tab/><text:tab/></text:p>
          </table:table-cell>
        </table:table-row>
        <table:table-row table:style-name="ro1">
          <table:table-cell office:value-type="string">
            <text:p>CASUAL MALE RETAIL GRP INC</text:p>
          </table:table-cell>
          <table:table-cell office:value-type="string">
            <text:p><text:s text:c="2"/>COM NEW <text:s text:c="9"/>148711302</text:p>
          </table:table-cell>
          <table:table-cell office:value-type="float" office:value="246">
            <text:p>246</text:p>
          </table:table-cell>
          <table:table-cell office:value-type="string">
            <text:p><text:s text:c="3"/>72869 <text:s text:c="3"/>SH <text:s text:c="8"/>SOLE <text:s text:c="14"/>72869 <text:s text:c="6"/>0 <text:s text:c="7"/>0<text:tab/><text:tab/></text:p>
          </table:table-cell>
        </table:table-row>
        <table:table-row table:style-name="ro1">
          <table:table-cell office:value-type="string">
            <text:p>CENTENE CORP DEL</text:p>
          </table:table-cell>
          <table:table-cell office:value-type="string">
            <text:p><text:s text:c="2"/>COM <text:s text:c="13"/>15135B101</text:p>
          </table:table-cell>
          <table:table-cell office:value-type="float" office:value="213">
            <text:p>213</text:p>
          </table:table-cell>
          <table:table-cell office:value-type="string">
            <text:p><text:s text:c="4"/>4341 <text:s text:c="3"/>SH <text:s text:c="8"/>SOLE <text:s text:c="15"/>4341 <text:s text:c="6"/>0 <text:s text:c="7"/>0<text:tab/><text:tab/></text:p>
          </table:table-cell>
        </table:table-row>
        <table:table-row table:style-name="ro1">
          <table:table-cell office:value-type="string">
            <text:p>CONMED CORP</text:p>
          </table:table-cell>
          <table:table-cell office:value-type="string">
            <text:p><text:s text:c="2"/>COM <text:s text:c="13"/>207410101</text:p>
          </table:table-cell>
          <table:table-cell office:value-type="float" office:value="446">
            <text:p>446</text:p>
          </table:table-cell>
          <table:table-cell office:value-type="string">
            <text:p><text:s text:c="3"/>14900 <text:s text:c="3"/>SH <text:s text:c="8"/>SOLE <text:s text:c="14"/>14900 <text:s text:c="6"/>0 <text:s text:c="7"/>0<text:tab/><text:tab/></text:p>
          </table:table-cell>
        </table:table-row>
        <table:table-row table:style-name="ro1">
          <table:table-cell office:value-type="string">
            <text:p>CNO FINL GROUP INC</text:p>
          </table:table-cell>
          <table:table-cell office:value-type="string">
            <text:p><text:s text:c="2"/>COM <text:s text:c="13"/>12621E103</text:p>
          </table:table-cell>
          <table:table-cell office:value-type="float" office:value="143">
            <text:p>143</text:p>
          </table:table-cell>
          <table:table-cell office:value-type="string">
            <text:p><text:s text:c="3"/>18340 <text:s text:c="3"/>SH <text:s text:c="8"/>SOLE <text:s text:c="14"/>18340 <text:s text:c="6"/>0 <text:s text:c="7"/>0<text:tab/><text:tab/></text:p>
          </table:table-cell>
        </table:table-row>
        <table:table-row table:style-name="ro1">
          <table:table-cell office:value-type="string">
            <text:p>CONCUR TECHNOLOGIES INC</text:p>
          </table:table-cell>
          <table:table-cell office:value-type="string">
            <text:p><text:s text:c="2"/>COM <text:s text:c="13"/>206708109</text:p>
          </table:table-cell>
          <table:table-cell office:value-type="float" office:value="318">
            <text:p>318</text:p>
          </table:table-cell>
          <table:table-cell office:value-type="string">
            <text:p><text:s text:c="4"/>5540 <text:s text:c="3"/>SH <text:s text:c="8"/>SOLE <text:s text:c="15"/>5540 <text:s text:c="6"/>0 <text:s text:c="7"/>0<text:tab/><text:tab/></text:p>
          </table:table-cell>
        </table:table-row>
        <table:table-row table:style-name="ro1">
          <table:table-cell office:value-type="string">
            <text:p>COHEN &amp; STEERS INC</text:p>
          </table:table-cell>
          <table:table-cell office:value-type="string">
            <text:p><text:s text:c="2"/>COM <text:s text:c="13"/>19247A100</text:p>
          </table:table-cell>
          <table:table-cell office:value-type="float" office:value="476">
            <text:p>476</text:p>
          </table:table-cell>
          <table:table-cell office:value-type="string">
            <text:p><text:s text:c="3"/>14916 <text:s text:c="3"/>SH <text:s text:c="8"/>SOLE <text:s text:c="14"/>14916 <text:s text:c="6"/>0 <text:s text:c="7"/>0<text:tab/><text:tab/></text:p>
          </table:table-cell>
        </table:table-row>
        <table:table-row table:style-name="ro1">
          <table:table-cell office:value-type="string">
            <text:p>CON-WAY INC</text:p>
          </table:table-cell>
          <table:table-cell office:value-type="string">
            <text:p><text:s text:c="2"/>COM <text:s text:c="13"/>205944101</text:p>
          </table:table-cell>
          <table:table-cell office:value-type="float" office:value="583">
            <text:p>583</text:p>
          </table:table-cell>
          <table:table-cell office:value-type="string">
            <text:p><text:s text:c="3"/>17863 <text:s text:c="3"/>SH <text:s text:c="8"/>SOLE <text:s text:c="14"/>17863 <text:s text:c="6"/>0 <text:s text:c="7"/>0<text:tab/><text:tab/></text:p>
          </table:table-cell>
        </table:table-row>
        <table:table-row table:style-name="ro1">
          <table:table-cell office:value-type="string">
            <text:p>CORINTHIAN COLLEGES INC</text:p>
          </table:table-cell>
          <table:table-cell office:value-type="string">
            <text:p><text:s text:c="2"/>COM <text:s text:c="13"/>218868107</text:p>
          </table:table-cell>
          <table:table-cell office:value-type="float" office:value="184">
            <text:p>184</text:p>
          </table:table-cell>
          <table:table-cell office:value-type="string">
            <text:p><text:s text:c="3"/>44517 <text:s text:c="3"/>SH <text:s text:c="8"/>SOLE <text:s text:c="14"/>44517 <text:s text:c="6"/>0 <text:s text:c="7"/>0<text:tab/><text:tab/></text:p>
          </table:table-cell>
        </table:table-row>
        <table:table-row table:style-name="ro1">
          <table:table-cell office:value-type="string">
            <text:p>COMPASS DIVERSIFIED HOLDING</text:p>
          </table:table-cell>
          <table:table-cell office:value-type="string">
            <text:p><text:s text:c="2"/>SH BEN INT <text:s text:c="6"/>20451Q104</text:p>
          </table:table-cell>
          <table:table-cell office:value-type="float" office:value="228">
            <text:p>228</text:p>
          </table:table-cell>
          <table:table-cell office:value-type="string">
            <text:p><text:s text:c="3"/>15400 <text:s text:c="3"/>SH <text:s text:c="8"/>SOLE <text:s text:c="14"/>15400 <text:s text:c="6"/>0 <text:s text:c="7"/>0<text:tab/><text:tab/></text:p>
          </table:table-cell>
        </table:table-row>
        <table:table-row table:style-name="ro1">
          <table:table-cell office:value-type="string">
            <text:p>CAPITAL ONE FINL CORP</text:p>
          </table:table-cell>
          <table:table-cell office:value-type="string">
            <text:p><text:s text:c="2"/>COM <text:s text:c="13"/>14040H105</text:p>
          </table:table-cell>
          <table:table-cell office:value-type="float" office:value="410">
            <text:p>410</text:p>
          </table:table-cell>
          <table:table-cell office:value-type="string">
            <text:p><text:s text:c="4"/>7349 <text:s text:c="3"/>SH <text:s text:c="8"/>SOLE <text:s text:c="15"/>7349 <text:s text:c="6"/>0 <text:s text:c="7"/>0<text:tab/><text:tab/></text:p>
          </table:table-cell>
        </table:table-row>
        <table:table-row table:style-name="ro1">
          <table:table-cell office:value-type="string">
            <text:p>CABOT OIL &amp; GAS CORP</text:p>
          </table:table-cell>
          <table:table-cell office:value-type="string">
            <text:p><text:s text:c="2"/>COM <text:s text:c="13"/>127097103</text:p>
          </table:table-cell>
          <table:table-cell office:value-type="float" office:value="780">
            <text:p>780</text:p>
          </table:table-cell>
          <table:table-cell office:value-type="string">
            <text:p><text:s text:c="3"/>25027 <text:s text:c="3"/>SH <text:s text:c="8"/>SOLE <text:s text:c="14"/>25027 <text:s text:c="6"/>0 <text:s text:c="7"/>0<text:tab/><text:tab/></text:p>
          </table:table-cell>
        </table:table-row>
        <table:table-row table:style-name="ro1">
          <table:table-cell office:value-type="string">
            <text:p>COGO GROUP INC</text:p>
          </table:table-cell>
          <table:table-cell office:value-type="string">
            <text:p><text:s text:c="2"/>ORD SHS <text:s text:c="9"/>G22538105</text:p>
          </table:table-cell>
          <table:table-cell office:value-type="float" office:value="74">
            <text:p>74</text:p>
          </table:table-cell>
          <table:table-cell office:value-type="string">
            <text:p><text:s text:c="3"/>27075 <text:s text:c="3"/>SH <text:s text:c="8"/>SOLE <text:s text:c="14"/>27075 <text:s text:c="6"/>0 <text:s text:c="7"/>0<text:tab/><text:tab/></text:p>
          </table:table-cell>
        </table:table-row>
        <table:table-row table:style-name="ro1">
          <table:table-cell office:value-type="string">
            <text:p>COACH INC</text:p>
          </table:table-cell>
          <table:table-cell office:value-type="string">
            <text:p><text:s text:c="2"/>COM <text:s text:c="13"/>189754104</text:p>
          </table:table-cell>
          <table:table-cell office:value-type="float" office:value="2614">
            <text:p>2614</text:p>
          </table:table-cell>
          <table:table-cell office:value-type="string">
            <text:p><text:s text:c="3"/>33827 <text:s text:c="3"/>SH <text:s text:c="8"/>SOLE <text:s text:c="14"/>33827 <text:s text:c="6"/>0 <text:s text:c="7"/>0<text:tab/><text:tab/></text:p>
          </table:table-cell>
        </table:table-row>
        <table:table-row table:style-name="ro1">
          <table:table-cell office:value-type="string">
            <text:p>ROCKWELL COLLINS INC</text:p>
          </table:table-cell>
          <table:table-cell office:value-type="string">
            <text:p><text:s text:c="2"/>COM <text:s text:c="13"/>774341101</text:p>
          </table:table-cell>
          <table:table-cell office:value-type="float" office:value="791">
            <text:p>791</text:p>
          </table:table-cell>
          <table:table-cell office:value-type="string">
            <text:p><text:s text:c="3"/>13748 <text:s text:c="3"/>SH <text:s text:c="8"/>SOLE <text:s text:c="14"/>13748 <text:s text:c="6"/>0 <text:s text:c="7"/>0<text:tab/><text:tab/></text:p>
          </table:table-cell>
        </table:table-row>
        <table:table-row table:style-name="ro1">
          <table:table-cell office:value-type="string">
            <text:p>COOPER COS INC</text:p>
          </table:table-cell>
          <table:table-cell office:value-type="string">
            <text:p><text:s text:c="2"/>COM NEW <text:s text:c="9"/>216648402</text:p>
          </table:table-cell>
          <table:table-cell office:value-type="float" office:value="1015">
            <text:p>1015</text:p>
          </table:table-cell>
          <table:table-cell office:value-type="string">
            <text:p><text:s text:c="3"/>12422 <text:s text:c="3"/>SH <text:s text:c="8"/>SOLE <text:s text:c="14"/>12422 <text:s text:c="6"/>0 <text:s text:c="7"/>0<text:tab/><text:tab/></text:p>
          </table:table-cell>
        </table:table-row>
        <table:table-row table:style-name="ro1">
          <table:table-cell office:value-type="string">
            <text:p>MAJESCO ENTERTAINMENT CO</text:p>
          </table:table-cell>
          <table:table-cell office:value-type="string">
            <text:p><text:s text:c="2"/>COM NEW <text:s text:c="9"/>560690208</text:p>
          </table:table-cell>
          <table:table-cell office:value-type="float" office:value="661">
            <text:p>661</text:p>
          </table:table-cell>
          <table:table-cell office:value-type="string">
            <text:p><text:s text:c="2"/>267031 <text:s text:c="3"/>SH <text:s text:c="8"/>SOLE <text:s text:c="13"/>267031 <text:s text:c="6"/>0 <text:s text:c="7"/>0<text:tab/><text:tab/></text:p>
          </table:table-cell>
        </table:table-row>
        <table:table-row table:style-name="ro1">
          <table:table-cell office:value-type="string">
            <text:p>CORESITE RLTY CORP</text:p>
          </table:table-cell>
          <table:table-cell office:value-type="string">
            <text:p><text:s text:c="2"/>COM <text:s text:c="13"/>21870Q105</text:p>
          </table:table-cell>
          <table:table-cell office:value-type="float" office:value="247">
            <text:p>247</text:p>
          </table:table-cell>
          <table:table-cell office:value-type="string">
            <text:p><text:s text:c="3"/>10477 <text:s text:c="3"/>SH <text:s text:c="8"/>SOLE <text:s text:c="14"/>10477 <text:s text:c="6"/>0 <text:s text:c="7"/>0<text:tab/><text:tab/></text:p>
          </table:table-cell>
        </table:table-row>
        <table:table-row table:style-name="ro1">
          <table:table-cell office:value-type="string">
            <text:p>COSTCO WHSL CORP NEW</text:p>
          </table:table-cell>
          <table:table-cell office:value-type="string">
            <text:p><text:s text:c="2"/>COM <text:s text:c="13"/>22160K105</text:p>
          </table:table-cell>
          <table:table-cell office:value-type="float" office:value="251">
            <text:p>251</text:p>
          </table:table-cell>
          <table:table-cell office:value-type="string">
            <text:p><text:s text:c="4"/>2761 <text:s text:c="3"/>SH <text:s text:c="8"/>SOLE <text:s text:c="15"/>2761 <text:s text:c="6"/>0 <text:s text:c="7"/>0<text:tab/><text:tab/></text:p>
          </table:table-cell>
        </table:table-row>
        <table:table-row table:style-name="ro1">
          <table:table-cell office:value-type="string">
            <text:p>CALLON PETE CO DEL</text:p>
          </table:table-cell>
          <table:table-cell office:value-type="string">
            <text:p><text:s text:c="2"/>COM <text:s text:c="13"/>13123X102</text:p>
          </table:table-cell>
          <table:table-cell office:value-type="float" office:value="413">
            <text:p>413</text:p>
          </table:table-cell>
          <table:table-cell office:value-type="string">
            <text:p><text:s text:c="3"/>65700 <text:s text:c="3"/>SH <text:s text:c="8"/>SOLE <text:s text:c="14"/>65700 <text:s text:c="6"/>0 <text:s text:c="7"/>0<text:tab/><text:tab/></text:p>
          </table:table-cell>
        </table:table-row>
        <table:table-row table:style-name="ro1">
          <table:table-cell office:value-type="string">
            <text:p>CEPHEID</text:p>
          </table:table-cell>
          <table:table-cell office:value-type="string">
            <text:p><text:s text:c="2"/>COM <text:s text:c="13"/>15670R107</text:p>
          </table:table-cell>
          <table:table-cell office:value-type="float" office:value="443">
            <text:p>443</text:p>
          </table:table-cell>
          <table:table-cell office:value-type="string">
            <text:p><text:s text:c="3"/>10596 <text:s text:c="3"/>SH <text:s text:c="8"/>SOLE <text:s text:c="14"/>10596 <text:s text:c="6"/>0 <text:s text:c="7"/>0<text:tab/><text:tab/></text:p>
          </table:table-cell>
        </table:table-row>
        <table:table-row table:style-name="ro1">
          <table:table-cell office:value-type="string">
            <text:p>CUMBERLAND PHARMACEUTICALS</text:p>
          </table:table-cell>
          <table:table-cell office:value-type="string">
            <text:p><text:s text:c="2"/>COM <text:s text:c="13"/>230770109</text:p>
          </table:table-cell>
          <table:table-cell office:value-type="float" office:value="188">
            <text:p>188</text:p>
          </table:table-cell>
          <table:table-cell office:value-type="string">
            <text:p><text:s text:c="3"/>25123 <text:s text:c="3"/>SH <text:s text:c="8"/>SOLE <text:s text:c="14"/>25123 <text:s text:c="6"/>0 <text:s text:c="7"/>0<text:tab/><text:tab/></text:p>
          </table:table-cell>
        </table:table-row>
        <table:table-row table:style-name="ro1">
          <table:table-cell office:value-type="string">
            <text:p>CAPELLA EDUCATION COMPANY</text:p>
          </table:table-cell>
          <table:table-cell office:value-type="string">
            <text:p><text:s text:c="2"/>COM <text:s text:c="13"/>139594105</text:p>
          </table:table-cell>
          <table:table-cell office:value-type="float" office:value="470">
            <text:p>470</text:p>
          </table:table-cell>
          <table:table-cell office:value-type="string">
            <text:p><text:s text:c="3"/>13054 <text:s text:c="3"/>SH <text:s text:c="8"/>SOLE <text:s text:c="14"/>13054 <text:s text:c="6"/>0 <text:s text:c="7"/>0<text:tab/><text:tab/></text:p>
          </table:table-cell>
        </table:table-row>
        <table:table-row table:style-name="ro1">
          <table:table-cell office:value-type="string">
            <text:p>COMPUTER PROGRAMS &amp; SYS INC</text:p>
          </table:table-cell>
          <table:table-cell office:value-type="string">
            <text:p><text:s text:c="2"/>COM <text:s text:c="13"/>205306103</text:p>
          </table:table-cell>
          <table:table-cell office:value-type="float" office:value="730">
            <text:p>730</text:p>
          </table:table-cell>
          <table:table-cell office:value-type="string">
            <text:p><text:s text:c="3"/>12899 <text:s text:c="3"/>SH <text:s text:c="8"/>SOLE <text:s text:c="14"/>12899 <text:s text:c="6"/>0 <text:s text:c="7"/>0<text:tab/><text:tab/></text:p>
          </table:table-cell>
        </table:table-row>
        <table:table-row table:style-name="ro1">
          <table:table-cell office:value-type="string">
            <text:p>CAMDEN PPTY TR</text:p>
          </table:table-cell>
          <table:table-cell office:value-type="string">
            <text:p><text:s text:c="2"/>SH BEN INT <text:s text:c="6"/>133131102</text:p>
          </table:table-cell>
          <table:table-cell office:value-type="float" office:value="441">
            <text:p>441</text:p>
          </table:table-cell>
          <table:table-cell office:value-type="string">
            <text:p><text:s text:c="4"/>6714 <text:s text:c="3"/>SH <text:s text:c="8"/>SOLE <text:s text:c="15"/>6714 <text:s text:c="6"/>0 <text:s text:c="7"/>0<text:tab/><text:tab/></text:p>
          </table:table-cell>
        </table:table-row>
        <table:table-row table:style-name="ro1">
          <table:table-cell office:value-type="string">
            <text:p>COST PLUS INC CALIF</text:p>
          </table:table-cell>
          <table:table-cell office:value-type="string">
            <text:p><text:s text:c="2"/>COM <text:s text:c="13"/>221485105</text:p>
          </table:table-cell>
          <table:table-cell office:value-type="float" office:value="537">
            <text:p>537</text:p>
          </table:table-cell>
          <table:table-cell office:value-type="string">
            <text:p><text:s text:c="3"/>29983 <text:s text:c="3"/>SH <text:s text:c="8"/>SOLE <text:s text:c="14"/>29983 <text:s text:c="6"/>0 <text:s text:c="7"/>0<text:tab/><text:tab/></text:p>
          </table:table-cell>
        </table:table-row>
        <table:table-row table:style-name="ro1">
          <table:table-cell office:value-type="string">
            <text:p>COMPUWARE CORP</text:p>
          </table:table-cell>
          <table:table-cell office:value-type="string">
            <text:p><text:s text:c="2"/>COM <text:s text:c="13"/>205638109</text:p>
          </table:table-cell>
          <table:table-cell office:value-type="float" office:value="203">
            <text:p>203</text:p>
          </table:table-cell>
          <table:table-cell office:value-type="string">
            <text:p><text:s text:c="3"/>22057 <text:s text:c="3"/>SH <text:s text:c="8"/>SOLE <text:s text:c="14"/>22057 <text:s text:c="6"/>0 <text:s text:c="7"/>0<text:tab/><text:tab/></text:p>
          </table:table-cell>
        </table:table-row>
        <table:table-row table:style-name="ro1">
          <table:table-cell office:value-type="string">
            <text:p>CHIQUITA BRANDS INTL INC</text:p>
          </table:table-cell>
          <table:table-cell office:value-type="string">
            <text:p><text:s text:c="2"/>COM <text:s text:c="13"/>170032809</text:p>
          </table:table-cell>
          <table:table-cell office:value-type="float" office:value="142">
            <text:p>142</text:p>
          </table:table-cell>
          <table:table-cell office:value-type="string">
            <text:p><text:s text:c="3"/>16100 <text:s text:c="3"/>SH <text:s text:c="8"/>SOLE <text:s text:c="14"/>16100 <text:s text:c="6"/>0 <text:s text:c="7"/>0<text:tab/><text:tab/></text:p>
          </table:table-cell>
        </table:table-row>
        <table:table-row table:style-name="ro1">
          <table:table-cell office:value-type="string">
            <text:p>CRANE CO</text:p>
          </table:table-cell>
          <table:table-cell office:value-type="string">
            <text:p><text:s text:c="2"/>COM <text:s text:c="13"/>224399105</text:p>
          </table:table-cell>
          <table:table-cell office:value-type="float" office:value="211">
            <text:p>211</text:p>
          </table:table-cell>
          <table:table-cell office:value-type="string">
            <text:p><text:s text:c="4"/>4360 <text:s text:c="3"/>SH <text:s text:c="8"/>SOLE <text:s text:c="15"/>4360 <text:s text:c="6"/>0 <text:s text:c="7"/>0<text:tab/><text:tab/></text:p>
          </table:table-cell>
        </table:table-row>
        <table:table-row table:style-name="ro1">
          <table:table-cell office:value-type="string">
            <text:p>CITIZENS REPUBLIC BANCORP I</text:p>
          </table:table-cell>
          <table:table-cell office:value-type="string">
            <text:p><text:s text:c="2"/>COM NEW <text:s text:c="9"/>174420307</text:p>
          </table:table-cell>
          <table:table-cell office:value-type="float" office:value="477">
            <text:p>477</text:p>
          </table:table-cell>
          <table:table-cell office:value-type="string">
            <text:p><text:s text:c="3"/>30600 <text:s text:c="3"/>SH <text:s text:c="8"/>SOLE <text:s text:c="14"/>30600 <text:s text:c="6"/>0 <text:s text:c="7"/>0<text:tab/><text:tab/></text:p>
          </table:table-cell>
        </table:table-row>
        <table:table-row table:style-name="ro1">
          <table:table-cell office:value-type="string">
            <text:p>CRAWFORD &amp; CO</text:p>
          </table:table-cell>
          <table:table-cell office:value-type="string">
            <text:p><text:s text:c="2"/>CL B <text:s text:c="12"/>224633107</text:p>
          </table:table-cell>
          <table:table-cell office:value-type="float" office:value="267">
            <text:p>267</text:p>
          </table:table-cell>
          <table:table-cell office:value-type="string">
            <text:p><text:s text:c="3"/>54573 <text:s text:c="3"/>SH <text:s text:c="8"/>SOLE <text:s text:c="14"/>54573 <text:s text:c="6"/>0 <text:s text:c="7"/>0<text:tab/><text:tab/></text:p>
          </table:table-cell>
        </table:table-row>
        <table:table-row table:style-name="ro1">
          <table:table-cell office:value-type="string">
            <text:p>CARTER INC</text:p>
          </table:table-cell>
          <table:table-cell office:value-type="string">
            <text:p><text:s text:c="2"/>COM <text:s text:c="13"/>146229109</text:p>
          </table:table-cell>
          <table:table-cell office:value-type="float" office:value="311">
            <text:p>311</text:p>
          </table:table-cell>
          <table:table-cell office:value-type="string">
            <text:p><text:s text:c="4"/>6245 <text:s text:c="3"/>SH <text:s text:c="8"/>SOLE <text:s text:c="15"/>6245 <text:s text:c="6"/>0 <text:s text:c="7"/>0<text:tab/><text:tab/></text:p>
          </table:table-cell>
        </table:table-row>
        <table:table-row table:style-name="ro1">
          <table:table-cell office:value-type="string">
            <text:p>CHARLES RIV LABS INTL INC</text:p>
          </table:table-cell>
          <table:table-cell office:value-type="string">
            <text:p><text:s text:c="2"/>COM <text:s text:c="13"/>159864107</text:p>
          </table:table-cell>
          <table:table-cell office:value-type="float" office:value="1651">
            <text:p>1651</text:p>
          </table:table-cell>
          <table:table-cell office:value-type="string">
            <text:p><text:s text:c="3"/>45737 <text:s text:c="3"/>SH <text:s text:c="8"/>SOLE <text:s text:c="14"/>45737 <text:s text:c="6"/>0 <text:s text:c="7"/>0<text:tab/><text:tab/></text:p>
          </table:table-cell>
        </table:table-row>
        <table:table-row table:style-name="ro1">
          <table:table-cell office:value-type="string">
            <text:p>CROCS INC</text:p>
          </table:table-cell>
          <table:table-cell office:value-type="string">
            <text:p><text:s text:c="2"/>COM <text:s text:c="13"/>227046109</text:p>
          </table:table-cell>
          <table:table-cell office:value-type="float" office:value="586">
            <text:p>586</text:p>
          </table:table-cell>
          <table:table-cell office:value-type="string">
            <text:p><text:s text:c="3"/>28023 <text:s text:c="3"/>SH <text:s text:c="8"/>SOLE <text:s text:c="14"/>28023 <text:s text:c="6"/>0 <text:s text:c="7"/>0<text:tab/><text:tab/></text:p>
          </table:table-cell>
        </table:table-row>
        <table:table-row table:style-name="ro1">
          <table:table-cell office:value-type="string">
            <text:p>CARPENTER TECHNOLOGY CORP</text:p>
          </table:table-cell>
          <table:table-cell office:value-type="string">
            <text:p><text:s text:c="2"/>COM <text:s text:c="13"/>144285103</text:p>
          </table:table-cell>
          <table:table-cell office:value-type="float" office:value="342">
            <text:p>342</text:p>
          </table:table-cell>
          <table:table-cell office:value-type="string">
            <text:p><text:s text:c="4"/>6541 <text:s text:c="3"/>SH <text:s text:c="8"/>SOLE <text:s text:c="15"/>6541 <text:s text:c="6"/>0 <text:s text:c="7"/>0<text:tab/><text:tab/></text:p>
          </table:table-cell>
        </table:table-row>
        <table:table-row table:style-name="ro1">
          <table:table-cell office:value-type="string">
            <text:p>CORNERSTONE THERAPEUTICS IN</text:p>
          </table:table-cell>
          <table:table-cell office:value-type="string">
            <text:p><text:s text:c="2"/>COM <text:s text:c="13"/>21924P103</text:p>
          </table:table-cell>
          <table:table-cell office:value-type="float" office:value="125">
            <text:p>125</text:p>
          </table:table-cell>
          <table:table-cell office:value-type="string">
            <text:p><text:s text:c="3"/>21000 <text:s text:c="3"/>SH <text:s text:c="8"/>SOLE <text:s text:c="14"/>21000 <text:s text:c="6"/>0 <text:s text:c="7"/>0<text:tab/><text:tab/></text:p>
          </table:table-cell>
        </table:table-row>
        <table:table-row table:style-name="ro1">
          <table:table-cell office:value-type="string">
            <text:p>COMPUTER SCIENCES CORP</text:p>
          </table:table-cell>
          <table:table-cell office:value-type="string">
            <text:p><text:s text:c="2"/>COM <text:s text:c="13"/>205363104</text:p>
          </table:table-cell>
          <table:table-cell office:value-type="float" office:value="1334">
            <text:p>1334</text:p>
          </table:table-cell>
          <table:table-cell office:value-type="string">
            <text:p><text:s text:c="3"/>44556 <text:s text:c="3"/>SH <text:s text:c="8"/>SOLE <text:s text:c="14"/>44556 <text:s text:c="6"/>0 <text:s text:c="7"/>0<text:tab/><text:tab/></text:p>
          </table:table-cell>
        </table:table-row>
        <table:table-row table:style-name="ro1">
          <table:table-cell office:value-type="string">
            <text:p>CAPITALSOURCE INC</text:p>
          </table:table-cell>
          <table:table-cell office:value-type="string">
            <text:p><text:s text:c="2"/>COM <text:s text:c="13"/>14055X102</text:p>
          </table:table-cell>
          <table:table-cell office:value-type="float" office:value="936">
            <text:p>936</text:p>
          </table:table-cell>
          <table:table-cell office:value-type="string">
            <text:p><text:s text:c="2"/>141834 <text:s text:c="3"/>SH <text:s text:c="8"/>SOLE <text:s text:c="13"/>141834 <text:s text:c="6"/>0 <text:s text:c="7"/>0<text:tab/><text:tab/></text:p>
          </table:table-cell>
        </table:table-row>
        <table:table-row table:style-name="ro1">
          <table:table-cell office:value-type="string">
            <text:p>CSG SYS INTL INC</text:p>
          </table:table-cell>
          <table:table-cell office:value-type="string">
            <text:p><text:s text:c="2"/>COM <text:s text:c="13"/>126349109</text:p>
          </table:table-cell>
          <table:table-cell office:value-type="float" office:value="386">
            <text:p>386</text:p>
          </table:table-cell>
          <table:table-cell office:value-type="string">
            <text:p><text:s text:c="3"/>25500 <text:s text:c="3"/>SH <text:s text:c="8"/>SOLE <text:s text:c="14"/>25500 <text:s text:c="6"/>0 <text:s text:c="7"/>0<text:tab/><text:tab/></text:p>
          </table:table-cell>
        </table:table-row>
        <table:table-row table:style-name="ro1">
          <table:table-cell office:value-type="string">
            <text:p>CASH AMER INTL INC</text:p>
          </table:table-cell>
          <table:table-cell office:value-type="string">
            <text:p><text:s text:c="2"/>COM <text:s text:c="13"/>14754D100</text:p>
          </table:table-cell>
          <table:table-cell office:value-type="float" office:value="435">
            <text:p>435</text:p>
          </table:table-cell>
          <table:table-cell office:value-type="string">
            <text:p><text:s text:c="4"/>9067 <text:s text:c="3"/>SH <text:s text:c="8"/>SOLE <text:s text:c="15"/>9067 <text:s text:c="6"/>0 <text:s text:c="7"/>0<text:tab/><text:tab/></text:p>
          </table:table-cell>
        </table:table-row>
        <table:table-row table:style-name="ro1">
          <table:table-cell office:value-type="string">
            <text:p>CANADIAN SOLAR INC</text:p>
          </table:table-cell>
          <table:table-cell office:value-type="string">
            <text:p><text:s text:c="2"/>COM <text:s text:c="13"/>136635109</text:p>
          </table:table-cell>
          <table:table-cell office:value-type="float" office:value="110">
            <text:p>110</text:p>
          </table:table-cell>
          <table:table-cell office:value-type="string">
            <text:p><text:s text:c="3"/>34602 <text:s text:c="3"/>SH <text:s text:c="8"/>SOLE <text:s text:c="14"/>34602 <text:s text:c="6"/>0 <text:s text:c="7"/>0<text:tab/><text:tab/></text:p>
          </table:table-cell>
        </table:table-row>
        <table:table-row table:style-name="ro1">
          <table:table-cell office:value-type="string">
            <text:p>CSS INDS INC</text:p>
          </table:table-cell>
          <table:table-cell office:value-type="string">
            <text:p><text:s text:c="2"/>COM <text:s text:c="13"/>125906107</text:p>
          </table:table-cell>
          <table:table-cell office:value-type="float" office:value="304">
            <text:p>304</text:p>
          </table:table-cell>
          <table:table-cell office:value-type="string">
            <text:p><text:s text:c="3"/>15624 <text:s text:c="3"/>SH <text:s text:c="8"/>SOLE <text:s text:c="14"/>15624 <text:s text:c="6"/>0 <text:s text:c="7"/>0<text:tab/><text:tab/></text:p>
          </table:table-cell>
        </table:table-row>
        <table:table-row table:style-name="ro1">
          <table:table-cell office:value-type="string">
            <text:p>CINTAS CORP</text:p>
          </table:table-cell>
          <table:table-cell office:value-type="string">
            <text:p><text:s text:c="2"/>COM <text:s text:c="13"/>172908105</text:p>
          </table:table-cell>
          <table:table-cell office:value-type="float" office:value="728">
            <text:p>728</text:p>
          </table:table-cell>
          <table:table-cell office:value-type="string">
            <text:p><text:s text:c="3"/>18619 <text:s text:c="3"/>SH <text:s text:c="8"/>SOLE <text:s text:c="14"/>18619 <text:s text:c="6"/>0 <text:s text:c="7"/>0<text:tab/><text:tab/></text:p>
          </table:table-cell>
        </table:table-row>
        <table:table-row table:style-name="ro1">
          <table:table-cell office:value-type="string">
            <text:p>COMPUTER TASK GROUP INC</text:p>
          </table:table-cell>
          <table:table-cell office:value-type="string">
            <text:p><text:s text:c="2"/>COM <text:s text:c="13"/>205477102</text:p>
          </table:table-cell>
          <table:table-cell office:value-type="float" office:value="292">
            <text:p>292</text:p>
          </table:table-cell>
          <table:table-cell office:value-type="string">
            <text:p><text:s text:c="3"/>19029 <text:s text:c="3"/>SH <text:s text:c="8"/>SOLE <text:s text:c="14"/>19029 <text:s text:c="6"/>0 <text:s text:c="7"/>0<text:tab/><text:tab/></text:p>
          </table:table-cell>
        </table:table-row>
        <table:table-row table:style-name="ro1">
          <table:table-cell office:value-type="string">
            <text:p>CTS CORP</text:p>
          </table:table-cell>
          <table:table-cell office:value-type="string">
            <text:p><text:s text:c="2"/>COM <text:s text:c="13"/>126501105</text:p>
          </table:table-cell>
          <table:table-cell office:value-type="float" office:value="212">
            <text:p>212</text:p>
          </table:table-cell>
          <table:table-cell office:value-type="string">
            <text:p><text:s text:c="3"/>20186 <text:s text:c="3"/>SH <text:s text:c="8"/>SOLE <text:s text:c="14"/>20186 <text:s text:c="6"/>0 <text:s text:c="7"/>0<text:tab/><text:tab/></text:p>
          </table:table-cell>
        </table:table-row>
        <table:table-row table:style-name="ro1">
          <table:table-cell office:value-type="string">
            <text:p>COGNIZANT TECHNOLOGY SOLUTI</text:p>
          </table:table-cell>
          <table:table-cell office:value-type="string">
            <text:p><text:s text:c="2"/>CL A <text:s text:c="12"/>192446102</text:p>
          </table:table-cell>
          <table:table-cell office:value-type="float" office:value="272">
            <text:p>272</text:p>
          </table:table-cell>
          <table:table-cell office:value-type="string">
            <text:p><text:s text:c="4"/>3532 <text:s text:c="3"/>SH <text:s text:c="8"/>SOLE <text:s text:c="15"/>3532 <text:s text:c="6"/>0 <text:s text:c="7"/>0<text:tab/><text:tab/></text:p>
          </table:table-cell>
        </table:table-row>
        <table:table-row table:style-name="ro1">
          <table:table-cell office:value-type="string">
            <text:p>CITRIX SYS INC</text:p>
          </table:table-cell>
          <table:table-cell office:value-type="string">
            <text:p><text:s text:c="2"/>COM <text:s text:c="13"/>177376100</text:p>
          </table:table-cell>
          <table:table-cell office:value-type="float" office:value="533">
            <text:p>533</text:p>
          </table:table-cell>
          <table:table-cell office:value-type="string">
            <text:p><text:s text:c="4"/>6753 <text:s text:c="3"/>SH <text:s text:c="8"/>SOLE <text:s text:c="15"/>6753 <text:s text:c="6"/>0 <text:s text:c="7"/>0<text:tab/><text:tab/></text:p>
          </table:table-cell>
        </table:table-row>
        <table:table-row table:style-name="ro1">
          <table:table-cell office:value-type="string">
            <text:p>COUSINS PPTYS INC</text:p>
          </table:table-cell>
          <table:table-cell office:value-type="string">
            <text:p><text:s text:c="2"/>COM <text:s text:c="13"/>222795106</text:p>
          </table:table-cell>
          <table:table-cell office:value-type="float" office:value="180">
            <text:p>180</text:p>
          </table:table-cell>
          <table:table-cell office:value-type="string">
            <text:p><text:s text:c="3"/>23744 <text:s text:c="3"/>SH <text:s text:c="8"/>SOLE <text:s text:c="14"/>23744 <text:s text:c="6"/>0 <text:s text:c="7"/>0<text:tab/><text:tab/></text:p>
          </table:table-cell>
        </table:table-row>
        <table:table-row table:style-name="ro1">
          <table:table-cell office:value-type="string">
            <text:p>COVANTA HLDG CORP</text:p>
          </table:table-cell>
          <table:table-cell office:value-type="string">
            <text:p><text:s text:c="2"/>COM <text:s text:c="13"/>22282E102</text:p>
          </table:table-cell>
          <table:table-cell office:value-type="float" office:value="363">
            <text:p>363</text:p>
          </table:table-cell>
          <table:table-cell office:value-type="string">
            <text:p><text:s text:c="3"/>22345 <text:s text:c="3"/>SH <text:s text:c="8"/>SOLE <text:s text:c="14"/>22345 <text:s text:c="6"/>0 <text:s text:c="7"/>0<text:tab/><text:tab/></text:p>
          </table:table-cell>
        </table:table-row>
        <table:table-row table:style-name="ro1">
          <table:table-cell office:value-type="string">
            <text:p>CVB FINL CORP</text:p>
          </table:table-cell>
          <table:table-cell office:value-type="string">
            <text:p><text:s text:c="2"/>COM <text:s text:c="13"/>126600105</text:p>
          </table:table-cell>
          <table:table-cell office:value-type="float" office:value="220">
            <text:p>220</text:p>
          </table:table-cell>
          <table:table-cell office:value-type="string">
            <text:p><text:s text:c="3"/>18746 <text:s text:c="3"/>SH <text:s text:c="8"/>SOLE <text:s text:c="14"/>18746 <text:s text:c="6"/>0 <text:s text:c="7"/>0<text:tab/><text:tab/></text:p>
          </table:table-cell>
        </table:table-row>
        <table:table-row table:style-name="ro1">
          <table:table-cell office:value-type="string">
            <text:p>CABLEVISION SYS CORP</text:p>
          </table:table-cell>
          <table:table-cell office:value-type="string">
            <text:p><text:s text:c="2"/>CL A NY CABLVS <text:s text:c="2"/>12686C109</text:p>
          </table:table-cell>
          <table:table-cell office:value-type="float" office:value="159">
            <text:p>159</text:p>
          </table:table-cell>
          <table:table-cell office:value-type="string">
            <text:p><text:s text:c="3"/>10863 <text:s text:c="3"/>SH <text:s text:c="8"/>SOLE <text:s text:c="14"/>10863 <text:s text:c="6"/>0 <text:s text:c="7"/>0<text:tab/><text:tab/></text:p>
          </table:table-cell>
        </table:table-row>
        <table:table-row table:style-name="ro1">
          <table:table-cell office:value-type="string">
            <text:p>CONVERGYS CORP</text:p>
          </table:table-cell>
          <table:table-cell office:value-type="string">
            <text:p><text:s text:c="2"/>COM <text:s text:c="13"/>212485106</text:p>
          </table:table-cell>
          <table:table-cell office:value-type="float" office:value="205">
            <text:p>205</text:p>
          </table:table-cell>
          <table:table-cell office:value-type="string">
            <text:p><text:s text:c="3"/>15341 <text:s text:c="3"/>SH <text:s text:c="8"/>SOLE <text:s text:c="14"/>15341 <text:s text:c="6"/>0 <text:s text:c="7"/>0<text:tab/><text:tab/></text:p>
          </table:table-cell>
        </table:table-row>
        <table:table-row table:style-name="ro1">
          <table:table-cell office:value-type="string">
            <text:p>COVENTRY HEALTH CARE INC</text:p>
          </table:table-cell>
          <table:table-cell office:value-type="string">
            <text:p><text:s text:c="2"/>COM <text:s text:c="13"/>222862104</text:p>
          </table:table-cell>
          <table:table-cell office:value-type="float" office:value="692">
            <text:p>692</text:p>
          </table:table-cell>
          <table:table-cell office:value-type="string">
            <text:p><text:s text:c="3"/>19451 <text:s text:c="3"/>SH <text:s text:c="8"/>SOLE <text:s text:c="14"/>19451 <text:s text:c="6"/>0 <text:s text:c="7"/>0<text:tab/><text:tab/></text:p>
          </table:table-cell>
        </table:table-row>
        <table:table-row table:style-name="ro1">
          <table:table-cell office:value-type="string">
            <text:p>COMMVAULT SYSTEMS INC</text:p>
          </table:table-cell>
          <table:table-cell office:value-type="string">
            <text:p><text:s text:c="2"/>COM <text:s text:c="13"/>204166102</text:p>
          </table:table-cell>
          <table:table-cell office:value-type="float" office:value="619">
            <text:p>619</text:p>
          </table:table-cell>
          <table:table-cell office:value-type="string">
            <text:p><text:s text:c="3"/>12478 <text:s text:c="3"/>SH <text:s text:c="8"/>SOLE <text:s text:c="14"/>12478 <text:s text:c="6"/>0 <text:s text:c="7"/>0<text:tab/><text:tab/></text:p>
          </table:table-cell>
        </table:table-row>
        <table:table-row table:style-name="ro1">
          <table:table-cell office:value-type="string">
            <text:p>CVS CAREMARK CORPORATION</text:p>
          </table:table-cell>
          <table:table-cell office:value-type="string">
            <text:p><text:s text:c="2"/>COM <text:s text:c="13"/>126650100</text:p>
          </table:table-cell>
          <table:table-cell office:value-type="float" office:value="3613">
            <text:p>3613</text:p>
          </table:table-cell>
          <table:table-cell office:value-type="string">
            <text:p><text:s text:c="3"/>80658 <text:s text:c="3"/>SH <text:s text:c="8"/>SOLE <text:s text:c="14"/>80658 <text:s text:c="6"/>0 <text:s text:c="7"/>0<text:tab/><text:tab/></text:p>
          </table:table-cell>
        </table:table-row>
        <table:table-row table:style-name="ro1">
          <table:table-cell office:value-type="string">
            <text:p>CHINA VALVES TECHNOLOGY INC</text:p>
          </table:table-cell>
          <table:table-cell office:value-type="string">
            <text:p><text:s text:c="2"/>COM NEW <text:s text:c="9"/>169476207</text:p>
          </table:table-cell>
          <table:table-cell office:value-type="float" office:value="33">
            <text:p>33</text:p>
          </table:table-cell>
          <table:table-cell office:value-type="string">
            <text:p><text:s text:c="3"/>14375 <text:s text:c="3"/>SH <text:s text:c="8"/>SOLE <text:s text:c="14"/>14375 <text:s text:c="6"/>0 <text:s text:c="7"/>0<text:tab/><text:tab/></text:p>
          </table:table-cell>
        </table:table-row>
        <table:table-row table:style-name="ro1">
          <table:table-cell office:value-type="string">
            <text:p>CHEVRON CORP NEW</text:p>
          </table:table-cell>
          <table:table-cell office:value-type="string">
            <text:p><text:s text:c="2"/>COM <text:s text:c="13"/>166764100</text:p>
          </table:table-cell>
          <table:table-cell office:value-type="float" office:value="458">
            <text:p>458</text:p>
          </table:table-cell>
          <table:table-cell office:value-type="string">
            <text:p><text:s text:c="4"/>4269 <text:s text:c="3"/>SH <text:s text:c="8"/>SOLE <text:s text:c="15"/>4269 <text:s text:c="6"/>0 <text:s text:c="7"/>0<text:tab/><text:tab/></text:p>
          </table:table-cell>
        </table:table-row>
        <table:table-row table:style-name="ro1">
          <table:table-cell office:value-type="string">
            <text:p>CASELLA WASTE SYS INC</text:p>
          </table:table-cell>
          <table:table-cell office:value-type="string">
            <text:p><text:s text:c="2"/>CL A <text:s text:c="12"/>147448104</text:p>
          </table:table-cell>
          <table:table-cell office:value-type="float" office:value="106">
            <text:p>106</text:p>
          </table:table-cell>
          <table:table-cell office:value-type="string">
            <text:p><text:s text:c="3"/>16966 <text:s text:c="3"/>SH <text:s text:c="8"/>SOLE <text:s text:c="14"/>16966 <text:s text:c="6"/>0 <text:s text:c="7"/>0<text:tab/><text:tab/></text:p>
          </table:table-cell>
        </table:table-row>
        <table:table-row table:style-name="ro1">
          <table:table-cell office:value-type="string">
            <text:p>CEMEX SAB DE CV</text:p>
          </table:table-cell>
          <table:table-cell office:value-type="string">
            <text:p><text:s text:c="2"/>SPON ADR NEW <text:s text:c="4"/>151290889</text:p>
          </table:table-cell>
          <table:table-cell office:value-type="float" office:value="140">
            <text:p>140</text:p>
          </table:table-cell>
          <table:table-cell office:value-type="string">
            <text:p><text:s text:c="3"/>18092 <text:s text:c="3"/>SH <text:s text:c="8"/>SOLE <text:s text:c="14"/>18092 <text:s text:c="6"/>0 <text:s text:c="7"/>0<text:tab/><text:tab/></text:p>
          </table:table-cell>
        </table:table-row>
        <table:table-row table:style-name="ro1">
          <table:table-cell office:value-type="string">
            <text:p>CHINA XD PLASTICS CO LTD</text:p>
          </table:table-cell>
          <table:table-cell office:value-type="string">
            <text:p><text:s text:c="2"/>COM <text:s text:c="13"/>16948F107</text:p>
          </table:table-cell>
          <table:table-cell office:value-type="float" office:value="88">
            <text:p>88</text:p>
          </table:table-cell>
          <table:table-cell office:value-type="string">
            <text:p><text:s text:c="3"/>16144 <text:s text:c="3"/>SH <text:s text:c="8"/>SOLE <text:s text:c="14"/>16144 <text:s text:c="6"/>0 <text:s text:c="7"/>0<text:tab/><text:tab/></text:p>
          </table:table-cell>
        </table:table-row>
        <table:table-row table:style-name="ro1">
          <table:table-cell office:value-type="string">
            <text:p>CRIMSON EXPLORATION INC</text:p>
          </table:table-cell>
          <table:table-cell office:value-type="string">
            <text:p><text:s text:c="2"/>COM NEW <text:s text:c="9"/>22662K207</text:p>
          </table:table-cell>
          <table:table-cell office:value-type="float" office:value="179">
            <text:p>179</text:p>
          </table:table-cell>
          <table:table-cell office:value-type="string">
            <text:p><text:s text:c="3"/>43141 <text:s text:c="3"/>SH <text:s text:c="8"/>SOLE <text:s text:c="14"/>43141 <text:s text:c="6"/>0 <text:s text:c="7"/>0<text:tab/><text:tab/></text:p>
          </table:table-cell>
        </table:table-row>
        <table:table-row table:style-name="ro1">
          <table:table-cell office:value-type="string">
            <text:p>CYPRESS SEMICONDUCTOR CORP</text:p>
          </table:table-cell>
          <table:table-cell office:value-type="string">
            <text:p><text:s text:c="2"/>COM <text:s text:c="13"/>232806109</text:p>
          </table:table-cell>
          <table:table-cell office:value-type="float" office:value="2133">
            <text:p>2133</text:p>
          </table:table-cell>
          <table:table-cell office:value-type="string">
            <text:p><text:s text:c="2"/>136481 <text:s text:c="3"/>SH <text:s text:c="8"/>SOLE <text:s text:c="13"/>136481 <text:s text:c="6"/>0 <text:s text:c="7"/>0<text:tab/><text:tab/></text:p>
          </table:table-cell>
        </table:table-row>
        <table:table-row table:style-name="ro1">
          <table:table-cell office:value-type="string">
            <text:p>CYBERONICS INC</text:p>
          </table:table-cell>
          <table:table-cell office:value-type="string">
            <text:p><text:s text:c="2"/>COM <text:s text:c="13"/>23251P102</text:p>
          </table:table-cell>
          <table:table-cell office:value-type="float" office:value="463">
            <text:p>463</text:p>
          </table:table-cell>
          <table:table-cell office:value-type="string">
            <text:p><text:s text:c="3"/>12174 <text:s text:c="3"/>SH <text:s text:c="8"/>SOLE <text:s text:c="14"/>12174 <text:s text:c="6"/>0 <text:s text:c="7"/>0<text:tab/><text:tab/></text:p>
          </table:table-cell>
        </table:table-row>
        <table:table-row table:style-name="ro1">
          <table:table-cell office:value-type="string">
            <text:p>CHINA YUCHAI INTL LTD</text:p>
          </table:table-cell>
          <table:table-cell office:value-type="string">
            <text:p><text:s text:c="2"/>COM <text:s text:c="13"/>G21082105</text:p>
          </table:table-cell>
          <table:table-cell office:value-type="float" office:value="419">
            <text:p>419</text:p>
          </table:table-cell>
          <table:table-cell office:value-type="string">
            <text:p><text:s text:c="3"/>26402 <text:s text:c="3"/>SH <text:s text:c="8"/>SOLE <text:s text:c="14"/>26402 <text:s text:c="6"/>0 <text:s text:c="7"/>0<text:tab/><text:tab/></text:p>
          </table:table-cell>
        </table:table-row>
        <table:table-row table:style-name="ro1">
          <table:table-cell office:value-type="string">
            <text:p>COMMUNITY HEALTH SYS INC NE</text:p>
          </table:table-cell>
          <table:table-cell office:value-type="string">
            <text:p><text:s text:c="2"/>COM <text:s text:c="13"/>203668108</text:p>
          </table:table-cell>
          <table:table-cell office:value-type="float" office:value="1734">
            <text:p>1734</text:p>
          </table:table-cell>
          <table:table-cell office:value-type="string">
            <text:p><text:s text:c="3"/>77951 <text:s text:c="3"/>SH <text:s text:c="8"/>SOLE <text:s text:c="14"/>77951 <text:s text:c="6"/>0 <text:s text:c="7"/>0<text:tab/><text:tab/></text:p>
          </table:table-cell>
        </table:table-row>
        <table:table-row table:style-name="ro1">
          <table:table-cell office:value-type="string">
            <text:p>CYTEC INDS INC</text:p>
          </table:table-cell>
          <table:table-cell office:value-type="string">
            <text:p><text:s text:c="2"/>COM <text:s text:c="13"/>232820100</text:p>
          </table:table-cell>
          <table:table-cell office:value-type="float" office:value="484">
            <text:p>484</text:p>
          </table:table-cell>
          <table:table-cell office:value-type="string">
            <text:p><text:s text:c="4"/>7957 <text:s text:c="3"/>SH <text:s text:c="8"/>SOLE <text:s text:c="15"/>7957 <text:s text:c="6"/>0 <text:s text:c="7"/>0<text:tab/><text:tab/></text:p>
          </table:table-cell>
        </table:table-row>
        <table:table-row table:style-name="ro1">
          <table:table-cell office:value-type="string">
            <text:p>DAKTRONICS INC</text:p>
          </table:table-cell>
          <table:table-cell office:value-type="string">
            <text:p><text:s text:c="2"/>COM <text:s text:c="13"/>234264109</text:p>
          </table:table-cell>
          <table:table-cell office:value-type="float" office:value="199">
            <text:p>199</text:p>
          </table:table-cell>
          <table:table-cell office:value-type="string">
            <text:p><text:s text:c="3"/>22367 <text:s text:c="3"/>SH <text:s text:c="8"/>SOLE <text:s text:c="14"/>22367 <text:s text:c="6"/>0 <text:s text:c="7"/>0<text:tab/><text:tab/></text:p>
          </table:table-cell>
        </table:table-row>
        <table:table-row table:style-name="ro1">
          <table:table-cell office:value-type="string">
            <text:p>DANA HLDG CORP</text:p>
          </table:table-cell>
          <table:table-cell office:value-type="string">
            <text:p><text:s text:c="2"/>COM <text:s text:c="13"/>235825205</text:p>
          </table:table-cell>
          <table:table-cell office:value-type="float" office:value="650">
            <text:p>650</text:p>
          </table:table-cell>
          <table:table-cell office:value-type="string">
            <text:p><text:s text:c="3"/>41907 <text:s text:c="3"/>SH <text:s text:c="8"/>SOLE <text:s text:c="14"/>41907 <text:s text:c="6"/>0 <text:s text:c="7"/>0<text:tab/><text:tab/></text:p>
          </table:table-cell>
        </table:table-row>
        <table:table-row table:style-name="ro1">
          <table:table-cell office:value-type="string">
            <text:p>DIEBOLD INC</text:p>
          </table:table-cell>
          <table:table-cell office:value-type="string">
            <text:p><text:s text:c="2"/>COM <text:s text:c="13"/>253651103</text:p>
          </table:table-cell>
          <table:table-cell office:value-type="float" office:value="620">
            <text:p>620</text:p>
          </table:table-cell>
          <table:table-cell office:value-type="string">
            <text:p><text:s text:c="3"/>16087 <text:s text:c="3"/>SH <text:s text:c="8"/>SOLE <text:s text:c="14"/>16087 <text:s text:c="6"/>0 <text:s text:c="7"/>0<text:tab/><text:tab/></text:p>
          </table:table-cell>
        </table:table-row>
        <table:table-row table:style-name="ro1">
          <table:table-cell office:value-type="string">
            <text:p>DOUBLE EAGLE PETE CO</text:p>
          </table:table-cell>
          <table:table-cell office:value-type="string">
            <text:p><text:s text:c="2"/>COM PAR $0.10 <text:s text:c="3"/>258570209</text:p>
          </table:table-cell>
          <table:table-cell office:value-type="float" office:value="139">
            <text:p>139</text:p>
          </table:table-cell>
          <table:table-cell office:value-type="string">
            <text:p><text:s text:c="3"/>23200 <text:s text:c="3"/>SH <text:s text:c="8"/>SOLE <text:s text:c="14"/>23200 <text:s text:c="6"/>0 <text:s text:c="7"/>0<text:tab/><text:tab/></text:p>
          </table:table-cell>
        </table:table-row>
        <table:table-row table:style-name="ro1">
          <table:table-cell office:value-type="string">
            <text:p>DONALDSON INC</text:p>
          </table:table-cell>
          <table:table-cell office:value-type="string">
            <text:p><text:s text:c="2"/>COM <text:s text:c="13"/>257651109</text:p>
          </table:table-cell>
          <table:table-cell office:value-type="float" office:value="388">
            <text:p>388</text:p>
          </table:table-cell>
          <table:table-cell office:value-type="string">
            <text:p><text:s text:c="3"/>10852 <text:s text:c="3"/>SH <text:s text:c="8"/>SOLE <text:s text:c="14"/>10852 <text:s text:c="6"/>0 <text:s text:c="7"/>0<text:tab/><text:tab/></text:p>
          </table:table-cell>
        </table:table-row>
        <table:table-row table:style-name="ro1">
          <table:table-cell office:value-type="string">
            <text:p>DCT INDUSTRIAL TRUST INC</text:p>
          </table:table-cell>
          <table:table-cell office:value-type="string">
            <text:p><text:s text:c="2"/>COM <text:s text:c="13"/>233153105</text:p>
          </table:table-cell>
          <table:table-cell office:value-type="float" office:value="127">
            <text:p>127</text:p>
          </table:table-cell>
          <table:table-cell office:value-type="string">
            <text:p><text:s text:c="3"/>21443 <text:s text:c="3"/>SH <text:s text:c="8"/>SOLE <text:s text:c="14"/>21443 <text:s text:c="6"/>0 <text:s text:c="7"/>0<text:tab/><text:tab/></text:p>
          </table:table-cell>
        </table:table-row>
        <table:table-row table:style-name="ro1">
          <table:table-cell office:value-type="string">
            <text:p>DU PONT E I DE NEMOURS &amp; CO</text:p>
          </table:table-cell>
          <table:table-cell office:value-type="string">
            <text:p><text:s text:c="2"/>COM <text:s text:c="13"/>263534109</text:p>
          </table:table-cell>
          <table:table-cell office:value-type="float" office:value="597">
            <text:p>597</text:p>
          </table:table-cell>
          <table:table-cell office:value-type="string">
            <text:p><text:s text:c="3"/>11277 <text:s text:c="3"/>SH <text:s text:c="8"/>SOLE <text:s text:c="14"/>11277 <text:s text:c="6"/>0 <text:s text:c="7"/>0<text:tab/><text:tab/></text:p>
          </table:table-cell>
        </table:table-row>
        <table:table-row table:style-name="ro1">
          <table:table-cell office:value-type="string">
            <text:p>DDI CORP</text:p>
          </table:table-cell>
          <table:table-cell office:value-type="string">
            <text:p><text:s text:c="2"/>COM 0.0001 NEW <text:s text:c="2"/>233162502</text:p>
          </table:table-cell>
          <table:table-cell office:value-type="float" office:value="483">
            <text:p>483</text:p>
          </table:table-cell>
          <table:table-cell office:value-type="string">
            <text:p><text:s text:c="3"/>39471 <text:s text:c="3"/>SH <text:s text:c="8"/>SOLE <text:s text:c="14"/>39471 <text:s text:c="6"/>0 <text:s text:c="7"/>0<text:tab/><text:tab/></text:p>
          </table:table-cell>
        </table:table-row>
        <table:table-row table:style-name="ro1">
          <table:table-cell office:value-type="string">
            <text:p>DDR CORP</text:p>
          </table:table-cell>
          <table:table-cell office:value-type="string">
            <text:p><text:s text:c="2"/>COM <text:s text:c="13"/>23317H102</text:p>
          </table:table-cell>
          <table:table-cell office:value-type="float" office:value="390">
            <text:p>390</text:p>
          </table:table-cell>
          <table:table-cell office:value-type="string">
            <text:p><text:s text:c="3"/>26745 <text:s text:c="3"/>SH <text:s text:c="8"/>SOLE <text:s text:c="14"/>26745 <text:s text:c="6"/>0 <text:s text:c="7"/>0<text:tab/><text:tab/></text:p>
          </table:table-cell>
        </table:table-row>
        <table:table-row table:style-name="ro1">
          <table:table-cell office:value-type="string">
            <text:p>DILLARDS INC</text:p>
          </table:table-cell>
          <table:table-cell office:value-type="string">
            <text:p><text:s text:c="2"/>CL A <text:s text:c="12"/>254067101</text:p>
          </table:table-cell>
          <table:table-cell office:value-type="float" office:value="297">
            <text:p>297</text:p>
          </table:table-cell>
          <table:table-cell office:value-type="string">
            <text:p><text:s text:c="4"/>4713 <text:s text:c="3"/>SH <text:s text:c="8"/>SOLE <text:s text:c="15"/>4713 <text:s text:c="6"/>0 <text:s text:c="7"/>0<text:tab/><text:tab/></text:p>
          </table:table-cell>
        </table:table-row>
        <table:table-row table:style-name="ro1">
          <table:table-cell office:value-type="string">
            <text:p>DECKERS OUTDOOR CORP</text:p>
          </table:table-cell>
          <table:table-cell office:value-type="string">
            <text:p><text:s text:c="2"/>COM <text:s text:c="13"/>243537107</text:p>
          </table:table-cell>
          <table:table-cell office:value-type="float" office:value="448">
            <text:p>448</text:p>
          </table:table-cell>
          <table:table-cell office:value-type="string">
            <text:p><text:s text:c="4"/>7102 <text:s text:c="3"/>SH <text:s text:c="8"/>SOLE <text:s text:c="15"/>7102 <text:s text:c="6"/>0 <text:s text:c="7"/>0<text:tab/><text:tab/></text:p>
          </table:table-cell>
        </table:table-row>
        <table:table-row table:style-name="ro1">
          <table:table-cell office:value-type="string">
            <text:p>DELL INC</text:p>
          </table:table-cell>
          <table:table-cell office:value-type="string">
            <text:p><text:s text:c="2"/>COM <text:s text:c="13"/>24702R101</text:p>
          </table:table-cell>
          <table:table-cell office:value-type="float" office:value="1483">
            <text:p>1483</text:p>
          </table:table-cell>
          <table:table-cell office:value-type="string">
            <text:p><text:s text:c="3"/>89346 <text:s text:c="3"/>SH <text:s text:c="8"/>SOLE <text:s text:c="14"/>89346 <text:s text:c="6"/>0 <text:s text:c="7"/>0<text:tab/><text:tab/></text:p>
          </table:table-cell>
        </table:table-row>
        <table:table-row table:style-name="ro1">
          <table:table-cell office:value-type="string">
            <text:p>DEPOMED INC</text:p>
          </table:table-cell>
          <table:table-cell office:value-type="string">
            <text:p><text:s text:c="2"/>COM <text:s text:c="13"/>249908104</text:p>
          </table:table-cell>
          <table:table-cell office:value-type="float" office:value="150">
            <text:p>150</text:p>
          </table:table-cell>
          <table:table-cell office:value-type="string">
            <text:p><text:s text:c="3"/>24008 <text:s text:c="3"/>SH <text:s text:c="8"/>SOLE <text:s text:c="14"/>24008 <text:s text:c="6"/>0 <text:s text:c="7"/>0<text:tab/><text:tab/></text:p>
          </table:table-cell>
        </table:table-row>
        <table:table-row table:style-name="ro1">
          <table:table-cell office:value-type="string">
            <text:p>DESTINATION MATERNITY CORP</text:p>
          </table:table-cell>
          <table:table-cell office:value-type="string">
            <text:p><text:s text:c="2"/>COM <text:s text:c="13"/>25065D100</text:p>
          </table:table-cell>
          <table:table-cell office:value-type="float" office:value="546">
            <text:p>546</text:p>
          </table:table-cell>
          <table:table-cell office:value-type="string">
            <text:p><text:s text:c="3"/>29391 <text:s text:c="3"/>SH <text:s text:c="8"/>SOLE <text:s text:c="14"/>29391 <text:s text:c="6"/>0 <text:s text:c="7"/>0<text:tab/><text:tab/></text:p>
          </table:table-cell>
        </table:table-row>
        <table:table-row table:style-name="ro1">
          <table:table-cell office:value-type="string">
            <text:p>DEAN FOODS CO NEW</text:p>
          </table:table-cell>
          <table:table-cell office:value-type="string">
            <text:p><text:s text:c="2"/>COM <text:s text:c="13"/>242370104</text:p>
          </table:table-cell>
          <table:table-cell office:value-type="float" office:value="1166">
            <text:p>1166</text:p>
          </table:table-cell>
          <table:table-cell office:value-type="string">
            <text:p><text:s text:c="3"/>96263 <text:s text:c="3"/>SH <text:s text:c="8"/>SOLE <text:s text:c="14"/>96263 <text:s text:c="6"/>0 <text:s text:c="7"/>0<text:tab/><text:tab/></text:p>
          </table:table-cell>
        </table:table-row>
        <table:table-row table:style-name="ro1">
          <table:table-cell office:value-type="string">
            <text:p>DISCOVER FINL SVCS</text:p>
          </table:table-cell>
          <table:table-cell office:value-type="string">
            <text:p><text:s text:c="2"/>COM <text:s text:c="13"/>254709108</text:p>
          </table:table-cell>
          <table:table-cell office:value-type="float" office:value="579">
            <text:p>579</text:p>
          </table:table-cell>
          <table:table-cell office:value-type="string">
            <text:p><text:s text:c="3"/>17361 <text:s text:c="3"/>SH <text:s text:c="8"/>SOLE <text:s text:c="14"/>17361 <text:s text:c="6"/>0 <text:s text:c="7"/>0<text:tab/><text:tab/></text:p>
          </table:table-cell>
        </table:table-row>
        <table:table-row table:style-name="ro1">
          <table:table-cell office:value-type="string">
            <text:p>DOLLAR GEN CORP NEW</text:p>
          </table:table-cell>
          <table:table-cell office:value-type="string">
            <text:p><text:s text:c="2"/>COM <text:s text:c="13"/>256677105</text:p>
          </table:table-cell>
          <table:table-cell office:value-type="float" office:value="613">
            <text:p>613</text:p>
          </table:table-cell>
          <table:table-cell office:value-type="string">
            <text:p><text:s text:c="3"/>13278 <text:s text:c="3"/>SH <text:s text:c="8"/>SOLE <text:s text:c="14"/>13278 <text:s text:c="6"/>0 <text:s text:c="7"/>0<text:tab/><text:tab/></text:p>
          </table:table-cell>
        </table:table-row>
        <table:table-row table:style-name="ro1">
          <table:table-cell office:value-type="string">
            <text:p>DIGI INTL INC</text:p>
          </table:table-cell>
          <table:table-cell office:value-type="string">
            <text:p><text:s text:c="2"/>COM <text:s text:c="13"/>253798102</text:p>
          </table:table-cell>
          <table:table-cell office:value-type="float" office:value="154">
            <text:p>154</text:p>
          </table:table-cell>
          <table:table-cell office:value-type="string">
            <text:p><text:s text:c="3"/>13955 <text:s text:c="3"/>SH <text:s text:c="8"/>SOLE <text:s text:c="14"/>13955 <text:s text:c="6"/>0 <text:s text:c="7"/>0<text:tab/><text:tab/></text:p>
          </table:table-cell>
        </table:table-row>
        <table:table-row table:style-name="ro1">
          <table:table-cell office:value-type="string">
            <text:p>D R HORTON INC</text:p>
          </table:table-cell>
          <table:table-cell office:value-type="string">
            <text:p><text:s text:c="2"/>COM <text:s text:c="13"/>23331A109</text:p>
          </table:table-cell>
          <table:table-cell office:value-type="float" office:value="1365">
            <text:p>1365</text:p>
          </table:table-cell>
          <table:table-cell office:value-type="string">
            <text:p><text:s text:c="3"/>89997 <text:s text:c="3"/>SH <text:s text:c="8"/>SOLE <text:s text:c="14"/>89997 <text:s text:c="6"/>0 <text:s text:c="7"/>0<text:tab/><text:tab/></text:p>
          </table:table-cell>
        </table:table-row>
        <table:table-row table:style-name="ro1">
          <table:table-cell office:value-type="string">
            <text:p>DIAMOND HILL INVESTMENT GRO</text:p>
          </table:table-cell>
          <table:table-cell office:value-type="string">
            <text:p><text:s text:c="2"/>COM NEW <text:s text:c="9"/>25264R207</text:p>
          </table:table-cell>
          <table:table-cell office:value-type="float" office:value="298">
            <text:p>298</text:p>
          </table:table-cell>
          <table:table-cell office:value-type="string">
            <text:p><text:s text:c="4"/>4018 <text:s text:c="3"/>SH <text:s text:c="8"/>SOLE <text:s text:c="15"/>4018 <text:s text:c="6"/>0 <text:s text:c="7"/>0<text:tab/><text:tab/></text:p>
          </table:table-cell>
        </table:table-row>
        <table:table-row table:style-name="ro1">
          <table:table-cell office:value-type="string">
            <text:p>DISNEY WALT CO</text:p>
          </table:table-cell>
          <table:table-cell office:value-type="string">
            <text:p><text:s text:c="2"/>COM DISNEY <text:s text:c="6"/>254687106</text:p>
          </table:table-cell>
          <table:table-cell office:value-type="float" office:value="1046">
            <text:p>1046</text:p>
          </table:table-cell>
          <table:table-cell office:value-type="string">
            <text:p><text:s text:c="3"/>23902 <text:s text:c="3"/>SH <text:s text:c="8"/>SOLE <text:s text:c="14"/>23902 <text:s text:c="6"/>0 <text:s text:c="7"/>0<text:tab/><text:tab/></text:p>
          </table:table-cell>
        </table:table-row>
        <table:table-row table:style-name="ro1">
          <table:table-cell office:value-type="string">
            <text:p>DISH NETWORK CORP</text:p>
          </table:table-cell>
          <table:table-cell office:value-type="string">
            <text:p><text:s text:c="2"/>CL A <text:s text:c="12"/>25470M109</text:p>
          </table:table-cell>
          <table:table-cell office:value-type="float" office:value="396">
            <text:p>396</text:p>
          </table:table-cell>
          <table:table-cell office:value-type="string">
            <text:p><text:s text:c="3"/>12019 <text:s text:c="3"/>SH <text:s text:c="8"/>SOLE <text:s text:c="14"/>12019 <text:s text:c="6"/>0 <text:s text:c="7"/>0<text:tab/><text:tab/></text:p>
          </table:table-cell>
        </table:table-row>
        <table:table-row table:style-name="ro1">
          <table:table-cell office:value-type="string">
            <text:p>DELEK US HLDGS INC</text:p>
          </table:table-cell>
          <table:table-cell office:value-type="string">
            <text:p><text:s text:c="2"/>COM <text:s text:c="13"/>246647101</text:p>
          </table:table-cell>
          <table:table-cell office:value-type="float" office:value="605">
            <text:p>605</text:p>
          </table:table-cell>
          <table:table-cell office:value-type="string">
            <text:p><text:s text:c="3"/>39010 <text:s text:c="3"/>SH <text:s text:c="8"/>SOLE <text:s text:c="14"/>39010 <text:s text:c="6"/>0 <text:s text:c="7"/>0<text:tab/><text:tab/></text:p>
          </table:table-cell>
        </table:table-row>
        <table:table-row table:style-name="ro1">
          <table:table-cell office:value-type="string">
            <text:p>DICKS SPORTING GOODS INC</text:p>
          </table:table-cell>
          <table:table-cell office:value-type="string">
            <text:p><text:s text:c="2"/>COM <text:s text:c="13"/>253393102</text:p>
          </table:table-cell>
          <table:table-cell office:value-type="float" office:value="339">
            <text:p>339</text:p>
          </table:table-cell>
          <table:table-cell office:value-type="string">
            <text:p><text:s text:c="4"/>7043 <text:s text:c="3"/>SH <text:s text:c="8"/>SOLE <text:s text:c="15"/>7043 <text:s text:c="6"/>0 <text:s text:c="7"/>0<text:tab/><text:tab/></text:p>
          </table:table-cell>
        </table:table-row>
        <table:table-row table:style-name="ro1">
          <table:table-cell office:value-type="string">
            <text:p>DOLBY LABORATORIES INC</text:p>
          </table:table-cell>
          <table:table-cell office:value-type="string">
            <text:p><text:s text:c="2"/>COM <text:s text:c="13"/>25659T107</text:p>
          </table:table-cell>
          <table:table-cell office:value-type="float" office:value="1007">
            <text:p>1007</text:p>
          </table:table-cell>
          <table:table-cell office:value-type="string">
            <text:p><text:s text:c="3"/>26456 <text:s text:c="3"/>SH <text:s text:c="8"/>SOLE <text:s text:c="14"/>26456 <text:s text:c="6"/>0 <text:s text:c="7"/>0<text:tab/><text:tab/></text:p>
          </table:table-cell>
        </table:table-row>
        <table:table-row table:style-name="ro1">
          <table:table-cell office:value-type="string">
            <text:p>DOLLAR TREE INC</text:p>
          </table:table-cell>
          <table:table-cell office:value-type="string">
            <text:p><text:s text:c="2"/>COM <text:s text:c="13"/>256746108</text:p>
          </table:table-cell>
          <table:table-cell office:value-type="float" office:value="1136">
            <text:p>1136</text:p>
          </table:table-cell>
          <table:table-cell office:value-type="string">
            <text:p><text:s text:c="3"/>12020 <text:s text:c="3"/>SH <text:s text:c="8"/>SOLE <text:s text:c="14"/>12020 <text:s text:c="6"/>0 <text:s text:c="7"/>0<text:tab/><text:tab/></text:p>
          </table:table-cell>
        </table:table-row>
        <table:table-row table:style-name="ro1">
          <table:table-cell office:value-type="string">
            <text:p>DELUXE CORP</text:p>
          </table:table-cell>
          <table:table-cell office:value-type="string">
            <text:p><text:s text:c="2"/>COM <text:s text:c="13"/>248019101</text:p>
          </table:table-cell>
          <table:table-cell office:value-type="float" office:value="608">
            <text:p>608</text:p>
          </table:table-cell>
          <table:table-cell office:value-type="string">
            <text:p><text:s text:c="3"/>25954 <text:s text:c="3"/>SH <text:s text:c="8"/>SOLE <text:s text:c="14"/>25954 <text:s text:c="6"/>0 <text:s text:c="7"/>0<text:tab/><text:tab/></text:p>
          </table:table-cell>
        </table:table-row>
        <table:table-row table:style-name="ro1">
          <table:table-cell office:value-type="string">
            <text:p>DIAMOND FOODS INC</text:p>
          </table:table-cell>
          <table:table-cell office:value-type="string">
            <text:p><text:s text:c="2"/>COM <text:s text:c="13"/>252603105</text:p>
          </table:table-cell>
          <table:table-cell office:value-type="float" office:value="291">
            <text:p>291</text:p>
          </table:table-cell>
          <table:table-cell office:value-type="string">
            <text:p><text:s text:c="3"/>12726 <text:s text:c="3"/>SH <text:s text:c="8"/>SOLE <text:s text:c="14"/>12726 <text:s text:c="6"/>0 <text:s text:c="7"/>0<text:tab/><text:tab/></text:p>
          </table:table-cell>
        </table:table-row>
        <table:table-row table:style-name="ro1">
          <table:table-cell office:value-type="string">
            <text:p>DUNKIN BRANDS GROUP INC</text:p>
          </table:table-cell>
          <table:table-cell office:value-type="string">
            <text:p><text:s text:c="2"/>COM <text:s text:c="13"/>265504100</text:p>
          </table:table-cell>
          <table:table-cell office:value-type="float" office:value="452">
            <text:p>452</text:p>
          </table:table-cell>
          <table:table-cell office:value-type="string">
            <text:p><text:s text:c="3"/>15012 <text:s text:c="3"/>SH <text:s text:c="8"/>SOLE <text:s text:c="14"/>15012 <text:s text:c="6"/>0 <text:s text:c="7"/>0<text:tab/><text:tab/></text:p>
          </table:table-cell>
        </table:table-row>
        <table:table-row table:style-name="ro1">
          <table:table-cell office:value-type="string">
            <text:p>DENBURY RES INC</text:p>
          </table:table-cell>
          <table:table-cell office:value-type="string">
            <text:p><text:s text:c="2"/>COM NEW <text:s text:c="9"/>247916208</text:p>
          </table:table-cell>
          <table:table-cell office:value-type="float" office:value="1079">
            <text:p>1079</text:p>
          </table:table-cell>
          <table:table-cell office:value-type="string">
            <text:p><text:s text:c="3"/>59215 <text:s text:c="3"/>SH <text:s text:c="8"/>SOLE <text:s text:c="14"/>59215 <text:s text:c="6"/>0 <text:s text:c="7"/>0<text:tab/><text:tab/></text:p>
          </table:table-cell>
        </table:table-row>
        <table:table-row table:style-name="ro1">
          <table:table-cell office:value-type="string">
            <text:p>DIAMOND OFFSHORE DRILLING I</text:p>
          </table:table-cell>
          <table:table-cell office:value-type="string">
            <text:p><text:s text:c="2"/>COM <text:s text:c="13"/>25271C102</text:p>
          </table:table-cell>
          <table:table-cell office:value-type="float" office:value="979">
            <text:p>979</text:p>
          </table:table-cell>
          <table:table-cell office:value-type="string">
            <text:p><text:s text:c="3"/>14665 <text:s text:c="3"/>SH <text:s text:c="8"/>SOLE <text:s text:c="14"/>14665 <text:s text:c="6"/>0 <text:s text:c="7"/>0<text:tab/><text:tab/></text:p>
          </table:table-cell>
        </table:table-row>
        <table:table-row table:style-name="ro1">
          <table:table-cell office:value-type="string">
            <text:p>DOW CHEM CO</text:p>
          </table:table-cell>
          <table:table-cell office:value-type="string">
            <text:p><text:s text:c="2"/>COM <text:s text:c="13"/>260543103</text:p>
          </table:table-cell>
          <table:table-cell office:value-type="float" office:value="1185">
            <text:p>1185</text:p>
          </table:table-cell>
          <table:table-cell office:value-type="string">
            <text:p><text:s text:c="3"/>34216 <text:s text:c="3"/>SH <text:s text:c="8"/>SOLE <text:s text:c="14"/>34216 <text:s text:c="6"/>0 <text:s text:c="7"/>0<text:tab/><text:tab/></text:p>
          </table:table-cell>
        </table:table-row>
        <table:table-row table:style-name="ro1">
          <table:table-cell office:value-type="string">
            <text:p>AMDOCS LTD</text:p>
          </table:table-cell>
          <table:table-cell office:value-type="string">
            <text:p><text:s text:c="2"/>ORD <text:s text:c="13"/>G02602103</text:p>
          </table:table-cell>
          <table:table-cell office:value-type="float" office:value="865">
            <text:p>865</text:p>
          </table:table-cell>
          <table:table-cell office:value-type="string">
            <text:p><text:s text:c="3"/>27380 <text:s text:c="3"/>SH <text:s text:c="8"/>SOLE <text:s text:c="14"/>27380 <text:s text:c="6"/>0 <text:s text:c="7"/>0<text:tab/><text:tab/></text:p>
          </table:table-cell>
        </table:table-row>
        <table:table-row table:style-name="ro1">
          <table:table-cell office:value-type="string">
            <text:p>DR PEPPER SNAPPLE GROUP INC</text:p>
          </table:table-cell>
          <table:table-cell office:value-type="string">
            <text:p><text:s text:c="2"/>COM <text:s text:c="13"/>26138E109</text:p>
          </table:table-cell>
          <table:table-cell office:value-type="float" office:value="289">
            <text:p>289</text:p>
          </table:table-cell>
          <table:table-cell office:value-type="string">
            <text:p><text:s text:c="4"/>7183 <text:s text:c="3"/>SH <text:s text:c="8"/>SOLE <text:s text:c="15"/>7183 <text:s text:c="6"/>0 <text:s text:c="7"/>0<text:tab/><text:tab/></text:p>
          </table:table-cell>
        </table:table-row>
        <table:table-row table:style-name="ro1">
          <table:table-cell office:value-type="string">
            <text:p>DOMINOS PIZZA INC</text:p>
          </table:table-cell>
          <table:table-cell office:value-type="string">
            <text:p><text:s text:c="2"/>COM <text:s text:c="13"/>25754A201</text:p>
          </table:table-cell>
          <table:table-cell office:value-type="float" office:value="1889">
            <text:p>1889</text:p>
          </table:table-cell>
          <table:table-cell office:value-type="string">
            <text:p><text:s text:c="3"/>52032 <text:s text:c="3"/>SH <text:s text:c="8"/>SOLE <text:s text:c="14"/>52032 <text:s text:c="6"/>0 <text:s text:c="7"/>0<text:tab/><text:tab/></text:p>
          </table:table-cell>
        </table:table-row>
        <table:table-row table:style-name="ro1">
          <table:table-cell office:value-type="string">
            <text:p>DRESSER-RAND GROUP INC</text:p>
          </table:table-cell>
          <table:table-cell office:value-type="string">
            <text:p><text:s text:c="2"/>COM <text:s text:c="13"/>261608103</text:p>
          </table:table-cell>
          <table:table-cell office:value-type="float" office:value="462">
            <text:p>462</text:p>
          </table:table-cell>
          <table:table-cell office:value-type="string">
            <text:p><text:s text:c="4"/>9963 <text:s text:c="3"/>SH <text:s text:c="8"/>SOLE <text:s text:c="15"/>9963 <text:s text:c="6"/>0 <text:s text:c="7"/>0<text:tab/><text:tab/></text:p>
          </table:table-cell>
        </table:table-row>
        <table:table-row table:style-name="ro1">
          <table:table-cell office:value-type="string">
            <text:p>DUKE REALTY CORP</text:p>
          </table:table-cell>
          <table:table-cell office:value-type="string">
            <text:p><text:s text:c="2"/>COM NEW <text:s text:c="9"/>264411505</text:p>
          </table:table-cell>
          <table:table-cell office:value-type="float" office:value="513">
            <text:p>513</text:p>
          </table:table-cell>
          <table:table-cell office:value-type="string">
            <text:p><text:s text:c="3"/>35785 <text:s text:c="3"/>SH <text:s text:c="8"/>SOLE <text:s text:c="14"/>35785 <text:s text:c="6"/>0 <text:s text:c="7"/>0<text:tab/><text:tab/></text:p>
          </table:table-cell>
        </table:table-row>
        <table:table-row table:style-name="ro1">
          <table:table-cell office:value-type="string">
            <text:p>DIAMONDROCK HOSPITALITY CO</text:p>
          </table:table-cell>
          <table:table-cell office:value-type="string">
            <text:p><text:s text:c="2"/>COM <text:s text:c="13"/>252784301</text:p>
          </table:table-cell>
          <table:table-cell office:value-type="float" office:value="367">
            <text:p>367</text:p>
          </table:table-cell>
          <table:table-cell office:value-type="string">
            <text:p><text:s text:c="3"/>35662 <text:s text:c="3"/>SH <text:s text:c="8"/>SOLE <text:s text:c="14"/>35662 <text:s text:c="6"/>0 <text:s text:c="7"/>0<text:tab/><text:tab/></text:p>
          </table:table-cell>
        </table:table-row>
        <table:table-row table:style-name="ro1">
          <table:table-cell office:value-type="string">
            <text:p>DARDEN RESTAURANTS INC</text:p>
          </table:table-cell>
          <table:table-cell office:value-type="string">
            <text:p><text:s text:c="2"/>COM <text:s text:c="13"/>237194105</text:p>
          </table:table-cell>
          <table:table-cell office:value-type="float" office:value="334">
            <text:p>334</text:p>
          </table:table-cell>
          <table:table-cell office:value-type="string">
            <text:p><text:s text:c="4"/>6523 <text:s text:c="3"/>SH <text:s text:c="8"/>SOLE <text:s text:c="15"/>6523 <text:s text:c="6"/>0 <text:s text:c="7"/>0<text:tab/><text:tab/></text:p>
          </table:table-cell>
        </table:table-row>
        <table:table-row table:style-name="ro1">
          <table:table-cell office:value-type="string">
            <text:p>DURECT CORP</text:p>
          </table:table-cell>
          <table:table-cell office:value-type="string">
            <text:p><text:s text:c="2"/>COM <text:s text:c="13"/>266605104</text:p>
          </table:table-cell>
          <table:table-cell office:value-type="float" office:value="36">
            <text:p>36</text:p>
          </table:table-cell>
          <table:table-cell office:value-type="string">
            <text:p><text:s text:c="3"/>45416 <text:s text:c="3"/>SH <text:s text:c="8"/>SOLE <text:s text:c="14"/>45416 <text:s text:c="6"/>0 <text:s text:c="7"/>0<text:tab/><text:tab/></text:p>
          </table:table-cell>
        </table:table-row>
        <table:table-row table:style-name="ro1">
          <table:table-cell office:value-type="string">
            <text:p>DRYSHIPS INC</text:p>
          </table:table-cell>
          <table:table-cell office:value-type="string">
            <text:p><text:s text:c="2"/>SHS <text:s text:c="13"/>Y2109Q101</text:p>
          </table:table-cell>
          <table:table-cell office:value-type="float" office:value="69">
            <text:p>69</text:p>
          </table:table-cell>
          <table:table-cell office:value-type="string">
            <text:p><text:s text:c="3"/>19722 <text:s text:c="3"/>SH <text:s text:c="8"/>SOLE <text:s text:c="14"/>19722 <text:s text:c="6"/>0 <text:s text:c="7"/>0<text:tab/><text:tab/></text:p>
          </table:table-cell>
        </table:table-row>
        <table:table-row table:style-name="ro1">
          <table:table-cell office:value-type="string">
            <text:p>DSP GROUP INC</text:p>
          </table:table-cell>
          <table:table-cell office:value-type="string">
            <text:p><text:s text:c="2"/>COM <text:s text:c="13"/>23332B106</text:p>
          </table:table-cell>
          <table:table-cell office:value-type="float" office:value="148">
            <text:p>148</text:p>
          </table:table-cell>
          <table:table-cell office:value-type="string">
            <text:p><text:s text:c="3"/>22145 <text:s text:c="3"/>SH <text:s text:c="8"/>SOLE <text:s text:c="14"/>22145 <text:s text:c="6"/>0 <text:s text:c="7"/>0<text:tab/><text:tab/></text:p>
          </table:table-cell>
        </table:table-row>
        <table:table-row table:style-name="ro1">
          <table:table-cell office:value-type="string">
            <text:p>DSW INC</text:p>
          </table:table-cell>
          <table:table-cell office:value-type="string">
            <text:p><text:s text:c="2"/>CL A <text:s text:c="12"/>23334L102</text:p>
          </table:table-cell>
          <table:table-cell office:value-type="float" office:value="209">
            <text:p>209</text:p>
          </table:table-cell>
          <table:table-cell office:value-type="string">
            <text:p><text:s text:c="4"/>3823 <text:s text:c="3"/>SH <text:s text:c="8"/>SOLE <text:s text:c="15"/>3823 <text:s text:c="6"/>0 <text:s text:c="7"/>0<text:tab/><text:tab/></text:p>
          </table:table-cell>
        </table:table-row>
        <table:table-row table:style-name="ro1">
          <table:table-cell office:value-type="string">
            <text:p>DIANA SHIPPING INC</text:p>
          </table:table-cell>
          <table:table-cell office:value-type="string">
            <text:p><text:s text:c="2"/>COM <text:s text:c="13"/>Y2066G104</text:p>
          </table:table-cell>
          <table:table-cell office:value-type="float" office:value="144">
            <text:p>144</text:p>
          </table:table-cell>
          <table:table-cell office:value-type="string">
            <text:p><text:s text:c="3"/>16131 <text:s text:c="3"/>SH <text:s text:c="8"/>SOLE <text:s text:c="14"/>16131 <text:s text:c="6"/>0 <text:s text:c="7"/>0<text:tab/><text:tab/></text:p>
          </table:table-cell>
        </table:table-row>
        <table:table-row table:style-name="ro1">
          <table:table-cell office:value-type="string">
            <text:p>DTE ENERGY CO</text:p>
          </table:table-cell>
          <table:table-cell office:value-type="string">
            <text:p><text:s text:c="2"/>COM <text:s text:c="13"/>233331107</text:p>
          </table:table-cell>
          <table:table-cell office:value-type="float" office:value="783">
            <text:p>783</text:p>
          </table:table-cell>
          <table:table-cell office:value-type="string">
            <text:p><text:s text:c="3"/>14228 <text:s text:c="3"/>SH <text:s text:c="8"/>SOLE <text:s text:c="14"/>14228 <text:s text:c="6"/>0 <text:s text:c="7"/>0<text:tab/><text:tab/></text:p>
          </table:table-cell>
        </table:table-row>
        <table:table-row table:style-name="ro1">
          <table:table-cell office:value-type="string">
            <text:p>DUKE ENERGY CORP NEW</text:p>
          </table:table-cell>
          <table:table-cell office:value-type="string">
            <text:p><text:s text:c="2"/>COM <text:s text:c="13"/>26441C105</text:p>
          </table:table-cell>
          <table:table-cell office:value-type="float" office:value="2459">
            <text:p>2459</text:p>
          </table:table-cell>
          <table:table-cell office:value-type="string">
            <text:p><text:s text:c="2"/>117026 <text:s text:c="3"/>SH <text:s text:c="8"/>SOLE <text:s text:c="13"/>117026 <text:s text:c="6"/>0 <text:s text:c="7"/>0<text:tab/><text:tab/></text:p>
          </table:table-cell>
        </table:table-row>
        <table:table-row table:style-name="ro1">
          <table:table-cell office:value-type="string">
            <text:p>DUSA PHARMACEUTICALS INC</text:p>
          </table:table-cell>
          <table:table-cell office:value-type="string">
            <text:p><text:s text:c="2"/>COM <text:s text:c="13"/>266898105</text:p>
          </table:table-cell>
          <table:table-cell office:value-type="float" office:value="703">
            <text:p>703</text:p>
          </table:table-cell>
          <table:table-cell office:value-type="string">
            <text:p><text:s text:c="2"/>111750 <text:s text:c="3"/>SH <text:s text:c="8"/>SOLE <text:s text:c="13"/>111750 <text:s text:c="6"/>0 <text:s text:c="7"/>0<text:tab/><text:tab/></text:p>
          </table:table-cell>
        </table:table-row>
        <table:table-row table:style-name="ro1">
          <table:table-cell office:value-type="string">
            <text:p>DEVRY INC DEL</text:p>
          </table:table-cell>
          <table:table-cell office:value-type="string">
            <text:p><text:s text:c="2"/>COM <text:s text:c="13"/>251893103</text:p>
          </table:table-cell>
          <table:table-cell office:value-type="float" office:value="625">
            <text:p>625</text:p>
          </table:table-cell>
          <table:table-cell office:value-type="string">
            <text:p><text:s text:c="3"/>18444 <text:s text:c="3"/>SH <text:s text:c="8"/>SOLE <text:s text:c="14"/>18444 <text:s text:c="6"/>0 <text:s text:c="7"/>0<text:tab/><text:tab/></text:p>
          </table:table-cell>
        </table:table-row>
        <table:table-row table:style-name="ro1">
          <table:table-cell office:value-type="string">
            <text:p>DEXCOM INC</text:p>
          </table:table-cell>
          <table:table-cell office:value-type="string">
            <text:p><text:s text:c="2"/>COM <text:s text:c="13"/>252131107</text:p>
          </table:table-cell>
          <table:table-cell office:value-type="float" office:value="200">
            <text:p>200</text:p>
          </table:table-cell>
          <table:table-cell office:value-type="string">
            <text:p><text:s text:c="3"/>19171 <text:s text:c="3"/>SH <text:s text:c="8"/>SOLE <text:s text:c="14"/>19171 <text:s text:c="6"/>0 <text:s text:c="7"/>0<text:tab/><text:tab/></text:p>
          </table:table-cell>
        </table:table-row>
        <table:table-row table:style-name="ro1">
          <table:table-cell office:value-type="string">
            <text:p>DYCOM INDS INC</text:p>
          </table:table-cell>
          <table:table-cell office:value-type="string">
            <text:p><text:s text:c="2"/>COM <text:s text:c="13"/>267475101</text:p>
          </table:table-cell>
          <table:table-cell office:value-type="float" office:value="270">
            <text:p>270</text:p>
          </table:table-cell>
          <table:table-cell office:value-type="string">
            <text:p><text:s text:c="3"/>11567 <text:s text:c="3"/>SH <text:s text:c="8"/>SOLE <text:s text:c="14"/>11567 <text:s text:c="6"/>0 <text:s text:c="7"/>0<text:tab/><text:tab/></text:p>
          </table:table-cell>
        </table:table-row>
        <table:table-row table:style-name="ro1">
          <table:table-cell office:value-type="string">
            <text:p>DYNEGY INC DEL</text:p>
          </table:table-cell>
          <table:table-cell office:value-type="string">
            <text:p><text:s text:c="2"/>COM <text:s text:c="13"/>26817G300</text:p>
          </table:table-cell>
          <table:table-cell office:value-type="float" office:value="40">
            <text:p>40</text:p>
          </table:table-cell>
          <table:table-cell office:value-type="string">
            <text:p><text:s text:c="3"/>71775 <text:s text:c="3"/>SH <text:s text:c="8"/>SOLE <text:s text:c="14"/>71775 <text:s text:c="6"/>0 <text:s text:c="7"/>0<text:tab/><text:tab/></text:p>
          </table:table-cell>
        </table:table-row>
        <table:table-row table:style-name="ro1">
          <table:table-cell office:value-type="string">
            <text:p>ELECTRONIC ARTS INC</text:p>
          </table:table-cell>
          <table:table-cell office:value-type="string">
            <text:p><text:s text:c="2"/>COM <text:s text:c="13"/>285512109</text:p>
          </table:table-cell>
          <table:table-cell office:value-type="float" office:value="2737">
            <text:p>2737</text:p>
          </table:table-cell>
          <table:table-cell office:value-type="string">
            <text:p><text:s text:c="2"/>166045 <text:s text:c="3"/>SH <text:s text:c="8"/>SOLE <text:s text:c="13"/>166045 <text:s text:c="6"/>0 <text:s text:c="7"/>0<text:tab/><text:tab/></text:p>
          </table:table-cell>
        </table:table-row>
        <table:table-row table:style-name="ro1">
          <table:table-cell office:value-type="string">
            <text:p>BRINKER INTL INC</text:p>
          </table:table-cell>
          <table:table-cell office:value-type="string">
            <text:p><text:s text:c="2"/>COM <text:s text:c="13"/>109641100</text:p>
          </table:table-cell>
          <table:table-cell office:value-type="float" office:value="1540">
            <text:p>1540</text:p>
          </table:table-cell>
          <table:table-cell office:value-type="string">
            <text:p><text:s text:c="3"/>55907 <text:s text:c="3"/>SH <text:s text:c="8"/>SOLE <text:s text:c="14"/>55907 <text:s text:c="6"/>0 <text:s text:c="7"/>0<text:tab/><text:tab/></text:p>
          </table:table-cell>
        </table:table-row>
        <table:table-row table:style-name="ro1">
          <table:table-cell office:value-type="string">
            <text:p>EMERGENT BIOSOLUTIONS INC</text:p>
          </table:table-cell>
          <table:table-cell office:value-type="string">
            <text:p><text:s text:c="2"/>COM <text:s text:c="13"/>29089Q105</text:p>
          </table:table-cell>
          <table:table-cell office:value-type="float" office:value="653">
            <text:p>653</text:p>
          </table:table-cell>
          <table:table-cell office:value-type="string">
            <text:p><text:s text:c="3"/>40830 <text:s text:c="3"/>SH <text:s text:c="8"/>SOLE <text:s text:c="14"/>40830 <text:s text:c="6"/>0 <text:s text:c="7"/>0<text:tab/><text:tab/></text:p>
          </table:table-cell>
        </table:table-row>
        <table:table-row table:style-name="ro1">
          <table:table-cell office:value-type="string">
            <text:p>ECHO GLOBAL LOGISTICS INC</text:p>
          </table:table-cell>
          <table:table-cell office:value-type="string">
            <text:p><text:s text:c="2"/>COM <text:s text:c="13"/>27875T101</text:p>
          </table:table-cell>
          <table:table-cell office:value-type="float" office:value="205">
            <text:p>205</text:p>
          </table:table-cell>
          <table:table-cell office:value-type="string">
            <text:p><text:s text:c="3"/>12743 <text:s text:c="3"/>SH <text:s text:c="8"/>SOLE <text:s text:c="14"/>12743 <text:s text:c="6"/>0 <text:s text:c="7"/>0<text:tab/><text:tab/></text:p>
          </table:table-cell>
        </table:table-row>
        <table:table-row table:style-name="ro1">
          <table:table-cell office:value-type="string">
            <text:p>US ECOLOGY INC</text:p>
          </table:table-cell>
          <table:table-cell office:value-type="string">
            <text:p><text:s text:c="2"/>COM <text:s text:c="13"/>91732J102</text:p>
          </table:table-cell>
          <table:table-cell office:value-type="float" office:value="463">
            <text:p>463</text:p>
          </table:table-cell>
          <table:table-cell office:value-type="string">
            <text:p><text:s text:c="3"/>21329 <text:s text:c="3"/>SH <text:s text:c="8"/>SOLE <text:s text:c="14"/>21329 <text:s text:c="6"/>0 <text:s text:c="7"/>0<text:tab/><text:tab/></text:p>
          </table:table-cell>
        </table:table-row>
        <table:table-row table:style-name="ro1">
          <table:table-cell office:value-type="string">
            <text:p>CONSOLIDATED EDISON INC</text:p>
          </table:table-cell>
          <table:table-cell office:value-type="string">
            <text:p><text:s text:c="2"/>COM <text:s text:c="13"/>209115104</text:p>
          </table:table-cell>
          <table:table-cell office:value-type="float" office:value="273">
            <text:p>273</text:p>
          </table:table-cell>
          <table:table-cell office:value-type="string">
            <text:p><text:s text:c="4"/>4669 <text:s text:c="3"/>SH <text:s text:c="8"/>SOLE <text:s text:c="15"/>4669 <text:s text:c="6"/>0 <text:s text:c="7"/>0<text:tab/><text:tab/></text:p>
          </table:table-cell>
        </table:table-row>
        <table:table-row table:style-name="ro1">
          <table:table-cell office:value-type="string">
            <text:p>ENBRIDGE ENERGY PARTNERS L</text:p>
          </table:table-cell>
          <table:table-cell office:value-type="string">
            <text:p><text:s text:c="2"/>COM <text:s text:c="13"/>29250R106</text:p>
          </table:table-cell>
          <table:table-cell office:value-type="float" office:value="660">
            <text:p>660</text:p>
          </table:table-cell>
          <table:table-cell office:value-type="string">
            <text:p><text:s text:c="3"/>21297 <text:s text:c="3"/>SH <text:s text:c="8"/>SOLE <text:s text:c="14"/>21297 <text:s text:c="6"/>0 <text:s text:c="7"/>0<text:tab/><text:tab/></text:p>
          </table:table-cell>
        </table:table-row>
        <table:table-row table:style-name="ro1">
          <table:table-cell office:value-type="string">
            <text:p>EDELMAN FINL GROUP INC</text:p>
          </table:table-cell>
          <table:table-cell office:value-type="string">
            <text:p><text:s text:c="2"/>COM <text:s text:c="13"/>27943Q105</text:p>
          </table:table-cell>
          <table:table-cell office:value-type="float" office:value="78">
            <text:p>78</text:p>
          </table:table-cell>
          <table:table-cell office:value-type="string">
            <text:p><text:s text:c="3"/>11861 <text:s text:c="3"/>SH <text:s text:c="8"/>SOLE <text:s text:c="14"/>11861 <text:s text:c="6"/>0 <text:s text:c="7"/>0<text:tab/><text:tab/></text:p>
          </table:table-cell>
        </table:table-row>
        <table:table-row table:style-name="ro1">
          <table:table-cell office:value-type="string">
            <text:p>EQUIFAX INC</text:p>
          </table:table-cell>
          <table:table-cell office:value-type="string">
            <text:p><text:s text:c="2"/>COM <text:s text:c="13"/>294429105</text:p>
          </table:table-cell>
          <table:table-cell office:value-type="float" office:value="982">
            <text:p>982</text:p>
          </table:table-cell>
          <table:table-cell office:value-type="string">
            <text:p><text:s text:c="3"/>22176 <text:s text:c="3"/>SH <text:s text:c="8"/>SOLE <text:s text:c="14"/>22176 <text:s text:c="6"/>0 <text:s text:c="7"/>0<text:tab/><text:tab/></text:p>
          </table:table-cell>
        </table:table-row>
        <table:table-row table:style-name="ro1">
          <table:table-cell office:value-type="string">
            <text:p>8X8 INC NEW</text:p>
          </table:table-cell>
          <table:table-cell office:value-type="string">
            <text:p><text:s text:c="2"/>COM <text:s text:c="13"/>282914100</text:p>
          </table:table-cell>
          <table:table-cell office:value-type="float" office:value="327">
            <text:p>327</text:p>
          </table:table-cell>
          <table:table-cell office:value-type="string">
            <text:p><text:s text:c="3"/>77900 <text:s text:c="3"/>SH <text:s text:c="8"/>SOLE <text:s text:c="14"/>77900 <text:s text:c="6"/>0 <text:s text:c="7"/>0<text:tab/><text:tab/></text:p>
          </table:table-cell>
        </table:table-row>
        <table:table-row table:style-name="ro1">
          <table:table-cell office:value-type="string">
            <text:p>NIC INC</text:p>
          </table:table-cell>
          <table:table-cell office:value-type="string">
            <text:p><text:s text:c="2"/>COM <text:s text:c="13"/>62914B100</text:p>
          </table:table-cell>
          <table:table-cell office:value-type="float" office:value="226">
            <text:p>226</text:p>
          </table:table-cell>
          <table:table-cell office:value-type="string">
            <text:p><text:s text:c="3"/>18645 <text:s text:c="3"/>SH <text:s text:c="8"/>SOLE <text:s text:c="14"/>18645 <text:s text:c="6"/>0 <text:s text:c="7"/>0<text:tab/><text:tab/></text:p>
          </table:table-cell>
        </table:table-row>
        <table:table-row table:style-name="ro1">
          <table:table-cell office:value-type="string">
            <text:p>VAALCO ENERGY INC</text:p>
          </table:table-cell>
          <table:table-cell office:value-type="string">
            <text:p><text:s text:c="2"/>COM NEW <text:s text:c="9"/>91851C201</text:p>
          </table:table-cell>
          <table:table-cell office:value-type="float" office:value="122">
            <text:p>122</text:p>
          </table:table-cell>
          <table:table-cell office:value-type="string">
            <text:p><text:s text:c="3"/>12950 <text:s text:c="3"/>SH <text:s text:c="8"/>SOLE <text:s text:c="14"/>12950 <text:s text:c="6"/>0 <text:s text:c="7"/>0<text:tab/><text:tab/></text:p>
          </table:table-cell>
        </table:table-row>
        <table:table-row table:style-name="ro1">
          <table:table-cell office:value-type="string">
            <text:p>EDISON INTL</text:p>
          </table:table-cell>
          <table:table-cell office:value-type="string">
            <text:p><text:s text:c="2"/>COM <text:s text:c="13"/>281020107</text:p>
          </table:table-cell>
          <table:table-cell office:value-type="float" office:value="736">
            <text:p>736</text:p>
          </table:table-cell>
          <table:table-cell office:value-type="string">
            <text:p><text:s text:c="3"/>17308 <text:s text:c="3"/>SH <text:s text:c="8"/>SOLE <text:s text:c="14"/>17308 <text:s text:c="6"/>0 <text:s text:c="7"/>0<text:tab/><text:tab/></text:p>
          </table:table-cell>
        </table:table-row>
        <table:table-row table:style-name="ro1">
          <table:table-cell office:value-type="string">
            <text:p>LAUDER ESTEE COS INC</text:p>
          </table:table-cell>
          <table:table-cell office:value-type="string">
            <text:p><text:s text:c="2"/>CL A <text:s text:c="12"/>518439104</text:p>
          </table:table-cell>
          <table:table-cell office:value-type="float" office:value="2100">
            <text:p>2100</text:p>
          </table:table-cell>
          <table:table-cell office:value-type="string">
            <text:p><text:s text:c="3"/>33906 <text:s text:c="3"/>SH <text:s text:c="8"/>SOLE <text:s text:c="14"/>33906 <text:s text:c="6"/>0 <text:s text:c="7"/>0<text:tab/><text:tab/></text:p>
          </table:table-cell>
        </table:table-row>
        <table:table-row table:style-name="ro1">
          <table:table-cell office:value-type="string">
            <text:p>ENDOLOGIX INC</text:p>
          </table:table-cell>
          <table:table-cell office:value-type="string">
            <text:p><text:s text:c="2"/>COM <text:s text:c="13"/>29266S106</text:p>
          </table:table-cell>
          <table:table-cell office:value-type="float" office:value="191">
            <text:p>191</text:p>
          </table:table-cell>
          <table:table-cell office:value-type="string">
            <text:p><text:s text:c="3"/>13031 <text:s text:c="3"/>SH <text:s text:c="8"/>SOLE <text:s text:c="14"/>13031 <text:s text:c="6"/>0 <text:s text:c="7"/>0<text:tab/><text:tab/></text:p>
          </table:table-cell>
        </table:table-row>
        <table:table-row table:style-name="ro1">
          <table:table-cell office:value-type="string">
            <text:p>ELECTRO RENT CORP</text:p>
          </table:table-cell>
          <table:table-cell office:value-type="string">
            <text:p><text:s text:c="2"/>COM <text:s text:c="13"/>285218103</text:p>
          </table:table-cell>
          <table:table-cell office:value-type="float" office:value="212">
            <text:p>212</text:p>
          </table:table-cell>
          <table:table-cell office:value-type="string">
            <text:p><text:s text:c="3"/>11500 <text:s text:c="3"/>SH <text:s text:c="8"/>SOLE <text:s text:c="14"/>11500 <text:s text:c="6"/>0 <text:s text:c="7"/>0<text:tab/><text:tab/></text:p>
          </table:table-cell>
        </table:table-row>
        <table:table-row table:style-name="ro1">
          <table:table-cell office:value-type="string">
            <text:p>EASTMAN CHEM CO</text:p>
          </table:table-cell>
          <table:table-cell office:value-type="string">
            <text:p><text:s text:c="2"/>COM <text:s text:c="13"/>277432100</text:p>
          </table:table-cell>
          <table:table-cell office:value-type="float" office:value="1587">
            <text:p>1587</text:p>
          </table:table-cell>
          <table:table-cell office:value-type="string">
            <text:p><text:s text:c="3"/>30699 <text:s text:c="3"/>SH <text:s text:c="8"/>SOLE <text:s text:c="14"/>30699 <text:s text:c="6"/>0 <text:s text:c="7"/>0<text:tab/><text:tab/></text:p>
          </table:table-cell>
        </table:table-row>
        <table:table-row table:style-name="ro1">
          <table:table-cell office:value-type="string">
            <text:p>EMERSON ELEC CO</text:p>
          </table:table-cell>
          <table:table-cell office:value-type="string">
            <text:p><text:s text:c="2"/>COM <text:s text:c="13"/>291011104</text:p>
          </table:table-cell>
          <table:table-cell office:value-type="float" office:value="419">
            <text:p>419</text:p>
          </table:table-cell>
          <table:table-cell office:value-type="string">
            <text:p><text:s text:c="4"/>8027 <text:s text:c="3"/>SH <text:s text:c="8"/>SOLE <text:s text:c="15"/>8027 <text:s text:c="6"/>0 <text:s text:c="7"/>0<text:tab/><text:tab/></text:p>
          </table:table-cell>
        </table:table-row>
        <table:table-row table:style-name="ro1">
          <table:table-cell office:value-type="string">
            <text:p>ENERGIZER HLDGS INC</text:p>
          </table:table-cell>
          <table:table-cell office:value-type="string">
            <text:p><text:s text:c="2"/>COM <text:s text:c="13"/>29266R108</text:p>
          </table:table-cell>
          <table:table-cell office:value-type="float" office:value="733">
            <text:p>733</text:p>
          </table:table-cell>
          <table:table-cell office:value-type="string">
            <text:p><text:s text:c="4"/>9877 <text:s text:c="3"/>SH <text:s text:c="8"/>SOLE <text:s text:c="15"/>9877 <text:s text:c="6"/>0 <text:s text:c="7"/>0<text:tab/><text:tab/></text:p>
          </table:table-cell>
        </table:table-row>
        <table:table-row table:style-name="ro1">
          <table:table-cell office:value-type="string">
            <text:p>ENTEGRIS INC</text:p>
          </table:table-cell>
          <table:table-cell office:value-type="string">
            <text:p><text:s text:c="2"/>COM <text:s text:c="13"/>29362U104</text:p>
          </table:table-cell>
          <table:table-cell office:value-type="float" office:value="330">
            <text:p>330</text:p>
          </table:table-cell>
          <table:table-cell office:value-type="string">
            <text:p><text:s text:c="3"/>35304 <text:s text:c="3"/>SH <text:s text:c="8"/>SOLE <text:s text:c="14"/>35304 <text:s text:c="6"/>0 <text:s text:c="7"/>0<text:tab/><text:tab/></text:p>
          </table:table-cell>
        </table:table-row>
        <table:table-row table:style-name="ro1">
          <table:table-cell office:value-type="string">
            <text:p>ENZO BIOCHEM INC</text:p>
          </table:table-cell>
          <table:table-cell office:value-type="string">
            <text:p><text:s text:c="2"/>COM <text:s text:c="13"/>294100102</text:p>
          </table:table-cell>
          <table:table-cell office:value-type="float" office:value="105">
            <text:p>105</text:p>
          </table:table-cell>
          <table:table-cell office:value-type="string">
            <text:p><text:s text:c="3"/>39156 <text:s text:c="3"/>SH <text:s text:c="8"/>SOLE <text:s text:c="14"/>39156 <text:s text:c="6"/>0 <text:s text:c="7"/>0<text:tab/><text:tab/></text:p>
          </table:table-cell>
        </table:table-row>
        <table:table-row table:style-name="ro1">
          <table:table-cell office:value-type="string">
            <text:p>EOG RES INC</text:p>
          </table:table-cell>
          <table:table-cell office:value-type="string">
            <text:p><text:s text:c="2"/>COM <text:s text:c="13"/>26875P101</text:p>
          </table:table-cell>
          <table:table-cell office:value-type="float" office:value="1070">
            <text:p>1070</text:p>
          </table:table-cell>
          <table:table-cell office:value-type="string">
            <text:p><text:s text:c="4"/>9630 <text:s text:c="3"/>SH <text:s text:c="8"/>SOLE <text:s text:c="15"/>9630 <text:s text:c="6"/>0 <text:s text:c="7"/>0<text:tab/><text:tab/></text:p>
          </table:table-cell>
        </table:table-row>
        <table:table-row table:style-name="ro1">
          <table:table-cell office:value-type="string">
            <text:p>EL PASO PIPELINE PARTNERS L</text:p>
          </table:table-cell>
          <table:table-cell office:value-type="string">
            <text:p><text:s text:c="2"/>COM UNIT LPI <text:s text:c="4"/>283702108</text:p>
          </table:table-cell>
          <table:table-cell office:value-type="float" office:value="514">
            <text:p>514</text:p>
          </table:table-cell>
          <table:table-cell office:value-type="string">
            <text:p><text:s text:c="3"/>14719 <text:s text:c="3"/>SH <text:s text:c="8"/>SOLE <text:s text:c="14"/>14719 <text:s text:c="6"/>0 <text:s text:c="7"/>0<text:tab/><text:tab/></text:p>
          </table:table-cell>
        </table:table-row>
        <table:table-row table:style-name="ro1">
          <table:table-cell office:value-type="string">
            <text:p>ENTERPRISE PRODS PARTNERS L</text:p>
          </table:table-cell>
          <table:table-cell office:value-type="string">
            <text:p><text:s text:c="2"/>COM <text:s text:c="13"/>293792107</text:p>
          </table:table-cell>
          <table:table-cell office:value-type="float" office:value="1241">
            <text:p>1241</text:p>
          </table:table-cell>
          <table:table-cell office:value-type="string">
            <text:p><text:s text:c="3"/>24587 <text:s text:c="3"/>SH <text:s text:c="8"/>SOLE <text:s text:c="14"/>24587 <text:s text:c="6"/>0 <text:s text:c="7"/>0<text:tab/><text:tab/></text:p>
          </table:table-cell>
        </table:table-row>
        <table:table-row table:style-name="ro1">
          <table:table-cell office:value-type="string">
            <text:p>EPOCH HOLDING CORP</text:p>
          </table:table-cell>
          <table:table-cell office:value-type="string">
            <text:p><text:s text:c="2"/>COM <text:s text:c="13"/>29428R103</text:p>
          </table:table-cell>
          <table:table-cell office:value-type="float" office:value="785">
            <text:p>785</text:p>
          </table:table-cell>
          <table:table-cell office:value-type="string">
            <text:p><text:s text:c="3"/>32770 <text:s text:c="3"/>SH <text:s text:c="8"/>SOLE <text:s text:c="14"/>32770 <text:s text:c="6"/>0 <text:s text:c="7"/>0<text:tab/><text:tab/></text:p>
          </table:table-cell>
        </table:table-row>
        <table:table-row table:style-name="ro1">
          <table:table-cell office:value-type="string">
            <text:p>EQT CORP</text:p>
          </table:table-cell>
          <table:table-cell office:value-type="string">
            <text:p><text:s text:c="2"/>COM <text:s text:c="13"/>26884L109</text:p>
          </table:table-cell>
          <table:table-cell office:value-type="float" office:value="547">
            <text:p>547</text:p>
          </table:table-cell>
          <table:table-cell office:value-type="string">
            <text:p><text:s text:c="3"/>11342 <text:s text:c="3"/>SH <text:s text:c="8"/>SOLE <text:s text:c="14"/>11342 <text:s text:c="6"/>0 <text:s text:c="7"/>0<text:tab/><text:tab/></text:p>
          </table:table-cell>
        </table:table-row>
        <table:table-row table:style-name="ro1">
          <table:table-cell office:value-type="string">
            <text:p>EAGLE ROCK ENERGY PARTNERS</text:p>
          </table:table-cell>
          <table:table-cell office:value-type="string">
            <text:p><text:s text:c="2"/>UNIT <text:s text:c="12"/>26985R104</text:p>
          </table:table-cell>
          <table:table-cell office:value-type="float" office:value="125">
            <text:p>125</text:p>
          </table:table-cell>
          <table:table-cell office:value-type="string">
            <text:p><text:s text:c="3"/>12600 <text:s text:c="3"/>SH <text:s text:c="8"/>SOLE <text:s text:c="14"/>12600 <text:s text:c="6"/>0 <text:s text:c="7"/>0<text:tab/><text:tab/></text:p>
          </table:table-cell>
        </table:table-row>
        <table:table-row table:style-name="ro1">
          <table:table-cell office:value-type="string">
            <text:p>ENERGYSOLUTIONS INC</text:p>
          </table:table-cell>
          <table:table-cell office:value-type="string">
            <text:p><text:s text:c="2"/>COM <text:s text:c="13"/>292756202</text:p>
          </table:table-cell>
          <table:table-cell office:value-type="float" office:value="77">
            <text:p>77</text:p>
          </table:table-cell>
          <table:table-cell office:value-type="string">
            <text:p><text:s text:c="3"/>15622 <text:s text:c="3"/>SH <text:s text:c="8"/>SOLE <text:s text:c="14"/>15622 <text:s text:c="6"/>0 <text:s text:c="7"/>0<text:tab/><text:tab/></text:p>
          </table:table-cell>
        </table:table-row>
        <table:table-row table:style-name="ro1">
          <table:table-cell office:value-type="string">
            <text:p>EUROSEAS LTD</text:p>
          </table:table-cell>
          <table:table-cell office:value-type="string">
            <text:p><text:s text:c="2"/>COM NEW <text:s text:c="9"/>Y23592200</text:p>
          </table:table-cell>
          <table:table-cell office:value-type="float" office:value="30">
            <text:p>30</text:p>
          </table:table-cell>
          <table:table-cell office:value-type="string">
            <text:p><text:s text:c="3"/>13200 <text:s text:c="3"/>SH <text:s text:c="8"/>SOLE <text:s text:c="14"/>13200 <text:s text:c="6"/>0 <text:s text:c="7"/>0<text:tab/><text:tab/></text:p>
          </table:table-cell>
        </table:table-row>
        <table:table-row table:style-name="ro1">
          <table:table-cell office:value-type="string">
            <text:p>ITT EDUCATIONAL SERVICES IN</text:p>
          </table:table-cell>
          <table:table-cell office:value-type="string">
            <text:p><text:s text:c="2"/>COM <text:s text:c="13"/>45068B109</text:p>
          </table:table-cell>
          <table:table-cell office:value-type="float" office:value="407">
            <text:p>407</text:p>
          </table:table-cell>
          <table:table-cell office:value-type="string">
            <text:p><text:s text:c="4"/>6151 <text:s text:c="3"/>SH <text:s text:c="8"/>SOLE <text:s text:c="15"/>6151 <text:s text:c="6"/>0 <text:s text:c="7"/>0<text:tab/><text:tab/></text:p>
          </table:table-cell>
        </table:table-row>
        <table:table-row table:style-name="ro1">
          <table:table-cell office:value-type="string">
            <text:p>EXPRESS SCRIPTS INC</text:p>
          </table:table-cell>
          <table:table-cell office:value-type="string">
            <text:p><text:s text:c="2"/>COM <text:s text:c="13"/>302182100</text:p>
          </table:table-cell>
          <table:table-cell office:value-type="float" office:value="330">
            <text:p>330</text:p>
          </table:table-cell>
          <table:table-cell office:value-type="string">
            <text:p><text:s text:c="4"/>6084 <text:s text:c="3"/>SH <text:s text:c="8"/>SOLE <text:s text:c="15"/>6084 <text:s text:c="6"/>0 <text:s text:c="7"/>0<text:tab/><text:tab/></text:p>
          </table:table-cell>
        </table:table-row>
        <table:table-row table:style-name="ro1">
          <table:table-cell office:value-type="string">
            <text:p>ENSCO PLC</text:p>
          </table:table-cell>
          <table:table-cell office:value-type="string">
            <text:p><text:s text:c="2"/>SPONSORED ADR <text:s text:c="3"/>29358Q109</text:p>
          </table:table-cell>
          <table:table-cell office:value-type="float" office:value="704">
            <text:p>704</text:p>
          </table:table-cell>
          <table:table-cell office:value-type="string">
            <text:p><text:s text:c="3"/>13292 <text:s text:c="3"/>SH <text:s text:c="8"/>SOLE <text:s text:c="14"/>13292 <text:s text:c="6"/>0 <text:s text:c="7"/>0<text:tab/><text:tab/></text:p>
          </table:table-cell>
        </table:table-row>
        <table:table-row table:style-name="ro1">
          <table:table-cell office:value-type="string">
            <text:p>E TRADE FINANCIAL CORP</text:p>
          </table:table-cell>
          <table:table-cell office:value-type="string">
            <text:p><text:s text:c="2"/>COM NEW <text:s text:c="9"/>269246401</text:p>
          </table:table-cell>
          <table:table-cell office:value-type="float" office:value="692">
            <text:p>692</text:p>
          </table:table-cell>
          <table:table-cell office:value-type="string">
            <text:p><text:s text:c="3"/>63183 <text:s text:c="3"/>SH <text:s text:c="8"/>SOLE <text:s text:c="14"/>63183 <text:s text:c="6"/>0 <text:s text:c="7"/>0<text:tab/><text:tab/></text:p>
          </table:table-cell>
        </table:table-row>
        <table:table-row table:style-name="ro1">
          <table:table-cell office:value-type="string">
            <text:p>ENTERCOM COMMUNICATIONS COR</text:p>
          </table:table-cell>
          <table:table-cell office:value-type="string">
            <text:p><text:s text:c="2"/>CL A <text:s text:c="12"/>293639100</text:p>
          </table:table-cell>
          <table:table-cell office:value-type="float" office:value="105">
            <text:p>105</text:p>
          </table:table-cell>
          <table:table-cell office:value-type="string">
            <text:p><text:s text:c="3"/>16134 <text:s text:c="3"/>SH <text:s text:c="8"/>SOLE <text:s text:c="14"/>16134 <text:s text:c="6"/>0 <text:s text:c="7"/>0<text:tab/><text:tab/></text:p>
          </table:table-cell>
        </table:table-row>
        <table:table-row table:style-name="ro1">
          <table:table-cell office:value-type="string">
            <text:p>EATON CORP</text:p>
          </table:table-cell>
          <table:table-cell office:value-type="string">
            <text:p><text:s text:c="2"/>COM <text:s text:c="13"/>278058102</text:p>
          </table:table-cell>
          <table:table-cell office:value-type="float" office:value="2185">
            <text:p>2185</text:p>
          </table:table-cell>
          <table:table-cell office:value-type="string">
            <text:p><text:s text:c="3"/>43844 <text:s text:c="3"/>SH <text:s text:c="8"/>SOLE <text:s text:c="14"/>43844 <text:s text:c="6"/>0 <text:s text:c="7"/>0<text:tab/><text:tab/></text:p>
          </table:table-cell>
        </table:table-row>
        <table:table-row table:style-name="ro1">
          <table:table-cell office:value-type="string">
            <text:p>ENTERGY CORP NEW</text:p>
          </table:table-cell>
          <table:table-cell office:value-type="string">
            <text:p><text:s text:c="2"/>COM <text:s text:c="13"/>29364G103</text:p>
          </table:table-cell>
          <table:table-cell office:value-type="float" office:value="879">
            <text:p>879</text:p>
          </table:table-cell>
          <table:table-cell office:value-type="string">
            <text:p><text:s text:c="3"/>13083 <text:s text:c="3"/>SH <text:s text:c="8"/>SOLE <text:s text:c="14"/>13083 <text:s text:c="6"/>0 <text:s text:c="7"/>0<text:tab/><text:tab/></text:p>
          </table:table-cell>
        </table:table-row>
        <table:table-row table:style-name="ro1">
          <table:table-cell office:value-type="string">
            <text:p>EDWARDS LIFESCIENCES CORP</text:p>
          </table:table-cell>
          <table:table-cell office:value-type="string">
            <text:p><text:s text:c="2"/>COM <text:s text:c="13"/>28176E108</text:p>
          </table:table-cell>
          <table:table-cell office:value-type="float" office:value="625">
            <text:p>625</text:p>
          </table:table-cell>
          <table:table-cell office:value-type="string">
            <text:p><text:s text:c="4"/>8594 <text:s text:c="3"/>SH <text:s text:c="8"/>SOLE <text:s text:c="15"/>8594 <text:s text:c="6"/>0 <text:s text:c="7"/>0<text:tab/><text:tab/></text:p>
          </table:table-cell>
        </table:table-row>
        <table:table-row table:style-name="ro1">
          <table:table-cell office:value-type="string">
            <text:p>EAST WEST BANCORP INC</text:p>
          </table:table-cell>
          <table:table-cell office:value-type="string">
            <text:p><text:s text:c="2"/>COM <text:s text:c="13"/>27579R104</text:p>
          </table:table-cell>
          <table:table-cell office:value-type="float" office:value="555">
            <text:p>555</text:p>
          </table:table-cell>
          <table:table-cell office:value-type="string">
            <text:p><text:s text:c="3"/>24058 <text:s text:c="3"/>SH <text:s text:c="8"/>SOLE <text:s text:c="14"/>24058 <text:s text:c="6"/>0 <text:s text:c="7"/>0<text:tab/><text:tab/></text:p>
          </table:table-cell>
        </table:table-row>
        <table:table-row table:style-name="ro1">
          <table:table-cell office:value-type="string">
            <text:p>EXELON CORP</text:p>
          </table:table-cell>
          <table:table-cell office:value-type="string">
            <text:p><text:s text:c="2"/>COM <text:s text:c="13"/>30161N101</text:p>
          </table:table-cell>
          <table:table-cell office:value-type="float" office:value="1370">
            <text:p>1370</text:p>
          </table:table-cell>
          <table:table-cell office:value-type="string">
            <text:p><text:s text:c="3"/>34929 <text:s text:c="3"/>SH <text:s text:c="8"/>SOLE <text:s text:c="14"/>34929 <text:s text:c="6"/>0 <text:s text:c="7"/>0<text:tab/><text:tab/></text:p>
          </table:table-cell>
        </table:table-row>
        <table:table-row table:style-name="ro1">
          <table:table-cell office:value-type="string">
            <text:p>EAGLE MATERIALS INC</text:p>
          </table:table-cell>
          <table:table-cell office:value-type="string">
            <text:p><text:s text:c="2"/>COM <text:s text:c="13"/>26969P108</text:p>
          </table:table-cell>
          <table:table-cell office:value-type="float" office:value="368">
            <text:p>368</text:p>
          </table:table-cell>
          <table:table-cell office:value-type="string">
            <text:p><text:s text:c="3"/>10579 <text:s text:c="3"/>SH <text:s text:c="8"/>SOLE <text:s text:c="14"/>10579 <text:s text:c="6"/>0 <text:s text:c="7"/>0<text:tab/><text:tab/></text:p>
          </table:table-cell>
        </table:table-row>
        <table:table-row table:style-name="ro1">
          <table:table-cell office:value-type="string">
            <text:p>EXPEDIA INC DEL</text:p>
          </table:table-cell>
          <table:table-cell office:value-type="string">
            <text:p><text:s text:c="2"/>COM NEW <text:s text:c="9"/>30212P303</text:p>
          </table:table-cell>
          <table:table-cell office:value-type="float" office:value="297">
            <text:p>297</text:p>
          </table:table-cell>
          <table:table-cell office:value-type="string">
            <text:p><text:s text:c="4"/>8894 <text:s text:c="3"/>SH <text:s text:c="8"/>SOLE <text:s text:c="15"/>8894 <text:s text:c="6"/>0 <text:s text:c="7"/>0<text:tab/><text:tab/></text:p>
          </table:table-cell>
        </table:table-row>
        <table:table-row table:style-name="ro1">
          <table:table-cell office:value-type="string">
            <text:p>EXTRA SPACE STORAGE INC</text:p>
          </table:table-cell>
          <table:table-cell office:value-type="string">
            <text:p><text:s text:c="2"/>COM <text:s text:c="13"/>30225T102</text:p>
          </table:table-cell>
          <table:table-cell office:value-type="float" office:value="258">
            <text:p>258</text:p>
          </table:table-cell>
          <table:table-cell office:value-type="string">
            <text:p><text:s text:c="4"/>8961 <text:s text:c="3"/>SH <text:s text:c="8"/>SOLE <text:s text:c="15"/>8961 <text:s text:c="6"/>0 <text:s text:c="7"/>0<text:tab/><text:tab/></text:p>
          </table:table-cell>
        </table:table-row>
        <table:table-row table:style-name="ro1">
          <table:table-cell office:value-type="string">
            <text:p>EXTREME NETWORKS INC</text:p>
          </table:table-cell>
          <table:table-cell office:value-type="string">
            <text:p><text:s text:c="2"/>COM <text:s text:c="13"/>30226D106</text:p>
          </table:table-cell>
          <table:table-cell office:value-type="float" office:value="355">
            <text:p>355</text:p>
          </table:table-cell>
          <table:table-cell office:value-type="string">
            <text:p><text:s text:c="3"/>92802 <text:s text:c="3"/>SH <text:s text:c="8"/>SOLE <text:s text:c="14"/>92802 <text:s text:c="6"/>0 <text:s text:c="7"/>0<text:tab/><text:tab/></text:p>
          </table:table-cell>
        </table:table-row>
        <table:table-row table:style-name="ro1">
          <table:table-cell office:value-type="string">
            <text:p>EZCORP INC</text:p>
          </table:table-cell>
          <table:table-cell office:value-type="string">
            <text:p><text:s text:c="2"/>CL A NON VTG <text:s text:c="4"/>302301106</text:p>
          </table:table-cell>
          <table:table-cell office:value-type="float" office:value="443">
            <text:p>443</text:p>
          </table:table-cell>
          <table:table-cell office:value-type="string">
            <text:p><text:s text:c="3"/>13638 <text:s text:c="3"/>SH <text:s text:c="8"/>SOLE <text:s text:c="14"/>13638 <text:s text:c="6"/>0 <text:s text:c="7"/>0<text:tab/><text:tab/></text:p>
          </table:table-cell>
        </table:table-row>
        <table:table-row table:style-name="ro1">
          <table:table-cell office:value-type="string">
            <text:p>FORD MTR CO DEL</text:p>
          </table:table-cell>
          <table:table-cell office:value-type="string">
            <text:p><text:s text:c="2"/>COM PAR $0.01 <text:s text:c="3"/>345370860</text:p>
          </table:table-cell>
          <table:table-cell office:value-type="float" office:value="887">
            <text:p>887</text:p>
          </table:table-cell>
          <table:table-cell office:value-type="string">
            <text:p><text:s text:c="3"/>71038 <text:s text:c="3"/>SH <text:s text:c="8"/>SOLE <text:s text:c="14"/>71038 <text:s text:c="6"/>0 <text:s text:c="7"/>0<text:tab/><text:tab/></text:p>
          </table:table-cell>
        </table:table-row>
        <table:table-row table:style-name="ro1">
          <table:table-cell office:value-type="string">
            <text:p>FASTENAL CO</text:p>
          </table:table-cell>
          <table:table-cell office:value-type="string">
            <text:p><text:s text:c="2"/>COM <text:s text:c="13"/>311900104</text:p>
          </table:table-cell>
          <table:table-cell office:value-type="float" office:value="555">
            <text:p>555</text:p>
          </table:table-cell>
          <table:table-cell office:value-type="string">
            <text:p><text:s text:c="3"/>10251 <text:s text:c="3"/>SH <text:s text:c="8"/>SOLE <text:s text:c="14"/>10251 <text:s text:c="6"/>0 <text:s text:c="7"/>0<text:tab/><text:tab/></text:p>
          </table:table-cell>
        </table:table-row>
        <table:table-row table:style-name="ro1">
          <table:table-cell office:value-type="string">
            <text:p>FBR &amp; CO</text:p>
          </table:table-cell>
          <table:table-cell office:value-type="string">
            <text:p><text:s text:c="2"/>COM <text:s text:c="13"/>30247C301</text:p>
          </table:table-cell>
          <table:table-cell office:value-type="float" office:value="81">
            <text:p>81</text:p>
          </table:table-cell>
          <table:table-cell office:value-type="string">
            <text:p><text:s text:c="3"/>31584 <text:s text:c="3"/>SH <text:s text:c="8"/>SOLE <text:s text:c="14"/>31584 <text:s text:c="6"/>0 <text:s text:c="7"/>0<text:tab/><text:tab/></text:p>
          </table:table-cell>
        </table:table-row>
        <table:table-row table:style-name="ro1">
          <table:table-cell office:value-type="string">
            <text:p>FRANKLIN COVEY CO</text:p>
          </table:table-cell>
          <table:table-cell office:value-type="string">
            <text:p><text:s text:c="2"/>COM <text:s text:c="13"/>353469109</text:p>
          </table:table-cell>
          <table:table-cell office:value-type="float" office:value="185">
            <text:p>185</text:p>
          </table:table-cell>
          <table:table-cell office:value-type="string">
            <text:p><text:s text:c="3"/>19700 <text:s text:c="3"/>SH <text:s text:c="8"/>SOLE <text:s text:c="14"/>19700 <text:s text:c="6"/>0 <text:s text:c="7"/>0<text:tab/><text:tab/></text:p>
          </table:table-cell>
        </table:table-row>
        <table:table-row table:style-name="ro1">
          <table:table-cell office:value-type="string">
            <text:p>FOREST CITY ENTERPRISES INC</text:p>
          </table:table-cell>
          <table:table-cell office:value-type="string">
            <text:p><text:s text:c="2"/>CL A <text:s text:c="12"/>345550107</text:p>
          </table:table-cell>
          <table:table-cell office:value-type="float" office:value="420">
            <text:p>420</text:p>
          </table:table-cell>
          <table:table-cell office:value-type="string">
            <text:p><text:s text:c="3"/>26795 <text:s text:c="3"/>SH <text:s text:c="8"/>SOLE <text:s text:c="14"/>26795 <text:s text:c="6"/>0 <text:s text:c="7"/>0<text:tab/><text:tab/></text:p>
          </table:table-cell>
        </table:table-row>
        <table:table-row table:style-name="ro1">
          <table:table-cell office:value-type="string">
            <text:p>FUELCELL ENERGY INC</text:p>
          </table:table-cell>
          <table:table-cell office:value-type="string">
            <text:p><text:s text:c="2"/>COM <text:s text:c="13"/>35952H106</text:p>
          </table:table-cell>
          <table:table-cell office:value-type="float" office:value="16">
            <text:p>16</text:p>
          </table:table-cell>
          <table:table-cell office:value-type="string">
            <text:p><text:s text:c="3"/>10061 <text:s text:c="3"/>SH <text:s text:c="8"/>SOLE <text:s text:c="14"/>10061 <text:s text:c="6"/>0 <text:s text:c="7"/>0<text:tab/><text:tab/></text:p>
          </table:table-cell>
        </table:table-row>
        <table:table-row table:style-name="ro1">
          <table:table-cell office:value-type="string">
            <text:p>FIRST CASH FINL SVCS INC</text:p>
          </table:table-cell>
          <table:table-cell office:value-type="string">
            <text:p><text:s text:c="2"/>COM <text:s text:c="13"/>31942D107</text:p>
          </table:table-cell>
          <table:table-cell office:value-type="float" office:value="1068">
            <text:p>1068</text:p>
          </table:table-cell>
          <table:table-cell office:value-type="string">
            <text:p><text:s text:c="3"/>24862 <text:s text:c="3"/>SH <text:s text:c="8"/>SOLE <text:s text:c="14"/>24862 <text:s text:c="6"/>0 <text:s text:c="7"/>0<text:tab/><text:tab/></text:p>
          </table:table-cell>
        </table:table-row>
        <table:table-row table:style-name="ro1">
          <table:table-cell office:value-type="string">
            <text:p>FELCOR LODGING TR INC</text:p>
          </table:table-cell>
          <table:table-cell office:value-type="string">
            <text:p><text:s text:c="2"/>COM <text:s text:c="13"/>31430F101</text:p>
          </table:table-cell>
          <table:table-cell office:value-type="float" office:value="207">
            <text:p>207</text:p>
          </table:table-cell>
          <table:table-cell office:value-type="string">
            <text:p><text:s text:c="3"/>57600 <text:s text:c="3"/>SH <text:s text:c="8"/>SOLE <text:s text:c="14"/>57600 <text:s text:c="6"/>0 <text:s text:c="7"/>0<text:tab/><text:tab/></text:p>
          </table:table-cell>
        </table:table-row>
        <table:table-row table:style-name="ro1">
          <table:table-cell office:value-type="string">
            <text:p>FTI CONSULTING INC</text:p>
          </table:table-cell>
          <table:table-cell office:value-type="string">
            <text:p><text:s text:c="2"/>COM <text:s text:c="13"/>302941109</text:p>
          </table:table-cell>
          <table:table-cell office:value-type="float" office:value="840">
            <text:p>840</text:p>
          </table:table-cell>
          <table:table-cell office:value-type="string">
            <text:p><text:s text:c="3"/>22399 <text:s text:c="3"/>SH <text:s text:c="8"/>SOLE <text:s text:c="14"/>22399 <text:s text:c="6"/>0 <text:s text:c="7"/>0<text:tab/><text:tab/></text:p>
          </table:table-cell>
        </table:table-row>
        <table:table-row table:style-name="ro1">
          <table:table-cell office:value-type="string">
            <text:p>FEDEX CORP</text:p>
          </table:table-cell>
          <table:table-cell office:value-type="string">
            <text:p><text:s text:c="2"/>COM <text:s text:c="13"/>31428X106</text:p>
          </table:table-cell>
          <table:table-cell office:value-type="float" office:value="2683">
            <text:p>2683</text:p>
          </table:table-cell>
          <table:table-cell office:value-type="string">
            <text:p><text:s text:c="3"/>29180 <text:s text:c="3"/>SH <text:s text:c="8"/>SOLE <text:s text:c="14"/>29180 <text:s text:c="6"/>0 <text:s text:c="7"/>0<text:tab/><text:tab/></text:p>
          </table:table-cell>
        </table:table-row>
        <table:table-row table:style-name="ro1">
          <table:table-cell office:value-type="string">
            <text:p>FUTUREFUEL CORPORATION</text:p>
          </table:table-cell>
          <table:table-cell office:value-type="string">
            <text:p><text:s text:c="2"/>COM <text:s text:c="13"/>36116M106</text:p>
          </table:table-cell>
          <table:table-cell office:value-type="float" office:value="111">
            <text:p>111</text:p>
          </table:table-cell>
          <table:table-cell office:value-type="string">
            <text:p><text:s text:c="3"/>10113 <text:s text:c="3"/>SH <text:s text:c="8"/>SOLE <text:s text:c="14"/>10113 <text:s text:c="6"/>0 <text:s text:c="7"/>0<text:tab/><text:tab/></text:p>
          </table:table-cell>
        </table:table-row>
        <table:table-row table:style-name="ro1">
          <table:table-cell office:value-type="string">
            <text:p>FBL FINL GROUP INC</text:p>
          </table:table-cell>
          <table:table-cell office:value-type="string">
            <text:p><text:s text:c="2"/>CL A <text:s text:c="12"/>30239F106</text:p>
          </table:table-cell>
          <table:table-cell office:value-type="float" office:value="208">
            <text:p>208</text:p>
          </table:table-cell>
          <table:table-cell office:value-type="string">
            <text:p><text:s text:c="4"/>6182 <text:s text:c="3"/>SH <text:s text:c="8"/>SOLE <text:s text:c="15"/>6182 <text:s text:c="6"/>0 <text:s text:c="7"/>0<text:tab/><text:tab/></text:p>
          </table:table-cell>
        </table:table-row>
        <table:table-row table:style-name="ro1">
          <table:table-cell office:value-type="string">
            <text:p>F5 NETWORKS INC</text:p>
          </table:table-cell>
          <table:table-cell office:value-type="string">
            <text:p><text:s text:c="2"/>COM <text:s text:c="13"/>315616102</text:p>
          </table:table-cell>
          <table:table-cell office:value-type="float" office:value="536">
            <text:p>536</text:p>
          </table:table-cell>
          <table:table-cell office:value-type="string">
            <text:p><text:s text:c="4"/>3972 <text:s text:c="3"/>SH <text:s text:c="8"/>SOLE <text:s text:c="15"/>3972 <text:s text:c="6"/>0 <text:s text:c="7"/>0<text:tab/><text:tab/></text:p>
          </table:table-cell>
        </table:table-row>
        <table:table-row table:style-name="ro1">
          <table:table-cell office:value-type="string">
            <text:p>FINISH LINE INC</text:p>
          </table:table-cell>
          <table:table-cell office:value-type="string">
            <text:p><text:s text:c="2"/>CL A <text:s text:c="12"/>317923100</text:p>
          </table:table-cell>
          <table:table-cell office:value-type="float" office:value="448">
            <text:p>448</text:p>
          </table:table-cell>
          <table:table-cell office:value-type="string">
            <text:p><text:s text:c="3"/>21121 <text:s text:c="3"/>SH <text:s text:c="8"/>SOLE <text:s text:c="14"/>21121 <text:s text:c="6"/>0 <text:s text:c="7"/>0<text:tab/><text:tab/></text:p>
          </table:table-cell>
        </table:table-row>
        <table:table-row table:style-name="ro1">
          <table:table-cell office:value-type="string">
            <text:p>FUSION-IO INC</text:p>
          </table:table-cell>
          <table:table-cell office:value-type="string">
            <text:p><text:s text:c="2"/>COM <text:s text:c="13"/>36112J107</text:p>
          </table:table-cell>
          <table:table-cell office:value-type="float" office:value="748">
            <text:p>748</text:p>
          </table:table-cell>
          <table:table-cell office:value-type="string">
            <text:p><text:s text:c="3"/>26344 <text:s text:c="3"/>SH <text:s text:c="8"/>SOLE <text:s text:c="14"/>26344 <text:s text:c="6"/>0 <text:s text:c="7"/>0<text:tab/><text:tab/></text:p>
          </table:table-cell>
        </table:table-row>
        <table:table-row table:style-name="ro1">
          <table:table-cell office:value-type="string">
            <text:p>SOURCEFIRE INC</text:p>
          </table:table-cell>
          <table:table-cell office:value-type="string">
            <text:p><text:s text:c="2"/>COM <text:s text:c="13"/>83616T108</text:p>
          </table:table-cell>
          <table:table-cell office:value-type="float" office:value="333">
            <text:p>333</text:p>
          </table:table-cell>
          <table:table-cell office:value-type="string">
            <text:p><text:s text:c="4"/>6922 <text:s text:c="3"/>SH <text:s text:c="8"/>SOLE <text:s text:c="15"/>6922 <text:s text:c="6"/>0 <text:s text:c="7"/>0<text:tab/><text:tab/></text:p>
          </table:table-cell>
        </table:table-row>
        <table:table-row table:style-name="ro1">
          <table:table-cell office:value-type="string">
            <text:p>FIFTH THIRD BANCORP</text:p>
          </table:table-cell>
          <table:table-cell office:value-type="string">
            <text:p><text:s text:c="2"/>COM <text:s text:c="13"/>316773100</text:p>
          </table:table-cell>
          <table:table-cell office:value-type="float" office:value="1852">
            <text:p>1852</text:p>
          </table:table-cell>
          <table:table-cell office:value-type="string">
            <text:p><text:s text:c="2"/>131880 <text:s text:c="3"/>SH <text:s text:c="8"/>SOLE <text:s text:c="13"/>131880 <text:s text:c="6"/>0 <text:s text:c="7"/>0<text:tab/><text:tab/></text:p>
          </table:table-cell>
        </table:table-row>
        <table:table-row table:style-name="ro1">
          <table:table-cell office:value-type="string">
            <text:p>NATIONAL BEVERAGE CORP</text:p>
          </table:table-cell>
          <table:table-cell office:value-type="string">
            <text:p><text:s text:c="2"/>COM <text:s text:c="13"/>635017106</text:p>
          </table:table-cell>
          <table:table-cell office:value-type="float" office:value="551">
            <text:p>551</text:p>
          </table:table-cell>
          <table:table-cell office:value-type="string">
            <text:p><text:s text:c="3"/>34194 <text:s text:c="3"/>SH <text:s text:c="8"/>SOLE <text:s text:c="14"/>34194 <text:s text:c="6"/>0 <text:s text:c="7"/>0<text:tab/><text:tab/></text:p>
          </table:table-cell>
        </table:table-row>
        <table:table-row table:style-name="ro1">
          <table:table-cell office:value-type="string">
            <text:p>FOOT LOCKER INC</text:p>
          </table:table-cell>
          <table:table-cell office:value-type="string">
            <text:p><text:s text:c="2"/>COM <text:s text:c="13"/>344849104</text:p>
          </table:table-cell>
          <table:table-cell office:value-type="float" office:value="241">
            <text:p>241</text:p>
          </table:table-cell>
          <table:table-cell office:value-type="string">
            <text:p><text:s text:c="4"/>7759 <text:s text:c="3"/>SH <text:s text:c="8"/>SOLE <text:s text:c="15"/>7759 <text:s text:c="6"/>0 <text:s text:c="7"/>0<text:tab/><text:tab/></text:p>
          </table:table-cell>
        </table:table-row>
        <table:table-row table:style-name="ro1">
          <table:table-cell office:value-type="string">
            <text:p>FLEXTRONICS INTL LTD</text:p>
          </table:table-cell>
          <table:table-cell office:value-type="string">
            <text:p><text:s text:c="2"/>ORD <text:s text:c="13"/>Y2573F102</text:p>
          </table:table-cell>
          <table:table-cell office:value-type="float" office:value="399">
            <text:p>399</text:p>
          </table:table-cell>
          <table:table-cell office:value-type="string">
            <text:p><text:s text:c="3"/>55255 <text:s text:c="3"/>SH <text:s text:c="8"/>SOLE <text:s text:c="14"/>55255 <text:s text:c="6"/>0 <text:s text:c="7"/>0<text:tab/><text:tab/></text:p>
          </table:table-cell>
        </table:table-row>
        <table:table-row table:style-name="ro1">
          <table:table-cell office:value-type="string">
            <text:p>FLIR SYS INC</text:p>
          </table:table-cell>
          <table:table-cell office:value-type="string">
            <text:p><text:s text:c="2"/>COM <text:s text:c="13"/>302445101</text:p>
          </table:table-cell>
          <table:table-cell office:value-type="float" office:value="415">
            <text:p>415</text:p>
          </table:table-cell>
          <table:table-cell office:value-type="string">
            <text:p><text:s text:c="3"/>16416 <text:s text:c="3"/>SH <text:s text:c="8"/>SOLE <text:s text:c="14"/>16416 <text:s text:c="6"/>0 <text:s text:c="7"/>0<text:tab/><text:tab/></text:p>
          </table:table-cell>
        </table:table-row>
        <table:table-row table:style-name="ro1">
          <table:table-cell office:value-type="string">
            <text:p>FLOWERS FOODS INC</text:p>
          </table:table-cell>
          <table:table-cell office:value-type="string">
            <text:p><text:s text:c="2"/>COM <text:s text:c="13"/>343498101</text:p>
          </table:table-cell>
          <table:table-cell office:value-type="float" office:value="345">
            <text:p>345</text:p>
          </table:table-cell>
          <table:table-cell office:value-type="string">
            <text:p><text:s text:c="3"/>16950 <text:s text:c="3"/>SH <text:s text:c="8"/>SOLE <text:s text:c="14"/>16950 <text:s text:c="6"/>0 <text:s text:c="7"/>0<text:tab/><text:tab/></text:p>
          </table:table-cell>
        </table:table-row>
        <table:table-row table:style-name="ro1">
          <table:table-cell office:value-type="string">
            <text:p>FLOW INTL CORP</text:p>
          </table:table-cell>
          <table:table-cell office:value-type="string">
            <text:p><text:s text:c="2"/>COM <text:s text:c="13"/>343468104</text:p>
          </table:table-cell>
          <table:table-cell office:value-type="float" office:value="372">
            <text:p>372</text:p>
          </table:table-cell>
          <table:table-cell office:value-type="string">
            <text:p><text:s text:c="3"/>92851 <text:s text:c="3"/>SH <text:s text:c="8"/>SOLE <text:s text:c="14"/>92851 <text:s text:c="6"/>0 <text:s text:c="7"/>0<text:tab/><text:tab/></text:p>
          </table:table-cell>
        </table:table-row>
        <table:table-row table:style-name="ro1">
          <table:table-cell office:value-type="string">
            <text:p>FNB CORP PA</text:p>
          </table:table-cell>
          <table:table-cell office:value-type="string">
            <text:p><text:s text:c="2"/>COM <text:s text:c="13"/>302520101</text:p>
          </table:table-cell>
          <table:table-cell office:value-type="float" office:value="221">
            <text:p>221</text:p>
          </table:table-cell>
          <table:table-cell office:value-type="string">
            <text:p><text:s text:c="3"/>18324 <text:s text:c="3"/>SH <text:s text:c="8"/>SOLE <text:s text:c="14"/>18324 <text:s text:c="6"/>0 <text:s text:c="7"/>0<text:tab/><text:tab/></text:p>
          </table:table-cell>
        </table:table-row>
        <table:table-row table:style-name="ro1">
          <table:table-cell office:value-type="string">
            <text:p>FIDELITY NATIONAL FINANCIAL</text:p>
          </table:table-cell>
          <table:table-cell office:value-type="string">
            <text:p><text:s text:c="2"/>CL A <text:s text:c="12"/>31620R105</text:p>
          </table:table-cell>
          <table:table-cell office:value-type="float" office:value="321">
            <text:p>321</text:p>
          </table:table-cell>
          <table:table-cell office:value-type="string">
            <text:p><text:s text:c="3"/>17813 <text:s text:c="3"/>SH <text:s text:c="8"/>SOLE <text:s text:c="14"/>17813 <text:s text:c="6"/>0 <text:s text:c="7"/>0<text:tab/><text:tab/></text:p>
          </table:table-cell>
        </table:table-row>
        <table:table-row table:style-name="ro1">
          <table:table-cell office:value-type="string">
            <text:p>FIRST NIAGARA FINL GP INC</text:p>
          </table:table-cell>
          <table:table-cell office:value-type="string">
            <text:p><text:s text:c="2"/>COM <text:s text:c="13"/>33582V108</text:p>
          </table:table-cell>
          <table:table-cell office:value-type="float" office:value="264">
            <text:p>264</text:p>
          </table:table-cell>
          <table:table-cell office:value-type="string">
            <text:p><text:s text:c="3"/>26789 <text:s text:c="3"/>SH <text:s text:c="8"/>SOLE <text:s text:c="14"/>26789 <text:s text:c="6"/>0 <text:s text:c="7"/>0<text:tab/><text:tab/></text:p>
          </table:table-cell>
        </table:table-row>
        <table:table-row table:style-name="ro1">
          <table:table-cell office:value-type="string">
            <text:p>FERRO CORP</text:p>
          </table:table-cell>
          <table:table-cell office:value-type="string">
            <text:p><text:s text:c="2"/>COM <text:s text:c="13"/>315405100</text:p>
          </table:table-cell>
          <table:table-cell office:value-type="float" office:value="318">
            <text:p>318</text:p>
          </table:table-cell>
          <table:table-cell office:value-type="string">
            <text:p><text:s text:c="3"/>53619 <text:s text:c="3"/>SH <text:s text:c="8"/>SOLE <text:s text:c="14"/>53619 <text:s text:c="6"/>0 <text:s text:c="7"/>0<text:tab/><text:tab/></text:p>
          </table:table-cell>
        </table:table-row>
        <table:table-row table:style-name="ro1">
          <table:table-cell office:value-type="string">
            <text:p>FIRST INDUSTRIAL REALTY TRU</text:p>
          </table:table-cell>
          <table:table-cell office:value-type="string">
            <text:p><text:s text:c="2"/>COM <text:s text:c="13"/>32054K103</text:p>
          </table:table-cell>
          <table:table-cell office:value-type="float" office:value="268">
            <text:p>268</text:p>
          </table:table-cell>
          <table:table-cell office:value-type="string">
            <text:p><text:s text:c="3"/>21700 <text:s text:c="3"/>SH <text:s text:c="8"/>SOLE <text:s text:c="14"/>21700 <text:s text:c="6"/>0 <text:s text:c="7"/>0<text:tab/><text:tab/></text:p>
          </table:table-cell>
        </table:table-row>
        <table:table-row table:style-name="ro1">
          <table:table-cell office:value-type="string">
            <text:p>FREDS INC</text:p>
          </table:table-cell>
          <table:table-cell office:value-type="string">
            <text:p><text:s text:c="2"/>CL A <text:s text:c="12"/>356108100</text:p>
          </table:table-cell>
          <table:table-cell office:value-type="float" office:value="488">
            <text:p>488</text:p>
          </table:table-cell>
          <table:table-cell office:value-type="string">
            <text:p><text:s text:c="3"/>33394 <text:s text:c="3"/>SH <text:s text:c="8"/>SOLE <text:s text:c="14"/>33394 <text:s text:c="6"/>0 <text:s text:c="7"/>0<text:tab/><text:tab/></text:p>
          </table:table-cell>
        </table:table-row>
        <table:table-row table:style-name="ro1">
          <table:table-cell office:value-type="string">
            <text:p>FIRST MERCHANTS CORP</text:p>
          </table:table-cell>
          <table:table-cell office:value-type="string">
            <text:p><text:s text:c="2"/>COM <text:s text:c="13"/>320817109</text:p>
          </table:table-cell>
          <table:table-cell office:value-type="float" office:value="144">
            <text:p>144</text:p>
          </table:table-cell>
          <table:table-cell office:value-type="string">
            <text:p><text:s text:c="3"/>11700 <text:s text:c="3"/>SH <text:s text:c="8"/>SOLE <text:s text:c="14"/>11700 <text:s text:c="6"/>0 <text:s text:c="7"/>0<text:tab/><text:tab/></text:p>
          </table:table-cell>
        </table:table-row>
        <table:table-row table:style-name="ro1">
          <table:table-cell office:value-type="string">
            <text:p>FUSHI COPPERWELD INC</text:p>
          </table:table-cell>
          <table:table-cell office:value-type="string">
            <text:p><text:s text:c="2"/>COM <text:s text:c="13"/>36113E107</text:p>
          </table:table-cell>
          <table:table-cell office:value-type="float" office:value="83">
            <text:p>83</text:p>
          </table:table-cell>
          <table:table-cell office:value-type="string">
            <text:p><text:s text:c="3"/>10997 <text:s text:c="3"/>SH <text:s text:c="8"/>SOLE <text:s text:c="14"/>10997 <text:s text:c="6"/>0 <text:s text:c="7"/>0<text:tab/><text:tab/></text:p>
          </table:table-cell>
        </table:table-row>
        <table:table-row table:style-name="ro1">
          <table:table-cell office:value-type="string">
            <text:p>FOREST OIL CORP</text:p>
          </table:table-cell>
          <table:table-cell office:value-type="string">
            <text:p><text:s text:c="2"/>COM PAR $0.01 <text:s text:c="3"/>346091705</text:p>
          </table:table-cell>
          <table:table-cell office:value-type="float" office:value="780">
            <text:p>780</text:p>
          </table:table-cell>
          <table:table-cell office:value-type="string">
            <text:p><text:s text:c="3"/>64370 <text:s text:c="3"/>SH <text:s text:c="8"/>SOLE <text:s text:c="14"/>64370 <text:s text:c="6"/>0 <text:s text:c="7"/>0<text:tab/><text:tab/></text:p>
          </table:table-cell>
        </table:table-row>
        <table:table-row table:style-name="ro1">
          <table:table-cell office:value-type="string">
            <text:p>FOSTER L B CO</text:p>
          </table:table-cell>
          <table:table-cell office:value-type="string">
            <text:p><text:s text:c="2"/>COM <text:s text:c="13"/>350060109</text:p>
          </table:table-cell>
          <table:table-cell office:value-type="float" office:value="348">
            <text:p>348</text:p>
          </table:table-cell>
          <table:table-cell office:value-type="string">
            <text:p><text:s text:c="3"/>12206 <text:s text:c="3"/>SH <text:s text:c="8"/>SOLE <text:s text:c="14"/>12206 <text:s text:c="6"/>0 <text:s text:c="7"/>0<text:tab/><text:tab/></text:p>
          </table:table-cell>
        </table:table-row>
        <table:table-row table:style-name="ro1">
          <table:table-cell office:value-type="string">
            <text:p>FLOTEK INDS INC DEL</text:p>
          </table:table-cell>
          <table:table-cell office:value-type="string">
            <text:p><text:s text:c="2"/>COM <text:s text:c="13"/>343389102</text:p>
          </table:table-cell>
          <table:table-cell office:value-type="float" office:value="611">
            <text:p>611</text:p>
          </table:table-cell>
          <table:table-cell office:value-type="string">
            <text:p><text:s text:c="3"/>50792 <text:s text:c="3"/>SH <text:s text:c="8"/>SOLE <text:s text:c="14"/>50792 <text:s text:c="6"/>0 <text:s text:c="7"/>0<text:tab/><text:tab/></text:p>
          </table:table-cell>
        </table:table-row>
        <table:table-row table:style-name="ro1">
          <table:table-cell office:value-type="string">
            <text:p>FRONTIER COMMUNICATIONS COR</text:p>
          </table:table-cell>
          <table:table-cell office:value-type="string">
            <text:p><text:s text:c="2"/>COM <text:s text:c="13"/>35906A108</text:p>
          </table:table-cell>
          <table:table-cell office:value-type="float" office:value="655">
            <text:p>655</text:p>
          </table:table-cell>
          <table:table-cell office:value-type="string">
            <text:p><text:s text:c="2"/>157129 <text:s text:c="3"/>SH <text:s text:c="8"/>SOLE <text:s text:c="13"/>157129 <text:s text:c="6"/>0 <text:s text:c="7"/>0<text:tab/><text:tab/></text:p>
          </table:table-cell>
        </table:table-row>
        <table:table-row table:style-name="ro1">
          <table:table-cell office:value-type="string">
            <text:p>CEDAR FAIR L P</text:p>
          </table:table-cell>
          <table:table-cell office:value-type="string">
            <text:p><text:s text:c="2"/>DEPOSITRY UNIT <text:s text:c="2"/>150185106</text:p>
          </table:table-cell>
          <table:table-cell office:value-type="float" office:value="224">
            <text:p>224</text:p>
          </table:table-cell>
          <table:table-cell office:value-type="string">
            <text:p><text:s text:c="4"/>7575 <text:s text:c="3"/>SH <text:s text:c="8"/>SOLE <text:s text:c="15"/>7575 <text:s text:c="6"/>0 <text:s text:c="7"/>0<text:tab/><text:tab/></text:p>
          </table:table-cell>
        </table:table-row>
        <table:table-row table:style-name="ro1">
          <table:table-cell office:value-type="string">
            <text:p>FIVE STAR QUALITY CARE INC</text:p>
          </table:table-cell>
          <table:table-cell office:value-type="string">
            <text:p><text:s text:c="2"/>COM <text:s text:c="13"/>33832D106</text:p>
          </table:table-cell>
          <table:table-cell office:value-type="float" office:value="220">
            <text:p>220</text:p>
          </table:table-cell>
          <table:table-cell office:value-type="string">
            <text:p><text:s text:c="3"/>64538 <text:s text:c="3"/>SH <text:s text:c="8"/>SOLE <text:s text:c="14"/>64538 <text:s text:c="6"/>0 <text:s text:c="7"/>0<text:tab/><text:tab/></text:p>
          </table:table-cell>
        </table:table-row>
        <table:table-row table:style-name="ro1">
          <table:table-cell office:value-type="string">
            <text:p>FXCM INC</text:p>
          </table:table-cell>
          <table:table-cell office:value-type="string">
            <text:p><text:s text:c="2"/>COM CL A <text:s text:c="8"/>302693106</text:p>
          </table:table-cell>
          <table:table-cell office:value-type="float" office:value="133">
            <text:p>133</text:p>
          </table:table-cell>
          <table:table-cell office:value-type="string">
            <text:p><text:s text:c="3"/>10237 <text:s text:c="3"/>SH <text:s text:c="8"/>SOLE <text:s text:c="14"/>10237 <text:s text:c="6"/>0 <text:s text:c="7"/>0<text:tab/><text:tab/></text:p>
          </table:table-cell>
        </table:table-row>
        <table:table-row table:style-name="ro1">
          <table:table-cell office:value-type="string">
            <text:p>GAIAM INC</text:p>
          </table:table-cell>
          <table:table-cell office:value-type="string">
            <text:p><text:s text:c="2"/>CL A <text:s text:c="12"/>36268Q103</text:p>
          </table:table-cell>
          <table:table-cell office:value-type="float" office:value="79">
            <text:p>79</text:p>
          </table:table-cell>
          <table:table-cell office:value-type="string">
            <text:p><text:s text:c="3"/>18900 <text:s text:c="3"/>SH <text:s text:c="8"/>SOLE <text:s text:c="14"/>18900 <text:s text:c="6"/>0 <text:s text:c="7"/>0<text:tab/><text:tab/></text:p>
          </table:table-cell>
        </table:table-row>
        <table:table-row table:style-name="ro1">
          <table:table-cell office:value-type="string">
            <text:p>STEALTHGAS INC</text:p>
          </table:table-cell>
          <table:table-cell office:value-type="string">
            <text:p><text:s text:c="2"/>SHS <text:s text:c="13"/>Y81669106</text:p>
          </table:table-cell>
          <table:table-cell office:value-type="float" office:value="162">
            <text:p>162</text:p>
          </table:table-cell>
          <table:table-cell office:value-type="string">
            <text:p><text:s text:c="3"/>27604 <text:s text:c="3"/>SH <text:s text:c="8"/>SOLE <text:s text:c="14"/>27604 <text:s text:c="6"/>0 <text:s text:c="7"/>0<text:tab/><text:tab/></text:p>
          </table:table-cell>
        </table:table-row>
        <table:table-row table:style-name="ro1">
          <table:table-cell office:value-type="string">
            <text:p>GREENBRIER COS INC</text:p>
          </table:table-cell>
          <table:table-cell office:value-type="string">
            <text:p><text:s text:c="2"/>COM <text:s text:c="13"/>393657101</text:p>
          </table:table-cell>
          <table:table-cell office:value-type="float" office:value="203">
            <text:p>203</text:p>
          </table:table-cell>
          <table:table-cell office:value-type="string">
            <text:p><text:s text:c="3"/>10260 <text:s text:c="3"/>SH <text:s text:c="8"/>SOLE <text:s text:c="14"/>10260 <text:s text:c="6"/>0 <text:s text:c="7"/>0<text:tab/><text:tab/></text:p>
          </table:table-cell>
        </table:table-row>
        <table:table-row table:style-name="ro1">
          <table:table-cell office:value-type="string">
            <text:p>GLOBAL CASH ACCESS HLDGS IN</text:p>
          </table:table-cell>
          <table:table-cell office:value-type="string">
            <text:p><text:s text:c="2"/>COM <text:s text:c="13"/>378967103</text:p>
          </table:table-cell>
          <table:table-cell office:value-type="float" office:value="663">
            <text:p>663</text:p>
          </table:table-cell>
          <table:table-cell office:value-type="string">
            <text:p><text:s text:c="3"/>85025 <text:s text:c="3"/>SH <text:s text:c="8"/>SOLE <text:s text:c="14"/>85025 <text:s text:c="6"/>0 <text:s text:c="7"/>0<text:tab/><text:tab/></text:p>
          </table:table-cell>
        </table:table-row>
        <table:table-row table:style-name="ro1">
          <table:table-cell office:value-type="string">
            <text:p>GANNETT INC</text:p>
          </table:table-cell>
          <table:table-cell office:value-type="string">
            <text:p><text:s text:c="2"/>COM <text:s text:c="13"/>364730101</text:p>
          </table:table-cell>
          <table:table-cell office:value-type="float" office:value="755">
            <text:p>755</text:p>
          </table:table-cell>
          <table:table-cell office:value-type="string">
            <text:p><text:s text:c="3"/>49235 <text:s text:c="3"/>SH <text:s text:c="8"/>SOLE <text:s text:c="14"/>49235 <text:s text:c="6"/>0 <text:s text:c="7"/>0<text:tab/><text:tab/></text:p>
          </table:table-cell>
        </table:table-row>
        <table:table-row table:style-name="ro1">
          <table:table-cell office:value-type="string">
            <text:p>GERON CORP</text:p>
          </table:table-cell>
          <table:table-cell office:value-type="string">
            <text:p><text:s text:c="2"/>COM <text:s text:c="13"/>374163103</text:p>
          </table:table-cell>
          <table:table-cell office:value-type="float" office:value="25">
            <text:p>25</text:p>
          </table:table-cell>
          <table:table-cell office:value-type="string">
            <text:p><text:s text:c="3"/>14988 <text:s text:c="3"/>SH <text:s text:c="8"/>SOLE <text:s text:c="14"/>14988 <text:s text:c="6"/>0 <text:s text:c="7"/>0<text:tab/><text:tab/></text:p>
          </table:table-cell>
        </table:table-row>
        <table:table-row table:style-name="ro1">
          <table:table-cell office:value-type="string">
            <text:p>GOLD FIELDS LTD NEW</text:p>
          </table:table-cell>
          <table:table-cell office:value-type="string">
            <text:p><text:s text:c="2"/>SPONSORED ADR <text:s text:c="3"/>38059T106</text:p>
          </table:table-cell>
          <table:table-cell office:value-type="float" office:value="356">
            <text:p>356</text:p>
          </table:table-cell>
          <table:table-cell office:value-type="string">
            <text:p><text:s text:c="3"/>25606 <text:s text:c="3"/>SH <text:s text:c="8"/>SOLE <text:s text:c="14"/>25606 <text:s text:c="6"/>0 <text:s text:c="7"/>0<text:tab/><text:tab/></text:p>
          </table:table-cell>
        </table:table-row>
        <table:table-row table:style-name="ro1">
          <table:table-cell office:value-type="string">
            <text:p>GEORGIA GULF CORP</text:p>
          </table:table-cell>
          <table:table-cell office:value-type="string">
            <text:p><text:s text:c="2"/>COM PAR$0.01 NEW 373200302</text:p>
          </table:table-cell>
          <table:table-cell office:value-type="float" office:value="756">
            <text:p>756</text:p>
          </table:table-cell>
          <table:table-cell office:value-type="string">
            <text:p><text:s text:c="3"/>21660 <text:s text:c="3"/>SH <text:s text:c="8"/>SOLE <text:s text:c="14"/>21660 <text:s text:c="6"/>0 <text:s text:c="7"/>0<text:tab/><text:tab/></text:p>
          </table:table-cell>
        </table:table-row>
        <table:table-row table:style-name="ro1">
          <table:table-cell office:value-type="string">
            <text:p>GRACO INC</text:p>
          </table:table-cell>
          <table:table-cell office:value-type="string">
            <text:p><text:s text:c="2"/>COM <text:s text:c="13"/>384109104</text:p>
          </table:table-cell>
          <table:table-cell office:value-type="float" office:value="217">
            <text:p>217</text:p>
          </table:table-cell>
          <table:table-cell office:value-type="string">
            <text:p><text:s text:c="4"/>4087 <text:s text:c="3"/>SH <text:s text:c="8"/>SOLE <text:s text:c="15"/>4087 <text:s text:c="6"/>0 <text:s text:c="7"/>0<text:tab/><text:tab/></text:p>
          </table:table-cell>
        </table:table-row>
        <table:table-row table:style-name="ro1">
          <table:table-cell office:value-type="string">
            <text:p>GLOBAL GEOPHYSICAL SVCS INC</text:p>
          </table:table-cell>
          <table:table-cell office:value-type="string">
            <text:p><text:s text:c="2"/>COM <text:s text:c="13"/>37946S107</text:p>
          </table:table-cell>
          <table:table-cell office:value-type="float" office:value="295">
            <text:p>295</text:p>
          </table:table-cell>
          <table:table-cell office:value-type="string">
            <text:p><text:s text:c="3"/>27785 <text:s text:c="3"/>SH <text:s text:c="8"/>SOLE <text:s text:c="14"/>27785 <text:s text:c="6"/>0 <text:s text:c="7"/>0<text:tab/><text:tab/></text:p>
          </table:table-cell>
        </table:table-row>
        <table:table-row table:style-name="ro1">
          <table:table-cell office:value-type="string">
            <text:p>GENOMIC HEALTH INC</text:p>
          </table:table-cell>
          <table:table-cell office:value-type="string">
            <text:p><text:s text:c="2"/>COM <text:s text:c="13"/>37244C101</text:p>
          </table:table-cell>
          <table:table-cell office:value-type="float" office:value="738">
            <text:p>738</text:p>
          </table:table-cell>
          <table:table-cell office:value-type="string">
            <text:p><text:s text:c="3"/>24057 <text:s text:c="3"/>SH <text:s text:c="8"/>SOLE <text:s text:c="14"/>24057 <text:s text:c="6"/>0 <text:s text:c="7"/>0<text:tab/><text:tab/></text:p>
          </table:table-cell>
        </table:table-row>
        <table:table-row table:style-name="ro1">
          <table:table-cell office:value-type="string">
            <text:p>GREENHILL &amp; CO INC</text:p>
          </table:table-cell>
          <table:table-cell office:value-type="string">
            <text:p><text:s text:c="2"/>COM <text:s text:c="13"/>395259104</text:p>
          </table:table-cell>
          <table:table-cell office:value-type="float" office:value="293">
            <text:p>293</text:p>
          </table:table-cell>
          <table:table-cell office:value-type="string">
            <text:p><text:s text:c="4"/>6717 <text:s text:c="3"/>SH <text:s text:c="8"/>SOLE <text:s text:c="15"/>6717 <text:s text:c="6"/>0 <text:s text:c="7"/>0<text:tab/><text:tab/></text:p>
          </table:table-cell>
        </table:table-row>
        <table:table-row table:style-name="ro1">
          <table:table-cell office:value-type="string">
            <text:p>GILAT SATELLITE NETWORKS LT</text:p>
          </table:table-cell>
          <table:table-cell office:value-type="string">
            <text:p><text:s text:c="2"/>SHS NEW <text:s text:c="9"/>M51474118</text:p>
          </table:table-cell>
          <table:table-cell office:value-type="float" office:value="52">
            <text:p>52</text:p>
          </table:table-cell>
          <table:table-cell office:value-type="string">
            <text:p><text:s text:c="3"/>12800 <text:s text:c="3"/>SH <text:s text:c="8"/>SOLE <text:s text:c="14"/>12800 <text:s text:c="6"/>0 <text:s text:c="7"/>0<text:tab/><text:tab/></text:p>
          </table:table-cell>
        </table:table-row>
        <table:table-row table:style-name="ro1">
          <table:table-cell office:value-type="string">
            <text:p>GRAMERCY CAP CORP</text:p>
          </table:table-cell>
          <table:table-cell office:value-type="string">
            <text:p><text:s text:c="2"/>COM <text:s text:c="13"/>384871109</text:p>
          </table:table-cell>
          <table:table-cell office:value-type="float" office:value="202">
            <text:p>202</text:p>
          </table:table-cell>
          <table:table-cell office:value-type="string">
            <text:p><text:s text:c="3"/>75677 <text:s text:c="3"/>SH <text:s text:c="8"/>SOLE <text:s text:c="14"/>75677 <text:s text:c="6"/>0 <text:s text:c="7"/>0<text:tab/><text:tab/></text:p>
          </table:table-cell>
        </table:table-row>
        <table:table-row table:style-name="ro1">
          <table:table-cell office:value-type="string">
            <text:p>GREAT LAKES DREDGE &amp; DOCK C</text:p>
          </table:table-cell>
          <table:table-cell office:value-type="string">
            <text:p><text:s text:c="2"/>COM <text:s text:c="13"/>390607109</text:p>
          </table:table-cell>
          <table:table-cell office:value-type="float" office:value="164">
            <text:p>164</text:p>
          </table:table-cell>
          <table:table-cell office:value-type="string">
            <text:p><text:s text:c="3"/>22681 <text:s text:c="3"/>SH <text:s text:c="8"/>SOLE <text:s text:c="14"/>22681 <text:s text:c="6"/>0 <text:s text:c="7"/>0<text:tab/><text:tab/></text:p>
          </table:table-cell>
        </table:table-row>
        <table:table-row table:style-name="ro1">
          <table:table-cell office:value-type="string">
            <text:p>GULFMARK OFFSHORE INC</text:p>
          </table:table-cell>
          <table:table-cell office:value-type="string">
            <text:p><text:s text:c="2"/>CL A NEW <text:s text:c="8"/>402629208</text:p>
          </table:table-cell>
          <table:table-cell office:value-type="float" office:value="201">
            <text:p>201</text:p>
          </table:table-cell>
          <table:table-cell office:value-type="string">
            <text:p><text:s text:c="4"/>4368 <text:s text:c="3"/>SH <text:s text:c="8"/>SOLE <text:s text:c="15"/>4368 <text:s text:c="6"/>0 <text:s text:c="7"/>0<text:tab/><text:tab/></text:p>
          </table:table-cell>
        </table:table-row>
        <table:table-row table:style-name="ro1">
          <table:table-cell office:value-type="string">
            <text:p>GLATFELTER</text:p>
          </table:table-cell>
          <table:table-cell office:value-type="string">
            <text:p><text:s text:c="2"/>COM <text:s text:c="13"/>377316104</text:p>
          </table:table-cell>
          <table:table-cell office:value-type="float" office:value="507">
            <text:p>507</text:p>
          </table:table-cell>
          <table:table-cell office:value-type="string">
            <text:p><text:s text:c="3"/>32123 <text:s text:c="3"/>SH <text:s text:c="8"/>SOLE <text:s text:c="14"/>32123 <text:s text:c="6"/>0 <text:s text:c="7"/>0<text:tab/><text:tab/></text:p>
          </table:table-cell>
        </table:table-row>
        <table:table-row table:style-name="ro1">
          <table:table-cell office:value-type="string">
            <text:p>GORDMANS STORES INC</text:p>
          </table:table-cell>
          <table:table-cell office:value-type="string">
            <text:p><text:s text:c="2"/>COM <text:s text:c="13"/>38269P100</text:p>
          </table:table-cell>
          <table:table-cell office:value-type="float" office:value="535">
            <text:p>535</text:p>
          </table:table-cell>
          <table:table-cell office:value-type="string">
            <text:p><text:s text:c="3"/>24344 <text:s text:c="3"/>SH <text:s text:c="8"/>SOLE <text:s text:c="14"/>24344 <text:s text:c="6"/>0 <text:s text:c="7"/>0<text:tab/><text:tab/></text:p>
          </table:table-cell>
        </table:table-row>
        <table:table-row table:style-name="ro1">
          <table:table-cell office:value-type="string">
            <text:p>GREEN MTN COFFEE ROASTERS I</text:p>
          </table:table-cell>
          <table:table-cell office:value-type="string">
            <text:p><text:s text:c="2"/>COM <text:s text:c="13"/>393122106</text:p>
          </table:table-cell>
          <table:table-cell office:value-type="float" office:value="345">
            <text:p>345</text:p>
          </table:table-cell>
          <table:table-cell office:value-type="string">
            <text:p><text:s text:c="4"/>7367 <text:s text:c="3"/>SH <text:s text:c="8"/>SOLE <text:s text:c="15"/>7367 <text:s text:c="6"/>0 <text:s text:c="7"/>0<text:tab/><text:tab/></text:p>
          </table:table-cell>
        </table:table-row>
        <table:table-row table:style-name="ro1">
          <table:table-cell office:value-type="string">
            <text:p>GAMESTOP CORP NEW</text:p>
          </table:table-cell>
          <table:table-cell office:value-type="string">
            <text:p><text:s text:c="2"/>CL A <text:s text:c="12"/>36467W109</text:p>
          </table:table-cell>
          <table:table-cell office:value-type="float" office:value="1862">
            <text:p>1862</text:p>
          </table:table-cell>
          <table:table-cell office:value-type="string">
            <text:p><text:s text:c="3"/>85278 <text:s text:c="3"/>SH <text:s text:c="8"/>SOLE <text:s text:c="14"/>85278 <text:s text:c="6"/>0 <text:s text:c="7"/>0<text:tab/><text:tab/></text:p>
          </table:table-cell>
        </table:table-row>
        <table:table-row table:style-name="ro1">
          <table:table-cell office:value-type="string">
            <text:p>GMX RES INC</text:p>
          </table:table-cell>
          <table:table-cell office:value-type="string">
            <text:p><text:s text:c="2"/>COM <text:s text:c="13"/>38011M108</text:p>
          </table:table-cell>
          <table:table-cell office:value-type="float" office:value="213">
            <text:p>213</text:p>
          </table:table-cell>
          <table:table-cell office:value-type="string">
            <text:p><text:s text:c="2"/>167464 <text:s text:c="3"/>SH <text:s text:c="8"/>SOLE <text:s text:c="13"/>167464 <text:s text:c="6"/>0 <text:s text:c="7"/>0<text:tab/><text:tab/></text:p>
          </table:table-cell>
        </table:table-row>
        <table:table-row table:style-name="ro1">
          <table:table-cell office:value-type="string">
            <text:p>GREAT NORTHN IRON ORE PPTYS</text:p>
          </table:table-cell>
          <table:table-cell office:value-type="string">
            <text:p><text:s text:c="2"/>CTFS BEN INT <text:s text:c="4"/>391064102</text:p>
          </table:table-cell>
          <table:table-cell office:value-type="float" office:value="584">
            <text:p>584</text:p>
          </table:table-cell>
          <table:table-cell office:value-type="string">
            <text:p><text:s text:c="4"/>6085 <text:s text:c="3"/>SH <text:s text:c="8"/>SOLE <text:s text:c="15"/>6085 <text:s text:c="6"/>0 <text:s text:c="7"/>0<text:tab/><text:tab/></text:p>
          </table:table-cell>
        </table:table-row>
        <table:table-row table:style-name="ro1">
          <table:table-cell office:value-type="string">
            <text:p>GENWORTH FINL INC</text:p>
          </table:table-cell>
          <table:table-cell office:value-type="string">
            <text:p><text:s text:c="2"/>COM CL A <text:s text:c="8"/>37247D106</text:p>
          </table:table-cell>
          <table:table-cell office:value-type="float" office:value="1170">
            <text:p>1170</text:p>
          </table:table-cell>
          <table:table-cell office:value-type="string">
            <text:p><text:s text:c="2"/>140583 <text:s text:c="3"/>SH <text:s text:c="8"/>SOLE <text:s text:c="13"/>140583 <text:s text:c="6"/>0 <text:s text:c="7"/>0<text:tab/><text:tab/></text:p>
          </table:table-cell>
        </table:table-row>
        <table:table-row table:style-name="ro1">
          <table:table-cell office:value-type="string">
            <text:p>GOOGLE INC</text:p>
          </table:table-cell>
          <table:table-cell office:value-type="string">
            <text:p><text:s text:c="2"/>CL A <text:s text:c="12"/>38259P508</text:p>
          </table:table-cell>
          <table:table-cell office:value-type="float" office:value="562">
            <text:p>562</text:p>
          </table:table-cell>
          <table:table-cell office:value-type="string">
            <text:p><text:s text:c="5"/>877 <text:s text:c="3"/>SH <text:s text:c="8"/>SOLE <text:s text:c="16"/>877 <text:s text:c="6"/>0 <text:s text:c="7"/>0<text:tab/><text:tab/></text:p>
          </table:table-cell>
        </table:table-row>
        <table:table-row table:style-name="ro1">
          <table:table-cell office:value-type="string">
            <text:p>GRAPHIC PACKAGING HLDG CO</text:p>
          </table:table-cell>
          <table:table-cell office:value-type="string">
            <text:p><text:s text:c="2"/>COM <text:s text:c="13"/>388689101</text:p>
          </table:table-cell>
          <table:table-cell office:value-type="float" office:value="147">
            <text:p>147</text:p>
          </table:table-cell>
          <table:table-cell office:value-type="string">
            <text:p><text:s text:c="3"/>26601 <text:s text:c="3"/>SH <text:s text:c="8"/>SOLE <text:s text:c="14"/>26601 <text:s text:c="6"/>0 <text:s text:c="7"/>0<text:tab/><text:tab/></text:p>
          </table:table-cell>
        </table:table-row>
        <table:table-row table:style-name="ro1">
          <table:table-cell office:value-type="string">
            <text:p>GLOBAL PMTS INC</text:p>
          </table:table-cell>
          <table:table-cell office:value-type="string">
            <text:p><text:s text:c="2"/>COM <text:s text:c="13"/>37940X102</text:p>
          </table:table-cell>
          <table:table-cell office:value-type="float" office:value="467">
            <text:p>467</text:p>
          </table:table-cell>
          <table:table-cell office:value-type="string">
            <text:p><text:s text:c="4"/>9831 <text:s text:c="3"/>SH <text:s text:c="8"/>SOLE <text:s text:c="15"/>9831 <text:s text:c="6"/>0 <text:s text:c="7"/>0<text:tab/><text:tab/></text:p>
          </table:table-cell>
        </table:table-row>
        <table:table-row table:style-name="ro1">
          <table:table-cell office:value-type="string">
            <text:p>GULFPORT ENERGY CORP</text:p>
          </table:table-cell>
          <table:table-cell office:value-type="string">
            <text:p><text:s text:c="2"/>COM NEW <text:s text:c="9"/>402635304</text:p>
          </table:table-cell>
          <table:table-cell office:value-type="float" office:value="266">
            <text:p>266</text:p>
          </table:table-cell>
          <table:table-cell office:value-type="string">
            <text:p><text:s text:c="4"/>9151 <text:s text:c="3"/>SH <text:s text:c="8"/>SOLE <text:s text:c="15"/>9151 <text:s text:c="6"/>0 <text:s text:c="7"/>0<text:tab/><text:tab/></text:p>
          </table:table-cell>
        </table:table-row>
        <table:table-row table:style-name="ro1">
          <table:table-cell office:value-type="string">
            <text:p>GREEN PLAINS RENEWABLE ENER</text:p>
          </table:table-cell>
          <table:table-cell office:value-type="string">
            <text:p><text:s text:c="2"/>COM <text:s text:c="13"/>393222104</text:p>
          </table:table-cell>
          <table:table-cell office:value-type="float" office:value="476">
            <text:p>476</text:p>
          </table:table-cell>
          <table:table-cell office:value-type="string">
            <text:p><text:s text:c="3"/>44185 <text:s text:c="3"/>SH <text:s text:c="8"/>SOLE <text:s text:c="14"/>44185 <text:s text:c="6"/>0 <text:s text:c="7"/>0<text:tab/><text:tab/></text:p>
          </table:table-cell>
        </table:table-row>
        <table:table-row table:style-name="ro1">
          <table:table-cell office:value-type="string">
            <text:p>GEN-PROBE INC NEW</text:p>
          </table:table-cell>
          <table:table-cell office:value-type="string">
            <text:p><text:s text:c="2"/>COM <text:s text:c="13"/>36866T103</text:p>
          </table:table-cell>
          <table:table-cell office:value-type="float" office:value="1156">
            <text:p>1156</text:p>
          </table:table-cell>
          <table:table-cell office:value-type="string">
            <text:p><text:s text:c="3"/>17413 <text:s text:c="3"/>SH <text:s text:c="8"/>SOLE <text:s text:c="14"/>17413 <text:s text:c="6"/>0 <text:s text:c="7"/>0<text:tab/><text:tab/></text:p>
          </table:table-cell>
        </table:table-row>
        <table:table-row table:style-name="ro1">
          <table:table-cell office:value-type="string">
            <text:p>GOODRICH CORP</text:p>
          </table:table-cell>
          <table:table-cell office:value-type="string">
            <text:p><text:s text:c="2"/>COM <text:s text:c="13"/>382388106</text:p>
          </table:table-cell>
          <table:table-cell office:value-type="float" office:value="5230">
            <text:p>5230</text:p>
          </table:table-cell>
          <table:table-cell office:value-type="string">
            <text:p><text:s text:c="3"/>41692 <text:s text:c="3"/>SH <text:s text:c="8"/>SOLE <text:s text:c="14"/>41692 <text:s text:c="6"/>0 <text:s text:c="7"/>0<text:tab/><text:tab/></text:p>
          </table:table-cell>
        </table:table-row>
        <table:table-row table:style-name="ro1">
          <table:table-cell office:value-type="string">
            <text:p>GARMIN LTD</text:p>
          </table:table-cell>
          <table:table-cell office:value-type="string">
            <text:p><text:s text:c="2"/>SHS <text:s text:c="13"/>H2906T109</text:p>
          </table:table-cell>
          <table:table-cell office:value-type="float" office:value="709">
            <text:p>709</text:p>
          </table:table-cell>
          <table:table-cell office:value-type="string">
            <text:p><text:s text:c="3"/>15086 <text:s text:c="3"/>SH <text:s text:c="8"/>SOLE <text:s text:c="14"/>15086 <text:s text:c="6"/>0 <text:s text:c="7"/>0<text:tab/><text:tab/></text:p>
          </table:table-cell>
        </table:table-row>
        <table:table-row table:style-name="ro1">
          <table:table-cell office:value-type="string">
            <text:p>GLIMCHER RLTY TR</text:p>
          </table:table-cell>
          <table:table-cell office:value-type="string">
            <text:p><text:s text:c="2"/>SH BEN INT <text:s text:c="6"/>379302102</text:p>
          </table:table-cell>
          <table:table-cell office:value-type="float" office:value="252">
            <text:p>252</text:p>
          </table:table-cell>
          <table:table-cell office:value-type="string">
            <text:p><text:s text:c="3"/>24677 <text:s text:c="3"/>SH <text:s text:c="8"/>SOLE <text:s text:c="14"/>24677 <text:s text:c="6"/>0 <text:s text:c="7"/>0<text:tab/><text:tab/></text:p>
          </table:table-cell>
        </table:table-row>
        <table:table-row table:style-name="ro1">
          <table:table-cell office:value-type="string">
            <text:p>GLOBAL SHIP LEASE INC NEW</text:p>
          </table:table-cell>
          <table:table-cell office:value-type="string">
            <text:p><text:s text:c="2"/>SHS A <text:s text:c="11"/>Y27183105</text:p>
          </table:table-cell>
          <table:table-cell office:value-type="float" office:value="59">
            <text:p>59</text:p>
          </table:table-cell>
          <table:table-cell office:value-type="string">
            <text:p><text:s text:c="3"/>16833 <text:s text:c="3"/>SH <text:s text:c="8"/>SOLE <text:s text:c="14"/>16833 <text:s text:c="6"/>0 <text:s text:c="7"/>0<text:tab/><text:tab/></text:p>
          </table:table-cell>
        </table:table-row>
        <table:table-row table:style-name="ro1">
          <table:table-cell office:value-type="string">
            <text:p>GOLDEN STAR RES LTD CDA</text:p>
          </table:table-cell>
          <table:table-cell office:value-type="string">
            <text:p><text:s text:c="2"/>COM <text:s text:c="13"/>38119T104</text:p>
          </table:table-cell>
          <table:table-cell office:value-type="float" office:value="174">
            <text:p>174</text:p>
          </table:table-cell>
          <table:table-cell office:value-type="string">
            <text:p><text:s text:c="3"/>93669 <text:s text:c="3"/>SH <text:s text:c="8"/>SOLE <text:s text:c="14"/>93669 <text:s text:c="6"/>0 <text:s text:c="7"/>0<text:tab/><text:tab/></text:p>
          </table:table-cell>
        </table:table-row>
        <table:table-row table:style-name="ro1">
          <table:table-cell office:value-type="string">
            <text:p>GOODYEAR TIRE &amp; RUBR CO</text:p>
          </table:table-cell>
          <table:table-cell office:value-type="string">
            <text:p><text:s text:c="2"/>COM <text:s text:c="13"/>382550101</text:p>
          </table:table-cell>
          <table:table-cell office:value-type="float" office:value="275">
            <text:p>275</text:p>
          </table:table-cell>
          <table:table-cell office:value-type="string">
            <text:p><text:s text:c="3"/>24471 <text:s text:c="3"/>SH <text:s text:c="8"/>SOLE <text:s text:c="14"/>24471 <text:s text:c="6"/>0 <text:s text:c="7"/>0<text:tab/><text:tab/></text:p>
          </table:table-cell>
        </table:table-row>
        <table:table-row table:style-name="ro1">
          <table:table-cell office:value-type="string">
            <text:p>GRAN TIERRA ENERGY INC</text:p>
          </table:table-cell>
          <table:table-cell office:value-type="string">
            <text:p><text:s text:c="2"/>COM <text:s text:c="13"/>38500T101</text:p>
          </table:table-cell>
          <table:table-cell office:value-type="float" office:value="199">
            <text:p>199</text:p>
          </table:table-cell>
          <table:table-cell office:value-type="string">
            <text:p><text:s text:c="3"/>31588 <text:s text:c="3"/>SH <text:s text:c="8"/>SOLE <text:s text:c="14"/>31588 <text:s text:c="6"/>0 <text:s text:c="7"/>0<text:tab/><text:tab/></text:p>
          </table:table-cell>
        </table:table-row>
        <table:table-row table:style-name="ro1">
          <table:table-cell office:value-type="string">
            <text:p>TRIPLE-S MGMT CORP</text:p>
          </table:table-cell>
          <table:table-cell office:value-type="string">
            <text:p><text:s text:c="2"/>CL B <text:s text:c="12"/>896749108</text:p>
          </table:table-cell>
          <table:table-cell office:value-type="float" office:value="300">
            <text:p>300</text:p>
          </table:table-cell>
          <table:table-cell office:value-type="string">
            <text:p><text:s text:c="3"/>12990 <text:s text:c="3"/>SH <text:s text:c="8"/>SOLE <text:s text:c="14"/>12990 <text:s text:c="6"/>0 <text:s text:c="7"/>0<text:tab/><text:tab/></text:p>
          </table:table-cell>
        </table:table-row>
        <table:table-row table:style-name="ro1">
          <table:table-cell office:value-type="string">
            <text:p>GETTY RLTY CORP NEW</text:p>
          </table:table-cell>
          <table:table-cell office:value-type="string">
            <text:p><text:s text:c="2"/>COM <text:s text:c="13"/>374297109</text:p>
          </table:table-cell>
          <table:table-cell office:value-type="float" office:value="167">
            <text:p>167</text:p>
          </table:table-cell>
          <table:table-cell office:value-type="string">
            <text:p><text:s text:c="3"/>10703 <text:s text:c="3"/>SH <text:s text:c="8"/>SOLE <text:s text:c="14"/>10703 <text:s text:c="6"/>0 <text:s text:c="7"/>0<text:tab/><text:tab/></text:p>
          </table:table-cell>
        </table:table-row>
        <table:table-row table:style-name="ro1">
          <table:table-cell office:value-type="string">
            <text:p>GUIDANCE SOFTWARE INC</text:p>
          </table:table-cell>
          <table:table-cell office:value-type="string">
            <text:p><text:s text:c="2"/>COM <text:s text:c="13"/>401692108</text:p>
          </table:table-cell>
          <table:table-cell office:value-type="float" office:value="535">
            <text:p>535</text:p>
          </table:table-cell>
          <table:table-cell office:value-type="string">
            <text:p><text:s text:c="3"/>48343 <text:s text:c="3"/>SH <text:s text:c="8"/>SOLE <text:s text:c="14"/>48343 <text:s text:c="6"/>0 <text:s text:c="7"/>0<text:tab/><text:tab/></text:p>
          </table:table-cell>
        </table:table-row>
        <table:table-row table:style-name="ro1">
          <table:table-cell office:value-type="string">
            <text:p>GULF RESOURCES INC</text:p>
          </table:table-cell>
          <table:table-cell office:value-type="string">
            <text:p><text:s text:c="2"/>COM PAR $0.0005 <text:s/>40251W309</text:p>
          </table:table-cell>
          <table:table-cell office:value-type="float" office:value="201">
            <text:p>201</text:p>
          </table:table-cell>
          <table:table-cell office:value-type="string">
            <text:p><text:s text:c="3"/>85635 <text:s text:c="3"/>SH <text:s text:c="8"/>SOLE <text:s text:c="14"/>85635 <text:s text:c="6"/>0 <text:s text:c="7"/>0<text:tab/><text:tab/></text:p>
          </table:table-cell>
        </table:table-row>
        <table:table-row table:style-name="ro1">
          <table:table-cell office:value-type="string">
            <text:p>GENESEE &amp; WYO INC</text:p>
          </table:table-cell>
          <table:table-cell office:value-type="string">
            <text:p><text:s text:c="2"/>CL A <text:s text:c="12"/>371559105</text:p>
          </table:table-cell>
          <table:table-cell office:value-type="float" office:value="264">
            <text:p>264</text:p>
          </table:table-cell>
          <table:table-cell office:value-type="string">
            <text:p><text:s text:c="4"/>4832 <text:s text:c="3"/>SH <text:s text:c="8"/>SOLE <text:s text:c="15"/>4832 <text:s text:c="6"/>0 <text:s text:c="7"/>0<text:tab/><text:tab/></text:p>
          </table:table-cell>
        </table:table-row>
        <table:table-row table:style-name="ro1">
          <table:table-cell office:value-type="string">
            <text:p>GRAINGER W W INC</text:p>
          </table:table-cell>
          <table:table-cell office:value-type="string">
            <text:p><text:s text:c="2"/>COM <text:s text:c="13"/>384802104</text:p>
          </table:table-cell>
          <table:table-cell office:value-type="float" office:value="316">
            <text:p>316</text:p>
          </table:table-cell>
          <table:table-cell office:value-type="string">
            <text:p><text:s text:c="4"/>1469 <text:s text:c="3"/>SH <text:s text:c="8"/>SOLE <text:s text:c="15"/>1469 <text:s text:c="6"/>0 <text:s text:c="7"/>0<text:tab/><text:tab/></text:p>
          </table:table-cell>
        </table:table-row>
        <table:table-row table:style-name="ro1">
          <table:table-cell office:value-type="string">
            <text:p>HAWAIIAN HOLDINGS INC</text:p>
          </table:table-cell>
          <table:table-cell office:value-type="string">
            <text:p><text:s text:c="2"/>COM <text:s text:c="13"/>419879101</text:p>
          </table:table-cell>
          <table:table-cell office:value-type="float" office:value="329">
            <text:p>329</text:p>
          </table:table-cell>
          <table:table-cell office:value-type="string">
            <text:p><text:s text:c="3"/>62945 <text:s text:c="3"/>SH <text:s text:c="8"/>SOLE <text:s text:c="14"/>62945 <text:s text:c="6"/>0 <text:s text:c="7"/>0<text:tab/><text:tab/></text:p>
          </table:table-cell>
        </table:table-row>
        <table:table-row table:style-name="ro1">
          <table:table-cell office:value-type="string">
            <text:p>HUNTINGTON BANCSHARES INC</text:p>
          </table:table-cell>
          <table:table-cell office:value-type="string">
            <text:p><text:s text:c="2"/>COM <text:s text:c="13"/>446150104</text:p>
          </table:table-cell>
          <table:table-cell office:value-type="float" office:value="680">
            <text:p>680</text:p>
          </table:table-cell>
          <table:table-cell office:value-type="string">
            <text:p><text:s text:c="2"/>105516 <text:s text:c="3"/>SH <text:s text:c="8"/>SOLE <text:s text:c="13"/>105516 <text:s text:c="6"/>0 <text:s text:c="7"/>0<text:tab/><text:tab/></text:p>
          </table:table-cell>
        </table:table-row>
        <table:table-row table:style-name="ro1">
          <table:table-cell office:value-type="string">
            <text:p>HARVARD BIOSCIENCE INC</text:p>
          </table:table-cell>
          <table:table-cell office:value-type="string">
            <text:p><text:s text:c="2"/>COM <text:s text:c="13"/>416906105</text:p>
          </table:table-cell>
          <table:table-cell office:value-type="float" office:value="262">
            <text:p>262</text:p>
          </table:table-cell>
          <table:table-cell office:value-type="string">
            <text:p><text:s text:c="3"/>66300 <text:s text:c="3"/>SH <text:s text:c="8"/>SOLE <text:s text:c="14"/>66300 <text:s text:c="6"/>0 <text:s text:c="7"/>0<text:tab/><text:tab/></text:p>
          </table:table-cell>
        </table:table-row>
        <table:table-row table:style-name="ro1">
          <table:table-cell office:value-type="string">
            <text:p>HCA HOLDINGS INC</text:p>
          </table:table-cell>
          <table:table-cell office:value-type="string">
            <text:p><text:s text:c="2"/>COM <text:s text:c="13"/>40412C101</text:p>
          </table:table-cell>
          <table:table-cell office:value-type="float" office:value="797">
            <text:p>797</text:p>
          </table:table-cell>
          <table:table-cell office:value-type="string">
            <text:p><text:s text:c="3"/>32226 <text:s text:c="3"/>SH <text:s text:c="8"/>SOLE <text:s text:c="14"/>32226 <text:s text:c="6"/>0 <text:s text:c="7"/>0<text:tab/><text:tab/></text:p>
          </table:table-cell>
        </table:table-row>
        <table:table-row table:style-name="ro1">
          <table:table-cell office:value-type="string">
            <text:p>HUDSON CITY BANCORP</text:p>
          </table:table-cell>
          <table:table-cell office:value-type="string">
            <text:p><text:s text:c="2"/>COM <text:s text:c="13"/>443683107</text:p>
          </table:table-cell>
          <table:table-cell office:value-type="float" office:value="1355">
            <text:p>1355</text:p>
          </table:table-cell>
          <table:table-cell office:value-type="string">
            <text:p><text:s text:c="2"/>185250 <text:s text:c="3"/>SH <text:s text:c="8"/>SOLE <text:s text:c="13"/>185250 <text:s text:c="6"/>0 <text:s text:c="7"/>0<text:tab/><text:tab/></text:p>
          </table:table-cell>
        </table:table-row>
        <table:table-row table:style-name="ro1">
          <table:table-cell office:value-type="string">
            <text:p>HACKETT GROUP INC</text:p>
          </table:table-cell>
          <table:table-cell office:value-type="string">
            <text:p><text:s text:c="2"/>COM <text:s text:c="13"/>404609109</text:p>
          </table:table-cell>
          <table:table-cell office:value-type="float" office:value="292">
            <text:p>292</text:p>
          </table:table-cell>
          <table:table-cell office:value-type="string">
            <text:p><text:s text:c="3"/>48900 <text:s text:c="3"/>SH <text:s text:c="8"/>SOLE <text:s text:c="14"/>48900 <text:s text:c="6"/>0 <text:s text:c="7"/>0<text:tab/><text:tab/></text:p>
          </table:table-cell>
        </table:table-row>
        <table:table-row table:style-name="ro1">
          <table:table-cell office:value-type="string">
            <text:p>HCP INC</text:p>
          </table:table-cell>
          <table:table-cell office:value-type="string">
            <text:p><text:s text:c="2"/>COM <text:s text:c="13"/>40414L109</text:p>
          </table:table-cell>
          <table:table-cell office:value-type="float" office:value="1479">
            <text:p>1479</text:p>
          </table:table-cell>
          <table:table-cell office:value-type="string">
            <text:p><text:s text:c="3"/>37476 <text:s text:c="3"/>SH <text:s text:c="8"/>SOLE <text:s text:c="14"/>37476 <text:s text:c="6"/>0 <text:s text:c="7"/>0<text:tab/><text:tab/></text:p>
          </table:table-cell>
        </table:table-row>
        <table:table-row table:style-name="ro1">
          <table:table-cell office:value-type="string">
            <text:p>HOME DEPOT INC</text:p>
          </table:table-cell>
          <table:table-cell office:value-type="string">
            <text:p><text:s text:c="2"/>COM <text:s text:c="13"/>437076102</text:p>
          </table:table-cell>
          <table:table-cell office:value-type="float" office:value="1288">
            <text:p>1288</text:p>
          </table:table-cell>
          <table:table-cell office:value-type="string">
            <text:p><text:s text:c="3"/>25609 <text:s text:c="3"/>SH <text:s text:c="8"/>SOLE <text:s text:c="14"/>25609 <text:s text:c="6"/>0 <text:s text:c="7"/>0<text:tab/><text:tab/></text:p>
          </table:table-cell>
        </table:table-row>
        <table:table-row table:style-name="ro1">
          <table:table-cell office:value-type="string">
            <text:p>HERCULES OFFSHORE INC</text:p>
          </table:table-cell>
          <table:table-cell office:value-type="string">
            <text:p><text:s text:c="2"/>COM <text:s text:c="13"/>427093109</text:p>
          </table:table-cell>
          <table:table-cell office:value-type="float" office:value="213">
            <text:p>213</text:p>
          </table:table-cell>
          <table:table-cell office:value-type="string">
            <text:p><text:s text:c="3"/>45135 <text:s text:c="3"/>SH <text:s text:c="8"/>SOLE <text:s text:c="14"/>45135 <text:s text:c="6"/>0 <text:s text:c="7"/>0<text:tab/><text:tab/></text:p>
          </table:table-cell>
        </table:table-row>
        <table:table-row table:style-name="ro1">
          <table:table-cell office:value-type="string">
            <text:p>HESS CORP</text:p>
          </table:table-cell>
          <table:table-cell office:value-type="string">
            <text:p><text:s text:c="2"/>COM <text:s text:c="13"/>42809H107</text:p>
          </table:table-cell>
          <table:table-cell office:value-type="float" office:value="3103">
            <text:p>3103</text:p>
          </table:table-cell>
          <table:table-cell office:value-type="string">
            <text:p><text:s text:c="3"/>52646 <text:s text:c="3"/>SH <text:s text:c="8"/>SOLE <text:s text:c="14"/>52646 <text:s text:c="6"/>0 <text:s text:c="7"/>0<text:tab/><text:tab/></text:p>
          </table:table-cell>
        </table:table-row>
        <table:table-row table:style-name="ro1">
          <table:table-cell office:value-type="string">
            <text:p>HOLLYFRONTIER CORP</text:p>
          </table:table-cell>
          <table:table-cell office:value-type="string">
            <text:p><text:s text:c="2"/>COM <text:s text:c="13"/>436106108</text:p>
          </table:table-cell>
          <table:table-cell office:value-type="float" office:value="820">
            <text:p>820</text:p>
          </table:table-cell>
          <table:table-cell office:value-type="string">
            <text:p><text:s text:c="3"/>25515 <text:s text:c="3"/>SH <text:s text:c="8"/>SOLE <text:s text:c="14"/>25515 <text:s text:c="6"/>0 <text:s text:c="7"/>0<text:tab/><text:tab/></text:p>
          </table:table-cell>
        </table:table-row>
        <table:table-row table:style-name="ro1">
          <table:table-cell office:value-type="string">
            <text:p>HHGREGG INC</text:p>
          </table:table-cell>
          <table:table-cell office:value-type="string">
            <text:p><text:s text:c="2"/>COM <text:s text:c="13"/>42833L108</text:p>
          </table:table-cell>
          <table:table-cell office:value-type="float" office:value="826">
            <text:p>826</text:p>
          </table:table-cell>
          <table:table-cell office:value-type="string">
            <text:p><text:s text:c="3"/>72626 <text:s text:c="3"/>SH <text:s text:c="8"/>SOLE <text:s text:c="14"/>72626 <text:s text:c="6"/>0 <text:s text:c="7"/>0<text:tab/><text:tab/></text:p>
          </table:table-cell>
        </table:table-row>
        <table:table-row table:style-name="ro1">
          <table:table-cell office:value-type="string">
            <text:p>HARTE-HANKS INC</text:p>
          </table:table-cell>
          <table:table-cell office:value-type="string">
            <text:p><text:s text:c="2"/>COM <text:s text:c="13"/>416196103</text:p>
          </table:table-cell>
          <table:table-cell office:value-type="float" office:value="168">
            <text:p>168</text:p>
          </table:table-cell>
          <table:table-cell office:value-type="string">
            <text:p><text:s text:c="3"/>18551 <text:s text:c="3"/>SH <text:s text:c="8"/>SOLE <text:s text:c="14"/>18551 <text:s text:c="6"/>0 <text:s text:c="7"/>0<text:tab/><text:tab/></text:p>
          </table:table-cell>
        </table:table-row>
        <table:table-row table:style-name="ro1">
          <table:table-cell office:value-type="string">
            <text:p>HARTFORD FINL SVCS GROUP IN</text:p>
          </table:table-cell>
          <table:table-cell office:value-type="string">
            <text:p><text:s text:c="2"/>COM <text:s text:c="13"/>416515104</text:p>
          </table:table-cell>
          <table:table-cell office:value-type="float" office:value="468">
            <text:p>468</text:p>
          </table:table-cell>
          <table:table-cell office:value-type="string">
            <text:p><text:s text:c="3"/>22210 <text:s text:c="3"/>SH <text:s text:c="8"/>SOLE <text:s text:c="14"/>22210 <text:s text:c="6"/>0 <text:s text:c="7"/>0<text:tab/><text:tab/></text:p>
          </table:table-cell>
        </table:table-row>
        <table:table-row table:style-name="ro1">
          <table:table-cell office:value-type="string">
            <text:p>HI-TECH PHARMACAL INC</text:p>
          </table:table-cell>
          <table:table-cell office:value-type="string">
            <text:p><text:s text:c="2"/>COM <text:s text:c="13"/>42840B101</text:p>
          </table:table-cell>
          <table:table-cell office:value-type="float" office:value="223">
            <text:p>223</text:p>
          </table:table-cell>
          <table:table-cell office:value-type="string">
            <text:p><text:s text:c="4"/>6213 <text:s text:c="3"/>SH <text:s text:c="8"/>SOLE <text:s text:c="15"/>6213 <text:s text:c="6"/>0 <text:s text:c="7"/>0<text:tab/><text:tab/></text:p>
          </table:table-cell>
        </table:table-row>
        <table:table-row table:style-name="ro1">
          <table:table-cell office:value-type="string">
            <text:p>HITTITE MICROWAVE CORP</text:p>
          </table:table-cell>
          <table:table-cell office:value-type="string">
            <text:p><text:s text:c="2"/>COM <text:s text:c="13"/>43365Y104</text:p>
          </table:table-cell>
          <table:table-cell office:value-type="float" office:value="301">
            <text:p>301</text:p>
          </table:table-cell>
          <table:table-cell office:value-type="string">
            <text:p><text:s text:c="4"/>5526 <text:s text:c="3"/>SH <text:s text:c="8"/>SOLE <text:s text:c="15"/>5526 <text:s text:c="6"/>0 <text:s text:c="7"/>0<text:tab/><text:tab/></text:p>
          </table:table-cell>
        </table:table-row>
        <table:table-row table:style-name="ro1">
          <table:table-cell office:value-type="string">
            <text:p>HECLA MNG CO</text:p>
          </table:table-cell>
          <table:table-cell office:value-type="string">
            <text:p><text:s text:c="2"/>COM <text:s text:c="13"/>422704106</text:p>
          </table:table-cell>
          <table:table-cell office:value-type="float" office:value="999">
            <text:p>999</text:p>
          </table:table-cell>
          <table:table-cell office:value-type="string">
            <text:p><text:s text:c="2"/>216300 <text:s text:c="3"/>SH <text:s text:c="8"/>SOLE <text:s text:c="13"/>216300 <text:s text:c="6"/>0 <text:s text:c="7"/>0<text:tab/><text:tab/></text:p>
          </table:table-cell>
        </table:table-row>
        <table:table-row table:style-name="ro1">
          <table:table-cell office:value-type="string">
            <text:p>HERBALIFE LTD</text:p>
          </table:table-cell>
          <table:table-cell office:value-type="string">
            <text:p><text:s text:c="2"/>COM USD SHS <text:s text:c="5"/>G4412G101</text:p>
          </table:table-cell>
          <table:table-cell office:value-type="float" office:value="2350">
            <text:p>2350</text:p>
          </table:table-cell>
          <table:table-cell office:value-type="string">
            <text:p><text:s text:c="3"/>34145 <text:s text:c="3"/>SH <text:s text:c="8"/>SOLE <text:s text:c="14"/>34145 <text:s text:c="6"/>0 <text:s text:c="7"/>0<text:tab/><text:tab/></text:p>
          </table:table-cell>
        </table:table-row>
        <table:table-row table:style-name="ro1">
          <table:table-cell office:value-type="string">
            <text:p>HEALTHSOUTH CORP</text:p>
          </table:table-cell>
          <table:table-cell office:value-type="string">
            <text:p><text:s text:c="2"/>COM NEW <text:s text:c="9"/>421924309</text:p>
          </table:table-cell>
          <table:table-cell office:value-type="float" office:value="798">
            <text:p>798</text:p>
          </table:table-cell>
          <table:table-cell office:value-type="string">
            <text:p><text:s text:c="3"/>38952 <text:s text:c="3"/>SH <text:s text:c="8"/>SOLE <text:s text:c="14"/>38952 <text:s text:c="6"/>0 <text:s text:c="7"/>0<text:tab/><text:tab/></text:p>
          </table:table-cell>
        </table:table-row>
        <table:table-row table:style-name="ro1">
          <table:table-cell office:value-type="string">
            <text:p>HELIX ENERGY SOLUTIONS GRP</text:p>
          </table:table-cell>
          <table:table-cell office:value-type="string">
            <text:p><text:s text:c="2"/>COM <text:s text:c="13"/>42330P107</text:p>
          </table:table-cell>
          <table:table-cell office:value-type="float" office:value="691">
            <text:p>691</text:p>
          </table:table-cell>
          <table:table-cell office:value-type="string">
            <text:p><text:s text:c="3"/>38833 <text:s text:c="3"/>SH <text:s text:c="8"/>SOLE <text:s text:c="14"/>38833 <text:s text:c="6"/>0 <text:s text:c="7"/>0<text:tab/><text:tab/></text:p>
          </table:table-cell>
        </table:table-row>
        <table:table-row table:style-name="ro1">
          <table:table-cell office:value-type="string">
            <text:p>HEALTH MGMT ASSOC INC NEW</text:p>
          </table:table-cell>
          <table:table-cell office:value-type="string">
            <text:p><text:s text:c="2"/>CL A <text:s text:c="12"/>421933102</text:p>
          </table:table-cell>
          <table:table-cell office:value-type="float" office:value="250">
            <text:p>250</text:p>
          </table:table-cell>
          <table:table-cell office:value-type="string">
            <text:p><text:s text:c="3"/>37276 <text:s text:c="3"/>SH <text:s text:c="8"/>SOLE <text:s text:c="14"/>37276 <text:s text:c="6"/>0 <text:s text:c="7"/>0<text:tab/><text:tab/></text:p>
          </table:table-cell>
        </table:table-row>
        <table:table-row table:style-name="ro1">
          <table:table-cell office:value-type="string">
            <text:p>HAMPTON ROADS BANKSHARES IN</text:p>
          </table:table-cell>
          <table:table-cell office:value-type="string">
            <text:p><text:s text:c="2"/>COM NEW <text:s text:c="9"/>409321502</text:p>
          </table:table-cell>
          <table:table-cell office:value-type="float" office:value="47">
            <text:p>47</text:p>
          </table:table-cell>
          <table:table-cell office:value-type="string">
            <text:p><text:s text:c="3"/>15700 <text:s text:c="3"/>SH <text:s text:c="8"/>SOLE <text:s text:c="14"/>15700 <text:s text:c="6"/>0 <text:s text:c="7"/>0<text:tab/><text:tab/></text:p>
          </table:table-cell>
        </table:table-row>
        <table:table-row table:style-name="ro1">
          <table:table-cell office:value-type="string">
            <text:p>HANDY &amp; HARMAN LTD</text:p>
          </table:table-cell>
          <table:table-cell office:value-type="string">
            <text:p><text:s text:c="2"/>COM <text:s text:c="13"/>410315105</text:p>
          </table:table-cell>
          <table:table-cell office:value-type="float" office:value="373">
            <text:p>373</text:p>
          </table:table-cell>
          <table:table-cell office:value-type="string">
            <text:p><text:s text:c="3"/>25800 <text:s text:c="3"/>SH <text:s text:c="8"/>SOLE <text:s text:c="14"/>25800 <text:s text:c="6"/>0 <text:s text:c="7"/>0<text:tab/><text:tab/></text:p>
          </table:table-cell>
        </table:table-row>
        <table:table-row table:style-name="ro1">
          <table:table-cell office:value-type="string">
            <text:p>HEALTH NET INC</text:p>
          </table:table-cell>
          <table:table-cell office:value-type="string">
            <text:p><text:s text:c="2"/>COM <text:s text:c="13"/>42222G108</text:p>
          </table:table-cell>
          <table:table-cell office:value-type="float" office:value="1224">
            <text:p>1224</text:p>
          </table:table-cell>
          <table:table-cell office:value-type="string">
            <text:p><text:s text:c="3"/>30813 <text:s text:c="3"/>SH <text:s text:c="8"/>SOLE <text:s text:c="14"/>30813 <text:s text:c="6"/>0 <text:s text:c="7"/>0<text:tab/><text:tab/></text:p>
          </table:table-cell>
        </table:table-row>
        <table:table-row table:style-name="ro1">
          <table:table-cell office:value-type="string">
            <text:p>HEINZ H J CO</text:p>
          </table:table-cell>
          <table:table-cell office:value-type="string">
            <text:p><text:s text:c="2"/>COM <text:s text:c="13"/>423074103</text:p>
          </table:table-cell>
          <table:table-cell office:value-type="float" office:value="999">
            <text:p>999</text:p>
          </table:table-cell>
          <table:table-cell office:value-type="string">
            <text:p><text:s text:c="3"/>18649 <text:s text:c="3"/>SH <text:s text:c="8"/>SOLE <text:s text:c="14"/>18649 <text:s text:c="6"/>0 <text:s text:c="7"/>0<text:tab/><text:tab/></text:p>
          </table:table-cell>
        </table:table-row>
        <table:table-row table:style-name="ro1">
          <table:table-cell office:value-type="string">
            <text:p>HARLEY DAVIDSON INC</text:p>
          </table:table-cell>
          <table:table-cell office:value-type="string">
            <text:p><text:s text:c="2"/>COM <text:s text:c="13"/>412822108</text:p>
          </table:table-cell>
          <table:table-cell office:value-type="float" office:value="772">
            <text:p>772</text:p>
          </table:table-cell>
          <table:table-cell office:value-type="string">
            <text:p><text:s text:c="3"/>15735 <text:s text:c="3"/>SH <text:s text:c="8"/>SOLE <text:s text:c="14"/>15735 <text:s text:c="6"/>0 <text:s text:c="7"/>0<text:tab/><text:tab/></text:p>
          </table:table-cell>
        </table:table-row>
        <table:table-row table:style-name="ro1">
          <table:table-cell office:value-type="string">
            <text:p>HOLOGIC INC</text:p>
          </table:table-cell>
          <table:table-cell office:value-type="string">
            <text:p><text:s text:c="2"/>COM <text:s text:c="13"/>436440101</text:p>
          </table:table-cell>
          <table:table-cell office:value-type="float" office:value="982">
            <text:p>982</text:p>
          </table:table-cell>
          <table:table-cell office:value-type="string">
            <text:p><text:s text:c="3"/>45567 <text:s text:c="3"/>SH <text:s text:c="8"/>SOLE <text:s text:c="14"/>45567 <text:s text:c="6"/>0 <text:s text:c="7"/>0<text:tab/><text:tab/></text:p>
          </table:table-cell>
        </table:table-row>
        <table:table-row table:style-name="ro1">
          <table:table-cell office:value-type="string">
            <text:p>HOME FED BANCORP INC MD</text:p>
          </table:table-cell>
          <table:table-cell office:value-type="string">
            <text:p><text:s text:c="2"/>COM <text:s text:c="13"/>43710G105</text:p>
          </table:table-cell>
          <table:table-cell office:value-type="float" office:value="167">
            <text:p>167</text:p>
          </table:table-cell>
          <table:table-cell office:value-type="string">
            <text:p><text:s text:c="3"/>16400 <text:s text:c="3"/>SH <text:s text:c="8"/>SOLE <text:s text:c="14"/>16400 <text:s text:c="6"/>0 <text:s text:c="7"/>0<text:tab/><text:tab/></text:p>
          </table:table-cell>
        </table:table-row>
        <table:table-row table:style-name="ro1">
          <table:table-cell office:value-type="string">
            <text:p>HONEYWELL INTL INC</text:p>
          </table:table-cell>
          <table:table-cell office:value-type="string">
            <text:p><text:s text:c="2"/>COM <text:s text:c="13"/>438516106</text:p>
          </table:table-cell>
          <table:table-cell office:value-type="float" office:value="234">
            <text:p>234</text:p>
          </table:table-cell>
          <table:table-cell office:value-type="string">
            <text:p><text:s text:c="4"/>3840 <text:s text:c="3"/>SH <text:s text:c="8"/>SOLE <text:s text:c="15"/>3840 <text:s text:c="6"/>0 <text:s text:c="7"/>0<text:tab/><text:tab/></text:p>
          </table:table-cell>
        </table:table-row>
        <table:table-row table:style-name="ro1">
          <table:table-cell office:value-type="string">
            <text:p>STARWOOD HOTELS&amp;RESORTS WRL</text:p>
          </table:table-cell>
          <table:table-cell office:value-type="string">
            <text:p><text:s text:c="2"/>COM <text:s text:c="13"/>85590A401</text:p>
          </table:table-cell>
          <table:table-cell office:value-type="float" office:value="642">
            <text:p>642</text:p>
          </table:table-cell>
          <table:table-cell office:value-type="string">
            <text:p><text:s text:c="3"/>11380 <text:s text:c="3"/>SH <text:s text:c="8"/>SOLE <text:s text:c="14"/>11380 <text:s text:c="6"/>0 <text:s text:c="7"/>0<text:tab/><text:tab/></text:p>
          </table:table-cell>
        </table:table-row>
        <table:table-row table:style-name="ro1">
          <table:table-cell office:value-type="string">
            <text:p>HOT TOPIC INC</text:p>
          </table:table-cell>
          <table:table-cell office:value-type="string">
            <text:p><text:s text:c="2"/>COM <text:s text:c="13"/>441339108</text:p>
          </table:table-cell>
          <table:table-cell office:value-type="float" office:value="600">
            <text:p>600</text:p>
          </table:table-cell>
          <table:table-cell office:value-type="string">
            <text:p><text:s text:c="3"/>59118 <text:s text:c="3"/>SH <text:s text:c="8"/>SOLE <text:s text:c="14"/>59118 <text:s text:c="6"/>0 <text:s text:c="7"/>0<text:tab/><text:tab/></text:p>
          </table:table-cell>
        </table:table-row>
        <table:table-row table:style-name="ro1">
          <table:table-cell office:value-type="string">
            <text:p>HELMERICH &amp; PAYNE INC</text:p>
          </table:table-cell>
          <table:table-cell office:value-type="string">
            <text:p><text:s text:c="2"/>COM <text:s text:c="13"/>423452101</text:p>
          </table:table-cell>
          <table:table-cell office:value-type="float" office:value="2378">
            <text:p>2378</text:p>
          </table:table-cell>
          <table:table-cell office:value-type="string">
            <text:p><text:s text:c="3"/>44070 <text:s text:c="3"/>SH <text:s text:c="8"/>SOLE <text:s text:c="14"/>44070 <text:s text:c="6"/>0 <text:s text:c="7"/>0<text:tab/><text:tab/></text:p>
          </table:table-cell>
        </table:table-row>
        <table:table-row table:style-name="ro1">
          <table:table-cell office:value-type="string">
            <text:p>HEARTLAND PMT SYS INC</text:p>
          </table:table-cell>
          <table:table-cell office:value-type="string">
            <text:p><text:s text:c="2"/>COM <text:s text:c="13"/>42235N108</text:p>
          </table:table-cell>
          <table:table-cell office:value-type="float" office:value="302">
            <text:p>302</text:p>
          </table:table-cell>
          <table:table-cell office:value-type="string">
            <text:p><text:s text:c="3"/>10471 <text:s text:c="3"/>SH <text:s text:c="8"/>SOLE <text:s text:c="14"/>10471 <text:s text:c="6"/>0 <text:s text:c="7"/>0<text:tab/><text:tab/></text:p>
          </table:table-cell>
        </table:table-row>
        <table:table-row table:style-name="ro1">
          <table:table-cell office:value-type="string">
            <text:p>HILL ROM HLDGS INC</text:p>
          </table:table-cell>
          <table:table-cell office:value-type="string">
            <text:p><text:s text:c="2"/>COM <text:s text:c="13"/>431475102</text:p>
          </table:table-cell>
          <table:table-cell office:value-type="float" office:value="833">
            <text:p>833</text:p>
          </table:table-cell>
          <table:table-cell office:value-type="string">
            <text:p><text:s text:c="3"/>24926 <text:s text:c="3"/>SH <text:s text:c="8"/>SOLE <text:s text:c="14"/>24926 <text:s text:c="6"/>0 <text:s text:c="7"/>0<text:tab/><text:tab/></text:p>
          </table:table-cell>
        </table:table-row>
        <table:table-row table:style-name="ro1">
          <table:table-cell office:value-type="string">
            <text:p>HORMEL FOODS CORP</text:p>
          </table:table-cell>
          <table:table-cell office:value-type="string">
            <text:p><text:s text:c="2"/>COM <text:s text:c="13"/>440452100</text:p>
          </table:table-cell>
          <table:table-cell office:value-type="float" office:value="397">
            <text:p>397</text:p>
          </table:table-cell>
          <table:table-cell office:value-type="string">
            <text:p><text:s text:c="3"/>13436 <text:s text:c="3"/>SH <text:s text:c="8"/>SOLE <text:s text:c="14"/>13436 <text:s text:c="6"/>0 <text:s text:c="7"/>0<text:tab/><text:tab/></text:p>
          </table:table-cell>
        </table:table-row>
        <table:table-row table:style-name="ro1">
          <table:table-cell office:value-type="string">
            <text:p>HARSCO CORP</text:p>
          </table:table-cell>
          <table:table-cell office:value-type="string">
            <text:p><text:s text:c="2"/>COM <text:s text:c="13"/>415864107</text:p>
          </table:table-cell>
          <table:table-cell office:value-type="float" office:value="418">
            <text:p>418</text:p>
          </table:table-cell>
          <table:table-cell office:value-type="string">
            <text:p><text:s text:c="3"/>17837 <text:s text:c="3"/>SH <text:s text:c="8"/>SOLE <text:s text:c="14"/>17837 <text:s text:c="6"/>0 <text:s text:c="7"/>0<text:tab/><text:tab/></text:p>
          </table:table-cell>
        </table:table-row>
        <table:table-row table:style-name="ro1">
          <table:table-cell office:value-type="string">
            <text:p>SCHEIN HENRY INC</text:p>
          </table:table-cell>
          <table:table-cell office:value-type="string">
            <text:p><text:s text:c="2"/>COM <text:s text:c="13"/>806407102</text:p>
          </table:table-cell>
          <table:table-cell office:value-type="float" office:value="770">
            <text:p>770</text:p>
          </table:table-cell>
          <table:table-cell office:value-type="string">
            <text:p><text:s text:c="3"/>10169 <text:s text:c="3"/>SH <text:s text:c="8"/>SOLE <text:s text:c="14"/>10169 <text:s text:c="6"/>0 <text:s text:c="7"/>0<text:tab/><text:tab/></text:p>
          </table:table-cell>
        </table:table-row>
        <table:table-row table:style-name="ro1">
          <table:table-cell office:value-type="string">
            <text:p>HEIDRICK &amp; STRUGGLES INTL I</text:p>
          </table:table-cell>
          <table:table-cell office:value-type="string">
            <text:p><text:s text:c="2"/>COM <text:s text:c="13"/>422819102</text:p>
          </table:table-cell>
          <table:table-cell office:value-type="float" office:value="233">
            <text:p>233</text:p>
          </table:table-cell>
          <table:table-cell office:value-type="string">
            <text:p><text:s text:c="3"/>10547 <text:s text:c="3"/>SH <text:s text:c="8"/>SOLE <text:s text:c="14"/>10547 <text:s text:c="6"/>0 <text:s text:c="7"/>0<text:tab/><text:tab/></text:p>
          </table:table-cell>
        </table:table-row>
        <table:table-row table:style-name="ro1">
          <table:table-cell office:value-type="string">
            <text:p>HSN INC</text:p>
          </table:table-cell>
          <table:table-cell office:value-type="string">
            <text:p><text:s text:c="2"/>COM <text:s text:c="13"/>404303109</text:p>
          </table:table-cell>
          <table:table-cell office:value-type="float" office:value="359">
            <text:p>359</text:p>
          </table:table-cell>
          <table:table-cell office:value-type="string">
            <text:p><text:s text:c="4"/>9443 <text:s text:c="3"/>SH <text:s text:c="8"/>SOLE <text:s text:c="15"/>9443 <text:s text:c="6"/>0 <text:s text:c="7"/>0<text:tab/><text:tab/></text:p>
          </table:table-cell>
        </table:table-row>
        <table:table-row table:style-name="ro1">
          <table:table-cell office:value-type="string">
            <text:p>HOSPIRA INC</text:p>
          </table:table-cell>
          <table:table-cell office:value-type="string">
            <text:p><text:s text:c="2"/>COM <text:s text:c="13"/>441060100</text:p>
          </table:table-cell>
          <table:table-cell office:value-type="float" office:value="590">
            <text:p>590</text:p>
          </table:table-cell>
          <table:table-cell office:value-type="string">
            <text:p><text:s text:c="3"/>15790 <text:s text:c="3"/>SH <text:s text:c="8"/>SOLE <text:s text:c="14"/>15790 <text:s text:c="6"/>0 <text:s text:c="7"/>0<text:tab/><text:tab/></text:p>
          </table:table-cell>
        </table:table-row>
        <table:table-row table:style-name="ro1">
          <table:table-cell office:value-type="string">
            <text:p>HOST HOTELS &amp; RESORTS INC</text:p>
          </table:table-cell>
          <table:table-cell office:value-type="string">
            <text:p><text:s text:c="2"/>COM <text:s text:c="13"/>44107P104</text:p>
          </table:table-cell>
          <table:table-cell office:value-type="float" office:value="435">
            <text:p>435</text:p>
          </table:table-cell>
          <table:table-cell office:value-type="string">
            <text:p><text:s text:c="3"/>26465 <text:s text:c="3"/>SH <text:s text:c="8"/>SOLE <text:s text:c="14"/>26465 <text:s text:c="6"/>0 <text:s text:c="7"/>0<text:tab/><text:tab/></text:p>
          </table:table-cell>
        </table:table-row>
        <table:table-row table:style-name="ro1">
          <table:table-cell office:value-type="string">
            <text:p>HERSHEY CO</text:p>
          </table:table-cell>
          <table:table-cell office:value-type="string">
            <text:p><text:s text:c="2"/>COM <text:s text:c="13"/>427866108</text:p>
          </table:table-cell>
          <table:table-cell office:value-type="float" office:value="1242">
            <text:p>1242</text:p>
          </table:table-cell>
          <table:table-cell office:value-type="string">
            <text:p><text:s text:c="3"/>20248 <text:s text:c="3"/>SH <text:s text:c="8"/>SOLE <text:s text:c="14"/>20248 <text:s text:c="6"/>0 <text:s text:c="7"/>0<text:tab/><text:tab/></text:p>
          </table:table-cell>
        </table:table-row>
        <table:table-row table:style-name="ro1">
          <table:table-cell office:value-type="string">
            <text:p>HERITAGE COMMERCE CORP</text:p>
          </table:table-cell>
          <table:table-cell office:value-type="string">
            <text:p><text:s text:c="2"/>COM <text:s text:c="13"/>426927109</text:p>
          </table:table-cell>
          <table:table-cell office:value-type="float" office:value="76">
            <text:p>76</text:p>
          </table:table-cell>
          <table:table-cell office:value-type="string">
            <text:p><text:s text:c="3"/>11800 <text:s text:c="3"/>SH <text:s text:c="8"/>SOLE <text:s text:c="14"/>11800 <text:s text:c="6"/>0 <text:s text:c="7"/>0<text:tab/><text:tab/></text:p>
          </table:table-cell>
        </table:table-row>
        <table:table-row table:style-name="ro1">
          <table:table-cell office:value-type="string">
            <text:p>RUDDICK CORP</text:p>
          </table:table-cell>
          <table:table-cell office:value-type="string">
            <text:p><text:s text:c="2"/>COM <text:s text:c="13"/>781258108</text:p>
          </table:table-cell>
          <table:table-cell office:value-type="float" office:value="350">
            <text:p>350</text:p>
          </table:table-cell>
          <table:table-cell office:value-type="string">
            <text:p><text:s text:c="4"/>8729 <text:s text:c="3"/>SH <text:s text:c="8"/>SOLE <text:s text:c="15"/>8729 <text:s text:c="6"/>0 <text:s text:c="7"/>0<text:tab/><text:tab/></text:p>
          </table:table-cell>
        </table:table-row>
        <table:table-row table:style-name="ro1">
          <table:table-cell office:value-type="string">
            <text:p>HERTZ GLOBAL HOLDINGS INC</text:p>
          </table:table-cell>
          <table:table-cell office:value-type="string">
            <text:p><text:s text:c="2"/>COM <text:s text:c="13"/>42805T105</text:p>
          </table:table-cell>
          <table:table-cell office:value-type="float" office:value="1053">
            <text:p>1053</text:p>
          </table:table-cell>
          <table:table-cell office:value-type="string">
            <text:p><text:s text:c="3"/>70045 <text:s text:c="3"/>SH <text:s text:c="8"/>SOLE <text:s text:c="14"/>70045 <text:s text:c="6"/>0 <text:s text:c="7"/>0<text:tab/><text:tab/></text:p>
          </table:table-cell>
        </table:table-row>
        <table:table-row table:style-name="ro1">
          <table:table-cell office:value-type="string">
            <text:p>HAVERTY FURNITURE INC</text:p>
          </table:table-cell>
          <table:table-cell office:value-type="string">
            <text:p><text:s text:c="2"/>COM <text:s text:c="13"/>419596101</text:p>
          </table:table-cell>
          <table:table-cell office:value-type="float" office:value="258">
            <text:p>258</text:p>
          </table:table-cell>
          <table:table-cell office:value-type="string">
            <text:p><text:s text:c="3"/>23250 <text:s text:c="3"/>SH <text:s text:c="8"/>SOLE <text:s text:c="14"/>23250 <text:s text:c="6"/>0 <text:s text:c="7"/>0<text:tab/><text:tab/></text:p>
          </table:table-cell>
        </table:table-row>
        <table:table-row table:style-name="ro1">
          <table:table-cell office:value-type="string">
            <text:p>HEXCEL CORP NEW</text:p>
          </table:table-cell>
          <table:table-cell office:value-type="string">
            <text:p><text:s text:c="2"/>COM <text:s text:c="13"/>428291108</text:p>
          </table:table-cell>
          <table:table-cell office:value-type="float" office:value="841">
            <text:p>841</text:p>
          </table:table-cell>
          <table:table-cell office:value-type="string">
            <text:p><text:s text:c="3"/>35044 <text:s text:c="3"/>SH <text:s text:c="8"/>SOLE <text:s text:c="14"/>35044 <text:s text:c="6"/>0 <text:s text:c="7"/>0<text:tab/><text:tab/></text:p>
          </table:table-cell>
        </table:table-row>
        <table:table-row table:style-name="ro1">
          <table:table-cell office:value-type="string">
            <text:p>IAC INTERACTIVECORP</text:p>
          </table:table-cell>
          <table:table-cell office:value-type="string">
            <text:p><text:s text:c="2"/>COM PAR $.001 <text:s text:c="3"/>44919P508</text:p>
          </table:table-cell>
          <table:table-cell office:value-type="float" office:value="684">
            <text:p>684</text:p>
          </table:table-cell>
          <table:table-cell office:value-type="string">
            <text:p><text:s text:c="3"/>13930 <text:s text:c="3"/>SH <text:s text:c="8"/>SOLE <text:s text:c="14"/>13930 <text:s text:c="6"/>0 <text:s text:c="7"/>0<text:tab/><text:tab/></text:p>
          </table:table-cell>
        </table:table-row>
        <table:table-row table:style-name="ro1">
          <table:table-cell office:value-type="string">
            <text:p>INTERNATIONAL BUSINESS MACH</text:p>
          </table:table-cell>
          <table:table-cell office:value-type="string">
            <text:p><text:s text:c="2"/>COM <text:s text:c="13"/>459200101</text:p>
          </table:table-cell>
          <table:table-cell office:value-type="float" office:value="452">
            <text:p>452</text:p>
          </table:table-cell>
          <table:table-cell office:value-type="string">
            <text:p><text:s text:c="4"/>2165 <text:s text:c="3"/>SH <text:s text:c="8"/>SOLE <text:s text:c="15"/>2165 <text:s text:c="6"/>0 <text:s text:c="7"/>0<text:tab/><text:tab/></text:p>
          </table:table-cell>
        </table:table-row>
        <table:table-row table:style-name="ro1">
          <table:table-cell office:value-type="string">
            <text:p>INTERCONTINENTALEXCHANGE IN</text:p>
          </table:table-cell>
          <table:table-cell office:value-type="string">
            <text:p><text:s text:c="2"/>COM <text:s text:c="13"/>45865V100</text:p>
          </table:table-cell>
          <table:table-cell office:value-type="float" office:value="2005">
            <text:p>2005</text:p>
          </table:table-cell>
          <table:table-cell office:value-type="string">
            <text:p><text:s text:c="3"/>14587 <text:s text:c="3"/>SH <text:s text:c="8"/>SOLE <text:s text:c="14"/>14587 <text:s text:c="6"/>0 <text:s text:c="7"/>0<text:tab/><text:tab/></text:p>
          </table:table-cell>
        </table:table-row>
        <table:table-row table:style-name="ro1">
          <table:table-cell office:value-type="string">
            <text:p>ICF INTL INC</text:p>
          </table:table-cell>
          <table:table-cell office:value-type="string">
            <text:p><text:s text:c="2"/>COM <text:s text:c="13"/>44925C103</text:p>
          </table:table-cell>
          <table:table-cell office:value-type="float" office:value="289">
            <text:p>289</text:p>
          </table:table-cell>
          <table:table-cell office:value-type="string">
            <text:p><text:s text:c="3"/>11385 <text:s text:c="3"/>SH <text:s text:c="8"/>SOLE <text:s text:c="14"/>11385 <text:s text:c="6"/>0 <text:s text:c="7"/>0<text:tab/><text:tab/></text:p>
          </table:table-cell>
        </table:table-row>
        <table:table-row table:style-name="ro1">
          <table:table-cell office:value-type="string">
            <text:p>IDENIX PHARMACEUTICALS INC</text:p>
          </table:table-cell>
          <table:table-cell office:value-type="string">
            <text:p><text:s text:c="2"/>COM <text:s text:c="13"/>45166R204</text:p>
          </table:table-cell>
          <table:table-cell office:value-type="float" office:value="130">
            <text:p>130</text:p>
          </table:table-cell>
          <table:table-cell office:value-type="string">
            <text:p><text:s text:c="3"/>13264 <text:s text:c="3"/>SH <text:s text:c="8"/>SOLE <text:s text:c="14"/>13264 <text:s text:c="6"/>0 <text:s text:c="7"/>0<text:tab/><text:tab/></text:p>
          </table:table-cell>
        </table:table-row>
        <table:table-row table:style-name="ro1">
          <table:table-cell office:value-type="string">
            <text:p>IDT CORP</text:p>
          </table:table-cell>
          <table:table-cell office:value-type="string">
            <text:p><text:s text:c="2"/>CL B NEW <text:s text:c="8"/>448947507</text:p>
          </table:table-cell>
          <table:table-cell office:value-type="float" office:value="487">
            <text:p>487</text:p>
          </table:table-cell>
          <table:table-cell office:value-type="string">
            <text:p><text:s text:c="3"/>52188 <text:s text:c="3"/>SH <text:s text:c="8"/>SOLE <text:s text:c="14"/>52188 <text:s text:c="6"/>0 <text:s text:c="7"/>0<text:tab/><text:tab/></text:p>
          </table:table-cell>
        </table:table-row>
        <table:table-row table:style-name="ro1">
          <table:table-cell office:value-type="string">
            <text:p>INTRALINKS HLDGS INC</text:p>
          </table:table-cell>
          <table:table-cell office:value-type="string">
            <text:p><text:s text:c="2"/>COM <text:s text:c="13"/>46118H104</text:p>
          </table:table-cell>
          <table:table-cell office:value-type="float" office:value="77">
            <text:p>77</text:p>
          </table:table-cell>
          <table:table-cell office:value-type="string">
            <text:p><text:s text:c="3"/>14494 <text:s text:c="3"/>SH <text:s text:c="8"/>SOLE <text:s text:c="14"/>14494 <text:s text:c="6"/>0 <text:s text:c="7"/>0<text:tab/><text:tab/></text:p>
          </table:table-cell>
        </table:table-row>
        <table:table-row table:style-name="ro1">
          <table:table-cell office:value-type="string">
            <text:p>INGRAM MICRO INC</text:p>
          </table:table-cell>
          <table:table-cell office:value-type="string">
            <text:p><text:s text:c="2"/>CL A <text:s text:c="12"/>457153104</text:p>
          </table:table-cell>
          <table:table-cell office:value-type="float" office:value="752">
            <text:p>752</text:p>
          </table:table-cell>
          <table:table-cell office:value-type="string">
            <text:p><text:s text:c="3"/>40544 <text:s text:c="3"/>SH <text:s text:c="8"/>SOLE <text:s text:c="14"/>40544 <text:s text:c="6"/>0 <text:s text:c="7"/>0<text:tab/><text:tab/></text:p>
          </table:table-cell>
        </table:table-row>
        <table:table-row table:style-name="ro1">
          <table:table-cell office:value-type="string">
            <text:p>IMMUNOMEDICS INC</text:p>
          </table:table-cell>
          <table:table-cell office:value-type="string">
            <text:p><text:s text:c="2"/>COM <text:s text:c="13"/>452907108</text:p>
          </table:table-cell>
          <table:table-cell office:value-type="float" office:value="106">
            <text:p>106</text:p>
          </table:table-cell>
          <table:table-cell office:value-type="string">
            <text:p><text:s text:c="3"/>29187 <text:s text:c="3"/>SH <text:s text:c="8"/>SOLE <text:s text:c="14"/>29187 <text:s text:c="6"/>0 <text:s text:c="7"/>0<text:tab/><text:tab/></text:p>
          </table:table-cell>
        </table:table-row>
        <table:table-row table:style-name="ro1">
          <table:table-cell office:value-type="string">
            <text:p>CHIPMOS TECH BERMUDA LTD</text:p>
          </table:table-cell>
          <table:table-cell office:value-type="string">
            <text:p><text:s text:c="2"/>SHS <text:s text:c="13"/>G2110R114</text:p>
          </table:table-cell>
          <table:table-cell office:value-type="float" office:value="807">
            <text:p>807</text:p>
          </table:table-cell>
          <table:table-cell office:value-type="string">
            <text:p><text:s text:c="3"/>45900 <text:s text:c="3"/>SH <text:s text:c="8"/>SOLE <text:s text:c="14"/>45900 <text:s text:c="6"/>0 <text:s text:c="7"/>0<text:tab/><text:tab/></text:p>
          </table:table-cell>
        </table:table-row>
        <table:table-row table:style-name="ro1">
          <table:table-cell office:value-type="string">
            <text:p>INTERMEC INC</text:p>
          </table:table-cell>
          <table:table-cell office:value-type="string">
            <text:p><text:s text:c="2"/>COM <text:s text:c="13"/>458786100</text:p>
          </table:table-cell>
          <table:table-cell office:value-type="float" office:value="80">
            <text:p>80</text:p>
          </table:table-cell>
          <table:table-cell office:value-type="string">
            <text:p><text:s text:c="3"/>10337 <text:s text:c="3"/>SH <text:s text:c="8"/>SOLE <text:s text:c="14"/>10337 <text:s text:c="6"/>0 <text:s text:c="7"/>0<text:tab/><text:tab/></text:p>
          </table:table-cell>
        </table:table-row>
        <table:table-row table:style-name="ro1">
          <table:table-cell office:value-type="string">
            <text:p>INTERNAP NETWORK SVCS CORP</text:p>
          </table:table-cell>
          <table:table-cell office:value-type="string">
            <text:p><text:s text:c="2"/>COM PAR $.001 <text:s text:c="3"/>45885A300</text:p>
          </table:table-cell>
          <table:table-cell office:value-type="float" office:value="101">
            <text:p>101</text:p>
          </table:table-cell>
          <table:table-cell office:value-type="string">
            <text:p><text:s text:c="3"/>13700 <text:s text:c="3"/>SH <text:s text:c="8"/>SOLE <text:s text:c="14"/>13700 <text:s text:c="6"/>0 <text:s text:c="7"/>0<text:tab/><text:tab/></text:p>
          </table:table-cell>
        </table:table-row>
        <table:table-row table:style-name="ro1">
          <table:table-cell office:value-type="string">
            <text:p>ING GROEP N V</text:p>
          </table:table-cell>
          <table:table-cell office:value-type="string">
            <text:p><text:s text:c="2"/>SPONSORED ADR <text:s text:c="3"/>456837103</text:p>
          </table:table-cell>
          <table:table-cell office:value-type="float" office:value="86">
            <text:p>86</text:p>
          </table:table-cell>
          <table:table-cell office:value-type="string">
            <text:p><text:s text:c="3"/>10349 <text:s text:c="3"/>SH <text:s text:c="8"/>SOLE <text:s text:c="14"/>10349 <text:s text:c="6"/>0 <text:s text:c="7"/>0<text:tab/><text:tab/></text:p>
          </table:table-cell>
        </table:table-row>
        <table:table-row table:style-name="ro1">
          <table:table-cell office:value-type="string">
            <text:p>INTEL CORP</text:p>
          </table:table-cell>
          <table:table-cell office:value-type="string">
            <text:p><text:s text:c="2"/>COM <text:s text:c="13"/>458140100</text:p>
          </table:table-cell>
          <table:table-cell office:value-type="float" office:value="636">
            <text:p>636</text:p>
          </table:table-cell>
          <table:table-cell office:value-type="string">
            <text:p><text:s text:c="3"/>22627 <text:s text:c="3"/>SH <text:s text:c="8"/>SOLE <text:s text:c="14"/>22627 <text:s text:c="6"/>0 <text:s text:c="7"/>0<text:tab/><text:tab/></text:p>
          </table:table-cell>
        </table:table-row>
        <table:table-row table:style-name="ro1">
          <table:table-cell office:value-type="string">
            <text:p>INTL FCSTONE INC</text:p>
          </table:table-cell>
          <table:table-cell office:value-type="string">
            <text:p><text:s text:c="2"/>COM <text:s text:c="13"/>46116V105</text:p>
          </table:table-cell>
          <table:table-cell office:value-type="float" office:value="236">
            <text:p>236</text:p>
          </table:table-cell>
          <table:table-cell office:value-type="string">
            <text:p><text:s text:c="3"/>11180 <text:s text:c="3"/>SH <text:s text:c="8"/>SOLE <text:s text:c="14"/>11180 <text:s text:c="6"/>0 <text:s text:c="7"/>0<text:tab/><text:tab/></text:p>
          </table:table-cell>
        </table:table-row>
        <table:table-row table:style-name="ro1">
          <table:table-cell office:value-type="string">
            <text:p>INTUIT</text:p>
          </table:table-cell>
          <table:table-cell office:value-type="string">
            <text:p><text:s text:c="2"/>COM <text:s text:c="13"/>461202103</text:p>
          </table:table-cell>
          <table:table-cell office:value-type="float" office:value="230">
            <text:p>230</text:p>
          </table:table-cell>
          <table:table-cell office:value-type="string">
            <text:p><text:s text:c="4"/>3828 <text:s text:c="3"/>SH <text:s text:c="8"/>SOLE <text:s text:c="15"/>3828 <text:s text:c="6"/>0 <text:s text:c="7"/>0<text:tab/><text:tab/></text:p>
          </table:table-cell>
        </table:table-row>
        <table:table-row table:style-name="ro1">
          <table:table-cell office:value-type="string">
            <text:p>INTERSECTIONS INC</text:p>
          </table:table-cell>
          <table:table-cell office:value-type="string">
            <text:p><text:s text:c="2"/>COM <text:s text:c="13"/>460981301</text:p>
          </table:table-cell>
          <table:table-cell office:value-type="float" office:value="762">
            <text:p>762</text:p>
          </table:table-cell>
          <table:table-cell office:value-type="string">
            <text:p><text:s text:c="3"/>59265 <text:s text:c="3"/>SH <text:s text:c="8"/>SOLE <text:s text:c="14"/>59265 <text:s text:c="6"/>0 <text:s text:c="7"/>0<text:tab/><text:tab/></text:p>
          </table:table-cell>
        </table:table-row>
        <table:table-row table:style-name="ro1">
          <table:table-cell office:value-type="string">
            <text:p>INNOSPEC INC</text:p>
          </table:table-cell>
          <table:table-cell office:value-type="string">
            <text:p><text:s text:c="2"/>COM <text:s text:c="13"/>45768S105</text:p>
          </table:table-cell>
          <table:table-cell office:value-type="float" office:value="428">
            <text:p>428</text:p>
          </table:table-cell>
          <table:table-cell office:value-type="string">
            <text:p><text:s text:c="3"/>14058 <text:s text:c="3"/>SH <text:s text:c="8"/>SOLE <text:s text:c="14"/>14058 <text:s text:c="6"/>0 <text:s text:c="7"/>0<text:tab/><text:tab/></text:p>
          </table:table-cell>
        </table:table-row>
        <table:table-row table:style-name="ro1">
          <table:table-cell office:value-type="string">
            <text:p>INTL PAPER CO</text:p>
          </table:table-cell>
          <table:table-cell office:value-type="string">
            <text:p><text:s text:c="2"/>COM <text:s text:c="13"/>460146103</text:p>
          </table:table-cell>
          <table:table-cell office:value-type="float" office:value="466">
            <text:p>466</text:p>
          </table:table-cell>
          <table:table-cell office:value-type="string">
            <text:p><text:s text:c="3"/>13266 <text:s text:c="3"/>SH <text:s text:c="8"/>SOLE <text:s text:c="14"/>13266 <text:s text:c="6"/>0 <text:s text:c="7"/>0<text:tab/><text:tab/></text:p>
          </table:table-cell>
        </table:table-row>
        <table:table-row table:style-name="ro1">
          <table:table-cell office:value-type="string">
            <text:p>INTERPUBLIC GROUP COS INC</text:p>
          </table:table-cell>
          <table:table-cell office:value-type="string">
            <text:p><text:s text:c="2"/>COM <text:s text:c="13"/>460690100</text:p>
          </table:table-cell>
          <table:table-cell office:value-type="float" office:value="632">
            <text:p>632</text:p>
          </table:table-cell>
          <table:table-cell office:value-type="string">
            <text:p><text:s text:c="3"/>55367 <text:s text:c="3"/>SH <text:s text:c="8"/>SOLE <text:s text:c="14"/>55367 <text:s text:c="6"/>0 <text:s text:c="7"/>0<text:tab/><text:tab/></text:p>
          </table:table-cell>
        </table:table-row>
        <table:table-row table:style-name="ro1">
          <table:table-cell office:value-type="string">
            <text:p>IPG PHOTONICS CORP</text:p>
          </table:table-cell>
          <table:table-cell office:value-type="string">
            <text:p><text:s text:c="2"/>COM <text:s text:c="13"/>44980X109</text:p>
          </table:table-cell>
          <table:table-cell office:value-type="float" office:value="227">
            <text:p>227</text:p>
          </table:table-cell>
          <table:table-cell office:value-type="string">
            <text:p><text:s text:c="4"/>4358 <text:s text:c="3"/>SH <text:s text:c="8"/>SOLE <text:s text:c="15"/>4358 <text:s text:c="6"/>0 <text:s text:c="7"/>0<text:tab/><text:tab/></text:p>
          </table:table-cell>
        </table:table-row>
        <table:table-row table:style-name="ro1">
          <table:table-cell office:value-type="string">
            <text:p>NEUTRAL TANDEM INC</text:p>
          </table:table-cell>
          <table:table-cell office:value-type="string">
            <text:p><text:s text:c="2"/>COM <text:s text:c="13"/>64128B108</text:p>
          </table:table-cell>
          <table:table-cell office:value-type="float" office:value="498">
            <text:p>498</text:p>
          </table:table-cell>
          <table:table-cell office:value-type="string">
            <text:p><text:s text:c="3"/>40834 <text:s text:c="3"/>SH <text:s text:c="8"/>SOLE <text:s text:c="14"/>40834 <text:s text:c="6"/>0 <text:s text:c="7"/>0<text:tab/><text:tab/></text:p>
          </table:table-cell>
        </table:table-row>
        <table:table-row table:style-name="ro1">
          <table:table-cell office:value-type="string">
            <text:p>IRIS INTL INC</text:p>
          </table:table-cell>
          <table:table-cell office:value-type="string">
            <text:p><text:s text:c="2"/>COM <text:s text:c="13"/>46270W105</text:p>
          </table:table-cell>
          <table:table-cell office:value-type="float" office:value="317">
            <text:p>317</text:p>
          </table:table-cell>
          <table:table-cell office:value-type="string">
            <text:p><text:s text:c="3"/>23325 <text:s text:c="3"/>SH <text:s text:c="8"/>SOLE <text:s text:c="14"/>23325 <text:s text:c="6"/>0 <text:s text:c="7"/>0<text:tab/><text:tab/></text:p>
          </table:table-cell>
        </table:table-row>
        <table:table-row table:style-name="ro1">
          <table:table-cell office:value-type="string">
            <text:p>IRON MTN INC</text:p>
          </table:table-cell>
          <table:table-cell office:value-type="string">
            <text:p><text:s text:c="2"/>COM <text:s text:c="13"/>462846106</text:p>
          </table:table-cell>
          <table:table-cell office:value-type="float" office:value="1496">
            <text:p>1496</text:p>
          </table:table-cell>
          <table:table-cell office:value-type="string">
            <text:p><text:s text:c="3"/>51953 <text:s text:c="3"/>SH <text:s text:c="8"/>SOLE <text:s text:c="14"/>51953 <text:s text:c="6"/>0 <text:s text:c="7"/>0<text:tab/><text:tab/></text:p>
          </table:table-cell>
        </table:table-row>
        <table:table-row table:style-name="ro1">
          <table:table-cell office:value-type="string">
            <text:p>INTERNATIONAL SHIPHOLDING C</text:p>
          </table:table-cell>
          <table:table-cell office:value-type="string">
            <text:p><text:s text:c="2"/>COM NEW <text:s text:c="9"/>460321201</text:p>
          </table:table-cell>
          <table:table-cell office:value-type="float" office:value="212">
            <text:p>212</text:p>
          </table:table-cell>
          <table:table-cell office:value-type="string">
            <text:p><text:s text:c="4"/>9199 <text:s text:c="3"/>SH <text:s text:c="8"/>SOLE <text:s text:c="15"/>9199 <text:s text:c="6"/>0 <text:s text:c="7"/>0<text:tab/><text:tab/></text:p>
          </table:table-cell>
        </table:table-row>
        <table:table-row table:style-name="ro1">
          <table:table-cell office:value-type="string">
            <text:p>ISLE OF CAPRI CASINOS INC</text:p>
          </table:table-cell>
          <table:table-cell office:value-type="string">
            <text:p><text:s text:c="2"/>COM <text:s text:c="13"/>464592104</text:p>
          </table:table-cell>
          <table:table-cell office:value-type="float" office:value="259">
            <text:p>259</text:p>
          </table:table-cell>
          <table:table-cell office:value-type="string">
            <text:p><text:s text:c="3"/>36700 <text:s text:c="3"/>SH <text:s text:c="8"/>SOLE <text:s text:c="14"/>36700 <text:s text:c="6"/>0 <text:s text:c="7"/>0<text:tab/><text:tab/></text:p>
          </table:table-cell>
        </table:table-row>
        <table:table-row table:style-name="ro1">
          <table:table-cell office:value-type="string">
            <text:p>INTEGRATED SILICON SOLUTION</text:p>
          </table:table-cell>
          <table:table-cell office:value-type="string">
            <text:p><text:s text:c="2"/>COM <text:s text:c="13"/>45812P107</text:p>
          </table:table-cell>
          <table:table-cell office:value-type="float" office:value="182">
            <text:p>182</text:p>
          </table:table-cell>
          <table:table-cell office:value-type="string">
            <text:p><text:s text:c="3"/>16308 <text:s text:c="3"/>SH <text:s text:c="8"/>SOLE <text:s text:c="14"/>16308 <text:s text:c="6"/>0 <text:s text:c="7"/>0<text:tab/><text:tab/></text:p>
          </table:table-cell>
        </table:table-row>
        <table:table-row table:style-name="ro1">
          <table:table-cell office:value-type="string">
            <text:p>INTERMUNE INC</text:p>
          </table:table-cell>
          <table:table-cell office:value-type="string">
            <text:p><text:s text:c="2"/>COM <text:s text:c="13"/>45884X103</text:p>
          </table:table-cell>
          <table:table-cell office:value-type="float" office:value="737">
            <text:p>737</text:p>
          </table:table-cell>
          <table:table-cell office:value-type="string">
            <text:p><text:s text:c="3"/>50222 <text:s text:c="3"/>SH <text:s text:c="8"/>SOLE <text:s text:c="14"/>50222 <text:s text:c="6"/>0 <text:s text:c="7"/>0<text:tab/><text:tab/></text:p>
          </table:table-cell>
        </table:table-row>
        <table:table-row table:style-name="ro1">
          <table:table-cell office:value-type="string">
            <text:p>ITRON INC</text:p>
          </table:table-cell>
          <table:table-cell office:value-type="string">
            <text:p><text:s text:c="2"/>COM <text:s text:c="13"/>465741106</text:p>
          </table:table-cell>
          <table:table-cell office:value-type="float" office:value="767">
            <text:p>767</text:p>
          </table:table-cell>
          <table:table-cell office:value-type="string">
            <text:p><text:s text:c="3"/>16884 <text:s text:c="3"/>SH <text:s text:c="8"/>SOLE <text:s text:c="14"/>16884 <text:s text:c="6"/>0 <text:s text:c="7"/>0<text:tab/><text:tab/></text:p>
          </table:table-cell>
        </table:table-row>
        <table:table-row table:style-name="ro1">
          <table:table-cell office:value-type="string">
            <text:p>ITT CORP NEW</text:p>
          </table:table-cell>
          <table:table-cell office:value-type="string">
            <text:p><text:s text:c="2"/>COM NEW <text:s text:c="9"/>450911201</text:p>
          </table:table-cell>
          <table:table-cell office:value-type="float" office:value="1165">
            <text:p>1165</text:p>
          </table:table-cell>
          <table:table-cell office:value-type="string">
            <text:p><text:s text:c="3"/>50767 <text:s text:c="3"/>SH <text:s text:c="8"/>SOLE <text:s text:c="14"/>50767 <text:s text:c="6"/>0 <text:s text:c="7"/>0<text:tab/><text:tab/></text:p>
          </table:table-cell>
        </table:table-row>
        <table:table-row table:style-name="ro1">
          <table:table-cell office:value-type="string">
            <text:p>ITAU UNIBANCO HLDG SA</text:p>
          </table:table-cell>
          <table:table-cell office:value-type="string">
            <text:p><text:s text:c="2"/>SPON ADR REP PFD 465562106</text:p>
          </table:table-cell>
          <table:table-cell office:value-type="float" office:value="258">
            <text:p>258</text:p>
          </table:table-cell>
          <table:table-cell office:value-type="string">
            <text:p><text:s text:c="3"/>13429 <text:s text:c="3"/>SH <text:s text:c="8"/>SOLE <text:s text:c="14"/>13429 <text:s text:c="6"/>0 <text:s text:c="7"/>0<text:tab/><text:tab/></text:p>
          </table:table-cell>
        </table:table-row>
        <table:table-row table:style-name="ro1">
          <table:table-cell office:value-type="string">
            <text:p>INVACARE CORP</text:p>
          </table:table-cell>
          <table:table-cell office:value-type="string">
            <text:p><text:s text:c="2"/>COM <text:s text:c="13"/>461203101</text:p>
          </table:table-cell>
          <table:table-cell office:value-type="float" office:value="356">
            <text:p>356</text:p>
          </table:table-cell>
          <table:table-cell office:value-type="string">
            <text:p><text:s text:c="3"/>21464 <text:s text:c="3"/>SH <text:s text:c="8"/>SOLE <text:s text:c="14"/>21464 <text:s text:c="6"/>0 <text:s text:c="7"/>0<text:tab/><text:tab/></text:p>
          </table:table-cell>
        </table:table-row>
        <table:table-row table:style-name="ro1">
          <table:table-cell office:value-type="string">
            <text:p>IXYS CORP</text:p>
          </table:table-cell>
          <table:table-cell office:value-type="string">
            <text:p><text:s text:c="2"/>COM <text:s text:c="13"/>46600W106</text:p>
          </table:table-cell>
          <table:table-cell office:value-type="float" office:value="336">
            <text:p>336</text:p>
          </table:table-cell>
          <table:table-cell office:value-type="string">
            <text:p><text:s text:c="3"/>25500 <text:s text:c="3"/>SH <text:s text:c="8"/>SOLE <text:s text:c="14"/>25500 <text:s text:c="6"/>0 <text:s text:c="7"/>0<text:tab/><text:tab/></text:p>
          </table:table-cell>
        </table:table-row>
        <table:table-row table:style-name="ro1">
          <table:table-cell office:value-type="string">
            <text:p>JAZZ PHARMACEUTICALS PLC</text:p>
          </table:table-cell>
          <table:table-cell office:value-type="string">
            <text:p><text:s text:c="2"/>SHS USD <text:s text:c="9"/>G50871105</text:p>
          </table:table-cell>
          <table:table-cell office:value-type="float" office:value="1620">
            <text:p>1620</text:p>
          </table:table-cell>
          <table:table-cell office:value-type="string">
            <text:p><text:s text:c="3"/>33419 <text:s text:c="3"/>SH <text:s text:c="8"/>SOLE <text:s text:c="14"/>33419 <text:s text:c="6"/>0 <text:s text:c="7"/>0<text:tab/><text:tab/></text:p>
          </table:table-cell>
        </table:table-row>
        <table:table-row table:style-name="ro1">
          <table:table-cell office:value-type="string">
            <text:p>JABIL CIRCUIT INC</text:p>
          </table:table-cell>
          <table:table-cell office:value-type="string">
            <text:p><text:s text:c="2"/>COM <text:s text:c="13"/>466313103</text:p>
          </table:table-cell>
          <table:table-cell office:value-type="float" office:value="2438">
            <text:p>2438</text:p>
          </table:table-cell>
          <table:table-cell office:value-type="string">
            <text:p><text:s text:c="3"/>97066 <text:s text:c="3"/>SH <text:s text:c="8"/>SOLE <text:s text:c="14"/>97066 <text:s text:c="6"/>0 <text:s text:c="7"/>0<text:tab/><text:tab/></text:p>
          </table:table-cell>
        </table:table-row>
        <table:table-row table:style-name="ro1">
          <table:table-cell office:value-type="string">
            <text:p>J2 GLOBAL INC</text:p>
          </table:table-cell>
          <table:table-cell office:value-type="string">
            <text:p><text:s text:c="2"/>COM <text:s text:c="13"/>48123V102</text:p>
          </table:table-cell>
          <table:table-cell office:value-type="float" office:value="549">
            <text:p>549</text:p>
          </table:table-cell>
          <table:table-cell office:value-type="string">
            <text:p><text:s text:c="3"/>19121 <text:s text:c="3"/>SH <text:s text:c="8"/>SOLE <text:s text:c="14"/>19121 <text:s text:c="6"/>0 <text:s text:c="7"/>0<text:tab/><text:tab/></text:p>
          </table:table-cell>
        </table:table-row>
        <table:table-row table:style-name="ro1">
          <table:table-cell office:value-type="string">
            <text:p>PENNEY J C INC</text:p>
          </table:table-cell>
          <table:table-cell office:value-type="string">
            <text:p><text:s text:c="2"/>COM <text:s text:c="13"/>708160106</text:p>
          </table:table-cell>
          <table:table-cell office:value-type="float" office:value="2391">
            <text:p>2391</text:p>
          </table:table-cell>
          <table:table-cell office:value-type="string">
            <text:p><text:s text:c="3"/>67485 <text:s text:c="3"/>SH <text:s text:c="8"/>SOLE <text:s text:c="14"/>67485 <text:s text:c="6"/>0 <text:s text:c="7"/>0<text:tab/><text:tab/></text:p>
          </table:table-cell>
        </table:table-row>
        <table:table-row table:style-name="ro1">
          <table:table-cell office:value-type="string">
            <text:p>COMMUNICATIONS SYS INC</text:p>
          </table:table-cell>
          <table:table-cell office:value-type="string">
            <text:p><text:s text:c="2"/>COM <text:s text:c="13"/>203900105</text:p>
          </table:table-cell>
          <table:table-cell office:value-type="float" office:value="159">
            <text:p>159</text:p>
          </table:table-cell>
          <table:table-cell office:value-type="string">
            <text:p><text:s text:c="3"/>12100 <text:s text:c="3"/>SH <text:s text:c="8"/>SOLE <text:s text:c="14"/>12100 <text:s text:c="6"/>0 <text:s text:c="7"/>0<text:tab/><text:tab/></text:p>
          </table:table-cell>
        </table:table-row>
        <table:table-row table:style-name="ro1">
          <table:table-cell office:value-type="string">
            <text:p>JOHNSON &amp; JOHNSON</text:p>
          </table:table-cell>
          <table:table-cell office:value-type="string">
            <text:p><text:s text:c="2"/>COM <text:s text:c="13"/>478160104</text:p>
          </table:table-cell>
          <table:table-cell office:value-type="float" office:value="1422">
            <text:p>1422</text:p>
          </table:table-cell>
          <table:table-cell office:value-type="string">
            <text:p><text:s text:c="3"/>21559 <text:s text:c="3"/>SH <text:s text:c="8"/>SOLE <text:s text:c="14"/>21559 <text:s text:c="6"/>0 <text:s text:c="7"/>0<text:tab/><text:tab/></text:p>
          </table:table-cell>
        </table:table-row>
        <table:table-row table:style-name="ro1">
          <table:table-cell office:value-type="string">
            <text:p>JANUS CAP GROUP INC</text:p>
          </table:table-cell>
          <table:table-cell office:value-type="string">
            <text:p><text:s text:c="2"/>COM <text:s text:c="13"/>47102X105</text:p>
          </table:table-cell>
          <table:table-cell office:value-type="float" office:value="818">
            <text:p>818</text:p>
          </table:table-cell>
          <table:table-cell office:value-type="string">
            <text:p><text:s text:c="3"/>91781 <text:s text:c="3"/>SH <text:s text:c="8"/>SOLE <text:s text:c="14"/>91781 <text:s text:c="6"/>0 <text:s text:c="7"/>0<text:tab/><text:tab/></text:p>
          </table:table-cell>
        </table:table-row>
        <table:table-row table:style-name="ro1">
          <table:table-cell office:value-type="string">
            <text:p>JONES GROUP INC</text:p>
          </table:table-cell>
          <table:table-cell office:value-type="string">
            <text:p><text:s text:c="2"/>COM <text:s text:c="13"/>48020T101</text:p>
          </table:table-cell>
          <table:table-cell office:value-type="float" office:value="344">
            <text:p>344</text:p>
          </table:table-cell>
          <table:table-cell office:value-type="string">
            <text:p><text:s text:c="3"/>27349 <text:s text:c="3"/>SH <text:s text:c="8"/>SOLE <text:s text:c="14"/>27349 <text:s text:c="6"/>0 <text:s text:c="7"/>0<text:tab/><text:tab/></text:p>
          </table:table-cell>
        </table:table-row>
        <table:table-row table:style-name="ro1">
          <table:table-cell office:value-type="string">
            <text:p>JOS A BANK CLOTHIERS INC</text:p>
          </table:table-cell>
          <table:table-cell office:value-type="string">
            <text:p><text:s text:c="2"/>COM <text:s text:c="13"/>480838101</text:p>
          </table:table-cell>
          <table:table-cell office:value-type="float" office:value="455">
            <text:p>455</text:p>
          </table:table-cell>
          <table:table-cell office:value-type="string">
            <text:p><text:s text:c="4"/>9025 <text:s text:c="3"/>SH <text:s text:c="8"/>SOLE <text:s text:c="15"/>9025 <text:s text:c="6"/>0 <text:s text:c="7"/>0<text:tab/><text:tab/></text:p>
          </table:table-cell>
        </table:table-row>
        <table:table-row table:style-name="ro1">
          <table:table-cell office:value-type="string">
            <text:p>JAMES RIVER COAL CO</text:p>
          </table:table-cell>
          <table:table-cell office:value-type="string">
            <text:p><text:s text:c="2"/>COM NEW <text:s text:c="9"/>470355207</text:p>
          </table:table-cell>
          <table:table-cell office:value-type="float" office:value="306">
            <text:p>306</text:p>
          </table:table-cell>
          <table:table-cell office:value-type="string">
            <text:p><text:s text:c="3"/>59669 <text:s text:c="3"/>SH <text:s text:c="8"/>SOLE <text:s text:c="14"/>59669 <text:s text:c="6"/>0 <text:s text:c="7"/>0<text:tab/><text:tab/></text:p>
          </table:table-cell>
        </table:table-row>
        <table:table-row table:style-name="ro1">
          <table:table-cell office:value-type="string">
            <text:p>JOURNAL COMMUNICATIONS INC</text:p>
          </table:table-cell>
          <table:table-cell office:value-type="string">
            <text:p><text:s text:c="2"/>CL A <text:s text:c="12"/>481130102</text:p>
          </table:table-cell>
          <table:table-cell office:value-type="float" office:value="338">
            <text:p>338</text:p>
          </table:table-cell>
          <table:table-cell office:value-type="string">
            <text:p><text:s text:c="3"/>60096 <text:s text:c="3"/>SH <text:s text:c="8"/>SOLE <text:s text:c="14"/>60096 <text:s text:c="6"/>0 <text:s text:c="7"/>0<text:tab/><text:tab/></text:p>
          </table:table-cell>
        </table:table-row>
        <table:table-row table:style-name="ro1">
          <table:table-cell office:value-type="string">
            <text:p>JINPAN INTL LTD</text:p>
          </table:table-cell>
          <table:table-cell office:value-type="string">
            <text:p><text:s text:c="2"/>ORD <text:s text:c="13"/>G5138L100</text:p>
          </table:table-cell>
          <table:table-cell office:value-type="float" office:value="107">
            <text:p>107</text:p>
          </table:table-cell>
          <table:table-cell office:value-type="string">
            <text:p><text:s text:c="3"/>12300 <text:s text:c="3"/>SH <text:s text:c="8"/>SOLE <text:s text:c="14"/>12300 <text:s text:c="6"/>0 <text:s text:c="7"/>0<text:tab/><text:tab/></text:p>
          </table:table-cell>
        </table:table-row>
        <table:table-row table:style-name="ro1">
          <table:table-cell office:value-type="string">
            <text:p>WILEY JOHN &amp; SONS INC</text:p>
          </table:table-cell>
          <table:table-cell office:value-type="string">
            <text:p><text:s text:c="2"/>CL A <text:s text:c="12"/>968223206</text:p>
          </table:table-cell>
          <table:table-cell office:value-type="float" office:value="205">
            <text:p>205</text:p>
          </table:table-cell>
          <table:table-cell office:value-type="string">
            <text:p><text:s text:c="4"/>4305 <text:s text:c="3"/>SH <text:s text:c="8"/>SOLE <text:s text:c="15"/>4305 <text:s text:c="6"/>0 <text:s text:c="7"/>0<text:tab/><text:tab/></text:p>
          </table:table-cell>
        </table:table-row>
        <table:table-row table:style-name="ro1">
          <table:table-cell office:value-type="string">
            <text:p>NORDSTROM INC</text:p>
          </table:table-cell>
          <table:table-cell office:value-type="string">
            <text:p><text:s text:c="2"/>COM <text:s text:c="13"/>655664100</text:p>
          </table:table-cell>
          <table:table-cell office:value-type="float" office:value="293">
            <text:p>293</text:p>
          </table:table-cell>
          <table:table-cell office:value-type="string">
            <text:p><text:s text:c="4"/>5250 <text:s text:c="3"/>SH <text:s text:c="8"/>SOLE <text:s text:c="15"/>5250 <text:s text:c="6"/>0 <text:s text:c="7"/>0<text:tab/><text:tab/></text:p>
          </table:table-cell>
        </table:table-row>
        <table:table-row table:style-name="ro1">
          <table:table-cell office:value-type="string">
            <text:p>KIMBALL INTL INC</text:p>
          </table:table-cell>
          <table:table-cell office:value-type="string">
            <text:p><text:s text:c="2"/>CL B <text:s text:c="12"/>494274103</text:p>
          </table:table-cell>
          <table:table-cell office:value-type="float" office:value="651">
            <text:p>651</text:p>
          </table:table-cell>
          <table:table-cell office:value-type="string">
            <text:p><text:s text:c="3"/>94291 <text:s text:c="3"/>SH <text:s text:c="8"/>SOLE <text:s text:c="14"/>94291 <text:s text:c="6"/>0 <text:s text:c="7"/>0<text:tab/><text:tab/></text:p>
          </table:table-cell>
        </table:table-row>
        <table:table-row table:style-name="ro1">
          <table:table-cell office:value-type="string">
            <text:p>KELLY SVCS INC</text:p>
          </table:table-cell>
          <table:table-cell office:value-type="string">
            <text:p><text:s text:c="2"/>CL A <text:s text:c="12"/>488152208</text:p>
          </table:table-cell>
          <table:table-cell office:value-type="float" office:value="407">
            <text:p>407</text:p>
          </table:table-cell>
          <table:table-cell office:value-type="string">
            <text:p><text:s text:c="3"/>25500 <text:s text:c="3"/>SH <text:s text:c="8"/>SOLE <text:s text:c="14"/>25500 <text:s text:c="6"/>0 <text:s text:c="7"/>0<text:tab/><text:tab/></text:p>
          </table:table-cell>
        </table:table-row>
        <table:table-row table:style-name="ro1">
          <table:table-cell office:value-type="string">
            <text:p>KIRBY CORP</text:p>
          </table:table-cell>
          <table:table-cell office:value-type="string">
            <text:p><text:s text:c="2"/>COM <text:s text:c="13"/>497266106</text:p>
          </table:table-cell>
          <table:table-cell office:value-type="float" office:value="736">
            <text:p>736</text:p>
          </table:table-cell>
          <table:table-cell office:value-type="string">
            <text:p><text:s text:c="3"/>11193 <text:s text:c="3"/>SH <text:s text:c="8"/>SOLE <text:s text:c="14"/>11193 <text:s text:c="6"/>0 <text:s text:c="7"/>0<text:tab/><text:tab/></text:p>
          </table:table-cell>
        </table:table-row>
        <table:table-row table:style-name="ro1">
          <table:table-cell office:value-type="string">
            <text:p>KEYCORP NEW</text:p>
          </table:table-cell>
          <table:table-cell office:value-type="string">
            <text:p><text:s text:c="2"/>COM <text:s text:c="13"/>493267108</text:p>
          </table:table-cell>
          <table:table-cell office:value-type="float" office:value="337">
            <text:p>337</text:p>
          </table:table-cell>
          <table:table-cell office:value-type="string">
            <text:p><text:s text:c="3"/>39603 <text:s text:c="3"/>SH <text:s text:c="8"/>SOLE <text:s text:c="14"/>39603 <text:s text:c="6"/>0 <text:s text:c="7"/>0<text:tab/><text:tab/></text:p>
          </table:table-cell>
        </table:table-row>
        <table:table-row table:style-name="ro1">
          <table:table-cell office:value-type="string">
            <text:p>KKR FINANCIAL HLDGS LLC</text:p>
          </table:table-cell>
          <table:table-cell office:value-type="string">
            <text:p><text:s text:c="2"/>COM <text:s text:c="13"/>48248A306</text:p>
          </table:table-cell>
          <table:table-cell office:value-type="float" office:value="202">
            <text:p>202</text:p>
          </table:table-cell>
          <table:table-cell office:value-type="string">
            <text:p><text:s text:c="3"/>21911 <text:s text:c="3"/>SH <text:s text:c="8"/>SOLE <text:s text:c="14"/>21911 <text:s text:c="6"/>0 <text:s text:c="7"/>0<text:tab/><text:tab/></text:p>
          </table:table-cell>
        </table:table-row>
        <table:table-row table:style-name="ro1">
          <table:table-cell office:value-type="string">
            <text:p>KRAFT FOODS INC</text:p>
          </table:table-cell>
          <table:table-cell office:value-type="string">
            <text:p><text:s text:c="2"/>CL A <text:s text:c="12"/>50075N104</text:p>
          </table:table-cell>
          <table:table-cell office:value-type="float" office:value="2944">
            <text:p>2944</text:p>
          </table:table-cell>
          <table:table-cell office:value-type="string">
            <text:p><text:s text:c="3"/>77453 <text:s text:c="3"/>SH <text:s text:c="8"/>SOLE <text:s text:c="14"/>77453 <text:s text:c="6"/>0 <text:s text:c="7"/>0<text:tab/><text:tab/></text:p>
          </table:table-cell>
        </table:table-row>
        <table:table-row table:style-name="ro1">
          <table:table-cell office:value-type="string">
            <text:p>KIMCO RLTY CORP</text:p>
          </table:table-cell>
          <table:table-cell office:value-type="string">
            <text:p><text:s text:c="2"/>COM <text:s text:c="13"/>49446R109</text:p>
          </table:table-cell>
          <table:table-cell office:value-type="float" office:value="1059">
            <text:p>1059</text:p>
          </table:table-cell>
          <table:table-cell office:value-type="string">
            <text:p><text:s text:c="3"/>54959 <text:s text:c="3"/>SH <text:s text:c="8"/>SOLE <text:s text:c="14"/>54959 <text:s text:c="6"/>0 <text:s text:c="7"/>0<text:tab/><text:tab/></text:p>
          </table:table-cell>
        </table:table-row>
        <table:table-row table:style-name="ro1">
          <table:table-cell office:value-type="string">
            <text:p>KIRKLANDS INC</text:p>
          </table:table-cell>
          <table:table-cell office:value-type="string">
            <text:p><text:s text:c="2"/>COM <text:s text:c="13"/>497498105</text:p>
          </table:table-cell>
          <table:table-cell office:value-type="float" office:value="164">
            <text:p>164</text:p>
          </table:table-cell>
          <table:table-cell office:value-type="string">
            <text:p><text:s text:c="3"/>10108 <text:s text:c="3"/>SH <text:s text:c="8"/>SOLE <text:s text:c="14"/>10108 <text:s text:c="6"/>0 <text:s text:c="7"/>0<text:tab/><text:tab/></text:p>
          </table:table-cell>
        </table:table-row>
        <table:table-row table:style-name="ro1">
          <table:table-cell office:value-type="string">
            <text:p>KIT DIGITAL INC</text:p>
          </table:table-cell>
          <table:table-cell office:value-type="string">
            <text:p><text:s text:c="2"/>COM NEW <text:s text:c="9"/>482470200</text:p>
          </table:table-cell>
          <table:table-cell office:value-type="float" office:value="79">
            <text:p>79</text:p>
          </table:table-cell>
          <table:table-cell office:value-type="string">
            <text:p><text:s text:c="3"/>11002 <text:s text:c="3"/>SH <text:s text:c="8"/>SOLE <text:s text:c="14"/>11002 <text:s text:c="6"/>0 <text:s text:c="7"/>0<text:tab/><text:tab/></text:p>
          </table:table-cell>
        </table:table-row>
        <table:table-row table:style-name="ro1">
          <table:table-cell office:value-type="string">
            <text:p>KKR &amp; CO L P DEL</text:p>
          </table:table-cell>
          <table:table-cell office:value-type="string">
            <text:p><text:s text:c="2"/>COM UNITS <text:s text:c="7"/>48248M102</text:p>
          </table:table-cell>
          <table:table-cell office:value-type="float" office:value="474">
            <text:p>474</text:p>
          </table:table-cell>
          <table:table-cell office:value-type="string">
            <text:p><text:s text:c="3"/>31961 <text:s text:c="3"/>SH <text:s text:c="8"/>SOLE <text:s text:c="14"/>31961 <text:s text:c="6"/>0 <text:s text:c="7"/>0<text:tab/><text:tab/></text:p>
          </table:table-cell>
        </table:table-row>
        <table:table-row table:style-name="ro1">
          <table:table-cell office:value-type="string">
            <text:p>KULICKE &amp; SOFFA INDS INC</text:p>
          </table:table-cell>
          <table:table-cell office:value-type="string">
            <text:p><text:s text:c="2"/>COM <text:s text:c="13"/>501242101</text:p>
          </table:table-cell>
          <table:table-cell office:value-type="float" office:value="536">
            <text:p>536</text:p>
          </table:table-cell>
          <table:table-cell office:value-type="string">
            <text:p><text:s text:c="3"/>43102 <text:s text:c="3"/>SH <text:s text:c="8"/>SOLE <text:s text:c="14"/>43102 <text:s text:c="6"/>0 <text:s text:c="7"/>0<text:tab/><text:tab/></text:p>
          </table:table-cell>
        </table:table-row>
        <table:table-row table:style-name="ro1">
          <table:table-cell office:value-type="string">
            <text:p>KIMBERLY CLARK CORP</text:p>
          </table:table-cell>
          <table:table-cell office:value-type="string">
            <text:p><text:s text:c="2"/>COM <text:s text:c="13"/>494368103</text:p>
          </table:table-cell>
          <table:table-cell office:value-type="float" office:value="1226">
            <text:p>1226</text:p>
          </table:table-cell>
          <table:table-cell office:value-type="string">
            <text:p><text:s text:c="3"/>16594 <text:s text:c="3"/>SH <text:s text:c="8"/>SOLE <text:s text:c="14"/>16594 <text:s text:c="6"/>0 <text:s text:c="7"/>0<text:tab/><text:tab/></text:p>
          </table:table-cell>
        </table:table-row>
        <table:table-row table:style-name="ro1">
          <table:table-cell office:value-type="string">
            <text:p>KINDER MORGAN ENERGY PARTNE</text:p>
          </table:table-cell>
          <table:table-cell office:value-type="string">
            <text:p><text:s text:c="2"/>UT LTD PARTNER <text:s text:c="2"/>494550106</text:p>
          </table:table-cell>
          <table:table-cell office:value-type="float" office:value="2130">
            <text:p>2130</text:p>
          </table:table-cell>
          <table:table-cell office:value-type="string">
            <text:p><text:s text:c="3"/>25736 <text:s text:c="3"/>SH <text:s text:c="8"/>SOLE <text:s text:c="14"/>25736 <text:s text:c="6"/>0 <text:s text:c="7"/>0<text:tab/><text:tab/></text:p>
          </table:table-cell>
        </table:table-row>
        <table:table-row table:style-name="ro1">
          <table:table-cell office:value-type="string">
            <text:p>KINDER MORGAN MANAGEMENT LL</text:p>
          </table:table-cell>
          <table:table-cell office:value-type="string">
            <text:p><text:s text:c="2"/>SHS <text:s text:c="13"/>49455U100</text:p>
          </table:table-cell>
          <table:table-cell office:value-type="float" office:value="1165">
            <text:p>1165</text:p>
          </table:table-cell>
          <table:table-cell office:value-type="string">
            <text:p><text:s text:c="3"/>15607 <text:s text:c="3"/>SH <text:s text:c="8"/>SOLE <text:s text:c="14"/>15607 <text:s text:c="6"/>0 <text:s text:c="7"/>0<text:tab/><text:tab/></text:p>
          </table:table-cell>
        </table:table-row>
        <table:table-row table:style-name="ro1">
          <table:table-cell office:value-type="string">
            <text:p>KENNAMETAL INC</text:p>
          </table:table-cell>
          <table:table-cell office:value-type="string">
            <text:p><text:s text:c="2"/>COM <text:s text:c="13"/>489170100</text:p>
          </table:table-cell>
          <table:table-cell office:value-type="float" office:value="764">
            <text:p>764</text:p>
          </table:table-cell>
          <table:table-cell office:value-type="string">
            <text:p><text:s text:c="3"/>17159 <text:s text:c="3"/>SH <text:s text:c="8"/>SOLE <text:s text:c="14"/>17159 <text:s text:c="6"/>0 <text:s text:c="7"/>0<text:tab/><text:tab/></text:p>
          </table:table-cell>
        </table:table-row>
        <table:table-row table:style-name="ro1">
          <table:table-cell office:value-type="string">
            <text:p>COCA COLA CO</text:p>
          </table:table-cell>
          <table:table-cell office:value-type="string">
            <text:p><text:s text:c="2"/>COM <text:s text:c="13"/>191216100</text:p>
          </table:table-cell>
          <table:table-cell office:value-type="float" office:value="564">
            <text:p>564</text:p>
          </table:table-cell>
          <table:table-cell office:value-type="string">
            <text:p><text:s text:c="4"/>7623 <text:s text:c="3"/>SH <text:s text:c="8"/>SOLE <text:s text:c="15"/>7623 <text:s text:c="6"/>0 <text:s text:c="7"/>0<text:tab/><text:tab/></text:p>
          </table:table-cell>
        </table:table-row>
        <table:table-row table:style-name="ro1">
          <table:table-cell office:value-type="string">
            <text:p>KODIAK OIL &amp; GAS CORP</text:p>
          </table:table-cell>
          <table:table-cell office:value-type="string">
            <text:p><text:s text:c="2"/>COM <text:s text:c="13"/>50015Q100</text:p>
          </table:table-cell>
          <table:table-cell office:value-type="float" office:value="162">
            <text:p>162</text:p>
          </table:table-cell>
          <table:table-cell office:value-type="string">
            <text:p><text:s text:c="3"/>16230 <text:s text:c="3"/>SH <text:s text:c="8"/>SOLE <text:s text:c="14"/>16230 <text:s text:c="6"/>0 <text:s text:c="7"/>0<text:tab/><text:tab/></text:p>
          </table:table-cell>
        </table:table-row>
        <table:table-row table:style-name="ro1">
          <table:table-cell office:value-type="string">
            <text:p>KROGER CO</text:p>
          </table:table-cell>
          <table:table-cell office:value-type="string">
            <text:p><text:s text:c="2"/>COM <text:s text:c="13"/>501044101</text:p>
          </table:table-cell>
          <table:table-cell office:value-type="float" office:value="276">
            <text:p>276</text:p>
          </table:table-cell>
          <table:table-cell office:value-type="string">
            <text:p><text:s text:c="3"/>11378 <text:s text:c="3"/>SH <text:s text:c="8"/>SOLE <text:s text:c="14"/>11378 <text:s text:c="6"/>0 <text:s text:c="7"/>0<text:tab/><text:tab/></text:p>
          </table:table-cell>
        </table:table-row>
        <table:table-row table:style-name="ro1">
          <table:table-cell office:value-type="string">
            <text:p>KRATON PERFORMANCE POLYMERS</text:p>
          </table:table-cell>
          <table:table-cell office:value-type="string">
            <text:p><text:s text:c="2"/>COM <text:s text:c="13"/>50077C106</text:p>
          </table:table-cell>
          <table:table-cell office:value-type="float" office:value="309">
            <text:p>309</text:p>
          </table:table-cell>
          <table:table-cell office:value-type="string">
            <text:p><text:s text:c="3"/>11637 <text:s text:c="3"/>SH <text:s text:c="8"/>SOLE <text:s text:c="14"/>11637 <text:s text:c="6"/>0 <text:s text:c="7"/>0<text:tab/><text:tab/></text:p>
          </table:table-cell>
        </table:table-row>
        <table:table-row table:style-name="ro1">
          <table:table-cell office:value-type="string">
            <text:p>QUICKSILVER RESOURCES INC</text:p>
          </table:table-cell>
          <table:table-cell office:value-type="string">
            <text:p><text:s text:c="2"/>COM <text:s text:c="13"/>74837R104</text:p>
          </table:table-cell>
          <table:table-cell office:value-type="float" office:value="133">
            <text:p>133</text:p>
          </table:table-cell>
          <table:table-cell office:value-type="string">
            <text:p><text:s text:c="3"/>26372 <text:s text:c="3"/>SH <text:s text:c="8"/>SOLE <text:s text:c="14"/>26372 <text:s text:c="6"/>0 <text:s text:c="7"/>0<text:tab/><text:tab/></text:p>
          </table:table-cell>
        </table:table-row>
        <table:table-row table:style-name="ro1">
          <table:table-cell office:value-type="string">
            <text:p>LAZARD LTD</text:p>
          </table:table-cell>
          <table:table-cell office:value-type="string">
            <text:p><text:s text:c="2"/>SHS A <text:s text:c="11"/>G54050102</text:p>
          </table:table-cell>
          <table:table-cell office:value-type="float" office:value="544">
            <text:p>544</text:p>
          </table:table-cell>
          <table:table-cell office:value-type="string">
            <text:p><text:s text:c="3"/>19056 <text:s text:c="3"/>SH <text:s text:c="8"/>SOLE <text:s text:c="14"/>19056 <text:s text:c="6"/>0 <text:s text:c="7"/>0<text:tab/><text:tab/></text:p>
          </table:table-cell>
        </table:table-row>
        <table:table-row table:style-name="ro1">
          <table:table-cell office:value-type="string">
            <text:p>LIBERTY GLOBAL INC</text:p>
          </table:table-cell>
          <table:table-cell office:value-type="string">
            <text:p><text:s text:c="2"/>COM SER A <text:s text:c="7"/>530555101</text:p>
          </table:table-cell>
          <table:table-cell office:value-type="float" office:value="414">
            <text:p>414</text:p>
          </table:table-cell>
          <table:table-cell office:value-type="string">
            <text:p><text:s text:c="4"/>8257 <text:s text:c="3"/>SH <text:s text:c="8"/>SOLE <text:s text:c="15"/>8257 <text:s text:c="6"/>0 <text:s text:c="7"/>0<text:tab/><text:tab/></text:p>
          </table:table-cell>
        </table:table-row>
        <table:table-row table:style-name="ro1">
          <table:table-cell office:value-type="string">
            <text:p>LECROY CORP</text:p>
          </table:table-cell>
          <table:table-cell office:value-type="string">
            <text:p><text:s text:c="2"/>COM <text:s text:c="13"/>52324W109</text:p>
          </table:table-cell>
          <table:table-cell office:value-type="float" office:value="593">
            <text:p>593</text:p>
          </table:table-cell>
          <table:table-cell office:value-type="string">
            <text:p><text:s text:c="3"/>56823 <text:s text:c="3"/>SH <text:s text:c="8"/>SOLE <text:s text:c="14"/>56823 <text:s text:c="6"/>0 <text:s text:c="7"/>0<text:tab/><text:tab/></text:p>
          </table:table-cell>
        </table:table-row>
        <table:table-row table:style-name="ro1">
          <table:table-cell office:value-type="string">
            <text:p>LIFETIME BRANDS INC</text:p>
          </table:table-cell>
          <table:table-cell office:value-type="string">
            <text:p><text:s text:c="2"/>COM <text:s text:c="13"/>53222Q103</text:p>
          </table:table-cell>
          <table:table-cell office:value-type="float" office:value="291">
            <text:p>291</text:p>
          </table:table-cell>
          <table:table-cell office:value-type="string">
            <text:p><text:s text:c="3"/>25743 <text:s text:c="3"/>SH <text:s text:c="8"/>SOLE <text:s text:c="14"/>25743 <text:s text:c="6"/>0 <text:s text:c="7"/>0<text:tab/><text:tab/></text:p>
          </table:table-cell>
        </table:table-row>
        <table:table-row table:style-name="ro1">
          <table:table-cell office:value-type="string">
            <text:p>LYDALL INC DEL</text:p>
          </table:table-cell>
          <table:table-cell office:value-type="string">
            <text:p><text:s text:c="2"/>COM <text:s text:c="13"/>550819106</text:p>
          </table:table-cell>
          <table:table-cell office:value-type="float" office:value="190">
            <text:p>190</text:p>
          </table:table-cell>
          <table:table-cell office:value-type="string">
            <text:p><text:s text:c="3"/>18640 <text:s text:c="3"/>SH <text:s text:c="8"/>SOLE <text:s text:c="14"/>18640 <text:s text:c="6"/>0 <text:s text:c="7"/>0<text:tab/><text:tab/></text:p>
          </table:table-cell>
        </table:table-row>
        <table:table-row table:style-name="ro1">
          <table:table-cell office:value-type="string">
            <text:p>LINCOLN ELEC HLDGS INC</text:p>
          </table:table-cell>
          <table:table-cell office:value-type="string">
            <text:p><text:s text:c="2"/>COM <text:s text:c="13"/>533900106</text:p>
          </table:table-cell>
          <table:table-cell office:value-type="float" office:value="1277">
            <text:p>1277</text:p>
          </table:table-cell>
          <table:table-cell office:value-type="string">
            <text:p><text:s text:c="3"/>28154 <text:s text:c="3"/>SH <text:s text:c="8"/>SOLE <text:s text:c="14"/>28154 <text:s text:c="6"/>0 <text:s text:c="7"/>0<text:tab/><text:tab/></text:p>
          </table:table-cell>
        </table:table-row>
        <table:table-row table:style-name="ro1">
          <table:table-cell office:value-type="string">
            <text:p>LEGGETT &amp; PLATT INC</text:p>
          </table:table-cell>
          <table:table-cell office:value-type="string">
            <text:p><text:s text:c="2"/>COM <text:s text:c="13"/>524660107</text:p>
          </table:table-cell>
          <table:table-cell office:value-type="float" office:value="577">
            <text:p>577</text:p>
          </table:table-cell>
          <table:table-cell office:value-type="string">
            <text:p><text:s text:c="3"/>25090 <text:s text:c="3"/>SH <text:s text:c="8"/>SOLE <text:s text:c="14"/>25090 <text:s text:c="6"/>0 <text:s text:c="7"/>0<text:tab/><text:tab/></text:p>
          </table:table-cell>
        </table:table-row>
        <table:table-row table:style-name="ro1">
          <table:table-cell office:value-type="string">
            <text:p>LENNAR CORP</text:p>
          </table:table-cell>
          <table:table-cell office:value-type="string">
            <text:p><text:s text:c="2"/>CL A <text:s text:c="12"/>526057104</text:p>
          </table:table-cell>
          <table:table-cell office:value-type="float" office:value="350">
            <text:p>350</text:p>
          </table:table-cell>
          <table:table-cell office:value-type="string">
            <text:p><text:s text:c="3"/>12878 <text:s text:c="3"/>SH <text:s text:c="8"/>SOLE <text:s text:c="14"/>12878 <text:s text:c="6"/>0 <text:s text:c="7"/>0<text:tab/><text:tab/></text:p>
          </table:table-cell>
        </table:table-row>
        <table:table-row table:style-name="ro1">
          <table:table-cell office:value-type="string">
            <text:p>LABORATORY CORP AMER HLDGS</text:p>
          </table:table-cell>
          <table:table-cell office:value-type="string">
            <text:p><text:s text:c="2"/>COM NEW <text:s text:c="9"/>50540R409</text:p>
          </table:table-cell>
          <table:table-cell office:value-type="float" office:value="963">
            <text:p>963</text:p>
          </table:table-cell>
          <table:table-cell office:value-type="string">
            <text:p><text:s text:c="3"/>10517 <text:s text:c="3"/>SH <text:s text:c="8"/>SOLE <text:s text:c="14"/>10517 <text:s text:c="6"/>0 <text:s text:c="7"/>0<text:tab/><text:tab/></text:p>
          </table:table-cell>
        </table:table-row>
        <table:table-row table:style-name="ro1">
          <table:table-cell office:value-type="string">
            <text:p>LIFE TECHNOLOGIES CORP</text:p>
          </table:table-cell>
          <table:table-cell office:value-type="string">
            <text:p><text:s text:c="2"/>COM <text:s text:c="13"/>53217V109</text:p>
          </table:table-cell>
          <table:table-cell office:value-type="float" office:value="340">
            <text:p>340</text:p>
          </table:table-cell>
          <table:table-cell office:value-type="string">
            <text:p><text:s text:c="4"/>6960 <text:s text:c="3"/>SH <text:s text:c="8"/>SOLE <text:s text:c="15"/>6960 <text:s text:c="6"/>0 <text:s text:c="7"/>0<text:tab/><text:tab/></text:p>
          </table:table-cell>
        </table:table-row>
        <table:table-row table:style-name="ro1">
          <table:table-cell office:value-type="string">
            <text:p>LENNOX INTL INC</text:p>
          </table:table-cell>
          <table:table-cell office:value-type="string">
            <text:p><text:s text:c="2"/>COM <text:s text:c="13"/>526107107</text:p>
          </table:table-cell>
          <table:table-cell office:value-type="float" office:value="374">
            <text:p>374</text:p>
          </table:table-cell>
          <table:table-cell office:value-type="string">
            <text:p><text:s text:c="4"/>9274 <text:s text:c="3"/>SH <text:s text:c="8"/>SOLE <text:s text:c="15"/>9274 <text:s text:c="6"/>0 <text:s text:c="7"/>0<text:tab/><text:tab/></text:p>
          </table:table-cell>
        </table:table-row>
        <table:table-row table:style-name="ro1">
          <table:table-cell office:value-type="string">
            <text:p>LINCOLN EDL SVCS CORP</text:p>
          </table:table-cell>
          <table:table-cell office:value-type="string">
            <text:p><text:s text:c="2"/>COM <text:s text:c="13"/>533535100</text:p>
          </table:table-cell>
          <table:table-cell office:value-type="float" office:value="479">
            <text:p>479</text:p>
          </table:table-cell>
          <table:table-cell office:value-type="string">
            <text:p><text:s text:c="3"/>60693 <text:s text:c="3"/>SH <text:s text:c="8"/>SOLE <text:s text:c="14"/>60693 <text:s text:c="6"/>0 <text:s text:c="7"/>0<text:tab/><text:tab/></text:p>
          </table:table-cell>
        </table:table-row>
        <table:table-row table:style-name="ro1">
          <table:table-cell office:value-type="string">
            <text:p>LIBERTY INTERACTIVE CORPORA</text:p>
          </table:table-cell>
          <table:table-cell office:value-type="string">
            <text:p><text:s text:c="2"/>INT COM SER A <text:s text:c="3"/>53071M104</text:p>
          </table:table-cell>
          <table:table-cell office:value-type="float" office:value="1739">
            <text:p>1739</text:p>
          </table:table-cell>
          <table:table-cell office:value-type="string">
            <text:p><text:s text:c="3"/>91108 <text:s text:c="3"/>SH <text:s text:c="8"/>SOLE <text:s text:c="14"/>91108 <text:s text:c="6"/>0 <text:s text:c="7"/>0<text:tab/><text:tab/></text:p>
          </table:table-cell>
        </table:table-row>
        <table:table-row table:style-name="ro1">
          <table:table-cell office:value-type="string">
            <text:p>LIONBRIDGE TECHNOLOGIES INC</text:p>
          </table:table-cell>
          <table:table-cell office:value-type="string">
            <text:p><text:s text:c="2"/>COM <text:s text:c="13"/>536252109</text:p>
          </table:table-cell>
          <table:table-cell office:value-type="float" office:value="398">
            <text:p>398</text:p>
          </table:table-cell>
          <table:table-cell office:value-type="string">
            <text:p><text:s text:c="2"/>138055 <text:s text:c="3"/>SH <text:s text:c="8"/>SOLE <text:s text:c="13"/>138055 <text:s text:c="6"/>0 <text:s text:c="7"/>0<text:tab/><text:tab/></text:p>
          </table:table-cell>
        </table:table-row>
        <table:table-row table:style-name="ro1">
          <table:table-cell office:value-type="string">
            <text:p>LIHUA INTL INC</text:p>
          </table:table-cell>
          <table:table-cell office:value-type="string">
            <text:p><text:s text:c="2"/>COM <text:s text:c="13"/>532352101</text:p>
          </table:table-cell>
          <table:table-cell office:value-type="float" office:value="195">
            <text:p>195</text:p>
          </table:table-cell>
          <table:table-cell office:value-type="string">
            <text:p><text:s text:c="3"/>33886 <text:s text:c="3"/>SH <text:s text:c="8"/>SOLE <text:s text:c="14"/>33886 <text:s text:c="6"/>0 <text:s text:c="7"/>0<text:tab/><text:tab/></text:p>
          </table:table-cell>
        </table:table-row>
        <table:table-row table:style-name="ro1">
          <table:table-cell office:value-type="string">
            <text:p>LIZ CLAIBORNE INC</text:p>
          </table:table-cell>
          <table:table-cell office:value-type="string">
            <text:p><text:s text:c="2"/>COM <text:s text:c="13"/>539320101</text:p>
          </table:table-cell>
          <table:table-cell office:value-type="float" office:value="1366">
            <text:p>1366</text:p>
          </table:table-cell>
          <table:table-cell office:value-type="string">
            <text:p><text:s text:c="2"/>102242 <text:s text:c="3"/>SH <text:s text:c="8"/>SOLE <text:s text:c="13"/>102242 <text:s text:c="6"/>0 <text:s text:c="7"/>0<text:tab/><text:tab/></text:p>
          </table:table-cell>
        </table:table-row>
        <table:table-row table:style-name="ro1">
          <table:table-cell office:value-type="string">
            <text:p>L &amp; L ENERGY INC</text:p>
          </table:table-cell>
          <table:table-cell office:value-type="string">
            <text:p><text:s text:c="2"/>COM <text:s text:c="13"/>50162D100</text:p>
          </table:table-cell>
          <table:table-cell office:value-type="float" office:value="145">
            <text:p>145</text:p>
          </table:table-cell>
          <table:table-cell office:value-type="string">
            <text:p><text:s text:c="3"/>59375 <text:s text:c="3"/>SH <text:s text:c="8"/>SOLE <text:s text:c="14"/>59375 <text:s text:c="6"/>0 <text:s text:c="7"/>0<text:tab/><text:tab/></text:p>
          </table:table-cell>
        </table:table-row>
        <table:table-row table:style-name="ro1">
          <table:table-cell office:value-type="string">
            <text:p>L-3 COMMUNICATIONS HLDGS IN</text:p>
          </table:table-cell>
          <table:table-cell office:value-type="string">
            <text:p><text:s text:c="2"/>COM <text:s text:c="13"/>502424104</text:p>
          </table:table-cell>
          <table:table-cell office:value-type="float" office:value="989">
            <text:p>989</text:p>
          </table:table-cell>
          <table:table-cell office:value-type="string">
            <text:p><text:s text:c="3"/>13977 <text:s text:c="3"/>SH <text:s text:c="8"/>SOLE <text:s text:c="14"/>13977 <text:s text:c="6"/>0 <text:s text:c="7"/>0<text:tab/><text:tab/></text:p>
          </table:table-cell>
        </table:table-row>
        <table:table-row table:style-name="ro1">
          <table:table-cell office:value-type="string">
            <text:p>LINEAR TECHNOLOGY CORP</text:p>
          </table:table-cell>
          <table:table-cell office:value-type="string">
            <text:p><text:s text:c="2"/>COM <text:s text:c="13"/>535678106</text:p>
          </table:table-cell>
          <table:table-cell office:value-type="float" office:value="1254">
            <text:p>1254</text:p>
          </table:table-cell>
          <table:table-cell office:value-type="string">
            <text:p><text:s text:c="3"/>37220 <text:s text:c="3"/>SH <text:s text:c="8"/>SOLE <text:s text:c="14"/>37220 <text:s text:c="6"/>0 <text:s text:c="7"/>0<text:tab/><text:tab/></text:p>
          </table:table-cell>
        </table:table-row>
        <table:table-row table:style-name="ro1">
          <table:table-cell office:value-type="string">
            <text:p>LILLY ELI &amp; CO</text:p>
          </table:table-cell>
          <table:table-cell office:value-type="string">
            <text:p><text:s text:c="2"/>COM <text:s text:c="13"/>532457108</text:p>
          </table:table-cell>
          <table:table-cell office:value-type="float" office:value="2085">
            <text:p>2085</text:p>
          </table:table-cell>
          <table:table-cell office:value-type="string">
            <text:p><text:s text:c="3"/>51773 <text:s text:c="3"/>SH <text:s text:c="8"/>SOLE <text:s text:c="14"/>51773 <text:s text:c="6"/>0 <text:s text:c="7"/>0<text:tab/><text:tab/></text:p>
          </table:table-cell>
        </table:table-row>
        <table:table-row table:style-name="ro1">
          <table:table-cell office:value-type="string">
            <text:p>LIBERTY MEDIA CORPORATION</text:p>
          </table:table-cell>
          <table:table-cell office:value-type="string">
            <text:p><text:s text:c="2"/>LIB CAP COM A <text:s text:c="3"/>530322106</text:p>
          </table:table-cell>
          <table:table-cell office:value-type="float" office:value="1149">
            <text:p>1149</text:p>
          </table:table-cell>
          <table:table-cell office:value-type="string">
            <text:p><text:s text:c="3"/>13034 <text:s text:c="3"/>SH <text:s text:c="8"/>SOLE <text:s text:c="14"/>13034 <text:s text:c="6"/>0 <text:s text:c="7"/>0<text:tab/><text:tab/></text:p>
          </table:table-cell>
        </table:table-row>
        <table:table-row table:style-name="ro1">
          <table:table-cell office:value-type="string">
            <text:p>LUMINEX CORP DEL</text:p>
          </table:table-cell>
          <table:table-cell office:value-type="string">
            <text:p><text:s text:c="2"/>COM <text:s text:c="13"/>55027E102</text:p>
          </table:table-cell>
          <table:table-cell office:value-type="float" office:value="485">
            <text:p>485</text:p>
          </table:table-cell>
          <table:table-cell office:value-type="string">
            <text:p><text:s text:c="3"/>20759 <text:s text:c="3"/>SH <text:s text:c="8"/>SOLE <text:s text:c="14"/>20759 <text:s text:c="6"/>0 <text:s text:c="7"/>0<text:tab/><text:tab/></text:p>
          </table:table-cell>
        </table:table-row>
        <table:table-row table:style-name="ro1">
          <table:table-cell office:value-type="string">
            <text:p>LOCKHEED MARTIN CORP</text:p>
          </table:table-cell>
          <table:table-cell office:value-type="string">
            <text:p><text:s text:c="2"/>COM <text:s text:c="13"/>539830109</text:p>
          </table:table-cell>
          <table:table-cell office:value-type="float" office:value="278">
            <text:p>278</text:p>
          </table:table-cell>
          <table:table-cell office:value-type="string">
            <text:p><text:s text:c="4"/>3097 <text:s text:c="3"/>SH <text:s text:c="8"/>SOLE <text:s text:c="15"/>3097 <text:s text:c="6"/>0 <text:s text:c="7"/>0<text:tab/><text:tab/></text:p>
          </table:table-cell>
        </table:table-row>
        <table:table-row table:style-name="ro1">
          <table:table-cell office:value-type="string">
            <text:p>LINCARE HLDGS INC</text:p>
          </table:table-cell>
          <table:table-cell office:value-type="string">
            <text:p><text:s text:c="2"/>COM <text:s text:c="13"/>532791100</text:p>
          </table:table-cell>
          <table:table-cell office:value-type="float" office:value="446">
            <text:p>446</text:p>
          </table:table-cell>
          <table:table-cell office:value-type="string">
            <text:p><text:s text:c="3"/>17245 <text:s text:c="3"/>SH <text:s text:c="8"/>SOLE <text:s text:c="14"/>17245 <text:s text:c="6"/>0 <text:s text:c="7"/>0<text:tab/><text:tab/></text:p>
          </table:table-cell>
        </table:table-row>
        <table:table-row table:style-name="ro1">
          <table:table-cell office:value-type="string">
            <text:p>LANDEC CORP</text:p>
          </table:table-cell>
          <table:table-cell office:value-type="string">
            <text:p><text:s text:c="2"/>COM <text:s text:c="13"/>514766104</text:p>
          </table:table-cell>
          <table:table-cell office:value-type="float" office:value="90">
            <text:p>90</text:p>
          </table:table-cell>
          <table:table-cell office:value-type="string">
            <text:p><text:s text:c="3"/>13701 <text:s text:c="3"/>SH <text:s text:c="8"/>SOLE <text:s text:c="14"/>13701 <text:s text:c="6"/>0 <text:s text:c="7"/>0<text:tab/><text:tab/></text:p>
          </table:table-cell>
        </table:table-row>
        <table:table-row table:style-name="ro1">
          <table:table-cell office:value-type="string">
            <text:p>LINKEDIN CORP</text:p>
          </table:table-cell>
          <table:table-cell office:value-type="string">
            <text:p><text:s text:c="2"/>COM CL A <text:s text:c="8"/>53578A108</text:p>
          </table:table-cell>
          <table:table-cell office:value-type="float" office:value="283">
            <text:p>283</text:p>
          </table:table-cell>
          <table:table-cell office:value-type="string">
            <text:p><text:s text:c="4"/>2776 <text:s text:c="3"/>SH <text:s text:c="8"/>SOLE <text:s text:c="15"/>2776 <text:s text:c="6"/>0 <text:s text:c="7"/>0<text:tab/><text:tab/></text:p>
          </table:table-cell>
        </table:table-row>
        <table:table-row table:style-name="ro1">
          <table:table-cell office:value-type="string">
            <text:p>LINDSAY CORP</text:p>
          </table:table-cell>
          <table:table-cell office:value-type="string">
            <text:p><text:s text:c="2"/>COM <text:s text:c="13"/>535555106</text:p>
          </table:table-cell>
          <table:table-cell office:value-type="float" office:value="225">
            <text:p>225</text:p>
          </table:table-cell>
          <table:table-cell office:value-type="string">
            <text:p><text:s text:c="4"/>3389 <text:s text:c="3"/>SH <text:s text:c="8"/>SOLE <text:s text:c="15"/>3389 <text:s text:c="6"/>0 <text:s text:c="7"/>0<text:tab/><text:tab/></text:p>
          </table:table-cell>
        </table:table-row>
        <table:table-row table:style-name="ro1">
          <table:table-cell office:value-type="string">
            <text:p>LONGWEI PETROLEUM INV HLDG</text:p>
          </table:table-cell>
          <table:table-cell office:value-type="string">
            <text:p><text:s text:c="2"/>COM <text:s text:c="13"/>543354104</text:p>
          </table:table-cell>
          <table:table-cell office:value-type="float" office:value="121">
            <text:p>121</text:p>
          </table:table-cell>
          <table:table-cell office:value-type="string">
            <text:p><text:s text:c="3"/>71742 <text:s text:c="3"/>SH <text:s text:c="8"/>SOLE <text:s text:c="14"/>71742 <text:s text:c="6"/>0 <text:s text:c="7"/>0<text:tab/><text:tab/></text:p>
          </table:table-cell>
        </table:table-row>
        <table:table-row table:style-name="ro1">
          <table:table-cell office:value-type="string">
            <text:p>LIFEPOINT HOSPITALS INC</text:p>
          </table:table-cell>
          <table:table-cell office:value-type="string">
            <text:p><text:s text:c="2"/>COM <text:s text:c="13"/>53219L109</text:p>
          </table:table-cell>
          <table:table-cell office:value-type="float" office:value="468">
            <text:p>468</text:p>
          </table:table-cell>
          <table:table-cell office:value-type="string">
            <text:p><text:s text:c="3"/>11864 <text:s text:c="3"/>SH <text:s text:c="8"/>SOLE <text:s text:c="14"/>11864 <text:s text:c="6"/>0 <text:s text:c="7"/>0<text:tab/><text:tab/></text:p>
          </table:table-cell>
        </table:table-row>
        <table:table-row table:style-name="ro1">
          <table:table-cell office:value-type="string">
            <text:p>LIQUIDITY SERVICES INC</text:p>
          </table:table-cell>
          <table:table-cell office:value-type="string">
            <text:p><text:s text:c="2"/>COM <text:s text:c="13"/>53635B107</text:p>
          </table:table-cell>
          <table:table-cell office:value-type="float" office:value="491">
            <text:p>491</text:p>
          </table:table-cell>
          <table:table-cell office:value-type="string">
            <text:p><text:s text:c="3"/>10960 <text:s text:c="3"/>SH <text:s text:c="8"/>SOLE <text:s text:c="14"/>10960 <text:s text:c="6"/>0 <text:s text:c="7"/>0<text:tab/><text:tab/></text:p>
          </table:table-cell>
        </table:table-row>
        <table:table-row table:style-name="ro1">
          <table:table-cell office:value-type="string">
            <text:p>LIBERTY PPTY TR</text:p>
          </table:table-cell>
          <table:table-cell office:value-type="string">
            <text:p><text:s text:c="2"/>SH BEN INT <text:s text:c="6"/>531172104</text:p>
          </table:table-cell>
          <table:table-cell office:value-type="float" office:value="510">
            <text:p>510</text:p>
          </table:table-cell>
          <table:table-cell office:value-type="string">
            <text:p><text:s text:c="3"/>14277 <text:s text:c="3"/>SH <text:s text:c="8"/>SOLE <text:s text:c="14"/>14277 <text:s text:c="6"/>0 <text:s text:c="7"/>0<text:tab/><text:tab/></text:p>
          </table:table-cell>
        </table:table-row>
        <table:table-row table:style-name="ro1">
          <table:table-cell office:value-type="string">
            <text:p>LATTICE SEMICONDUCTOR CORP</text:p>
          </table:table-cell>
          <table:table-cell office:value-type="string">
            <text:p><text:s text:c="2"/>COM <text:s text:c="13"/>518415104</text:p>
          </table:table-cell>
          <table:table-cell office:value-type="float" office:value="270">
            <text:p>270</text:p>
          </table:table-cell>
          <table:table-cell office:value-type="string">
            <text:p><text:s text:c="3"/>42042 <text:s text:c="3"/>SH <text:s text:c="8"/>SOLE <text:s text:c="14"/>42042 <text:s text:c="6"/>0 <text:s text:c="7"/>0<text:tab/><text:tab/></text:p>
          </table:table-cell>
        </table:table-row>
        <table:table-row table:style-name="ro1">
          <table:table-cell office:value-type="string">
            <text:p>CAPLEASE INC</text:p>
          </table:table-cell>
          <table:table-cell office:value-type="string">
            <text:p><text:s text:c="2"/>COM <text:s text:c="13"/>140288101</text:p>
          </table:table-cell>
          <table:table-cell office:value-type="float" office:value="76">
            <text:p>76</text:p>
          </table:table-cell>
          <table:table-cell office:value-type="string">
            <text:p><text:s text:c="3"/>18800 <text:s text:c="3"/>SH <text:s text:c="8"/>SOLE <text:s text:c="14"/>18800 <text:s text:c="6"/>0 <text:s text:c="7"/>0<text:tab/><text:tab/></text:p>
          </table:table-cell>
        </table:table-row>
        <table:table-row table:style-name="ro1">
          <table:table-cell office:value-type="string">
            <text:p>LSI CORPORATION</text:p>
          </table:table-cell>
          <table:table-cell office:value-type="string">
            <text:p><text:s text:c="2"/>COM <text:s text:c="13"/>502161102</text:p>
          </table:table-cell>
          <table:table-cell office:value-type="float" office:value="2330">
            <text:p>2330</text:p>
          </table:table-cell>
          <table:table-cell office:value-type="string">
            <text:p><text:s text:c="2"/>268438 <text:s text:c="3"/>SH <text:s text:c="8"/>SOLE <text:s text:c="13"/>268438 <text:s text:c="6"/>0 <text:s text:c="7"/>0<text:tab/><text:tab/></text:p>
          </table:table-cell>
        </table:table-row>
        <table:table-row table:style-name="ro1">
          <table:table-cell office:value-type="string">
            <text:p>LIMITED BRANDS INC</text:p>
          </table:table-cell>
          <table:table-cell office:value-type="string">
            <text:p><text:s text:c="2"/>COM <text:s text:c="13"/>532716107</text:p>
          </table:table-cell>
          <table:table-cell office:value-type="float" office:value="1927">
            <text:p>1927</text:p>
          </table:table-cell>
          <table:table-cell office:value-type="string">
            <text:p><text:s text:c="3"/>40146 <text:s text:c="3"/>SH <text:s text:c="8"/>SOLE <text:s text:c="14"/>40146 <text:s text:c="6"/>0 <text:s text:c="7"/>0<text:tab/><text:tab/></text:p>
          </table:table-cell>
        </table:table-row>
        <table:table-row table:style-name="ro1">
          <table:table-cell office:value-type="string">
            <text:p>LTX-CREDENCE CORP</text:p>
          </table:table-cell>
          <table:table-cell office:value-type="string">
            <text:p><text:s text:c="2"/>COM NEW <text:s text:c="9"/>502403207</text:p>
          </table:table-cell>
          <table:table-cell office:value-type="float" office:value="359">
            <text:p>359</text:p>
          </table:table-cell>
          <table:table-cell office:value-type="string">
            <text:p><text:s text:c="3"/>49900 <text:s text:c="3"/>SH <text:s text:c="8"/>SOLE <text:s text:c="14"/>49900 <text:s text:c="6"/>0 <text:s text:c="7"/>0<text:tab/><text:tab/></text:p>
          </table:table-cell>
        </table:table-row>
        <table:table-row table:style-name="ro1">
          <table:table-cell office:value-type="string">
            <text:p>LEUCADIA NATL CORP</text:p>
          </table:table-cell>
          <table:table-cell office:value-type="string">
            <text:p><text:s text:c="2"/>COM <text:s text:c="13"/>527288104</text:p>
          </table:table-cell>
          <table:table-cell office:value-type="float" office:value="548">
            <text:p>548</text:p>
          </table:table-cell>
          <table:table-cell office:value-type="string">
            <text:p><text:s text:c="3"/>20989 <text:s text:c="3"/>SH <text:s text:c="8"/>SOLE <text:s text:c="14"/>20989 <text:s text:c="6"/>0 <text:s text:c="7"/>0<text:tab/><text:tab/></text:p>
          </table:table-cell>
        </table:table-row>
        <table:table-row table:style-name="ro1">
          <table:table-cell office:value-type="string">
            <text:p>LULULEMON ATHLETICA INC</text:p>
          </table:table-cell>
          <table:table-cell office:value-type="string">
            <text:p><text:s text:c="2"/>COM <text:s text:c="13"/>550021109</text:p>
          </table:table-cell>
          <table:table-cell office:value-type="float" office:value="1000">
            <text:p>1000</text:p>
          </table:table-cell>
          <table:table-cell office:value-type="string">
            <text:p><text:s text:c="3"/>13378 <text:s text:c="3"/>SH <text:s text:c="8"/>SOLE <text:s text:c="14"/>13378 <text:s text:c="6"/>0 <text:s text:c="7"/>0<text:tab/><text:tab/></text:p>
          </table:table-cell>
        </table:table-row>
        <table:table-row table:style-name="ro1">
          <table:table-cell office:value-type="string">
            <text:p>SOUTHWEST AIRLS CO</text:p>
          </table:table-cell>
          <table:table-cell office:value-type="string">
            <text:p><text:s text:c="2"/>COM <text:s text:c="13"/>844741108</text:p>
          </table:table-cell>
          <table:table-cell office:value-type="float" office:value="1422">
            <text:p>1422</text:p>
          </table:table-cell>
          <table:table-cell office:value-type="string">
            <text:p><text:s text:c="2"/>172549 <text:s text:c="3"/>SH <text:s text:c="8"/>SOLE <text:s text:c="13"/>172549 <text:s text:c="6"/>0 <text:s text:c="7"/>0<text:tab/><text:tab/></text:p>
          </table:table-cell>
        </table:table-row>
        <table:table-row table:style-name="ro1">
          <table:table-cell office:value-type="string">
            <text:p>LEVEL 3 COMMUNICATIONS INC</text:p>
          </table:table-cell>
          <table:table-cell office:value-type="string">
            <text:p><text:s text:c="2"/>COM NEW <text:s text:c="9"/>52729N308</text:p>
          </table:table-cell>
          <table:table-cell office:value-type="float" office:value="270">
            <text:p>270</text:p>
          </table:table-cell>
          <table:table-cell office:value-type="string">
            <text:p><text:s text:c="3"/>10505 <text:s text:c="3"/>SH <text:s text:c="8"/>SOLE <text:s text:c="14"/>10505 <text:s text:c="6"/>0 <text:s text:c="7"/>0<text:tab/><text:tab/></text:p>
          </table:table-cell>
        </table:table-row>
        <table:table-row table:style-name="ro1">
          <table:table-cell office:value-type="string">
            <text:p>LAS VEGAS SANDS CORP</text:p>
          </table:table-cell>
          <table:table-cell office:value-type="string">
            <text:p><text:s text:c="2"/>COM <text:s text:c="13"/>517834107</text:p>
          </table:table-cell>
          <table:table-cell office:value-type="float" office:value="1113">
            <text:p>1113</text:p>
          </table:table-cell>
          <table:table-cell office:value-type="string">
            <text:p><text:s text:c="3"/>19335 <text:s text:c="3"/>SH <text:s text:c="8"/>SOLE <text:s text:c="14"/>19335 <text:s text:c="6"/>0 <text:s text:c="7"/>0<text:tab/><text:tab/></text:p>
          </table:table-cell>
        </table:table-row>
        <table:table-row table:style-name="ro1">
          <table:table-cell office:value-type="string">
            <text:p>LEXMARK INTL NEW</text:p>
          </table:table-cell>
          <table:table-cell office:value-type="string">
            <text:p><text:s text:c="2"/>CL A <text:s text:c="12"/>529771107</text:p>
          </table:table-cell>
          <table:table-cell office:value-type="float" office:value="1479">
            <text:p>1479</text:p>
          </table:table-cell>
          <table:table-cell office:value-type="string">
            <text:p><text:s text:c="3"/>44480 <text:s text:c="3"/>SH <text:s text:c="8"/>SOLE <text:s text:c="14"/>44480 <text:s text:c="6"/>0 <text:s text:c="7"/>0<text:tab/><text:tab/></text:p>
          </table:table-cell>
        </table:table-row>
        <table:table-row table:style-name="ro1">
          <table:table-cell office:value-type="string">
            <text:p>LSI INDS INC</text:p>
          </table:table-cell>
          <table:table-cell office:value-type="string">
            <text:p><text:s text:c="2"/>COM <text:s text:c="13"/>50216C108</text:p>
          </table:table-cell>
          <table:table-cell office:value-type="float" office:value="262">
            <text:p>262</text:p>
          </table:table-cell>
          <table:table-cell office:value-type="string">
            <text:p><text:s text:c="3"/>35680 <text:s text:c="3"/>SH <text:s text:c="8"/>SOLE <text:s text:c="14"/>35680 <text:s text:c="6"/>0 <text:s text:c="7"/>0<text:tab/><text:tab/></text:p>
          </table:table-cell>
        </table:table-row>
        <table:table-row table:style-name="ro1">
          <table:table-cell office:value-type="string">
            <text:p>LIVE NATION ENTERTAINMENT I</text:p>
          </table:table-cell>
          <table:table-cell office:value-type="string">
            <text:p><text:s text:c="2"/>COM <text:s text:c="13"/>538034109</text:p>
          </table:table-cell>
          <table:table-cell office:value-type="float" office:value="97">
            <text:p>97</text:p>
          </table:table-cell>
          <table:table-cell office:value-type="string">
            <text:p><text:s text:c="3"/>10331 <text:s text:c="3"/>SH <text:s text:c="8"/>SOLE <text:s text:c="14"/>10331 <text:s text:c="6"/>0 <text:s text:c="7"/>0<text:tab/><text:tab/></text:p>
          </table:table-cell>
        </table:table-row>
        <table:table-row table:style-name="ro1">
          <table:table-cell office:value-type="string">
            <text:p>LA Z BOY INC</text:p>
          </table:table-cell>
          <table:table-cell office:value-type="string">
            <text:p><text:s text:c="2"/>COM <text:s text:c="13"/>505336107</text:p>
          </table:table-cell>
          <table:table-cell office:value-type="float" office:value="253">
            <text:p>253</text:p>
          </table:table-cell>
          <table:table-cell office:value-type="string">
            <text:p><text:s text:c="3"/>16899 <text:s text:c="3"/>SH <text:s text:c="8"/>SOLE <text:s text:c="14"/>16899 <text:s text:c="6"/>0 <text:s text:c="7"/>0<text:tab/><text:tab/></text:p>
          </table:table-cell>
        </table:table-row>
        <table:table-row table:style-name="ro1">
          <table:table-cell office:value-type="string">
            <text:p>MACYS INC</text:p>
          </table:table-cell>
          <table:table-cell office:value-type="string">
            <text:p><text:s text:c="2"/>COM <text:s text:c="13"/>55616P104</text:p>
          </table:table-cell>
          <table:table-cell office:value-type="float" office:value="762">
            <text:p>762</text:p>
          </table:table-cell>
          <table:table-cell office:value-type="string">
            <text:p><text:s text:c="3"/>19192 <text:s text:c="3"/>SH <text:s text:c="8"/>SOLE <text:s text:c="14"/>19192 <text:s text:c="6"/>0 <text:s text:c="7"/>0<text:tab/><text:tab/></text:p>
          </table:table-cell>
        </table:table-row>
        <table:table-row table:style-name="ro1">
          <table:table-cell office:value-type="string">
            <text:p>MASTERCARD INC</text:p>
          </table:table-cell>
          <table:table-cell office:value-type="string">
            <text:p><text:s text:c="2"/>CL A <text:s text:c="12"/>57636Q104</text:p>
          </table:table-cell>
          <table:table-cell office:value-type="float" office:value="2014">
            <text:p>2014</text:p>
          </table:table-cell>
          <table:table-cell office:value-type="string">
            <text:p><text:s text:c="4"/>4789 <text:s text:c="3"/>SH <text:s text:c="8"/>SOLE <text:s text:c="15"/>4789 <text:s text:c="6"/>0 <text:s text:c="7"/>0<text:tab/><text:tab/></text:p>
          </table:table-cell>
        </table:table-row>
        <table:table-row table:style-name="ro1">
          <table:table-cell office:value-type="string">
            <text:p>MAKO SURGICAL CORP</text:p>
          </table:table-cell>
          <table:table-cell office:value-type="string">
            <text:p><text:s text:c="2"/>COM <text:s text:c="13"/>560879108</text:p>
          </table:table-cell>
          <table:table-cell office:value-type="float" office:value="212">
            <text:p>212</text:p>
          </table:table-cell>
          <table:table-cell office:value-type="string">
            <text:p><text:s text:c="4"/>5016 <text:s text:c="3"/>SH <text:s text:c="8"/>SOLE <text:s text:c="15"/>5016 <text:s text:c="6"/>0 <text:s text:c="7"/>0<text:tab/><text:tab/></text:p>
          </table:table-cell>
        </table:table-row>
        <table:table-row table:style-name="ro1">
          <table:table-cell office:value-type="string">
            <text:p>MANPOWERGROUP INC</text:p>
          </table:table-cell>
          <table:table-cell office:value-type="string">
            <text:p><text:s text:c="2"/>COM <text:s text:c="13"/>56418H100</text:p>
          </table:table-cell>
          <table:table-cell office:value-type="float" office:value="1445">
            <text:p>1445</text:p>
          </table:table-cell>
          <table:table-cell office:value-type="string">
            <text:p><text:s text:c="3"/>30501 <text:s text:c="3"/>SH <text:s text:c="8"/>SOLE <text:s text:c="14"/>30501 <text:s text:c="6"/>0 <text:s text:c="7"/>0<text:tab/><text:tab/></text:p>
          </table:table-cell>
        </table:table-row>
        <table:table-row table:style-name="ro1">
          <table:table-cell office:value-type="string">
            <text:p>MANHATTAN ASSOCS INC</text:p>
          </table:table-cell>
          <table:table-cell office:value-type="string">
            <text:p><text:s text:c="2"/>COM <text:s text:c="13"/>562750109</text:p>
          </table:table-cell>
          <table:table-cell office:value-type="float" office:value="475">
            <text:p>475</text:p>
          </table:table-cell>
          <table:table-cell office:value-type="string">
            <text:p><text:s text:c="4"/>9982 <text:s text:c="3"/>SH <text:s text:c="8"/>SOLE <text:s text:c="15"/>9982 <text:s text:c="6"/>0 <text:s text:c="7"/>0<text:tab/><text:tab/></text:p>
          </table:table-cell>
        </table:table-row>
        <table:table-row table:style-name="ro1">
          <table:table-cell office:value-type="string">
            <text:p>MARRIOTT INTL INC NEW</text:p>
          </table:table-cell>
          <table:table-cell office:value-type="string">
            <text:p><text:s text:c="2"/>CL A <text:s text:c="12"/>571903202</text:p>
          </table:table-cell>
          <table:table-cell office:value-type="float" office:value="830">
            <text:p>830</text:p>
          </table:table-cell>
          <table:table-cell office:value-type="string">
            <text:p><text:s text:c="3"/>21936 <text:s text:c="3"/>SH <text:s text:c="8"/>SOLE <text:s text:c="14"/>21936 <text:s text:c="6"/>0 <text:s text:c="7"/>0<text:tab/><text:tab/></text:p>
          </table:table-cell>
        </table:table-row>
        <table:table-row table:style-name="ro1">
          <table:table-cell office:value-type="string">
            <text:p>MASCO CORP</text:p>
          </table:table-cell>
          <table:table-cell office:value-type="string">
            <text:p><text:s text:c="2"/>COM <text:s text:c="13"/>574599106</text:p>
          </table:table-cell>
          <table:table-cell office:value-type="float" office:value="627">
            <text:p>627</text:p>
          </table:table-cell>
          <table:table-cell office:value-type="string">
            <text:p><text:s text:c="3"/>46891 <text:s text:c="3"/>SH <text:s text:c="8"/>SOLE <text:s text:c="14"/>46891 <text:s text:c="6"/>0 <text:s text:c="7"/>0<text:tab/><text:tab/></text:p>
          </table:table-cell>
        </table:table-row>
        <table:table-row table:style-name="ro1">
          <table:table-cell office:value-type="string">
            <text:p>MASIMO CORP</text:p>
          </table:table-cell>
          <table:table-cell office:value-type="string">
            <text:p><text:s text:c="2"/>COM <text:s text:c="13"/>574795100</text:p>
          </table:table-cell>
          <table:table-cell office:value-type="float" office:value="240">
            <text:p>240</text:p>
          </table:table-cell>
          <table:table-cell office:value-type="string">
            <text:p><text:s text:c="3"/>10279 <text:s text:c="3"/>SH <text:s text:c="8"/>SOLE <text:s text:c="14"/>10279 <text:s text:c="6"/>0 <text:s text:c="7"/>0<text:tab/><text:tab/></text:p>
          </table:table-cell>
        </table:table-row>
        <table:table-row table:style-name="ro1">
          <table:table-cell office:value-type="string">
            <text:p>MATTEL INC</text:p>
          </table:table-cell>
          <table:table-cell office:value-type="string">
            <text:p><text:s text:c="2"/>COM <text:s text:c="13"/>577081102</text:p>
          </table:table-cell>
          <table:table-cell office:value-type="float" office:value="281">
            <text:p>281</text:p>
          </table:table-cell>
          <table:table-cell office:value-type="string">
            <text:p><text:s text:c="4"/>8356 <text:s text:c="3"/>SH <text:s text:c="8"/>SOLE <text:s text:c="15"/>8356 <text:s text:c="6"/>0 <text:s text:c="7"/>0<text:tab/><text:tab/></text:p>
          </table:table-cell>
        </table:table-row>
        <table:table-row table:style-name="ro1">
          <table:table-cell office:value-type="string">
            <text:p>MBIA INC</text:p>
          </table:table-cell>
          <table:table-cell office:value-type="string">
            <text:p><text:s text:c="2"/>COM <text:s text:c="13"/>55262C100</text:p>
          </table:table-cell>
          <table:table-cell office:value-type="float" office:value="1206">
            <text:p>1206</text:p>
          </table:table-cell>
          <table:table-cell office:value-type="string">
            <text:p><text:s text:c="2"/>123034 <text:s text:c="3"/>SH <text:s text:c="8"/>SOLE <text:s text:c="13"/>123034 <text:s text:c="6"/>0 <text:s text:c="7"/>0<text:tab/><text:tab/></text:p>
          </table:table-cell>
        </table:table-row>
        <table:table-row table:style-name="ro1">
          <table:table-cell office:value-type="string">
            <text:p>MCDONALDS CORP</text:p>
          </table:table-cell>
          <table:table-cell office:value-type="string">
            <text:p><text:s text:c="2"/>COM <text:s text:c="13"/>580135101</text:p>
          </table:table-cell>
          <table:table-cell office:value-type="float" office:value="218">
            <text:p>218</text:p>
          </table:table-cell>
          <table:table-cell office:value-type="string">
            <text:p><text:s text:c="4"/>2227 <text:s text:c="3"/>SH <text:s text:c="8"/>SOLE <text:s text:c="15"/>2227 <text:s text:c="6"/>0 <text:s text:c="7"/>0<text:tab/><text:tab/></text:p>
          </table:table-cell>
        </table:table-row>
        <table:table-row table:style-name="ro1">
          <table:table-cell office:value-type="string">
            <text:p>CONTANGO OIL &amp; GAS COMPANY</text:p>
          </table:table-cell>
          <table:table-cell office:value-type="string">
            <text:p><text:s text:c="2"/>COM NEW <text:s text:c="9"/>21075N204</text:p>
          </table:table-cell>
          <table:table-cell office:value-type="float" office:value="330">
            <text:p>330</text:p>
          </table:table-cell>
          <table:table-cell office:value-type="string">
            <text:p><text:s text:c="4"/>5600 <text:s text:c="3"/>SH <text:s text:c="8"/>SOLE <text:s text:c="15"/>5600 <text:s text:c="6"/>0 <text:s text:c="7"/>0<text:tab/><text:tab/></text:p>
          </table:table-cell>
        </table:table-row>
        <table:table-row table:style-name="ro1">
          <table:table-cell office:value-type="string">
            <text:p>MCKESSON CORP</text:p>
          </table:table-cell>
          <table:table-cell office:value-type="string">
            <text:p><text:s text:c="2"/>COM <text:s text:c="13"/>58155Q103</text:p>
          </table:table-cell>
          <table:table-cell office:value-type="float" office:value="363">
            <text:p>363</text:p>
          </table:table-cell>
          <table:table-cell office:value-type="string">
            <text:p><text:s text:c="4"/>4141 <text:s text:c="3"/>SH <text:s text:c="8"/>SOLE <text:s text:c="15"/>4141 <text:s text:c="6"/>0 <text:s text:c="7"/>0<text:tab/><text:tab/></text:p>
          </table:table-cell>
        </table:table-row>
        <table:table-row table:style-name="ro1">
          <table:table-cell office:value-type="string">
            <text:p>MOODYS CORP</text:p>
          </table:table-cell>
          <table:table-cell office:value-type="string">
            <text:p><text:s text:c="2"/>COM <text:s text:c="13"/>615369105</text:p>
          </table:table-cell>
          <table:table-cell office:value-type="float" office:value="761">
            <text:p>761</text:p>
          </table:table-cell>
          <table:table-cell office:value-type="string">
            <text:p><text:s text:c="3"/>18067 <text:s text:c="3"/>SH <text:s text:c="8"/>SOLE <text:s text:c="14"/>18067 <text:s text:c="6"/>0 <text:s text:c="7"/>0<text:tab/><text:tab/></text:p>
          </table:table-cell>
        </table:table-row>
        <table:table-row table:style-name="ro1">
          <table:table-cell office:value-type="string">
            <text:p>MICROS SYS INC</text:p>
          </table:table-cell>
          <table:table-cell office:value-type="string">
            <text:p><text:s text:c="2"/>COM <text:s text:c="13"/>594901100</text:p>
          </table:table-cell>
          <table:table-cell office:value-type="float" office:value="231">
            <text:p>231</text:p>
          </table:table-cell>
          <table:table-cell office:value-type="string">
            <text:p><text:s text:c="4"/>4184 <text:s text:c="3"/>SH <text:s text:c="8"/>SOLE <text:s text:c="15"/>4184 <text:s text:c="6"/>0 <text:s text:c="7"/>0<text:tab/><text:tab/></text:p>
          </table:table-cell>
        </table:table-row>
        <table:table-row table:style-name="ro1">
          <table:table-cell office:value-type="string">
            <text:p>MEDNAX INC</text:p>
          </table:table-cell>
          <table:table-cell office:value-type="string">
            <text:p><text:s text:c="2"/>COM <text:s text:c="13"/>58502B106</text:p>
          </table:table-cell>
          <table:table-cell office:value-type="float" office:value="293">
            <text:p>293</text:p>
          </table:table-cell>
          <table:table-cell office:value-type="string">
            <text:p><text:s text:c="4"/>3934 <text:s text:c="3"/>SH <text:s text:c="8"/>SOLE <text:s text:c="15"/>3934 <text:s text:c="6"/>0 <text:s text:c="7"/>0<text:tab/><text:tab/></text:p>
          </table:table-cell>
        </table:table-row>
        <table:table-row table:style-name="ro1">
          <table:table-cell office:value-type="string">
            <text:p>MEDICINES CO</text:p>
          </table:table-cell>
          <table:table-cell office:value-type="string">
            <text:p><text:s text:c="2"/>COM <text:s text:c="13"/>584688105</text:p>
          </table:table-cell>
          <table:table-cell office:value-type="float" office:value="688">
            <text:p>688</text:p>
          </table:table-cell>
          <table:table-cell office:value-type="string">
            <text:p><text:s text:c="3"/>34291 <text:s text:c="3"/>SH <text:s text:c="8"/>SOLE <text:s text:c="14"/>34291 <text:s text:c="6"/>0 <text:s text:c="7"/>0<text:tab/><text:tab/></text:p>
          </table:table-cell>
        </table:table-row>
        <table:table-row table:style-name="ro1">
          <table:table-cell office:value-type="string">
            <text:p>METROPOLITAN HEALTH NETWORK</text:p>
          </table:table-cell>
          <table:table-cell office:value-type="string">
            <text:p><text:s text:c="2"/>COM <text:s text:c="13"/>592142103</text:p>
          </table:table-cell>
          <table:table-cell office:value-type="float" office:value="388">
            <text:p>388</text:p>
          </table:table-cell>
          <table:table-cell office:value-type="string">
            <text:p><text:s text:c="3"/>41420 <text:s text:c="3"/>SH <text:s text:c="8"/>SOLE <text:s text:c="14"/>41420 <text:s text:c="6"/>0 <text:s text:c="7"/>0<text:tab/><text:tab/></text:p>
          </table:table-cell>
        </table:table-row>
        <table:table-row table:style-name="ro1">
          <table:table-cell office:value-type="string">
            <text:p>MEREDITH CORP</text:p>
          </table:table-cell>
          <table:table-cell office:value-type="string">
            <text:p><text:s text:c="2"/>COM <text:s text:c="13"/>589433101</text:p>
          </table:table-cell>
          <table:table-cell office:value-type="float" office:value="337">
            <text:p>337</text:p>
          </table:table-cell>
          <table:table-cell office:value-type="string">
            <text:p><text:s text:c="3"/>10390 <text:s text:c="3"/>SH <text:s text:c="8"/>SOLE <text:s text:c="14"/>10390 <text:s text:c="6"/>0 <text:s text:c="7"/>0<text:tab/><text:tab/></text:p>
          </table:table-cell>
        </table:table-row>
        <table:table-row table:style-name="ro1">
          <table:table-cell office:value-type="string">
            <text:p>MCDERMOTT INTL INC</text:p>
          </table:table-cell>
          <table:table-cell office:value-type="string">
            <text:p><text:s text:c="2"/>COM <text:s text:c="13"/>580037109</text:p>
          </table:table-cell>
          <table:table-cell office:value-type="float" office:value="136">
            <text:p>136</text:p>
          </table:table-cell>
          <table:table-cell office:value-type="string">
            <text:p><text:s text:c="3"/>10617 <text:s text:c="3"/>SH <text:s text:c="8"/>SOLE <text:s text:c="14"/>10617 <text:s text:c="6"/>0 <text:s text:c="7"/>0<text:tab/><text:tab/></text:p>
          </table:table-cell>
        </table:table-row>
        <table:table-row table:style-name="ro1">
          <table:table-cell office:value-type="string">
            <text:p>ALLSCRIPTS HEALTHCARE SOLUT</text:p>
          </table:table-cell>
          <table:table-cell office:value-type="string">
            <text:p><text:s text:c="2"/>COM <text:s text:c="13"/>01988P108</text:p>
          </table:table-cell>
          <table:table-cell office:value-type="float" office:value="1933">
            <text:p>1933</text:p>
          </table:table-cell>
          <table:table-cell office:value-type="string">
            <text:p><text:s text:c="2"/>116452 <text:s text:c="3"/>SH <text:s text:c="8"/>SOLE <text:s text:c="13"/>116452 <text:s text:c="6"/>0 <text:s text:c="7"/>0<text:tab/><text:tab/></text:p>
          </table:table-cell>
        </table:table-row>
        <table:table-row table:style-name="ro1">
          <table:table-cell office:value-type="string">
            <text:p>MEDTRONIC INC</text:p>
          </table:table-cell>
          <table:table-cell office:value-type="string">
            <text:p><text:s text:c="2"/>COM <text:s text:c="13"/>585055106</text:p>
          </table:table-cell>
          <table:table-cell office:value-type="float" office:value="1100">
            <text:p>1100</text:p>
          </table:table-cell>
          <table:table-cell office:value-type="string">
            <text:p><text:s text:c="3"/>28081 <text:s text:c="3"/>SH <text:s text:c="8"/>SOLE <text:s text:c="14"/>28081 <text:s text:c="6"/>0 <text:s text:c="7"/>0<text:tab/><text:tab/></text:p>
          </table:table-cell>
        </table:table-row>
        <table:table-row table:style-name="ro1">
          <table:table-cell office:value-type="string">
            <text:p>MEDCATH CORP</text:p>
          </table:table-cell>
          <table:table-cell office:value-type="string">
            <text:p><text:s text:c="2"/>COM <text:s text:c="13"/>58404W109</text:p>
          </table:table-cell>
          <table:table-cell office:value-type="float" office:value="158">
            <text:p>158</text:p>
          </table:table-cell>
          <table:table-cell office:value-type="string">
            <text:p><text:s text:c="3"/>20200 <text:s text:c="3"/>SH <text:s text:c="8"/>SOLE <text:s text:c="14"/>20200 <text:s text:c="6"/>0 <text:s text:c="7"/>0<text:tab/><text:tab/></text:p>
          </table:table-cell>
        </table:table-row>
        <table:table-row table:style-name="ro1">
          <table:table-cell office:value-type="string">
            <text:p>MEDIVATION INC</text:p>
          </table:table-cell>
          <table:table-cell office:value-type="string">
            <text:p><text:s text:c="2"/>COM <text:s text:c="13"/>58501N101</text:p>
          </table:table-cell>
          <table:table-cell office:value-type="float" office:value="843">
            <text:p>843</text:p>
          </table:table-cell>
          <table:table-cell office:value-type="string">
            <text:p><text:s text:c="3"/>11281 <text:s text:c="3"/>SH <text:s text:c="8"/>SOLE <text:s text:c="14"/>11281 <text:s text:c="6"/>0 <text:s text:c="7"/>0<text:tab/><text:tab/></text:p>
          </table:table-cell>
        </table:table-row>
        <table:table-row table:style-name="ro1">
          <table:table-cell office:value-type="string">
            <text:p>METALICO INC</text:p>
          </table:table-cell>
          <table:table-cell office:value-type="string">
            <text:p><text:s text:c="2"/>COM <text:s text:c="13"/>591176102</text:p>
          </table:table-cell>
          <table:table-cell office:value-type="float" office:value="220">
            <text:p>220</text:p>
          </table:table-cell>
          <table:table-cell office:value-type="string">
            <text:p><text:s text:c="3"/>51491 <text:s text:c="3"/>SH <text:s text:c="8"/>SOLE <text:s text:c="14"/>51491 <text:s text:c="6"/>0 <text:s text:c="7"/>0<text:tab/><text:tab/></text:p>
          </table:table-cell>
        </table:table-row>
        <table:table-row table:style-name="ro1">
          <table:table-cell office:value-type="string">
            <text:p>MEDIFAST INC</text:p>
          </table:table-cell>
          <table:table-cell office:value-type="string">
            <text:p><text:s text:c="2"/>COM <text:s text:c="13"/>58470H101</text:p>
          </table:table-cell>
          <table:table-cell office:value-type="float" office:value="400">
            <text:p>400</text:p>
          </table:table-cell>
          <table:table-cell office:value-type="string">
            <text:p><text:s text:c="3"/>22938 <text:s text:c="3"/>SH <text:s text:c="8"/>SOLE <text:s text:c="14"/>22938 <text:s text:c="6"/>0 <text:s text:c="7"/>0<text:tab/><text:tab/></text:p>
          </table:table-cell>
        </table:table-row>
        <table:table-row table:style-name="ro1">
          <table:table-cell office:value-type="string">
            <text:p>MENTOR GRAPHICS CORP</text:p>
          </table:table-cell>
          <table:table-cell office:value-type="string">
            <text:p><text:s text:c="2"/>COM <text:s text:c="13"/>587200106</text:p>
          </table:table-cell>
          <table:table-cell office:value-type="float" office:value="668">
            <text:p>668</text:p>
          </table:table-cell>
          <table:table-cell office:value-type="string">
            <text:p><text:s text:c="3"/>44964 <text:s text:c="3"/>SH <text:s text:c="8"/>SOLE <text:s text:c="14"/>44964 <text:s text:c="6"/>0 <text:s text:c="7"/>0<text:tab/><text:tab/></text:p>
          </table:table-cell>
        </table:table-row>
        <table:table-row table:style-name="ro1">
          <table:table-cell office:value-type="string">
            <text:p>METLIFE INC</text:p>
          </table:table-cell>
          <table:table-cell office:value-type="string">
            <text:p><text:s text:c="2"/>COM <text:s text:c="13"/>59156R108</text:p>
          </table:table-cell>
          <table:table-cell office:value-type="float" office:value="1454">
            <text:p>1454</text:p>
          </table:table-cell>
          <table:table-cell office:value-type="string">
            <text:p><text:s text:c="3"/>38916 <text:s text:c="3"/>SH <text:s text:c="8"/>SOLE <text:s text:c="14"/>38916 <text:s text:c="6"/>0 <text:s text:c="7"/>0<text:tab/><text:tab/></text:p>
          </table:table-cell>
        </table:table-row>
        <table:table-row table:style-name="ro1">
          <table:table-cell office:value-type="string">
            <text:p>MFA FINANCIAL INC</text:p>
          </table:table-cell>
          <table:table-cell office:value-type="string">
            <text:p><text:s text:c="2"/>COM <text:s text:c="13"/>55272X102</text:p>
          </table:table-cell>
          <table:table-cell office:value-type="float" office:value="160">
            <text:p>160</text:p>
          </table:table-cell>
          <table:table-cell office:value-type="string">
            <text:p><text:s text:c="3"/>21467 <text:s text:c="3"/>SH <text:s text:c="8"/>SOLE <text:s text:c="14"/>21467 <text:s text:c="6"/>0 <text:s text:c="7"/>0<text:tab/><text:tab/></text:p>
          </table:table-cell>
        </table:table-row>
        <table:table-row table:style-name="ro1">
          <table:table-cell office:value-type="string">
            <text:p>MULTIMEDIA GAMES HLDG CO IN</text:p>
          </table:table-cell>
          <table:table-cell office:value-type="string">
            <text:p><text:s text:c="2"/>COM <text:s text:c="13"/>625453105</text:p>
          </table:table-cell>
          <table:table-cell office:value-type="float" office:value="758">
            <text:p>758</text:p>
          </table:table-cell>
          <table:table-cell office:value-type="string">
            <text:p><text:s text:c="3"/>69166 <text:s text:c="3"/>SH <text:s text:c="8"/>SOLE <text:s text:c="14"/>69166 <text:s text:c="6"/>0 <text:s text:c="7"/>0<text:tab/><text:tab/></text:p>
          </table:table-cell>
        </table:table-row>
        <table:table-row table:style-name="ro1">
          <table:table-cell office:value-type="string">
            <text:p>MAGELLAN HEALTH SVCS INC</text:p>
          </table:table-cell>
          <table:table-cell office:value-type="string">
            <text:p><text:s text:c="2"/>COM NEW <text:s text:c="9"/>559079207</text:p>
          </table:table-cell>
          <table:table-cell office:value-type="float" office:value="575">
            <text:p>575</text:p>
          </table:table-cell>
          <table:table-cell office:value-type="string">
            <text:p><text:s text:c="3"/>11790 <text:s text:c="3"/>SH <text:s text:c="8"/>SOLE <text:s text:c="14"/>11790 <text:s text:c="6"/>0 <text:s text:c="7"/>0<text:tab/><text:tab/></text:p>
          </table:table-cell>
        </table:table-row>
        <table:table-row table:style-name="ro1">
          <table:table-cell office:value-type="string">
            <text:p>MGM RESORTS INTERNATIONAL</text:p>
          </table:table-cell>
          <table:table-cell office:value-type="string">
            <text:p><text:s text:c="2"/>COM <text:s text:c="13"/>552953101</text:p>
          </table:table-cell>
          <table:table-cell office:value-type="float" office:value="823">
            <text:p>823</text:p>
          </table:table-cell>
          <table:table-cell office:value-type="string">
            <text:p><text:s text:c="3"/>60460 <text:s text:c="3"/>SH <text:s text:c="8"/>SOLE <text:s text:c="14"/>60460 <text:s text:c="6"/>0 <text:s text:c="7"/>0<text:tab/><text:tab/></text:p>
          </table:table-cell>
        </table:table-row>
        <table:table-row table:style-name="ro1">
          <table:table-cell office:value-type="string">
            <text:p>MI DEVS INC</text:p>
          </table:table-cell>
          <table:table-cell office:value-type="string">
            <text:p><text:s text:c="2"/>COM <text:s text:c="13"/>55304X104</text:p>
          </table:table-cell>
          <table:table-cell office:value-type="float" office:value="338">
            <text:p>338</text:p>
          </table:table-cell>
          <table:table-cell office:value-type="string">
            <text:p><text:s text:c="4"/>9762 <text:s text:c="3"/>SH <text:s text:c="8"/>SOLE <text:s text:c="15"/>9762 <text:s text:c="6"/>0 <text:s text:c="7"/>0<text:tab/><text:tab/></text:p>
          </table:table-cell>
        </table:table-row>
        <table:table-row table:style-name="ro1">
          <table:table-cell office:value-type="string">
            <text:p>MITCHAM INDS INC</text:p>
          </table:table-cell>
          <table:table-cell office:value-type="string">
            <text:p><text:s text:c="2"/>COM <text:s text:c="13"/>606501104</text:p>
          </table:table-cell>
          <table:table-cell office:value-type="float" office:value="487">
            <text:p>487</text:p>
          </table:table-cell>
          <table:table-cell office:value-type="string">
            <text:p><text:s text:c="3"/>21676 <text:s text:c="3"/>SH <text:s text:c="8"/>SOLE <text:s text:c="14"/>21676 <text:s text:c="6"/>0 <text:s text:c="7"/>0<text:tab/><text:tab/></text:p>
          </table:table-cell>
        </table:table-row>
        <table:table-row table:style-name="ro1">
          <table:table-cell office:value-type="string">
            <text:p>MITEL NETWORKS CORP</text:p>
          </table:table-cell>
          <table:table-cell office:value-type="string">
            <text:p><text:s text:c="2"/>COM <text:s text:c="13"/>60671Q104</text:p>
          </table:table-cell>
          <table:table-cell office:value-type="float" office:value="62">
            <text:p>62</text:p>
          </table:table-cell>
          <table:table-cell office:value-type="string">
            <text:p><text:s text:c="3"/>14459 <text:s text:c="3"/>SH <text:s text:c="8"/>SOLE <text:s text:c="14"/>14459 <text:s text:c="6"/>0 <text:s text:c="7"/>0<text:tab/><text:tab/></text:p>
          </table:table-cell>
        </table:table-row>
        <table:table-row table:style-name="ro1">
          <table:table-cell office:value-type="string">
            <text:p>MEAD JOHNSON NUTRITION CO</text:p>
          </table:table-cell>
          <table:table-cell office:value-type="string">
            <text:p><text:s text:c="2"/>COM <text:s text:c="13"/>582839106</text:p>
          </table:table-cell>
          <table:table-cell office:value-type="float" office:value="676">
            <text:p>676</text:p>
          </table:table-cell>
          <table:table-cell office:value-type="string">
            <text:p><text:s text:c="4"/>8196 <text:s text:c="3"/>SH <text:s text:c="8"/>SOLE <text:s text:c="15"/>8196 <text:s text:c="6"/>0 <text:s text:c="7"/>0<text:tab/><text:tab/></text:p>
          </table:table-cell>
        </table:table-row>
        <table:table-row table:style-name="ro1">
          <table:table-cell office:value-type="string">
            <text:p>MARKEL CORP</text:p>
          </table:table-cell>
          <table:table-cell office:value-type="string">
            <text:p><text:s text:c="2"/>COM <text:s text:c="13"/>570535104</text:p>
          </table:table-cell>
          <table:table-cell office:value-type="float" office:value="269">
            <text:p>269</text:p>
          </table:table-cell>
          <table:table-cell office:value-type="string">
            <text:p><text:s text:c="5"/>600 <text:s text:c="3"/>SH <text:s text:c="8"/>SOLE <text:s text:c="16"/>600 <text:s text:c="6"/>0 <text:s text:c="7"/>0<text:tab/><text:tab/></text:p>
          </table:table-cell>
        </table:table-row>
        <table:table-row table:style-name="ro1">
          <table:table-cell office:value-type="string">
            <text:p>MKS INSTRUMENT INC</text:p>
          </table:table-cell>
          <table:table-cell office:value-type="string">
            <text:p><text:s text:c="2"/>COM <text:s text:c="13"/>55306N104</text:p>
          </table:table-cell>
          <table:table-cell office:value-type="float" office:value="247">
            <text:p>247</text:p>
          </table:table-cell>
          <table:table-cell office:value-type="string">
            <text:p><text:s text:c="4"/>8352 <text:s text:c="3"/>SH <text:s text:c="8"/>SOLE <text:s text:c="15"/>8352 <text:s text:c="6"/>0 <text:s text:c="7"/>0<text:tab/><text:tab/></text:p>
          </table:table-cell>
        </table:table-row>
        <table:table-row table:style-name="ro1">
          <table:table-cell office:value-type="string">
            <text:p>MARSH &amp; MCLENNAN COS INC</text:p>
          </table:table-cell>
          <table:table-cell office:value-type="string">
            <text:p><text:s text:c="2"/>COM <text:s text:c="13"/>571748102</text:p>
          </table:table-cell>
          <table:table-cell office:value-type="float" office:value="1125">
            <text:p>1125</text:p>
          </table:table-cell>
          <table:table-cell office:value-type="string">
            <text:p><text:s text:c="3"/>34322 <text:s text:c="3"/>SH <text:s text:c="8"/>SOLE <text:s text:c="14"/>34322 <text:s text:c="6"/>0 <text:s text:c="7"/>0<text:tab/><text:tab/></text:p>
          </table:table-cell>
        </table:table-row>
        <table:table-row table:style-name="ro1">
          <table:table-cell office:value-type="string">
            <text:p>MOTOROLA MOBILITY HLDGS INC</text:p>
          </table:table-cell>
          <table:table-cell office:value-type="string">
            <text:p><text:s text:c="2"/>COM <text:s text:c="13"/>620097105</text:p>
          </table:table-cell>
          <table:table-cell office:value-type="float" office:value="5079">
            <text:p>5079</text:p>
          </table:table-cell>
          <table:table-cell office:value-type="string">
            <text:p><text:s text:c="2"/>129439 <text:s text:c="3"/>SH <text:s text:c="8"/>SOLE <text:s text:c="13"/>129439 <text:s text:c="6"/>0 <text:s text:c="7"/>0<text:tab/><text:tab/></text:p>
          </table:table-cell>
        </table:table-row>
        <table:table-row table:style-name="ro1">
          <table:table-cell office:value-type="string">
            <text:p>3M CO</text:p>
          </table:table-cell>
          <table:table-cell office:value-type="string">
            <text:p><text:s text:c="2"/>COM <text:s text:c="13"/>88579Y101</text:p>
          </table:table-cell>
          <table:table-cell office:value-type="float" office:value="2429">
            <text:p>2429</text:p>
          </table:table-cell>
          <table:table-cell office:value-type="string">
            <text:p><text:s text:c="3"/>27223 <text:s text:c="3"/>SH <text:s text:c="8"/>SOLE <text:s text:c="14"/>27223 <text:s text:c="6"/>0 <text:s text:c="7"/>0<text:tab/><text:tab/></text:p>
          </table:table-cell>
        </table:table-row>
        <table:table-row table:style-name="ro1">
          <table:table-cell office:value-type="string">
            <text:p>MAXIMUS INC</text:p>
          </table:table-cell>
          <table:table-cell office:value-type="string">
            <text:p><text:s text:c="2"/>COM <text:s text:c="13"/>577933104</text:p>
          </table:table-cell>
          <table:table-cell office:value-type="float" office:value="292">
            <text:p>292</text:p>
          </table:table-cell>
          <table:table-cell office:value-type="string">
            <text:p><text:s text:c="4"/>7174 <text:s text:c="3"/>SH <text:s text:c="8"/>SOLE <text:s text:c="15"/>7174 <text:s text:c="6"/>0 <text:s text:c="7"/>0<text:tab/><text:tab/></text:p>
          </table:table-cell>
        </table:table-row>
        <table:table-row table:style-name="ro1">
          <table:table-cell office:value-type="string">
            <text:p>MCCLATCHY CO</text:p>
          </table:table-cell>
          <table:table-cell office:value-type="string">
            <text:p><text:s text:c="2"/>CL A <text:s text:c="12"/>579489105</text:p>
          </table:table-cell>
          <table:table-cell office:value-type="float" office:value="202">
            <text:p>202</text:p>
          </table:table-cell>
          <table:table-cell office:value-type="string">
            <text:p><text:s text:c="3"/>69820 <text:s text:c="3"/>SH <text:s text:c="8"/>SOLE <text:s text:c="14"/>69820 <text:s text:c="6"/>0 <text:s text:c="7"/>0<text:tab/><text:tab/></text:p>
          </table:table-cell>
        </table:table-row>
        <table:table-row table:style-name="ro1">
          <table:table-cell office:value-type="string">
            <text:p>MOMENTA PHARMACEUTICALS INC</text:p>
          </table:table-cell>
          <table:table-cell office:value-type="string">
            <text:p><text:s text:c="2"/>COM <text:s text:c="13"/>60877T100</text:p>
          </table:table-cell>
          <table:table-cell office:value-type="float" office:value="169">
            <text:p>169</text:p>
          </table:table-cell>
          <table:table-cell office:value-type="string">
            <text:p><text:s text:c="3"/>11013 <text:s text:c="3"/>SH <text:s text:c="8"/>SOLE <text:s text:c="14"/>11013 <text:s text:c="6"/>0 <text:s text:c="7"/>0<text:tab/><text:tab/></text:p>
          </table:table-cell>
        </table:table-row>
        <table:table-row table:style-name="ro1">
          <table:table-cell office:value-type="string">
            <text:p>MOLINA HEALTHCARE INC</text:p>
          </table:table-cell>
          <table:table-cell office:value-type="string">
            <text:p><text:s text:c="2"/>COM <text:s text:c="13"/>60855R100</text:p>
          </table:table-cell>
          <table:table-cell office:value-type="float" office:value="504">
            <text:p>504</text:p>
          </table:table-cell>
          <table:table-cell office:value-type="string">
            <text:p><text:s text:c="3"/>14998 <text:s text:c="3"/>SH <text:s text:c="8"/>SOLE <text:s text:c="14"/>14998 <text:s text:c="6"/>0 <text:s text:c="7"/>0<text:tab/><text:tab/></text:p>
          </table:table-cell>
        </table:table-row>
        <table:table-row table:style-name="ro1">
          <table:table-cell office:value-type="string">
            <text:p>MONSANTO CO NEW</text:p>
          </table:table-cell>
          <table:table-cell office:value-type="string">
            <text:p><text:s text:c="2"/>COM <text:s text:c="13"/>61166W101</text:p>
          </table:table-cell>
          <table:table-cell office:value-type="float" office:value="679">
            <text:p>679</text:p>
          </table:table-cell>
          <table:table-cell office:value-type="string">
            <text:p><text:s text:c="4"/>8508 <text:s text:c="3"/>SH <text:s text:c="8"/>SOLE <text:s text:c="15"/>8508 <text:s text:c="6"/>0 <text:s text:c="7"/>0<text:tab/><text:tab/></text:p>
          </table:table-cell>
        </table:table-row>
        <table:table-row table:style-name="ro1">
          <table:table-cell office:value-type="string">
            <text:p>MOVE INC</text:p>
          </table:table-cell>
          <table:table-cell office:value-type="string">
            <text:p><text:s text:c="2"/>COM NEW <text:s text:c="9"/>62458M207</text:p>
          </table:table-cell>
          <table:table-cell office:value-type="float" office:value="625">
            <text:p>625</text:p>
          </table:table-cell>
          <table:table-cell office:value-type="string">
            <text:p><text:s text:c="3"/>64400 <text:s text:c="3"/>SH <text:s text:c="8"/>SOLE <text:s text:c="14"/>64400 <text:s text:c="6"/>0 <text:s text:c="7"/>0<text:tab/><text:tab/></text:p>
          </table:table-cell>
        </table:table-row>
        <table:table-row table:style-name="ro1">
          <table:table-cell office:value-type="string">
            <text:p>MPG OFFICE TR INC</text:p>
          </table:table-cell>
          <table:table-cell office:value-type="string">
            <text:p><text:s text:c="2"/>COM <text:s text:c="13"/>553274101</text:p>
          </table:table-cell>
          <table:table-cell office:value-type="float" office:value="208">
            <text:p>208</text:p>
          </table:table-cell>
          <table:table-cell office:value-type="string">
            <text:p><text:s text:c="3"/>88700 <text:s text:c="3"/>SH <text:s text:c="8"/>SOLE <text:s text:c="14"/>88700 <text:s text:c="6"/>0 <text:s text:c="7"/>0<text:tab/><text:tab/></text:p>
          </table:table-cell>
        </table:table-row>
        <table:table-row table:style-name="ro1">
          <table:table-cell office:value-type="string">
            <text:p>MERCK &amp; CO INC NEW</text:p>
          </table:table-cell>
          <table:table-cell office:value-type="string">
            <text:p><text:s text:c="2"/>COM <text:s text:c="13"/>58933Y105</text:p>
          </table:table-cell>
          <table:table-cell office:value-type="float" office:value="1572">
            <text:p>1572</text:p>
          </table:table-cell>
          <table:table-cell office:value-type="string">
            <text:p><text:s text:c="3"/>40931 <text:s text:c="3"/>SH <text:s text:c="8"/>SOLE <text:s text:c="14"/>40931 <text:s text:c="6"/>0 <text:s text:c="7"/>0<text:tab/><text:tab/></text:p>
          </table:table-cell>
        </table:table-row>
        <table:table-row table:style-name="ro1">
          <table:table-cell office:value-type="string">
            <text:p>MARLIN BUSINESS SVCS CORP</text:p>
          </table:table-cell>
          <table:table-cell office:value-type="string">
            <text:p><text:s text:c="2"/>COM <text:s text:c="13"/>571157106</text:p>
          </table:table-cell>
          <table:table-cell office:value-type="float" office:value="168">
            <text:p>168</text:p>
          </table:table-cell>
          <table:table-cell office:value-type="string">
            <text:p><text:s text:c="3"/>11100 <text:s text:c="3"/>SH <text:s text:c="8"/>SOLE <text:s text:c="14"/>11100 <text:s text:c="6"/>0 <text:s text:c="7"/>0<text:tab/><text:tab/></text:p>
          </table:table-cell>
        </table:table-row>
        <table:table-row table:style-name="ro1">
          <table:table-cell office:value-type="string">
            <text:p>MARATHON OIL CORP</text:p>
          </table:table-cell>
          <table:table-cell office:value-type="string">
            <text:p><text:s text:c="2"/>COM <text:s text:c="13"/>565849106</text:p>
          </table:table-cell>
          <table:table-cell office:value-type="float" office:value="3543">
            <text:p>3543</text:p>
          </table:table-cell>
          <table:table-cell office:value-type="string">
            <text:p><text:s text:c="2"/>111774 <text:s text:c="3"/>SH <text:s text:c="8"/>SOLE <text:s text:c="13"/>111774 <text:s text:c="6"/>0 <text:s text:c="7"/>0<text:tab/><text:tab/></text:p>
          </table:table-cell>
        </table:table-row>
        <table:table-row table:style-name="ro1">
          <table:table-cell office:value-type="string">
            <text:p>MARTEN TRANS LTD</text:p>
          </table:table-cell>
          <table:table-cell office:value-type="string">
            <text:p><text:s text:c="2"/>COM <text:s text:c="13"/>573075108</text:p>
          </table:table-cell>
          <table:table-cell office:value-type="float" office:value="226">
            <text:p>226</text:p>
          </table:table-cell>
          <table:table-cell office:value-type="string">
            <text:p><text:s text:c="3"/>10184 <text:s text:c="3"/>SH <text:s text:c="8"/>SOLE <text:s text:c="14"/>10184 <text:s text:c="6"/>0 <text:s text:c="7"/>0<text:tab/><text:tab/></text:p>
          </table:table-cell>
        </table:table-row>
        <table:table-row table:style-name="ro1">
          <table:table-cell office:value-type="string">
            <text:p>MARVELL TECHNOLOGY GROUP LT</text:p>
          </table:table-cell>
          <table:table-cell office:value-type="string">
            <text:p><text:s text:c="2"/>ORD <text:s text:c="13"/>G5876H105</text:p>
          </table:table-cell>
          <table:table-cell office:value-type="float" office:value="627">
            <text:p>627</text:p>
          </table:table-cell>
          <table:table-cell office:value-type="string">
            <text:p><text:s text:c="3"/>39869 <text:s text:c="3"/>SH <text:s text:c="8"/>SOLE <text:s text:c="14"/>39869 <text:s text:c="6"/>0 <text:s text:c="7"/>0<text:tab/><text:tab/></text:p>
          </table:table-cell>
        </table:table-row>
        <table:table-row table:style-name="ro1">
          <table:table-cell office:value-type="string">
            <text:p>MEDICIS PHARMACEUTICAL CORP</text:p>
          </table:table-cell>
          <table:table-cell office:value-type="string">
            <text:p><text:s text:c="2"/>CL A NEW <text:s text:c="8"/>584690309</text:p>
          </table:table-cell>
          <table:table-cell office:value-type="float" office:value="224">
            <text:p>224</text:p>
          </table:table-cell>
          <table:table-cell office:value-type="string">
            <text:p><text:s text:c="4"/>5968 <text:s text:c="3"/>SH <text:s text:c="8"/>SOLE <text:s text:c="15"/>5968 <text:s text:c="6"/>0 <text:s text:c="7"/>0<text:tab/><text:tab/></text:p>
          </table:table-cell>
        </table:table-row>
        <table:table-row table:style-name="ro1">
          <table:table-cell office:value-type="string">
            <text:p>MESABI TR</text:p>
          </table:table-cell>
          <table:table-cell office:value-type="string">
            <text:p><text:s text:c="2"/>CTF BEN INT <text:s text:c="5"/>590672101</text:p>
          </table:table-cell>
          <table:table-cell office:value-type="float" office:value="383">
            <text:p>383</text:p>
          </table:table-cell>
          <table:table-cell office:value-type="string">
            <text:p><text:s text:c="3"/>12509 <text:s text:c="3"/>SH <text:s text:c="8"/>SOLE <text:s text:c="14"/>12509 <text:s text:c="6"/>0 <text:s text:c="7"/>0<text:tab/><text:tab/></text:p>
          </table:table-cell>
        </table:table-row>
        <table:table-row table:style-name="ro1">
          <table:table-cell office:value-type="string">
            <text:p>MICROSOFT CORP</text:p>
          </table:table-cell>
          <table:table-cell office:value-type="string">
            <text:p><text:s text:c="2"/>COM <text:s text:c="13"/>594918104</text:p>
          </table:table-cell>
          <table:table-cell office:value-type="float" office:value="2935">
            <text:p>2935</text:p>
          </table:table-cell>
          <table:table-cell office:value-type="string">
            <text:p><text:s text:c="3"/>91009 <text:s text:c="3"/>SH <text:s text:c="8"/>SOLE <text:s text:c="14"/>91009 <text:s text:c="6"/>0 <text:s text:c="7"/>0<text:tab/><text:tab/></text:p>
          </table:table-cell>
        </table:table-row>
        <table:table-row table:style-name="ro1">
          <table:table-cell office:value-type="string">
            <text:p>MOTOROLA SOLUTIONS INC</text:p>
          </table:table-cell>
          <table:table-cell office:value-type="string">
            <text:p><text:s text:c="2"/>COM NEW <text:s text:c="9"/>620076307</text:p>
          </table:table-cell>
          <table:table-cell office:value-type="float" office:value="1966">
            <text:p>1966</text:p>
          </table:table-cell>
          <table:table-cell office:value-type="string">
            <text:p><text:s text:c="3"/>38685 <text:s text:c="3"/>SH <text:s text:c="8"/>SOLE <text:s text:c="14"/>38685 <text:s text:c="6"/>0 <text:s text:c="7"/>0<text:tab/><text:tab/></text:p>
          </table:table-cell>
        </table:table-row>
        <table:table-row table:style-name="ro1">
          <table:table-cell office:value-type="string">
            <text:p>MSC INDL DIRECT INC</text:p>
          </table:table-cell>
          <table:table-cell office:value-type="string">
            <text:p><text:s text:c="2"/>CL A <text:s text:c="12"/>553530106</text:p>
          </table:table-cell>
          <table:table-cell office:value-type="float" office:value="536">
            <text:p>536</text:p>
          </table:table-cell>
          <table:table-cell office:value-type="string">
            <text:p><text:s text:c="4"/>6435 <text:s text:c="3"/>SH <text:s text:c="8"/>SOLE <text:s text:c="15"/>6435 <text:s text:c="6"/>0 <text:s text:c="7"/>0<text:tab/><text:tab/></text:p>
          </table:table-cell>
        </table:table-row>
        <table:table-row table:style-name="ro1">
          <table:table-cell office:value-type="string">
            <text:p>MINDSPEED TECHNOLOGIES INC</text:p>
          </table:table-cell>
          <table:table-cell office:value-type="string">
            <text:p><text:s text:c="2"/>COM NEW <text:s text:c="9"/>602682205</text:p>
          </table:table-cell>
          <table:table-cell office:value-type="float" office:value="419">
            <text:p>419</text:p>
          </table:table-cell>
          <table:table-cell office:value-type="string">
            <text:p><text:s text:c="3"/>65300 <text:s text:c="3"/>SH <text:s text:c="8"/>SOLE <text:s text:c="14"/>65300 <text:s text:c="6"/>0 <text:s text:c="7"/>0<text:tab/><text:tab/></text:p>
          </table:table-cell>
        </table:table-row>
        <table:table-row table:style-name="ro1">
          <table:table-cell office:value-type="string">
            <text:p>METTLER TOLEDO INTERNATIONA</text:p>
          </table:table-cell>
          <table:table-cell office:value-type="string">
            <text:p><text:s text:c="2"/>COM <text:s text:c="13"/>592688105</text:p>
          </table:table-cell>
          <table:table-cell office:value-type="float" office:value="362">
            <text:p>362</text:p>
          </table:table-cell>
          <table:table-cell office:value-type="string">
            <text:p><text:s text:c="4"/>1961 <text:s text:c="3"/>SH <text:s text:c="8"/>SOLE <text:s text:c="15"/>1961 <text:s text:c="6"/>0 <text:s text:c="7"/>0<text:tab/><text:tab/></text:p>
          </table:table-cell>
        </table:table-row>
        <table:table-row table:style-name="ro1">
          <table:table-cell office:value-type="string">
            <text:p>VAIL RESORTS INC</text:p>
          </table:table-cell>
          <table:table-cell office:value-type="string">
            <text:p><text:s text:c="2"/>COM <text:s text:c="13"/>91879Q109</text:p>
          </table:table-cell>
          <table:table-cell office:value-type="float" office:value="274">
            <text:p>274</text:p>
          </table:table-cell>
          <table:table-cell office:value-type="string">
            <text:p><text:s text:c="4"/>6335 <text:s text:c="3"/>SH <text:s text:c="8"/>SOLE <text:s text:c="15"/>6335 <text:s text:c="6"/>0 <text:s text:c="7"/>0<text:tab/><text:tab/></text:p>
          </table:table-cell>
        </table:table-row>
        <table:table-row table:style-name="ro1">
          <table:table-cell office:value-type="string">
            <text:p>MATRIX SVC CO</text:p>
          </table:table-cell>
          <table:table-cell office:value-type="string">
            <text:p><text:s text:c="2"/>COM <text:s text:c="13"/>576853105</text:p>
          </table:table-cell>
          <table:table-cell office:value-type="float" office:value="331">
            <text:p>331</text:p>
          </table:table-cell>
          <table:table-cell office:value-type="string">
            <text:p><text:s text:c="3"/>23601 <text:s text:c="3"/>SH <text:s text:c="8"/>SOLE <text:s text:c="14"/>23601 <text:s text:c="6"/>0 <text:s text:c="7"/>0<text:tab/><text:tab/></text:p>
          </table:table-cell>
        </table:table-row>
        <table:table-row table:style-name="ro1">
          <table:table-cell office:value-type="string">
            <text:p>MITSUBISHI UFJ FINL GROUP I</text:p>
          </table:table-cell>
          <table:table-cell office:value-type="string">
            <text:p><text:s text:c="2"/>SPONSORED ADR <text:s text:c="3"/>606822104</text:p>
          </table:table-cell>
          <table:table-cell office:value-type="float" office:value="52">
            <text:p>52</text:p>
          </table:table-cell>
          <table:table-cell office:value-type="string">
            <text:p><text:s text:c="3"/>10443 <text:s text:c="3"/>SH <text:s text:c="8"/>SOLE <text:s text:c="14"/>10443 <text:s text:c="6"/>0 <text:s text:c="7"/>0<text:tab/><text:tab/></text:p>
          </table:table-cell>
        </table:table-row>
        <table:table-row table:style-name="ro1">
          <table:table-cell office:value-type="string">
            <text:p>MANITOWOC INC</text:p>
          </table:table-cell>
          <table:table-cell office:value-type="string">
            <text:p><text:s text:c="2"/>COM <text:s text:c="13"/>563571108</text:p>
          </table:table-cell>
          <table:table-cell office:value-type="float" office:value="618">
            <text:p>618</text:p>
          </table:table-cell>
          <table:table-cell office:value-type="string">
            <text:p><text:s text:c="3"/>44556 <text:s text:c="3"/>SH <text:s text:c="8"/>SOLE <text:s text:c="14"/>44556 <text:s text:c="6"/>0 <text:s text:c="7"/>0<text:tab/><text:tab/></text:p>
          </table:table-cell>
        </table:table-row>
        <table:table-row table:style-name="ro1">
          <table:table-cell office:value-type="string">
            <text:p>MINERALS TECHNOLOGIES INC</text:p>
          </table:table-cell>
          <table:table-cell office:value-type="string">
            <text:p><text:s text:c="2"/>COM <text:s text:c="13"/>603158106</text:p>
          </table:table-cell>
          <table:table-cell office:value-type="float" office:value="290">
            <text:p>290</text:p>
          </table:table-cell>
          <table:table-cell office:value-type="string">
            <text:p><text:s text:c="4"/>4437 <text:s text:c="3"/>SH <text:s text:c="8"/>SOLE <text:s text:c="15"/>4437 <text:s text:c="6"/>0 <text:s text:c="7"/>0<text:tab/><text:tab/></text:p>
          </table:table-cell>
        </table:table-row>
        <table:table-row table:style-name="ro1">
          <table:table-cell office:value-type="string">
            <text:p>MICRON TECHNOLOGY INC</text:p>
          </table:table-cell>
          <table:table-cell office:value-type="string">
            <text:p><text:s text:c="2"/>COM <text:s text:c="13"/>595112103</text:p>
          </table:table-cell>
          <table:table-cell office:value-type="float" office:value="1154">
            <text:p>1154</text:p>
          </table:table-cell>
          <table:table-cell office:value-type="string">
            <text:p><text:s text:c="2"/>142562 <text:s text:c="3"/>SH <text:s text:c="8"/>SOLE <text:s text:c="13"/>142562 <text:s text:c="6"/>0 <text:s text:c="7"/>0<text:tab/><text:tab/></text:p>
          </table:table-cell>
        </table:table-row>
        <table:table-row table:style-name="ro1">
          <table:table-cell office:value-type="string">
            <text:p>MURPHY OIL CORP</text:p>
          </table:table-cell>
          <table:table-cell office:value-type="string">
            <text:p><text:s text:c="2"/>COM <text:s text:c="13"/>626717102</text:p>
          </table:table-cell>
          <table:table-cell office:value-type="float" office:value="2096">
            <text:p>2096</text:p>
          </table:table-cell>
          <table:table-cell office:value-type="string">
            <text:p><text:s text:c="3"/>37241 <text:s text:c="3"/>SH <text:s text:c="8"/>SOLE <text:s text:c="14"/>37241 <text:s text:c="6"/>0 <text:s text:c="7"/>0<text:tab/><text:tab/></text:p>
          </table:table-cell>
        </table:table-row>
        <table:table-row table:style-name="ro1">
          <table:table-cell office:value-type="string">
            <text:p>MV OIL TR</text:p>
          </table:table-cell>
          <table:table-cell office:value-type="string">
            <text:p><text:s text:c="2"/>TR UNITS <text:s text:c="8"/>553859109</text:p>
          </table:table-cell>
          <table:table-cell office:value-type="float" office:value="426">
            <text:p>426</text:p>
          </table:table-cell>
          <table:table-cell office:value-type="string">
            <text:p><text:s text:c="3"/>10300 <text:s text:c="3"/>SH <text:s text:c="8"/>SOLE <text:s text:c="14"/>10300 <text:s text:c="6"/>0 <text:s text:c="7"/>0<text:tab/><text:tab/></text:p>
          </table:table-cell>
        </table:table-row>
        <table:table-row table:style-name="ro1">
          <table:table-cell office:value-type="string">
            <text:p>MENS WEARHOUSE INC</text:p>
          </table:table-cell>
          <table:table-cell office:value-type="string">
            <text:p><text:s text:c="2"/>COM <text:s text:c="13"/>587118100</text:p>
          </table:table-cell>
          <table:table-cell office:value-type="float" office:value="741">
            <text:p>741</text:p>
          </table:table-cell>
          <table:table-cell office:value-type="string">
            <text:p><text:s text:c="3"/>19103 <text:s text:c="3"/>SH <text:s text:c="8"/>SOLE <text:s text:c="14"/>19103 <text:s text:c="6"/>0 <text:s text:c="7"/>0<text:tab/><text:tab/></text:p>
          </table:table-cell>
        </table:table-row>
        <table:table-row table:style-name="ro1">
          <table:table-cell office:value-type="string">
            <text:p>MUELLER WTR PRODS INC</text:p>
          </table:table-cell>
          <table:table-cell office:value-type="string">
            <text:p><text:s text:c="2"/>COM SER A <text:s text:c="7"/>624758108</text:p>
          </table:table-cell>
          <table:table-cell office:value-type="float" office:value="39">
            <text:p>39</text:p>
          </table:table-cell>
          <table:table-cell office:value-type="string">
            <text:p><text:s text:c="3"/>11805 <text:s text:c="3"/>SH <text:s text:c="8"/>SOLE <text:s text:c="14"/>11805 <text:s text:c="6"/>0 <text:s text:c="7"/>0<text:tab/><text:tab/></text:p>
          </table:table-cell>
        </table:table-row>
        <table:table-row table:style-name="ro1">
          <table:table-cell office:value-type="string">
            <text:p>MARKWEST ENERGY PARTNERS L</text:p>
          </table:table-cell>
          <table:table-cell office:value-type="string">
            <text:p><text:s text:c="2"/>UNIT LTD PARTN <text:s text:c="2"/>570759100</text:p>
          </table:table-cell>
          <table:table-cell office:value-type="float" office:value="713">
            <text:p>713</text:p>
          </table:table-cell>
          <table:table-cell office:value-type="string">
            <text:p><text:s text:c="3"/>12196 <text:s text:c="3"/>SH <text:s text:c="8"/>SOLE <text:s text:c="14"/>12196 <text:s text:c="6"/>0 <text:s text:c="7"/>0<text:tab/><text:tab/></text:p>
          </table:table-cell>
        </table:table-row>
        <table:table-row table:style-name="ro1">
          <table:table-cell office:value-type="string">
            <text:p>MEADWESTVACO CORP</text:p>
          </table:table-cell>
          <table:table-cell office:value-type="string">
            <text:p><text:s text:c="2"/>COM <text:s text:c="13"/>583334107</text:p>
          </table:table-cell>
          <table:table-cell office:value-type="float" office:value="285">
            <text:p>285</text:p>
          </table:table-cell>
          <table:table-cell office:value-type="string">
            <text:p><text:s text:c="4"/>9030 <text:s text:c="3"/>SH <text:s text:c="8"/>SOLE <text:s text:c="15"/>9030 <text:s text:c="6"/>0 <text:s text:c="7"/>0<text:tab/><text:tab/></text:p>
          </table:table-cell>
        </table:table-row>
        <table:table-row table:style-name="ro1">
          <table:table-cell office:value-type="string">
            <text:p>MAXLINEAR INC</text:p>
          </table:table-cell>
          <table:table-cell office:value-type="string">
            <text:p><text:s text:c="2"/>CL A <text:s text:c="12"/>57776J100</text:p>
          </table:table-cell>
          <table:table-cell office:value-type="float" office:value="88">
            <text:p>88</text:p>
          </table:table-cell>
          <table:table-cell office:value-type="string">
            <text:p><text:s text:c="3"/>15767 <text:s text:c="3"/>SH <text:s text:c="8"/>SOLE <text:s text:c="14"/>15767 <text:s text:c="6"/>0 <text:s text:c="7"/>0<text:tab/><text:tab/></text:p>
          </table:table-cell>
        </table:table-row>
        <table:table-row table:style-name="ro1">
          <table:table-cell office:value-type="string">
            <text:p>MYRIAD GENETICS INC</text:p>
          </table:table-cell>
          <table:table-cell office:value-type="string">
            <text:p><text:s text:c="2"/>COM <text:s text:c="13"/>62855J104</text:p>
          </table:table-cell>
          <table:table-cell office:value-type="float" office:value="908">
            <text:p>908</text:p>
          </table:table-cell>
          <table:table-cell office:value-type="string">
            <text:p><text:s text:c="3"/>38379 <text:s text:c="3"/>SH <text:s text:c="8"/>SOLE <text:s text:c="14"/>38379 <text:s text:c="6"/>0 <text:s text:c="7"/>0<text:tab/><text:tab/></text:p>
          </table:table-cell>
        </table:table-row>
        <table:table-row table:style-name="ro1">
          <table:table-cell office:value-type="string">
            <text:p>NETSUITE INC</text:p>
          </table:table-cell>
          <table:table-cell office:value-type="string">
            <text:p><text:s text:c="2"/>COM <text:s text:c="13"/>64118Q107</text:p>
          </table:table-cell>
          <table:table-cell office:value-type="float" office:value="445">
            <text:p>445</text:p>
          </table:table-cell>
          <table:table-cell office:value-type="string">
            <text:p><text:s text:c="4"/>8857 <text:s text:c="3"/>SH <text:s text:c="8"/>SOLE <text:s text:c="15"/>8857 <text:s text:c="6"/>0 <text:s text:c="7"/>0<text:tab/><text:tab/></text:p>
          </table:table-cell>
        </table:table-row>
        <table:table-row table:style-name="ro1">
          <table:table-cell office:value-type="string">
            <text:p>NORDIC AMERICAN TANKERS LIM</text:p>
          </table:table-cell>
          <table:table-cell office:value-type="string">
            <text:p><text:s text:c="2"/>COM <text:s text:c="13"/>G65773106</text:p>
          </table:table-cell>
          <table:table-cell office:value-type="float" office:value="229">
            <text:p>229</text:p>
          </table:table-cell>
          <table:table-cell office:value-type="string">
            <text:p><text:s text:c="3"/>14400 <text:s text:c="3"/>SH <text:s text:c="8"/>SOLE <text:s text:c="14"/>14400 <text:s text:c="6"/>0 <text:s text:c="7"/>0<text:tab/><text:tab/></text:p>
          </table:table-cell>
        </table:table-row>
        <table:table-row table:style-name="ro1">
          <table:table-cell office:value-type="string">
            <text:p>NACCO INDS INC</text:p>
          </table:table-cell>
          <table:table-cell office:value-type="string">
            <text:p><text:s text:c="2"/>CL A <text:s text:c="12"/>629579103</text:p>
          </table:table-cell>
          <table:table-cell office:value-type="float" office:value="625">
            <text:p>625</text:p>
          </table:table-cell>
          <table:table-cell office:value-type="string">
            <text:p><text:s text:c="4"/>5368 <text:s text:c="3"/>SH <text:s text:c="8"/>SOLE <text:s text:c="15"/>5368 <text:s text:c="6"/>0 <text:s text:c="7"/>0<text:tab/><text:tab/></text:p>
          </table:table-cell>
        </table:table-row>
        <table:table-row table:style-name="ro1">
          <table:table-cell office:value-type="string">
            <text:p>NCI INC</text:p>
          </table:table-cell>
          <table:table-cell office:value-type="string">
            <text:p><text:s text:c="2"/>CL A <text:s text:c="12"/>62886K104</text:p>
          </table:table-cell>
          <table:table-cell office:value-type="float" office:value="208">
            <text:p>208</text:p>
          </table:table-cell>
          <table:table-cell office:value-type="string">
            <text:p><text:s text:c="3"/>32533 <text:s text:c="3"/>SH <text:s text:c="8"/>SOLE <text:s text:c="14"/>32533 <text:s text:c="6"/>0 <text:s text:c="7"/>0<text:tab/><text:tab/></text:p>
          </table:table-cell>
        </table:table-row>
        <table:table-row table:style-name="ro1">
          <table:table-cell office:value-type="string">
            <text:p>NATIONAL CINEMEDIA INC</text:p>
          </table:table-cell>
          <table:table-cell office:value-type="string">
            <text:p><text:s text:c="2"/>COM <text:s text:c="13"/>635309107</text:p>
          </table:table-cell>
          <table:table-cell office:value-type="float" office:value="213">
            <text:p>213</text:p>
          </table:table-cell>
          <table:table-cell office:value-type="string">
            <text:p><text:s text:c="3"/>13900 <text:s text:c="3"/>SH <text:s text:c="8"/>SOLE <text:s text:c="14"/>13900 <text:s text:c="6"/>0 <text:s text:c="7"/>0<text:tab/><text:tab/></text:p>
          </table:table-cell>
        </table:table-row>
        <table:table-row table:style-name="ro1">
          <table:table-cell office:value-type="string">
            <text:p>NCI BUILDING SYS INC</text:p>
          </table:table-cell>
          <table:table-cell office:value-type="string">
            <text:p><text:s text:c="2"/>COM NEW <text:s text:c="9"/>628852204</text:p>
          </table:table-cell>
          <table:table-cell office:value-type="float" office:value="258">
            <text:p>258</text:p>
          </table:table-cell>
          <table:table-cell office:value-type="string">
            <text:p><text:s text:c="3"/>22396 <text:s text:c="3"/>SH <text:s text:c="8"/>SOLE <text:s text:c="14"/>22396 <text:s text:c="6"/>0 <text:s text:c="7"/>0<text:tab/><text:tab/></text:p>
          </table:table-cell>
        </table:table-row>
        <table:table-row table:style-name="ro1">
          <table:table-cell office:value-type="string">
            <text:p>NEWCASTLE INVT CORP</text:p>
          </table:table-cell>
          <table:table-cell office:value-type="string">
            <text:p><text:s text:c="2"/>COM <text:s text:c="13"/>65105M108</text:p>
          </table:table-cell>
          <table:table-cell office:value-type="float" office:value="174">
            <text:p>174</text:p>
          </table:table-cell>
          <table:table-cell office:value-type="string">
            <text:p><text:s text:c="3"/>27752 <text:s text:c="3"/>SH <text:s text:c="8"/>SOLE <text:s text:c="14"/>27752 <text:s text:c="6"/>0 <text:s text:c="7"/>0<text:tab/><text:tab/></text:p>
          </table:table-cell>
        </table:table-row>
        <table:table-row table:style-name="ro1">
          <table:table-cell office:value-type="string">
            <text:p>NASDAQ OMX GROUP INC</text:p>
          </table:table-cell>
          <table:table-cell office:value-type="string">
            <text:p><text:s text:c="2"/>COM <text:s text:c="13"/>631103108</text:p>
          </table:table-cell>
          <table:table-cell office:value-type="float" office:value="690">
            <text:p>690</text:p>
          </table:table-cell>
          <table:table-cell office:value-type="string">
            <text:p><text:s text:c="3"/>26635 <text:s text:c="3"/>SH <text:s text:c="8"/>SOLE <text:s text:c="14"/>26635 <text:s text:c="6"/>0 <text:s text:c="7"/>0<text:tab/><text:tab/></text:p>
          </table:table-cell>
        </table:table-row>
        <table:table-row table:style-name="ro1">
          <table:table-cell office:value-type="string">
            <text:p>NOBLE CORPORATION BAAR</text:p>
          </table:table-cell>
          <table:table-cell office:value-type="string">
            <text:p><text:s text:c="2"/>NAMEN -AKT <text:s text:c="6"/>H5833N103</text:p>
          </table:table-cell>
          <table:table-cell office:value-type="float" office:value="702">
            <text:p>702</text:p>
          </table:table-cell>
          <table:table-cell office:value-type="string">
            <text:p><text:s text:c="3"/>18745 <text:s text:c="3"/>SH <text:s text:c="8"/>SOLE <text:s text:c="14"/>18745 <text:s text:c="6"/>0 <text:s text:c="7"/>0<text:tab/><text:tab/></text:p>
          </table:table-cell>
        </table:table-row>
        <table:table-row table:style-name="ro1">
          <table:table-cell office:value-type="string">
            <text:p>NEWMONT MINING CORP</text:p>
          </table:table-cell>
          <table:table-cell office:value-type="string">
            <text:p><text:s text:c="2"/>COM <text:s text:c="13"/>651639106</text:p>
          </table:table-cell>
          <table:table-cell office:value-type="float" office:value="4874">
            <text:p>4874</text:p>
          </table:table-cell>
          <table:table-cell office:value-type="string">
            <text:p><text:s text:c="3"/>95063 <text:s text:c="3"/>SH <text:s text:c="8"/>SOLE <text:s text:c="14"/>95063 <text:s text:c="6"/>0 <text:s text:c="7"/>0<text:tab/><text:tab/></text:p>
          </table:table-cell>
        </table:table-row>
        <table:table-row table:style-name="ro1">
          <table:table-cell office:value-type="string">
            <text:p>CHINA NORTH EAST PETE HLDG</text:p>
          </table:table-cell>
          <table:table-cell office:value-type="string">
            <text:p><text:s text:c="2"/>COM <text:s text:c="13"/>16941G102</text:p>
          </table:table-cell>
          <table:table-cell office:value-type="float" office:value="219">
            <text:p>219</text:p>
          </table:table-cell>
          <table:table-cell office:value-type="string">
            <text:p><text:s text:c="3"/>70320 <text:s text:c="3"/>SH <text:s text:c="8"/>SOLE <text:s text:c="14"/>70320 <text:s text:c="6"/>0 <text:s text:c="7"/>0<text:tab/><text:tab/></text:p>
          </table:table-cell>
        </table:table-row>
        <table:table-row table:style-name="ro1">
          <table:table-cell office:value-type="string">
            <text:p>NEWMARKET CORP</text:p>
          </table:table-cell>
          <table:table-cell office:value-type="string">
            <text:p><text:s text:c="2"/>COM <text:s text:c="13"/>651587107</text:p>
          </table:table-cell>
          <table:table-cell office:value-type="float" office:value="270">
            <text:p>270</text:p>
          </table:table-cell>
          <table:table-cell office:value-type="string">
            <text:p><text:s text:c="4"/>1441 <text:s text:c="3"/>SH <text:s text:c="8"/>SOLE <text:s text:c="15"/>1441 <text:s text:c="6"/>0 <text:s text:c="7"/>0<text:tab/><text:tab/></text:p>
          </table:table-cell>
        </table:table-row>
        <table:table-row table:style-name="ro1">
          <table:table-cell office:value-type="string">
            <text:p>NEWSTAR FINANCIAL INC</text:p>
          </table:table-cell>
          <table:table-cell office:value-type="string">
            <text:p><text:s text:c="2"/>COM <text:s text:c="13"/>65251F105</text:p>
          </table:table-cell>
          <table:table-cell office:value-type="float" office:value="213">
            <text:p>213</text:p>
          </table:table-cell>
          <table:table-cell office:value-type="string">
            <text:p><text:s text:c="3"/>19128 <text:s text:c="3"/>SH <text:s text:c="8"/>SOLE <text:s text:c="14"/>19128 <text:s text:c="6"/>0 <text:s text:c="7"/>0<text:tab/><text:tab/></text:p>
          </table:table-cell>
        </table:table-row>
        <table:table-row table:style-name="ro1">
          <table:table-cell office:value-type="string">
            <text:p>NATIONAL FINL PARTNERS CORP</text:p>
          </table:table-cell>
          <table:table-cell office:value-type="string">
            <text:p><text:s text:c="2"/>COM <text:s text:c="13"/>63607P208</text:p>
          </table:table-cell>
          <table:table-cell office:value-type="float" office:value="409">
            <text:p>409</text:p>
          </table:table-cell>
          <table:table-cell office:value-type="string">
            <text:p><text:s text:c="3"/>27021 <text:s text:c="3"/>SH <text:s text:c="8"/>SOLE <text:s text:c="14"/>27021 <text:s text:c="6"/>0 <text:s text:c="7"/>0<text:tab/><text:tab/></text:p>
          </table:table-cell>
        </table:table-row>
        <table:table-row table:style-name="ro1">
          <table:table-cell office:value-type="string">
            <text:p>TARGA RESOURCES PARTNERS LP</text:p>
          </table:table-cell>
          <table:table-cell office:value-type="string">
            <text:p><text:s text:c="2"/>COM UNIT <text:s text:c="8"/>87611X105</text:p>
          </table:table-cell>
          <table:table-cell office:value-type="float" office:value="944">
            <text:p>944</text:p>
          </table:table-cell>
          <table:table-cell office:value-type="string">
            <text:p><text:s text:c="3"/>22752 <text:s text:c="3"/>SH <text:s text:c="8"/>SOLE <text:s text:c="14"/>22752 <text:s text:c="6"/>0 <text:s text:c="7"/>0<text:tab/><text:tab/></text:p>
          </table:table-cell>
        </table:table-row>
        <table:table-row table:style-name="ro1">
          <table:table-cell office:value-type="string">
            <text:p>NIKE INC</text:p>
          </table:table-cell>
          <table:table-cell office:value-type="string">
            <text:p><text:s text:c="2"/>CL B <text:s text:c="12"/>654106103</text:p>
          </table:table-cell>
          <table:table-cell office:value-type="float" office:value="1110">
            <text:p>1110</text:p>
          </table:table-cell>
          <table:table-cell office:value-type="string">
            <text:p><text:s text:c="3"/>10240 <text:s text:c="3"/>SH <text:s text:c="8"/>SOLE <text:s text:c="14"/>10240 <text:s text:c="6"/>0 <text:s text:c="7"/>0<text:tab/><text:tab/></text:p>
          </table:table-cell>
        </table:table-row>
        <table:table-row table:style-name="ro1">
          <table:table-cell office:value-type="string">
            <text:p>ANNALY CAP MGMT INC</text:p>
          </table:table-cell>
          <table:table-cell office:value-type="string">
            <text:p><text:s text:c="2"/>COM <text:s text:c="13"/>035710409</text:p>
          </table:table-cell>
          <table:table-cell office:value-type="float" office:value="1398">
            <text:p>1398</text:p>
          </table:table-cell>
          <table:table-cell office:value-type="string">
            <text:p><text:s text:c="3"/>88358 <text:s text:c="3"/>SH <text:s text:c="8"/>SOLE <text:s text:c="14"/>88358 <text:s text:c="6"/>0 <text:s text:c="7"/>0<text:tab/><text:tab/></text:p>
          </table:table-cell>
        </table:table-row>
        <table:table-row table:style-name="ro1">
          <table:table-cell office:value-type="string">
            <text:p>NAVIOS MARITIME HOLDINGS IN</text:p>
          </table:table-cell>
          <table:table-cell office:value-type="string">
            <text:p><text:s text:c="2"/>COM <text:s text:c="13"/>Y62196103</text:p>
          </table:table-cell>
          <table:table-cell office:value-type="float" office:value="390">
            <text:p>390</text:p>
          </table:table-cell>
          <table:table-cell office:value-type="string">
            <text:p><text:s text:c="3"/>92787 <text:s text:c="3"/>SH <text:s text:c="8"/>SOLE <text:s text:c="14"/>92787 <text:s text:c="6"/>0 <text:s text:c="7"/>0<text:tab/><text:tab/></text:p>
          </table:table-cell>
        </table:table-row>
        <table:table-row table:style-name="ro1">
          <table:table-cell office:value-type="string">
            <text:p>NAVIOS MARITIME PARTNERS L</text:p>
          </table:table-cell>
          <table:table-cell office:value-type="string">
            <text:p><text:s text:c="2"/>UNIT LPI <text:s text:c="8"/>Y62267102</text:p>
          </table:table-cell>
          <table:table-cell office:value-type="float" office:value="227">
            <text:p>227</text:p>
          </table:table-cell>
          <table:table-cell office:value-type="string">
            <text:p><text:s text:c="3"/>13641 <text:s text:c="3"/>SH <text:s text:c="8"/>SOLE <text:s text:c="14"/>13641 <text:s text:c="6"/>0 <text:s text:c="7"/>0<text:tab/><text:tab/></text:p>
          </table:table-cell>
        </table:table-row>
        <table:table-row table:style-name="ro1">
          <table:table-cell office:value-type="string">
            <text:p>NN INC</text:p>
          </table:table-cell>
          <table:table-cell office:value-type="string">
            <text:p><text:s text:c="2"/>COM <text:s text:c="13"/>629337106</text:p>
          </table:table-cell>
          <table:table-cell office:value-type="float" office:value="431">
            <text:p>431</text:p>
          </table:table-cell>
          <table:table-cell office:value-type="string">
            <text:p><text:s text:c="3"/>52521 <text:s text:c="3"/>SH <text:s text:c="8"/>SOLE <text:s text:c="14"/>52521 <text:s text:c="6"/>0 <text:s text:c="7"/>0<text:tab/><text:tab/></text:p>
          </table:table-cell>
        </table:table-row>
        <table:table-row table:style-name="ro1">
          <table:table-cell office:value-type="string">
            <text:p>NORTHROP GRUMMAN CORP</text:p>
          </table:table-cell>
          <table:table-cell office:value-type="string">
            <text:p><text:s text:c="2"/>COM <text:s text:c="13"/>666807102</text:p>
          </table:table-cell>
          <table:table-cell office:value-type="float" office:value="969">
            <text:p>969</text:p>
          </table:table-cell>
          <table:table-cell office:value-type="string">
            <text:p><text:s text:c="3"/>15870 <text:s text:c="3"/>SH <text:s text:c="8"/>SOLE <text:s text:c="14"/>15870 <text:s text:c="6"/>0 <text:s text:c="7"/>0<text:tab/><text:tab/></text:p>
          </table:table-cell>
        </table:table-row>
        <table:table-row table:style-name="ro1">
          <table:table-cell office:value-type="string">
            <text:p>NOKIA CORP</text:p>
          </table:table-cell>
          <table:table-cell office:value-type="string">
            <text:p><text:s text:c="2"/>SPONSORED ADR <text:s text:c="3"/>654902204</text:p>
          </table:table-cell>
          <table:table-cell office:value-type="float" office:value="137">
            <text:p>137</text:p>
          </table:table-cell>
          <table:table-cell office:value-type="string">
            <text:p><text:s text:c="3"/>24880 <text:s text:c="3"/>SH <text:s text:c="8"/>SOLE <text:s text:c="14"/>24880 <text:s text:c="6"/>0 <text:s text:c="7"/>0<text:tab/><text:tab/></text:p>
          </table:table-cell>
        </table:table-row>
        <table:table-row table:style-name="ro1">
          <table:table-cell office:value-type="string">
            <text:p>NORANDA ALUM HLDG CORP</text:p>
          </table:table-cell>
          <table:table-cell office:value-type="string">
            <text:p><text:s text:c="2"/>COM <text:s text:c="13"/>65542W107</text:p>
          </table:table-cell>
          <table:table-cell office:value-type="float" office:value="213">
            <text:p>213</text:p>
          </table:table-cell>
          <table:table-cell office:value-type="string">
            <text:p><text:s text:c="3"/>21343 <text:s text:c="3"/>SH <text:s text:c="8"/>SOLE <text:s text:c="14"/>21343 <text:s text:c="6"/>0 <text:s text:c="7"/>0<text:tab/><text:tab/></text:p>
          </table:table-cell>
        </table:table-row>
        <table:table-row table:style-name="ro1">
          <table:table-cell office:value-type="string">
            <text:p>NATIONAL OILWELL VARCO INC</text:p>
          </table:table-cell>
          <table:table-cell office:value-type="string">
            <text:p><text:s text:c="2"/>COM <text:s text:c="13"/>637071101</text:p>
          </table:table-cell>
          <table:table-cell office:value-type="float" office:value="220">
            <text:p>220</text:p>
          </table:table-cell>
          <table:table-cell office:value-type="string">
            <text:p><text:s text:c="4"/>2767 <text:s text:c="3"/>SH <text:s text:c="8"/>SOLE <text:s text:c="15"/>2767 <text:s text:c="6"/>0 <text:s text:c="7"/>0<text:tab/><text:tab/></text:p>
          </table:table-cell>
        </table:table-row>
        <table:table-row table:style-name="ro1">
          <table:table-cell office:value-type="string">
            <text:p>NATIONAL PENN BANCSHARES IN</text:p>
          </table:table-cell>
          <table:table-cell office:value-type="string">
            <text:p><text:s text:c="2"/>COM <text:s text:c="13"/>637138108</text:p>
          </table:table-cell>
          <table:table-cell office:value-type="float" office:value="223">
            <text:p>223</text:p>
          </table:table-cell>
          <table:table-cell office:value-type="string">
            <text:p><text:s text:c="3"/>25173 <text:s text:c="3"/>SH <text:s text:c="8"/>SOLE <text:s text:c="14"/>25173 <text:s text:c="6"/>0 <text:s text:c="7"/>0<text:tab/><text:tab/></text:p>
          </table:table-cell>
        </table:table-row>
        <table:table-row table:style-name="ro1">
          <table:table-cell office:value-type="string">
            <text:p>NEWPARK RES INC</text:p>
          </table:table-cell>
          <table:table-cell office:value-type="string">
            <text:p><text:s text:c="2"/>COM PAR $.01NEW <text:s/>651718504</text:p>
          </table:table-cell>
          <table:table-cell office:value-type="float" office:value="314">
            <text:p>314</text:p>
          </table:table-cell>
          <table:table-cell office:value-type="string">
            <text:p><text:s text:c="3"/>38303 <text:s text:c="3"/>SH <text:s text:c="8"/>SOLE <text:s text:c="14"/>38303 <text:s text:c="6"/>0 <text:s text:c="7"/>0<text:tab/><text:tab/></text:p>
          </table:table-cell>
        </table:table-row>
        <table:table-row table:style-name="ro1">
          <table:table-cell office:value-type="string">
            <text:p>NORTHSTAR RLTY FIN CORP</text:p>
          </table:table-cell>
          <table:table-cell office:value-type="string">
            <text:p><text:s text:c="2"/>COM <text:s text:c="13"/>66704R100</text:p>
          </table:table-cell>
          <table:table-cell office:value-type="float" office:value="216">
            <text:p>216</text:p>
          </table:table-cell>
          <table:table-cell office:value-type="string">
            <text:p><text:s text:c="3"/>39897 <text:s text:c="3"/>SH <text:s text:c="8"/>SOLE <text:s text:c="14"/>39897 <text:s text:c="6"/>0 <text:s text:c="7"/>0<text:tab/><text:tab/></text:p>
          </table:table-cell>
        </table:table-row>
        <table:table-row table:style-name="ro1">
          <table:table-cell office:value-type="string">
            <text:p>NRG ENERGY INC</text:p>
          </table:table-cell>
          <table:table-cell office:value-type="string">
            <text:p><text:s text:c="2"/>COM NEW <text:s text:c="9"/>629377508</text:p>
          </table:table-cell>
          <table:table-cell office:value-type="float" office:value="2519">
            <text:p>2519</text:p>
          </table:table-cell>
          <table:table-cell office:value-type="string">
            <text:p><text:s text:c="2"/>160736 <text:s text:c="3"/>SH <text:s text:c="8"/>SOLE <text:s text:c="13"/>160736 <text:s text:c="6"/>0 <text:s text:c="7"/>0<text:tab/><text:tab/></text:p>
          </table:table-cell>
        </table:table-row>
        <table:table-row table:style-name="ro1">
          <table:table-cell office:value-type="string">
            <text:p>NORTH EUROPEAN OIL RTY TR</text:p>
          </table:table-cell>
          <table:table-cell office:value-type="string">
            <text:p><text:s text:c="2"/>SH BEN INT <text:s text:c="6"/>659310106</text:p>
          </table:table-cell>
          <table:table-cell office:value-type="float" office:value="304">
            <text:p>304</text:p>
          </table:table-cell>
          <table:table-cell office:value-type="string">
            <text:p><text:s text:c="4"/>9284 <text:s text:c="3"/>SH <text:s text:c="8"/>SOLE <text:s text:c="15"/>9284 <text:s text:c="6"/>0 <text:s text:c="7"/>0<text:tab/><text:tab/></text:p>
          </table:table-cell>
        </table:table-row>
        <table:table-row table:style-name="ro1">
          <table:table-cell office:value-type="string">
            <text:p>NUSTAR ENERGY LP</text:p>
          </table:table-cell>
          <table:table-cell office:value-type="string">
            <text:p><text:s text:c="2"/>UNIT COM <text:s text:c="8"/>67058H102</text:p>
          </table:table-cell>
          <table:table-cell office:value-type="float" office:value="221">
            <text:p>221</text:p>
          </table:table-cell>
          <table:table-cell office:value-type="string">
            <text:p><text:s text:c="4"/>3749 <text:s text:c="3"/>SH <text:s text:c="8"/>SOLE <text:s text:c="15"/>3749 <text:s text:c="6"/>0 <text:s text:c="7"/>0<text:tab/><text:tab/></text:p>
          </table:table-cell>
        </table:table-row>
        <table:table-row table:style-name="ro1">
          <table:table-cell office:value-type="string">
            <text:p>INSIGHT ENTERPRISES INC</text:p>
          </table:table-cell>
          <table:table-cell office:value-type="string">
            <text:p><text:s text:c="2"/>COM <text:s text:c="13"/>45765U103</text:p>
          </table:table-cell>
          <table:table-cell office:value-type="float" office:value="597">
            <text:p>597</text:p>
          </table:table-cell>
          <table:table-cell office:value-type="string">
            <text:p><text:s text:c="3"/>27203 <text:s text:c="3"/>SH <text:s text:c="8"/>SOLE <text:s text:c="14"/>27203 <text:s text:c="6"/>0 <text:s text:c="7"/>0<text:tab/><text:tab/></text:p>
          </table:table-cell>
        </table:table-row>
        <table:table-row table:style-name="ro1">
          <table:table-cell office:value-type="string">
            <text:p>NETAPP INC</text:p>
          </table:table-cell>
          <table:table-cell office:value-type="string">
            <text:p><text:s text:c="2"/>COM <text:s text:c="13"/>64110D104</text:p>
          </table:table-cell>
          <table:table-cell office:value-type="float" office:value="1257">
            <text:p>1257</text:p>
          </table:table-cell>
          <table:table-cell office:value-type="string">
            <text:p><text:s text:c="3"/>28073 <text:s text:c="3"/>SH <text:s text:c="8"/>SOLE <text:s text:c="14"/>28073 <text:s text:c="6"/>0 <text:s text:c="7"/>0<text:tab/><text:tab/></text:p>
          </table:table-cell>
        </table:table-row>
        <table:table-row table:style-name="ro1">
          <table:table-cell office:value-type="string">
            <text:p>NETGEAR INC</text:p>
          </table:table-cell>
          <table:table-cell office:value-type="string">
            <text:p><text:s text:c="2"/>COM <text:s text:c="13"/>64111Q104</text:p>
          </table:table-cell>
          <table:table-cell office:value-type="float" office:value="385">
            <text:p>385</text:p>
          </table:table-cell>
          <table:table-cell office:value-type="string">
            <text:p><text:s text:c="3"/>10075 <text:s text:c="3"/>SH <text:s text:c="8"/>SOLE <text:s text:c="14"/>10075 <text:s text:c="6"/>0 <text:s text:c="7"/>0<text:tab/><text:tab/></text:p>
          </table:table-cell>
        </table:table-row>
        <table:table-row table:style-name="ro1">
          <table:table-cell office:value-type="string">
            <text:p>NTELOS HLDGS CORP</text:p>
          </table:table-cell>
          <table:table-cell office:value-type="string">
            <text:p><text:s text:c="2"/>COM NEW <text:s text:c="9"/>67020Q305</text:p>
          </table:table-cell>
          <table:table-cell office:value-type="float" office:value="754">
            <text:p>754</text:p>
          </table:table-cell>
          <table:table-cell office:value-type="string">
            <text:p><text:s text:c="3"/>36400 <text:s text:c="3"/>SH <text:s text:c="8"/>SOLE <text:s text:c="14"/>36400 <text:s text:c="6"/>0 <text:s text:c="7"/>0<text:tab/><text:tab/></text:p>
          </table:table-cell>
        </table:table-row>
        <table:table-row table:style-name="ro1">
          <table:table-cell office:value-type="string">
            <text:p>NUTRI SYS INC NEW</text:p>
          </table:table-cell>
          <table:table-cell office:value-type="string">
            <text:p><text:s text:c="2"/>COM <text:s text:c="13"/>67069D108</text:p>
          </table:table-cell>
          <table:table-cell office:value-type="float" office:value="176">
            <text:p>176</text:p>
          </table:table-cell>
          <table:table-cell office:value-type="string">
            <text:p><text:s text:c="3"/>15715 <text:s text:c="3"/>SH <text:s text:c="8"/>SOLE <text:s text:c="14"/>15715 <text:s text:c="6"/>0 <text:s text:c="7"/>0<text:tab/><text:tab/></text:p>
          </table:table-cell>
        </table:table-row>
        <table:table-row table:style-name="ro1">
          <table:table-cell office:value-type="string">
            <text:p>NUANCE COMMUNICATIONS INC</text:p>
          </table:table-cell>
          <table:table-cell office:value-type="string">
            <text:p><text:s text:c="2"/>COM <text:s text:c="13"/>67020Y100</text:p>
          </table:table-cell>
          <table:table-cell office:value-type="float" office:value="2219">
            <text:p>2219</text:p>
          </table:table-cell>
          <table:table-cell office:value-type="string">
            <text:p><text:s text:c="3"/>86765 <text:s text:c="3"/>SH <text:s text:c="8"/>SOLE <text:s text:c="14"/>86765 <text:s text:c="6"/>0 <text:s text:c="7"/>0<text:tab/><text:tab/></text:p>
          </table:table-cell>
        </table:table-row>
        <table:table-row table:style-name="ro1">
          <table:table-cell office:value-type="string">
            <text:p>NUCOR CORP</text:p>
          </table:table-cell>
          <table:table-cell office:value-type="string">
            <text:p><text:s text:c="2"/>COM <text:s text:c="13"/>670346105</text:p>
          </table:table-cell>
          <table:table-cell office:value-type="float" office:value="254">
            <text:p>254</text:p>
          </table:table-cell>
          <table:table-cell office:value-type="string">
            <text:p><text:s text:c="4"/>5924 <text:s text:c="3"/>SH <text:s text:c="8"/>SOLE <text:s text:c="15"/>5924 <text:s text:c="6"/>0 <text:s text:c="7"/>0<text:tab/><text:tab/></text:p>
          </table:table-cell>
        </table:table-row>
        <table:table-row table:style-name="ro1">
          <table:table-cell office:value-type="string">
            <text:p>NU SKIN ENTERPRISES INC</text:p>
          </table:table-cell>
          <table:table-cell office:value-type="string">
            <text:p><text:s text:c="2"/>CL A <text:s text:c="12"/>67018T105</text:p>
          </table:table-cell>
          <table:table-cell office:value-type="float" office:value="444">
            <text:p>444</text:p>
          </table:table-cell>
          <table:table-cell office:value-type="string">
            <text:p><text:s text:c="4"/>7675 <text:s text:c="3"/>SH <text:s text:c="8"/>SOLE <text:s text:c="15"/>7675 <text:s text:c="6"/>0 <text:s text:c="7"/>0<text:tab/><text:tab/></text:p>
          </table:table-cell>
        </table:table-row>
        <table:table-row table:style-name="ro1">
          <table:table-cell office:value-type="string">
            <text:p>NUTRACEUTICAL INTL CORP</text:p>
          </table:table-cell>
          <table:table-cell office:value-type="string">
            <text:p><text:s text:c="2"/>COM <text:s text:c="13"/>67060Y101</text:p>
          </table:table-cell>
          <table:table-cell office:value-type="float" office:value="186">
            <text:p>186</text:p>
          </table:table-cell>
          <table:table-cell office:value-type="string">
            <text:p><text:s text:c="3"/>12700 <text:s text:c="3"/>SH <text:s text:c="8"/>SOLE <text:s text:c="14"/>12700 <text:s text:c="6"/>0 <text:s text:c="7"/>0<text:tab/><text:tab/></text:p>
          </table:table-cell>
        </table:table-row>
        <table:table-row table:style-name="ro1">
          <table:table-cell office:value-type="string">
            <text:p>NOVAVAX INC</text:p>
          </table:table-cell>
          <table:table-cell office:value-type="string">
            <text:p><text:s text:c="2"/>COM <text:s text:c="13"/>670002104</text:p>
          </table:table-cell>
          <table:table-cell office:value-type="float" office:value="15">
            <text:p>15</text:p>
          </table:table-cell>
          <table:table-cell office:value-type="string">
            <text:p><text:s text:c="3"/>11604 <text:s text:c="3"/>SH <text:s text:c="8"/>SOLE <text:s text:c="14"/>11604 <text:s text:c="6"/>0 <text:s text:c="7"/>0<text:tab/><text:tab/></text:p>
          </table:table-cell>
        </table:table-row>
        <table:table-row table:style-name="ro1">
          <table:table-cell office:value-type="string">
            <text:p>NEWELL RUBBERMAID INC</text:p>
          </table:table-cell>
          <table:table-cell office:value-type="string">
            <text:p><text:s text:c="2"/>COM <text:s text:c="13"/>651229106</text:p>
          </table:table-cell>
          <table:table-cell office:value-type="float" office:value="1148">
            <text:p>1148</text:p>
          </table:table-cell>
          <table:table-cell office:value-type="string">
            <text:p><text:s text:c="3"/>64447 <text:s text:c="3"/>SH <text:s text:c="8"/>SOLE <text:s text:c="14"/>64447 <text:s text:c="6"/>0 <text:s text:c="7"/>0<text:tab/><text:tab/></text:p>
          </table:table-cell>
        </table:table-row>
        <table:table-row table:style-name="ro1">
          <table:table-cell office:value-type="string">
            <text:p>NEWS CORP</text:p>
          </table:table-cell>
          <table:table-cell office:value-type="string">
            <text:p><text:s text:c="2"/>CL A <text:s text:c="12"/>65248E104</text:p>
          </table:table-cell>
          <table:table-cell office:value-type="float" office:value="3286">
            <text:p>3286</text:p>
          </table:table-cell>
          <table:table-cell office:value-type="string">
            <text:p><text:s text:c="2"/>166723 <text:s text:c="3"/>SH <text:s text:c="8"/>SOLE <text:s text:c="13"/>166723 <text:s text:c="6"/>0 <text:s text:c="7"/>0<text:tab/><text:tab/></text:p>
          </table:table-cell>
        </table:table-row>
        <table:table-row table:style-name="ro1">
          <table:table-cell office:value-type="string">
            <text:p>NEXSTAR BROADCASTING GROUP</text:p>
          </table:table-cell>
          <table:table-cell office:value-type="string">
            <text:p><text:s text:c="2"/>CL A <text:s text:c="12"/>65336K103</text:p>
          </table:table-cell>
          <table:table-cell office:value-type="float" office:value="95">
            <text:p>95</text:p>
          </table:table-cell>
          <table:table-cell office:value-type="string">
            <text:p><text:s text:c="3"/>11497 <text:s text:c="3"/>SH <text:s text:c="8"/>SOLE <text:s text:c="14"/>11497 <text:s text:c="6"/>0 <text:s text:c="7"/>0<text:tab/><text:tab/></text:p>
          </table:table-cell>
        </table:table-row>
        <table:table-row table:style-name="ro1">
          <table:table-cell office:value-type="string">
            <text:p>NEW YORK TIMES CO</text:p>
          </table:table-cell>
          <table:table-cell office:value-type="string">
            <text:p><text:s text:c="2"/>CL A <text:s text:c="12"/>650111107</text:p>
          </table:table-cell>
          <table:table-cell office:value-type="float" office:value="392">
            <text:p>392</text:p>
          </table:table-cell>
          <table:table-cell office:value-type="string">
            <text:p><text:s text:c="3"/>57791 <text:s text:c="3"/>SH <text:s text:c="8"/>SOLE <text:s text:c="14"/>57791 <text:s text:c="6"/>0 <text:s text:c="7"/>0<text:tab/><text:tab/></text:p>
          </table:table-cell>
        </table:table-row>
        <table:table-row table:style-name="ro1">
          <table:table-cell office:value-type="string">
            <text:p>OWENS CORNING NEW</text:p>
          </table:table-cell>
          <table:table-cell office:value-type="string">
            <text:p><text:s text:c="2"/>COM <text:s text:c="13"/>690742101</text:p>
          </table:table-cell>
          <table:table-cell office:value-type="float" office:value="885">
            <text:p>885</text:p>
          </table:table-cell>
          <table:table-cell office:value-type="string">
            <text:p><text:s text:c="3"/>24554 <text:s text:c="3"/>SH <text:s text:c="8"/>SOLE <text:s text:c="14"/>24554 <text:s text:c="6"/>0 <text:s text:c="7"/>0<text:tab/><text:tab/></text:p>
          </table:table-cell>
        </table:table-row>
        <table:table-row table:style-name="ro1">
          <table:table-cell office:value-type="string">
            <text:p>OCZ TECHNOLOGY GROUP INC</text:p>
          </table:table-cell>
          <table:table-cell office:value-type="string">
            <text:p><text:s text:c="2"/>COM <text:s text:c="13"/>67086E303</text:p>
          </table:table-cell>
          <table:table-cell office:value-type="float" office:value="233">
            <text:p>233</text:p>
          </table:table-cell>
          <table:table-cell office:value-type="string">
            <text:p><text:s text:c="3"/>33341 <text:s text:c="3"/>SH <text:s text:c="8"/>SOLE <text:s text:c="14"/>33341 <text:s text:c="6"/>0 <text:s text:c="7"/>0<text:tab/><text:tab/></text:p>
          </table:table-cell>
        </table:table-row>
        <table:table-row table:style-name="ro1">
          <table:table-cell office:value-type="string">
            <text:p>OFFICE DEPOT INC</text:p>
          </table:table-cell>
          <table:table-cell office:value-type="string">
            <text:p><text:s text:c="2"/>COM <text:s text:c="13"/>676220106</text:p>
          </table:table-cell>
          <table:table-cell office:value-type="float" office:value="442">
            <text:p>442</text:p>
          </table:table-cell>
          <table:table-cell office:value-type="string">
            <text:p><text:s text:c="2"/>128183 <text:s text:c="3"/>SH <text:s text:c="8"/>SOLE <text:s text:c="13"/>128183 <text:s text:c="6"/>0 <text:s text:c="7"/>0<text:tab/><text:tab/></text:p>
          </table:table-cell>
        </table:table-row>
        <table:table-row table:style-name="ro1">
          <table:table-cell office:value-type="string">
            <text:p>ORTHOFIX INTL N V</text:p>
          </table:table-cell>
          <table:table-cell office:value-type="string">
            <text:p><text:s text:c="2"/>COM <text:s text:c="13"/>N6748L102</text:p>
          </table:table-cell>
          <table:table-cell office:value-type="float" office:value="470">
            <text:p>470</text:p>
          </table:table-cell>
          <table:table-cell office:value-type="string">
            <text:p><text:s text:c="3"/>12496 <text:s text:c="3"/>SH <text:s text:c="8"/>SOLE <text:s text:c="14"/>12496 <text:s text:c="6"/>0 <text:s text:c="7"/>0<text:tab/><text:tab/></text:p>
          </table:table-cell>
        </table:table-row>
        <table:table-row table:style-name="ro1">
          <table:table-cell office:value-type="string">
            <text:p>OWENS ILL INC</text:p>
          </table:table-cell>
          <table:table-cell office:value-type="string">
            <text:p><text:s text:c="2"/>COM NEW <text:s text:c="9"/>690768403</text:p>
          </table:table-cell>
          <table:table-cell office:value-type="float" office:value="2259">
            <text:p>2259</text:p>
          </table:table-cell>
          <table:table-cell office:value-type="string">
            <text:p><text:s text:c="3"/>96805 <text:s text:c="3"/>SH <text:s text:c="8"/>SOLE <text:s text:c="14"/>96805 <text:s text:c="6"/>0 <text:s text:c="7"/>0<text:tab/><text:tab/></text:p>
          </table:table-cell>
        </table:table-row>
        <table:table-row table:style-name="ro1">
          <table:table-cell office:value-type="string">
            <text:p>ONEOK INC NEW</text:p>
          </table:table-cell>
          <table:table-cell office:value-type="string">
            <text:p><text:s text:c="2"/>COM <text:s text:c="13"/>682680103</text:p>
          </table:table-cell>
          <table:table-cell office:value-type="float" office:value="1155">
            <text:p>1155</text:p>
          </table:table-cell>
          <table:table-cell office:value-type="string">
            <text:p><text:s text:c="3"/>14148 <text:s text:c="3"/>SH <text:s text:c="8"/>SOLE <text:s text:c="14"/>14148 <text:s text:c="6"/>0 <text:s text:c="7"/>0<text:tab/><text:tab/></text:p>
          </table:table-cell>
        </table:table-row>
        <table:table-row table:style-name="ro1">
          <table:table-cell office:value-type="string">
            <text:p>ONEOK PARTNERS LP</text:p>
          </table:table-cell>
          <table:table-cell office:value-type="string">
            <text:p><text:s text:c="2"/>UNIT LTD PARTN <text:s text:c="2"/>68268N103</text:p>
          </table:table-cell>
          <table:table-cell office:value-type="float" office:value="699">
            <text:p>699</text:p>
          </table:table-cell>
          <table:table-cell office:value-type="string">
            <text:p><text:s text:c="3"/>12794 <text:s text:c="3"/>SH <text:s text:c="8"/>SOLE <text:s text:c="14"/>12794 <text:s text:c="6"/>0 <text:s text:c="7"/>0<text:tab/><text:tab/></text:p>
          </table:table-cell>
        </table:table-row>
        <table:table-row table:style-name="ro1">
          <table:table-cell office:value-type="string">
            <text:p>OLIN CORP</text:p>
          </table:table-cell>
          <table:table-cell office:value-type="string">
            <text:p><text:s text:c="2"/>COM PAR $1 <text:s text:c="6"/>680665205</text:p>
          </table:table-cell>
          <table:table-cell office:value-type="float" office:value="236">
            <text:p>236</text:p>
          </table:table-cell>
          <table:table-cell office:value-type="string">
            <text:p><text:s text:c="3"/>10851 <text:s text:c="3"/>SH <text:s text:c="8"/>SOLE <text:s text:c="14"/>10851 <text:s text:c="6"/>0 <text:s text:c="7"/>0<text:tab/><text:tab/></text:p>
          </table:table-cell>
        </table:table-row>
        <table:table-row table:style-name="ro1">
          <table:table-cell office:value-type="string">
            <text:p>OMNICELL INC</text:p>
          </table:table-cell>
          <table:table-cell office:value-type="string">
            <text:p><text:s text:c="2"/>COM <text:s text:c="13"/>68213N109</text:p>
          </table:table-cell>
          <table:table-cell office:value-type="float" office:value="175">
            <text:p>175</text:p>
          </table:table-cell>
          <table:table-cell office:value-type="string">
            <text:p><text:s text:c="3"/>11486 <text:s text:c="3"/>SH <text:s text:c="8"/>SOLE <text:s text:c="14"/>11486 <text:s text:c="6"/>0 <text:s text:c="7"/>0<text:tab/><text:tab/></text:p>
          </table:table-cell>
        </table:table-row>
        <table:table-row table:style-name="ro1">
          <table:table-cell office:value-type="string">
            <text:p>OWENS &amp; MINOR INC NEW</text:p>
          </table:table-cell>
          <table:table-cell office:value-type="string">
            <text:p><text:s text:c="2"/>COM <text:s text:c="13"/>690732102</text:p>
          </table:table-cell>
          <table:table-cell office:value-type="float" office:value="973">
            <text:p>973</text:p>
          </table:table-cell>
          <table:table-cell office:value-type="string">
            <text:p><text:s text:c="3"/>31997 <text:s text:c="3"/>SH <text:s text:c="8"/>SOLE <text:s text:c="14"/>31997 <text:s text:c="6"/>0 <text:s text:c="7"/>0<text:tab/><text:tab/></text:p>
          </table:table-cell>
        </table:table-row>
        <table:table-row table:style-name="ro1">
          <table:table-cell office:value-type="string">
            <text:p>OMNOVA SOLUTIONS INC</text:p>
          </table:table-cell>
          <table:table-cell office:value-type="string">
            <text:p><text:s text:c="2"/>COM <text:s text:c="13"/>682129101</text:p>
          </table:table-cell>
          <table:table-cell office:value-type="float" office:value="118">
            <text:p>118</text:p>
          </table:table-cell>
          <table:table-cell office:value-type="string">
            <text:p><text:s text:c="3"/>17534 <text:s text:c="3"/>SH <text:s text:c="8"/>SOLE <text:s text:c="14"/>17534 <text:s text:c="6"/>0 <text:s text:c="7"/>0<text:tab/><text:tab/></text:p>
          </table:table-cell>
        </table:table-row>
        <table:table-row table:style-name="ro1">
          <table:table-cell office:value-type="string">
            <text:p>OBAGI MEDICAL PRODUCTS INC</text:p>
          </table:table-cell>
          <table:table-cell office:value-type="string">
            <text:p><text:s text:c="2"/>COM <text:s text:c="13"/>67423R108</text:p>
          </table:table-cell>
          <table:table-cell office:value-type="float" office:value="825">
            <text:p>825</text:p>
          </table:table-cell>
          <table:table-cell office:value-type="string">
            <text:p><text:s text:c="3"/>61492 <text:s text:c="3"/>SH <text:s text:c="8"/>SOLE <text:s text:c="14"/>61492 <text:s text:c="6"/>0 <text:s text:c="7"/>0<text:tab/><text:tab/></text:p>
          </table:table-cell>
        </table:table-row>
        <table:table-row table:style-name="ro1">
          <table:table-cell office:value-type="string">
            <text:p>OFFICEMAX INC DEL</text:p>
          </table:table-cell>
          <table:table-cell office:value-type="string">
            <text:p><text:s text:c="2"/>COM <text:s text:c="13"/>67622P101</text:p>
          </table:table-cell>
          <table:table-cell office:value-type="float" office:value="226">
            <text:p>226</text:p>
          </table:table-cell>
          <table:table-cell office:value-type="string">
            <text:p><text:s text:c="3"/>39456 <text:s text:c="3"/>SH <text:s text:c="8"/>SOLE <text:s text:c="14"/>39456 <text:s text:c="6"/>0 <text:s text:c="7"/>0<text:tab/><text:tab/></text:p>
          </table:table-cell>
        </table:table-row>
        <table:table-row table:style-name="ro1">
          <table:table-cell office:value-type="string">
            <text:p>OLD NATL BANCORP IND</text:p>
          </table:table-cell>
          <table:table-cell office:value-type="string">
            <text:p><text:s text:c="2"/>COM <text:s text:c="13"/>680033107</text:p>
          </table:table-cell>
          <table:table-cell office:value-type="float" office:value="140">
            <text:p>140</text:p>
          </table:table-cell>
          <table:table-cell office:value-type="string">
            <text:p><text:s text:c="3"/>10690 <text:s text:c="3"/>SH <text:s text:c="8"/>SOLE <text:s text:c="14"/>10690 <text:s text:c="6"/>0 <text:s text:c="7"/>0<text:tab/><text:tab/></text:p>
          </table:table-cell>
        </table:table-row>
        <table:table-row table:style-name="ro1">
          <table:table-cell office:value-type="string">
            <text:p>ON SEMICONDUCTOR CORP</text:p>
          </table:table-cell>
          <table:table-cell office:value-type="string">
            <text:p><text:s text:c="2"/>COM <text:s text:c="13"/>682189105</text:p>
          </table:table-cell>
          <table:table-cell office:value-type="float" office:value="701">
            <text:p>701</text:p>
          </table:table-cell>
          <table:table-cell office:value-type="string">
            <text:p><text:s text:c="3"/>77847 <text:s text:c="3"/>SH <text:s text:c="8"/>SOLE <text:s text:c="14"/>77847 <text:s text:c="6"/>0 <text:s text:c="7"/>0<text:tab/><text:tab/></text:p>
          </table:table-cell>
        </table:table-row>
        <table:table-row table:style-name="ro1">
          <table:table-cell office:value-type="string">
            <text:p>ONYX PHARMACEUTICALS INC</text:p>
          </table:table-cell>
          <table:table-cell office:value-type="string">
            <text:p><text:s text:c="2"/>COM <text:s text:c="13"/>683399109</text:p>
          </table:table-cell>
          <table:table-cell office:value-type="float" office:value="487">
            <text:p>487</text:p>
          </table:table-cell>
          <table:table-cell office:value-type="string">
            <text:p><text:s text:c="3"/>12937 <text:s text:c="3"/>SH <text:s text:c="8"/>SOLE <text:s text:c="14"/>12937 <text:s text:c="6"/>0 <text:s text:c="7"/>0<text:tab/><text:tab/></text:p>
          </table:table-cell>
        </table:table-row>
        <table:table-row table:style-name="ro1">
          <table:table-cell office:value-type="string">
            <text:p>OPENTABLE INC</text:p>
          </table:table-cell>
          <table:table-cell office:value-type="string">
            <text:p><text:s text:c="2"/>COM <text:s text:c="13"/>68372A104</text:p>
          </table:table-cell>
          <table:table-cell office:value-type="float" office:value="451">
            <text:p>451</text:p>
          </table:table-cell>
          <table:table-cell office:value-type="string">
            <text:p><text:s text:c="3"/>11140 <text:s text:c="3"/>SH <text:s text:c="8"/>SOLE <text:s text:c="14"/>11140 <text:s text:c="6"/>0 <text:s text:c="7"/>0<text:tab/><text:tab/></text:p>
          </table:table-cell>
        </table:table-row>
        <table:table-row table:style-name="ro1">
          <table:table-cell office:value-type="string">
            <text:p>OPNET TECHNOLOGIES INC</text:p>
          </table:table-cell>
          <table:table-cell office:value-type="string">
            <text:p><text:s text:c="2"/>COM <text:s text:c="13"/>683757108</text:p>
          </table:table-cell>
          <table:table-cell office:value-type="float" office:value="246">
            <text:p>246</text:p>
          </table:table-cell>
          <table:table-cell office:value-type="string">
            <text:p><text:s text:c="4"/>8470 <text:s text:c="3"/>SH <text:s text:c="8"/>SOLE <text:s text:c="15"/>8470 <text:s text:c="6"/>0 <text:s text:c="7"/>0<text:tab/><text:tab/></text:p>
          </table:table-cell>
        </table:table-row>
        <table:table-row table:style-name="ro1">
          <table:table-cell office:value-type="string">
            <text:p>ORBITAL SCIENCES CORP</text:p>
          </table:table-cell>
          <table:table-cell office:value-type="string">
            <text:p><text:s text:c="2"/>COM <text:s text:c="13"/>685564106</text:p>
          </table:table-cell>
          <table:table-cell office:value-type="float" office:value="260">
            <text:p>260</text:p>
          </table:table-cell>
          <table:table-cell office:value-type="string">
            <text:p><text:s text:c="3"/>19804 <text:s text:c="3"/>SH <text:s text:c="8"/>SOLE <text:s text:c="14"/>19804 <text:s text:c="6"/>0 <text:s text:c="7"/>0<text:tab/><text:tab/></text:p>
          </table:table-cell>
        </table:table-row>
        <table:table-row table:style-name="ro1">
          <table:table-cell office:value-type="string">
            <text:p>ONLINE RES CORP</text:p>
          </table:table-cell>
          <table:table-cell office:value-type="string">
            <text:p><text:s text:c="2"/>COM <text:s text:c="13"/>68273G101</text:p>
          </table:table-cell>
          <table:table-cell office:value-type="float" office:value="140">
            <text:p>140</text:p>
          </table:table-cell>
          <table:table-cell office:value-type="string">
            <text:p><text:s text:c="3"/>49199 <text:s text:c="3"/>SH <text:s text:c="8"/>SOLE <text:s text:c="14"/>49199 <text:s text:c="6"/>0 <text:s text:c="7"/>0<text:tab/><text:tab/></text:p>
          </table:table-cell>
        </table:table-row>
        <table:table-row table:style-name="ro1">
          <table:table-cell office:value-type="string">
            <text:p>ORACLE CORP</text:p>
          </table:table-cell>
          <table:table-cell office:value-type="string">
            <text:p><text:s text:c="2"/>COM <text:s text:c="13"/>68389X105</text:p>
          </table:table-cell>
          <table:table-cell office:value-type="float" office:value="1473">
            <text:p>1473</text:p>
          </table:table-cell>
          <table:table-cell office:value-type="string">
            <text:p><text:s text:c="3"/>50500 <text:s text:c="3"/>SH <text:s text:c="8"/>SOLE <text:s text:c="14"/>50500 <text:s text:c="6"/>0 <text:s text:c="7"/>0<text:tab/><text:tab/></text:p>
          </table:table-cell>
        </table:table-row>
        <table:table-row table:style-name="ro1">
          <table:table-cell office:value-type="string">
            <text:p>OLD REP INTL CORP</text:p>
          </table:table-cell>
          <table:table-cell office:value-type="string">
            <text:p><text:s text:c="2"/>COM <text:s text:c="13"/>680223104</text:p>
          </table:table-cell>
          <table:table-cell office:value-type="float" office:value="487">
            <text:p>487</text:p>
          </table:table-cell>
          <table:table-cell office:value-type="string">
            <text:p><text:s text:c="3"/>46130 <text:s text:c="3"/>SH <text:s text:c="8"/>SOLE <text:s text:c="14"/>46130 <text:s text:c="6"/>0 <text:s text:c="7"/>0<text:tab/><text:tab/></text:p>
          </table:table-cell>
        </table:table-row>
        <table:table-row table:style-name="ro1">
          <table:table-cell office:value-type="string">
            <text:p>OVERSEAS SHIPHOLDING GROUP</text:p>
          </table:table-cell>
          <table:table-cell office:value-type="string">
            <text:p><text:s text:c="2"/>COM <text:s text:c="13"/>690368105</text:p>
          </table:table-cell>
          <table:table-cell office:value-type="float" office:value="175">
            <text:p>175</text:p>
          </table:table-cell>
          <table:table-cell office:value-type="string">
            <text:p><text:s text:c="3"/>13824 <text:s text:c="3"/>SH <text:s text:c="8"/>SOLE <text:s text:c="14"/>13824 <text:s text:c="6"/>0 <text:s text:c="7"/>0<text:tab/><text:tab/></text:p>
          </table:table-cell>
        </table:table-row>
        <table:table-row table:style-name="ro1">
          <table:table-cell office:value-type="string">
            <text:p>OSIRIS THERAPEUTICS INC NEW</text:p>
          </table:table-cell>
          <table:table-cell office:value-type="string">
            <text:p><text:s text:c="2"/>COM <text:s text:c="13"/>68827R108</text:p>
          </table:table-cell>
          <table:table-cell office:value-type="float" office:value="473">
            <text:p>473</text:p>
          </table:table-cell>
          <table:table-cell office:value-type="string">
            <text:p><text:s text:c="3"/>92247 <text:s text:c="3"/>SH <text:s text:c="8"/>SOLE <text:s text:c="14"/>92247 <text:s text:c="6"/>0 <text:s text:c="7"/>0<text:tab/><text:tab/></text:p>
          </table:table-cell>
        </table:table-row>
        <table:table-row table:style-name="ro1">
          <table:table-cell office:value-type="string">
            <text:p>OVERSTOCK COM INC DEL</text:p>
          </table:table-cell>
          <table:table-cell office:value-type="string">
            <text:p><text:s text:c="2"/>COM <text:s text:c="13"/>690370101</text:p>
          </table:table-cell>
          <table:table-cell office:value-type="float" office:value="514">
            <text:p>514</text:p>
          </table:table-cell>
          <table:table-cell office:value-type="string">
            <text:p><text:s text:c="3"/>97859 <text:s text:c="3"/>SH <text:s text:c="8"/>SOLE <text:s text:c="14"/>97859 <text:s text:c="6"/>0 <text:s text:c="7"/>0<text:tab/><text:tab/></text:p>
          </table:table-cell>
        </table:table-row>
        <table:table-row table:style-name="ro1">
          <table:table-cell office:value-type="string">
            <text:p>OPEN TEXT CORP</text:p>
          </table:table-cell>
          <table:table-cell office:value-type="string">
            <text:p><text:s text:c="2"/>COM <text:s text:c="13"/>683715106</text:p>
          </table:table-cell>
          <table:table-cell office:value-type="float" office:value="649">
            <text:p>649</text:p>
          </table:table-cell>
          <table:table-cell office:value-type="string">
            <text:p><text:s text:c="3"/>10613 <text:s text:c="3"/>SH <text:s text:c="8"/>SOLE <text:s text:c="14"/>10613 <text:s text:c="6"/>0 <text:s text:c="7"/>0<text:tab/><text:tab/></text:p>
          </table:table-cell>
        </table:table-row>
        <table:table-row table:style-name="ro1">
          <table:table-cell office:value-type="string">
            <text:p>OCH ZIFF CAP MGMT GROUP</text:p>
          </table:table-cell>
          <table:table-cell office:value-type="string">
            <text:p><text:s text:c="2"/>CL A <text:s text:c="12"/>67551U105</text:p>
          </table:table-cell>
          <table:table-cell office:value-type="float" office:value="392">
            <text:p>392</text:p>
          </table:table-cell>
          <table:table-cell office:value-type="string">
            <text:p><text:s text:c="3"/>42278 <text:s text:c="3"/>SH <text:s text:c="8"/>SOLE <text:s text:c="14"/>42278 <text:s text:c="6"/>0 <text:s text:c="7"/>0<text:tab/><text:tab/></text:p>
          </table:table-cell>
        </table:table-row>
        <table:table-row table:style-name="ro1">
          <table:table-cell office:value-type="string">
            <text:p>PANDORA MEDIA INC</text:p>
          </table:table-cell>
          <table:table-cell office:value-type="string">
            <text:p><text:s text:c="2"/>COM <text:s text:c="13"/>698354107</text:p>
          </table:table-cell>
          <table:table-cell office:value-type="float" office:value="115">
            <text:p>115</text:p>
          </table:table-cell>
          <table:table-cell office:value-type="string">
            <text:p><text:s text:c="3"/>11238 <text:s text:c="3"/>SH <text:s text:c="8"/>SOLE <text:s text:c="14"/>11238 <text:s text:c="6"/>0 <text:s text:c="7"/>0<text:tab/><text:tab/></text:p>
          </table:table-cell>
        </table:table-row>
        <table:table-row table:style-name="ro1">
          <table:table-cell office:value-type="string">
            <text:p>PLAINS ALL AMERN PIPELINE L</text:p>
          </table:table-cell>
          <table:table-cell office:value-type="string">
            <text:p><text:s text:c="2"/>UNIT LTD PARTN <text:s text:c="2"/>726503105</text:p>
          </table:table-cell>
          <table:table-cell office:value-type="float" office:value="1111">
            <text:p>1111</text:p>
          </table:table-cell>
          <table:table-cell office:value-type="string">
            <text:p><text:s text:c="3"/>14166 <text:s text:c="3"/>SH <text:s text:c="8"/>SOLE <text:s text:c="14"/>14166 <text:s text:c="6"/>0 <text:s text:c="7"/>0<text:tab/><text:tab/></text:p>
          </table:table-cell>
        </table:table-row>
        <table:table-row table:style-name="ro1">
          <table:table-cell office:value-type="string">
            <text:p>PAN AMERICAN SILVER CORP</text:p>
          </table:table-cell>
          <table:table-cell office:value-type="string">
            <text:p><text:s text:c="2"/>COM <text:s text:c="13"/>697900108</text:p>
          </table:table-cell>
          <table:table-cell office:value-type="float" office:value="218">
            <text:p>218</text:p>
          </table:table-cell>
          <table:table-cell office:value-type="string">
            <text:p><text:s text:c="4"/>9901 <text:s text:c="3"/>SH <text:s text:c="8"/>SOLE <text:s text:c="15"/>9901 <text:s text:c="6"/>0 <text:s text:c="7"/>0<text:tab/><text:tab/></text:p>
          </table:table-cell>
        </table:table-row>
        <table:table-row table:style-name="ro1">
          <table:table-cell office:value-type="string">
            <text:p>PACER INTL INC TENN</text:p>
          </table:table-cell>
          <table:table-cell office:value-type="string">
            <text:p><text:s text:c="2"/>COM <text:s text:c="13"/>69373H106</text:p>
          </table:table-cell>
          <table:table-cell office:value-type="float" office:value="780">
            <text:p>780</text:p>
          </table:table-cell>
          <table:table-cell office:value-type="string">
            <text:p><text:s text:c="2"/>123344 <text:s text:c="3"/>SH <text:s text:c="8"/>SOLE <text:s text:c="13"/>123344 <text:s text:c="6"/>0 <text:s text:c="7"/>0<text:tab/><text:tab/></text:p>
          </table:table-cell>
        </table:table-row>
        <table:table-row table:style-name="ro1">
          <table:table-cell office:value-type="string">
            <text:p>PAYCHEX INC</text:p>
          </table:table-cell>
          <table:table-cell office:value-type="string">
            <text:p><text:s text:c="2"/>COM <text:s text:c="13"/>704326107</text:p>
          </table:table-cell>
          <table:table-cell office:value-type="float" office:value="2330">
            <text:p>2330</text:p>
          </table:table-cell>
          <table:table-cell office:value-type="string">
            <text:p><text:s text:c="3"/>75171 <text:s text:c="3"/>SH <text:s text:c="8"/>SOLE <text:s text:c="14"/>75171 <text:s text:c="6"/>0 <text:s text:c="7"/>0<text:tab/><text:tab/></text:p>
          </table:table-cell>
        </table:table-row>
        <table:table-row table:style-name="ro1">
          <table:table-cell office:value-type="string">
            <text:p>PROSPERITY BANCSHARES INC</text:p>
          </table:table-cell>
          <table:table-cell office:value-type="string">
            <text:p><text:s text:c="2"/>COM <text:s text:c="13"/>743606105</text:p>
          </table:table-cell>
          <table:table-cell office:value-type="float" office:value="255">
            <text:p>255</text:p>
          </table:table-cell>
          <table:table-cell office:value-type="string">
            <text:p><text:s text:c="4"/>5564 <text:s text:c="3"/>SH <text:s text:c="8"/>SOLE <text:s text:c="15"/>5564 <text:s text:c="6"/>0 <text:s text:c="7"/>0<text:tab/><text:tab/></text:p>
          </table:table-cell>
        </table:table-row>
        <table:table-row table:style-name="ro1">
          <table:table-cell office:value-type="string">
            <text:p>PITNEY BOWES INC</text:p>
          </table:table-cell>
          <table:table-cell office:value-type="string">
            <text:p><text:s text:c="2"/>COM <text:s text:c="13"/>724479100</text:p>
          </table:table-cell>
          <table:table-cell office:value-type="float" office:value="1411">
            <text:p>1411</text:p>
          </table:table-cell>
          <table:table-cell office:value-type="string">
            <text:p><text:s text:c="3"/>80248 <text:s text:c="3"/>SH <text:s text:c="8"/>SOLE <text:s text:c="14"/>80248 <text:s text:c="6"/>0 <text:s text:c="7"/>0<text:tab/><text:tab/></text:p>
          </table:table-cell>
        </table:table-row>
        <table:table-row table:style-name="ro1">
          <table:table-cell office:value-type="string">
            <text:p>PETROLEO BRASILEIRO SA PETR</text:p>
          </table:table-cell>
          <table:table-cell office:value-type="string">
            <text:p><text:s text:c="2"/>SP ADR NON VTG <text:s text:c="2"/>71654V101</text:p>
          </table:table-cell>
          <table:table-cell office:value-type="float" office:value="274">
            <text:p>274</text:p>
          </table:table-cell>
          <table:table-cell office:value-type="string">
            <text:p><text:s text:c="3"/>10716 <text:s text:c="3"/>SH <text:s text:c="8"/>SOLE <text:s text:c="14"/>10716 <text:s text:c="6"/>0 <text:s text:c="7"/>0<text:tab/><text:tab/></text:p>
          </table:table-cell>
        </table:table-row>
        <table:table-row table:style-name="ro1">
          <table:table-cell office:value-type="string">
            <text:p>PERMIAN BASIN RTY TR</text:p>
          </table:table-cell>
          <table:table-cell office:value-type="string">
            <text:p><text:s text:c="2"/>UNIT BEN INT <text:s text:c="4"/>714236106</text:p>
          </table:table-cell>
          <table:table-cell office:value-type="float" office:value="304">
            <text:p>304</text:p>
          </table:table-cell>
          <table:table-cell office:value-type="string">
            <text:p><text:s text:c="3"/>13286 <text:s text:c="3"/>SH <text:s text:c="8"/>SOLE <text:s text:c="14"/>13286 <text:s text:c="6"/>0 <text:s text:c="7"/>0<text:tab/><text:tab/></text:p>
          </table:table-cell>
        </table:table-row>
        <table:table-row table:style-name="ro1">
          <table:table-cell office:value-type="string">
            <text:p>P C CONNECTION</text:p>
          </table:table-cell>
          <table:table-cell office:value-type="string">
            <text:p><text:s text:c="2"/>COM <text:s text:c="13"/>69318J100</text:p>
          </table:table-cell>
          <table:table-cell office:value-type="float" office:value="535">
            <text:p>535</text:p>
          </table:table-cell>
          <table:table-cell office:value-type="string">
            <text:p><text:s text:c="3"/>65071 <text:s text:c="3"/>SH <text:s text:c="8"/>SOLE <text:s text:c="14"/>65071 <text:s text:c="6"/>0 <text:s text:c="7"/>0<text:tab/><text:tab/></text:p>
          </table:table-cell>
        </table:table-row>
        <table:table-row table:style-name="ro1">
          <table:table-cell office:value-type="string">
            <text:p>PG&amp;E CORP</text:p>
          </table:table-cell>
          <table:table-cell office:value-type="string">
            <text:p><text:s text:c="2"/>COM <text:s text:c="13"/>69331C108</text:p>
          </table:table-cell>
          <table:table-cell office:value-type="float" office:value="406">
            <text:p>406</text:p>
          </table:table-cell>
          <table:table-cell office:value-type="string">
            <text:p><text:s text:c="4"/>9360 <text:s text:c="3"/>SH <text:s text:c="8"/>SOLE <text:s text:c="15"/>9360 <text:s text:c="6"/>0 <text:s text:c="7"/>0<text:tab/><text:tab/></text:p>
          </table:table-cell>
        </table:table-row>
        <table:table-row table:style-name="ro1">
          <table:table-cell office:value-type="string">
            <text:p>PLUM CREEK TIMBER CO INC</text:p>
          </table:table-cell>
          <table:table-cell office:value-type="string">
            <text:p><text:s text:c="2"/>COM <text:s text:c="13"/>729251108</text:p>
          </table:table-cell>
          <table:table-cell office:value-type="float" office:value="352">
            <text:p>352</text:p>
          </table:table-cell>
          <table:table-cell office:value-type="string">
            <text:p><text:s text:c="4"/>8470 <text:s text:c="3"/>SH <text:s text:c="8"/>SOLE <text:s text:c="15"/>8470 <text:s text:c="6"/>0 <text:s text:c="7"/>0<text:tab/><text:tab/></text:p>
          </table:table-cell>
        </table:table-row>
        <table:table-row table:style-name="ro1">
          <table:table-cell office:value-type="string">
            <text:p>PRECISION CASTPARTS CORP</text:p>
          </table:table-cell>
          <table:table-cell office:value-type="string">
            <text:p><text:s text:c="2"/>COM <text:s text:c="13"/>740189105</text:p>
          </table:table-cell>
          <table:table-cell office:value-type="float" office:value="363">
            <text:p>363</text:p>
          </table:table-cell>
          <table:table-cell office:value-type="string">
            <text:p><text:s text:c="4"/>2102 <text:s text:c="3"/>SH <text:s text:c="8"/>SOLE <text:s text:c="15"/>2102 <text:s text:c="6"/>0 <text:s text:c="7"/>0<text:tab/><text:tab/></text:p>
          </table:table-cell>
        </table:table-row>
        <table:table-row table:style-name="ro1">
          <table:table-cell office:value-type="string">
            <text:p>METROPCS COMMUNICATIONS INC</text:p>
          </table:table-cell>
          <table:table-cell office:value-type="string">
            <text:p><text:s text:c="2"/>COM <text:s text:c="13"/>591708102</text:p>
          </table:table-cell>
          <table:table-cell office:value-type="float" office:value="288">
            <text:p>288</text:p>
          </table:table-cell>
          <table:table-cell office:value-type="string">
            <text:p><text:s text:c="3"/>31905 <text:s text:c="3"/>SH <text:s text:c="8"/>SOLE <text:s text:c="14"/>31905 <text:s text:c="6"/>0 <text:s text:c="7"/>0<text:tab/><text:tab/></text:p>
          </table:table-cell>
        </table:table-row>
        <table:table-row table:style-name="ro1">
          <table:table-cell office:value-type="string">
            <text:p>PATRIOT COAL CORP</text:p>
          </table:table-cell>
          <table:table-cell office:value-type="string">
            <text:p><text:s text:c="2"/>COM <text:s text:c="13"/>70336T104</text:p>
          </table:table-cell>
          <table:table-cell office:value-type="float" office:value="703">
            <text:p>703</text:p>
          </table:table-cell>
          <table:table-cell office:value-type="string">
            <text:p><text:s text:c="2"/>112665 <text:s text:c="3"/>SH <text:s text:c="8"/>SOLE <text:s text:c="13"/>112665 <text:s text:c="6"/>0 <text:s text:c="7"/>0<text:tab/><text:tab/></text:p>
          </table:table-cell>
        </table:table-row>
        <table:table-row table:style-name="ro1">
          <table:table-cell office:value-type="string">
            <text:p>PIONEER DRILLING CO</text:p>
          </table:table-cell>
          <table:table-cell office:value-type="string">
            <text:p><text:s text:c="2"/>COM <text:s text:c="13"/>723655106</text:p>
          </table:table-cell>
          <table:table-cell office:value-type="float" office:value="176">
            <text:p>176</text:p>
          </table:table-cell>
          <table:table-cell office:value-type="string">
            <text:p><text:s text:c="3"/>20000 <text:s text:c="3"/>SH <text:s text:c="8"/>SOLE <text:s text:c="14"/>20000 <text:s text:c="6"/>0 <text:s text:c="7"/>0<text:tab/><text:tab/></text:p>
          </table:table-cell>
        </table:table-row>
        <table:table-row table:style-name="ro1">
          <table:table-cell office:value-type="string">
            <text:p>PATTERSON COMPANIES INC</text:p>
          </table:table-cell>
          <table:table-cell office:value-type="string">
            <text:p><text:s text:c="2"/>COM <text:s text:c="13"/>703395103</text:p>
          </table:table-cell>
          <table:table-cell office:value-type="float" office:value="950">
            <text:p>950</text:p>
          </table:table-cell>
          <table:table-cell office:value-type="string">
            <text:p><text:s text:c="3"/>28433 <text:s text:c="3"/>SH <text:s text:c="8"/>SOLE <text:s text:c="14"/>28433 <text:s text:c="6"/>0 <text:s text:c="7"/>0<text:tab/><text:tab/></text:p>
          </table:table-cell>
        </table:table-row>
        <table:table-row table:style-name="ro1">
          <table:table-cell office:value-type="string">
            <text:p>PDL BIOPHARMA INC</text:p>
          </table:table-cell>
          <table:table-cell office:value-type="string">
            <text:p><text:s text:c="2"/>COM <text:s text:c="13"/>69329Y104</text:p>
          </table:table-cell>
          <table:table-cell office:value-type="float" office:value="1210">
            <text:p>1210</text:p>
          </table:table-cell>
          <table:table-cell office:value-type="string">
            <text:p><text:s text:c="2"/>190230 <text:s text:c="3"/>SH <text:s text:c="8"/>SOLE <text:s text:c="13"/>190230 <text:s text:c="6"/>0 <text:s text:c="7"/>0<text:tab/><text:tab/></text:p>
          </table:table-cell>
        </table:table-row>
        <table:table-row table:style-name="ro1">
          <table:table-cell office:value-type="string">
            <text:p>PIEDMONT OFFICE REALTY TR I</text:p>
          </table:table-cell>
          <table:table-cell office:value-type="string">
            <text:p><text:s text:c="2"/>COM CL A <text:s text:c="8"/>720190206</text:p>
          </table:table-cell>
          <table:table-cell office:value-type="float" office:value="366">
            <text:p>366</text:p>
          </table:table-cell>
          <table:table-cell office:value-type="string">
            <text:p><text:s text:c="3"/>20614 <text:s text:c="3"/>SH <text:s text:c="8"/>SOLE <text:s text:c="14"/>20614 <text:s text:c="6"/>0 <text:s text:c="7"/>0<text:tab/><text:tab/></text:p>
          </table:table-cell>
        </table:table-row>
        <table:table-row table:style-name="ro1">
          <table:table-cell office:value-type="string">
            <text:p>PEPSICO INC</text:p>
          </table:table-cell>
          <table:table-cell office:value-type="string">
            <text:p><text:s text:c="2"/>COM <text:s text:c="13"/>713448108</text:p>
          </table:table-cell>
          <table:table-cell office:value-type="float" office:value="751">
            <text:p>751</text:p>
          </table:table-cell>
          <table:table-cell office:value-type="string">
            <text:p><text:s text:c="3"/>11324 <text:s text:c="3"/>SH <text:s text:c="8"/>SOLE <text:s text:c="14"/>11324 <text:s text:c="6"/>0 <text:s text:c="7"/>0<text:tab/><text:tab/></text:p>
          </table:table-cell>
        </table:table-row>
        <table:table-row table:style-name="ro1">
          <table:table-cell office:value-type="string">
            <text:p>PETSMART INC</text:p>
          </table:table-cell>
          <table:table-cell office:value-type="string">
            <text:p><text:s text:c="2"/>COM <text:s text:c="13"/>716768106</text:p>
          </table:table-cell>
          <table:table-cell office:value-type="float" office:value="1467">
            <text:p>1467</text:p>
          </table:table-cell>
          <table:table-cell office:value-type="string">
            <text:p><text:s text:c="3"/>25644 <text:s text:c="3"/>SH <text:s text:c="8"/>SOLE <text:s text:c="14"/>25644 <text:s text:c="6"/>0 <text:s text:c="7"/>0<text:tab/><text:tab/></text:p>
          </table:table-cell>
        </table:table-row>
        <table:table-row table:style-name="ro1">
          <table:table-cell office:value-type="string">
            <text:p>PFIZER INC</text:p>
          </table:table-cell>
          <table:table-cell office:value-type="string">
            <text:p><text:s text:c="2"/>COM <text:s text:c="13"/>717081103</text:p>
          </table:table-cell>
          <table:table-cell office:value-type="float" office:value="460">
            <text:p>460</text:p>
          </table:table-cell>
          <table:table-cell office:value-type="string">
            <text:p><text:s text:c="3"/>20319 <text:s text:c="3"/>SH <text:s text:c="8"/>SOLE <text:s text:c="14"/>20319 <text:s text:c="6"/>0 <text:s text:c="7"/>0<text:tab/><text:tab/></text:p>
          </table:table-cell>
        </table:table-row>
        <table:table-row table:style-name="ro1">
          <table:table-cell office:value-type="string">
            <text:p>PROCTER &amp; GAMBLE CO</text:p>
          </table:table-cell>
          <table:table-cell office:value-type="string">
            <text:p><text:s text:c="2"/>COM <text:s text:c="13"/>742718109</text:p>
          </table:table-cell>
          <table:table-cell office:value-type="float" office:value="2174">
            <text:p>2174</text:p>
          </table:table-cell>
          <table:table-cell office:value-type="string">
            <text:p><text:s text:c="3"/>32350 <text:s text:c="3"/>SH <text:s text:c="8"/>SOLE <text:s text:c="14"/>32350 <text:s text:c="6"/>0 <text:s text:c="7"/>0<text:tab/><text:tab/></text:p>
          </table:table-cell>
        </table:table-row>
        <table:table-row table:style-name="ro1">
          <table:table-cell office:value-type="string">
            <text:p>PREMIERE GLOBAL SVCS INC</text:p>
          </table:table-cell>
          <table:table-cell office:value-type="string">
            <text:p><text:s text:c="2"/>COM <text:s text:c="13"/>740585104</text:p>
          </table:table-cell>
          <table:table-cell office:value-type="float" office:value="624">
            <text:p>624</text:p>
          </table:table-cell>
          <table:table-cell office:value-type="string">
            <text:p><text:s text:c="3"/>68984 <text:s text:c="3"/>SH <text:s text:c="8"/>SOLE <text:s text:c="14"/>68984 <text:s text:c="6"/>0 <text:s text:c="7"/>0<text:tab/><text:tab/></text:p>
          </table:table-cell>
        </table:table-row>
        <table:table-row table:style-name="ro1">
          <table:table-cell office:value-type="string">
            <text:p>PARKER HANNIFIN CORP</text:p>
          </table:table-cell>
          <table:table-cell office:value-type="string">
            <text:p><text:s text:c="2"/>COM <text:s text:c="13"/>701094104</text:p>
          </table:table-cell>
          <table:table-cell office:value-type="float" office:value="1808">
            <text:p>1808</text:p>
          </table:table-cell>
          <table:table-cell office:value-type="string">
            <text:p><text:s text:c="3"/>21381 <text:s text:c="3"/>SH <text:s text:c="8"/>SOLE <text:s text:c="14"/>21381 <text:s text:c="6"/>0 <text:s text:c="7"/>0<text:tab/><text:tab/></text:p>
          </table:table-cell>
        </table:table-row>
        <table:table-row table:style-name="ro1">
          <table:table-cell office:value-type="string">
            <text:p>POLARIS INDS INC</text:p>
          </table:table-cell>
          <table:table-cell office:value-type="string">
            <text:p><text:s text:c="2"/>COM <text:s text:c="13"/>731068102</text:p>
          </table:table-cell>
          <table:table-cell office:value-type="float" office:value="321">
            <text:p>321</text:p>
          </table:table-cell>
          <table:table-cell office:value-type="string">
            <text:p><text:s text:c="4"/>4455 <text:s text:c="3"/>SH <text:s text:c="8"/>SOLE <text:s text:c="15"/>4455 <text:s text:c="6"/>0 <text:s text:c="7"/>0<text:tab/><text:tab/></text:p>
          </table:table-cell>
        </table:table-row>
        <table:table-row table:style-name="ro1">
          <table:table-cell office:value-type="string">
            <text:p>PIER 1 IMPORTS INC</text:p>
          </table:table-cell>
          <table:table-cell office:value-type="string">
            <text:p><text:s text:c="2"/>COM <text:s text:c="13"/>720279108</text:p>
          </table:table-cell>
          <table:table-cell office:value-type="float" office:value="637">
            <text:p>637</text:p>
          </table:table-cell>
          <table:table-cell office:value-type="string">
            <text:p><text:s text:c="3"/>35047 <text:s text:c="3"/>SH <text:s text:c="8"/>SOLE <text:s text:c="14"/>35047 <text:s text:c="6"/>0 <text:s text:c="7"/>0<text:tab/><text:tab/></text:p>
          </table:table-cell>
        </table:table-row>
        <table:table-row table:style-name="ro1">
          <table:table-cell office:value-type="string">
            <text:p>PARKER DRILLING CO</text:p>
          </table:table-cell>
          <table:table-cell office:value-type="string">
            <text:p><text:s text:c="2"/>COM <text:s text:c="13"/>701081101</text:p>
          </table:table-cell>
          <table:table-cell office:value-type="float" office:value="313">
            <text:p>313</text:p>
          </table:table-cell>
          <table:table-cell office:value-type="string">
            <text:p><text:s text:c="3"/>52451 <text:s text:c="3"/>SH <text:s text:c="8"/>SOLE <text:s text:c="14"/>52451 <text:s text:c="6"/>0 <text:s text:c="7"/>0<text:tab/><text:tab/></text:p>
          </table:table-cell>
        </table:table-row>
        <table:table-row table:style-name="ro1">
          <table:table-cell office:value-type="string">
            <text:p>PACKAGING CORP AMER</text:p>
          </table:table-cell>
          <table:table-cell office:value-type="string">
            <text:p><text:s text:c="2"/>COM <text:s text:c="13"/>695156109</text:p>
          </table:table-cell>
          <table:table-cell office:value-type="float" office:value="353">
            <text:p>353</text:p>
          </table:table-cell>
          <table:table-cell office:value-type="string">
            <text:p><text:s text:c="3"/>11944 <text:s text:c="3"/>SH <text:s text:c="8"/>SOLE <text:s text:c="14"/>11944 <text:s text:c="6"/>0 <text:s text:c="7"/>0<text:tab/><text:tab/></text:p>
          </table:table-cell>
        </table:table-row>
        <table:table-row table:style-name="ro1">
          <table:table-cell office:value-type="string">
            <text:p>PHOTRONICS INC</text:p>
          </table:table-cell>
          <table:table-cell office:value-type="string">
            <text:p><text:s text:c="2"/>COM <text:s text:c="13"/>719405102</text:p>
          </table:table-cell>
          <table:table-cell office:value-type="float" office:value="328">
            <text:p>328</text:p>
          </table:table-cell>
          <table:table-cell office:value-type="string">
            <text:p><text:s text:c="3"/>49288 <text:s text:c="3"/>SH <text:s text:c="8"/>SOLE <text:s text:c="14"/>49288 <text:s text:c="6"/>0 <text:s text:c="7"/>0<text:tab/><text:tab/></text:p>
          </table:table-cell>
        </table:table-row>
        <table:table-row table:style-name="ro1">
          <table:table-cell office:value-type="string">
            <text:p>POLYCOM INC</text:p>
          </table:table-cell>
          <table:table-cell office:value-type="string">
            <text:p><text:s text:c="2"/>COM <text:s text:c="13"/>73172K104</text:p>
          </table:table-cell>
          <table:table-cell office:value-type="float" office:value="510">
            <text:p>510</text:p>
          </table:table-cell>
          <table:table-cell office:value-type="string">
            <text:p><text:s text:c="3"/>26767 <text:s text:c="3"/>SH <text:s text:c="8"/>SOLE <text:s text:c="14"/>26767 <text:s text:c="6"/>0 <text:s text:c="7"/>0<text:tab/><text:tab/></text:p>
          </table:table-cell>
        </table:table-row>
        <table:table-row table:style-name="ro1">
          <table:table-cell office:value-type="string">
            <text:p>PRESIDENTIAL LIFE CORP</text:p>
          </table:table-cell>
          <table:table-cell office:value-type="string">
            <text:p><text:s text:c="2"/>COM <text:s text:c="13"/>740884101</text:p>
          </table:table-cell>
          <table:table-cell office:value-type="float" office:value="175">
            <text:p>175</text:p>
          </table:table-cell>
          <table:table-cell office:value-type="string">
            <text:p><text:s text:c="3"/>15262 <text:s text:c="3"/>SH <text:s text:c="8"/>SOLE <text:s text:c="14"/>15262 <text:s text:c="6"/>0 <text:s text:c="7"/>0<text:tab/><text:tab/></text:p>
          </table:table-cell>
        </table:table-row>
        <table:table-row table:style-name="ro1">
          <table:table-cell office:value-type="string">
            <text:p>PALL CORP</text:p>
          </table:table-cell>
          <table:table-cell office:value-type="string">
            <text:p><text:s text:c="2"/>COM <text:s text:c="13"/>696429307</text:p>
          </table:table-cell>
          <table:table-cell office:value-type="float" office:value="1120">
            <text:p>1120</text:p>
          </table:table-cell>
          <table:table-cell office:value-type="string">
            <text:p><text:s text:c="3"/>18781 <text:s text:c="3"/>SH <text:s text:c="8"/>SOLE <text:s text:c="14"/>18781 <text:s text:c="6"/>0 <text:s text:c="7"/>0<text:tab/><text:tab/></text:p>
          </table:table-cell>
        </table:table-row>
        <table:table-row table:style-name="ro1">
          <table:table-cell office:value-type="string">
            <text:p>DOUGLAS DYNAMICS INC</text:p>
          </table:table-cell>
          <table:table-cell office:value-type="string">
            <text:p><text:s text:c="2"/>COM <text:s text:c="13"/>25960R105</text:p>
          </table:table-cell>
          <table:table-cell office:value-type="float" office:value="168">
            <text:p>168</text:p>
          </table:table-cell>
          <table:table-cell office:value-type="string">
            <text:p><text:s text:c="3"/>12250 <text:s text:c="3"/>SH <text:s text:c="8"/>SOLE <text:s text:c="14"/>12250 <text:s text:c="6"/>0 <text:s text:c="7"/>0<text:tab/><text:tab/></text:p>
          </table:table-cell>
        </table:table-row>
        <table:table-row table:style-name="ro1">
          <table:table-cell office:value-type="string">
            <text:p>PHARMERICA CORP</text:p>
          </table:table-cell>
          <table:table-cell office:value-type="string">
            <text:p><text:s text:c="2"/>COM <text:s text:c="13"/>71714F104</text:p>
          </table:table-cell>
          <table:table-cell office:value-type="float" office:value="244">
            <text:p>244</text:p>
          </table:table-cell>
          <table:table-cell office:value-type="string">
            <text:p><text:s text:c="3"/>19603 <text:s text:c="3"/>SH <text:s text:c="8"/>SOLE <text:s text:c="14"/>19603 <text:s text:c="6"/>0 <text:s text:c="7"/>0<text:tab/><text:tab/></text:p>
          </table:table-cell>
        </table:table-row>
        <table:table-row table:style-name="ro1">
          <table:table-cell office:value-type="string">
            <text:p>PMC-SIERRA INC</text:p>
          </table:table-cell>
          <table:table-cell office:value-type="string">
            <text:p><text:s text:c="2"/>COM <text:s text:c="13"/>69344F106</text:p>
          </table:table-cell>
          <table:table-cell office:value-type="float" office:value="87">
            <text:p>87</text:p>
          </table:table-cell>
          <table:table-cell office:value-type="string">
            <text:p><text:s text:c="3"/>12030 <text:s text:c="3"/>SH <text:s text:c="8"/>SOLE <text:s text:c="14"/>12030 <text:s text:c="6"/>0 <text:s text:c="7"/>0<text:tab/><text:tab/></text:p>
          </table:table-cell>
        </table:table-row>
        <table:table-row table:style-name="ro1">
          <table:table-cell office:value-type="string">
            <text:p>PEPCO HOLDINGS INC</text:p>
          </table:table-cell>
          <table:table-cell office:value-type="string">
            <text:p><text:s text:c="2"/>COM <text:s text:c="13"/>713291102</text:p>
          </table:table-cell>
          <table:table-cell office:value-type="float" office:value="776">
            <text:p>776</text:p>
          </table:table-cell>
          <table:table-cell office:value-type="string">
            <text:p><text:s text:c="3"/>41080 <text:s text:c="3"/>SH <text:s text:c="8"/>SOLE <text:s text:c="14"/>41080 <text:s text:c="6"/>0 <text:s text:c="7"/>0<text:tab/><text:tab/></text:p>
          </table:table-cell>
        </table:table-row>
        <table:table-row table:style-name="ro1">
          <table:table-cell office:value-type="string">
            <text:p>POOL CORPORATION</text:p>
          </table:table-cell>
          <table:table-cell office:value-type="string">
            <text:p><text:s text:c="2"/>COM <text:s text:c="13"/>73278L105</text:p>
          </table:table-cell>
          <table:table-cell office:value-type="float" office:value="288">
            <text:p>288</text:p>
          </table:table-cell>
          <table:table-cell office:value-type="string">
            <text:p><text:s text:c="4"/>7692 <text:s text:c="3"/>SH <text:s text:c="8"/>SOLE <text:s text:c="15"/>7692 <text:s text:c="6"/>0 <text:s text:c="7"/>0<text:tab/><text:tab/></text:p>
          </table:table-cell>
        </table:table-row>
        <table:table-row table:style-name="ro1">
          <table:table-cell office:value-type="string">
            <text:p>POTASH CORP SASK INC</text:p>
          </table:table-cell>
          <table:table-cell office:value-type="string">
            <text:p><text:s text:c="2"/>COM <text:s text:c="13"/>73755L107</text:p>
          </table:table-cell>
          <table:table-cell office:value-type="float" office:value="2322">
            <text:p>2322</text:p>
          </table:table-cell>
          <table:table-cell office:value-type="string">
            <text:p><text:s text:c="3"/>50820 <text:s text:c="3"/>SH <text:s text:c="8"/>SOLE <text:s text:c="14"/>50820 <text:s text:c="6"/>0 <text:s text:c="7"/>0<text:tab/><text:tab/></text:p>
          </table:table-cell>
        </table:table-row>
        <table:table-row table:style-name="ro1">
          <table:table-cell office:value-type="string">
            <text:p>PPG INDS INC</text:p>
          </table:table-cell>
          <table:table-cell office:value-type="string">
            <text:p><text:s text:c="2"/>COM <text:s text:c="13"/>693506107</text:p>
          </table:table-cell>
          <table:table-cell office:value-type="float" office:value="201">
            <text:p>201</text:p>
          </table:table-cell>
          <table:table-cell office:value-type="string">
            <text:p><text:s text:c="4"/>2097 <text:s text:c="3"/>SH <text:s text:c="8"/>SOLE <text:s text:c="15"/>2097 <text:s text:c="6"/>0 <text:s text:c="7"/>0<text:tab/><text:tab/></text:p>
          </table:table-cell>
        </table:table-row>
        <table:table-row table:style-name="ro1">
          <table:table-cell office:value-type="string">
            <text:p>POLYPORE INTL INC</text:p>
          </table:table-cell>
          <table:table-cell office:value-type="string">
            <text:p><text:s text:c="2"/>COM <text:s text:c="13"/>73179V103</text:p>
          </table:table-cell>
          <table:table-cell office:value-type="float" office:value="495">
            <text:p>495</text:p>
          </table:table-cell>
          <table:table-cell office:value-type="string">
            <text:p><text:s text:c="3"/>14087 <text:s text:c="3"/>SH <text:s text:c="8"/>SOLE <text:s text:c="14"/>14087 <text:s text:c="6"/>0 <text:s text:c="7"/>0<text:tab/><text:tab/></text:p>
          </table:table-cell>
        </table:table-row>
        <table:table-row table:style-name="ro1">
          <table:table-cell office:value-type="string">
            <text:p>POST PPTYS INC</text:p>
          </table:table-cell>
          <table:table-cell office:value-type="string">
            <text:p><text:s text:c="2"/>COM <text:s text:c="13"/>737464107</text:p>
          </table:table-cell>
          <table:table-cell office:value-type="float" office:value="296">
            <text:p>296</text:p>
          </table:table-cell>
          <table:table-cell office:value-type="string">
            <text:p><text:s text:c="4"/>6320 <text:s text:c="3"/>SH <text:s text:c="8"/>SOLE <text:s text:c="15"/>6320 <text:s text:c="6"/>0 <text:s text:c="7"/>0<text:tab/><text:tab/></text:p>
          </table:table-cell>
        </table:table-row>
        <table:table-row table:style-name="ro1">
          <table:table-cell office:value-type="string">
            <text:p>PETROQUEST ENERGY INC</text:p>
          </table:table-cell>
          <table:table-cell office:value-type="string">
            <text:p><text:s text:c="2"/>COM <text:s text:c="13"/>716748108</text:p>
          </table:table-cell>
          <table:table-cell office:value-type="float" office:value="228">
            <text:p>228</text:p>
          </table:table-cell>
          <table:table-cell office:value-type="string">
            <text:p><text:s text:c="3"/>37142 <text:s text:c="3"/>SH <text:s text:c="8"/>SOLE <text:s text:c="14"/>37142 <text:s text:c="6"/>0 <text:s text:c="7"/>0<text:tab/><text:tab/></text:p>
          </table:table-cell>
        </table:table-row>
        <table:table-row table:style-name="ro1">
          <table:table-cell office:value-type="string">
            <text:p>PERRIGO CO</text:p>
          </table:table-cell>
          <table:table-cell office:value-type="string">
            <text:p><text:s text:c="2"/>COM <text:s text:c="13"/>714290103</text:p>
          </table:table-cell>
          <table:table-cell office:value-type="float" office:value="1420">
            <text:p>1420</text:p>
          </table:table-cell>
          <table:table-cell office:value-type="string">
            <text:p><text:s text:c="3"/>13746 <text:s text:c="3"/>SH <text:s text:c="8"/>SOLE <text:s text:c="14"/>13746 <text:s text:c="6"/>0 <text:s text:c="7"/>0<text:tab/><text:tab/></text:p>
          </table:table-cell>
        </table:table-row>
        <table:table-row table:style-name="ro1">
          <table:table-cell office:value-type="string">
            <text:p>DELTEK INC</text:p>
          </table:table-cell>
          <table:table-cell office:value-type="string">
            <text:p><text:s text:c="2"/>COM <text:s text:c="13"/>24784L105</text:p>
          </table:table-cell>
          <table:table-cell office:value-type="float" office:value="267">
            <text:p>267</text:p>
          </table:table-cell>
          <table:table-cell office:value-type="string">
            <text:p><text:s text:c="3"/>25082 <text:s text:c="3"/>SH <text:s text:c="8"/>SOLE <text:s text:c="14"/>25082 <text:s text:c="6"/>0 <text:s text:c="7"/>0<text:tab/><text:tab/></text:p>
          </table:table-cell>
        </table:table-row>
        <table:table-row table:style-name="ro1">
          <table:table-cell office:value-type="string">
            <text:p>PROVIDENCE SVC CORP</text:p>
          </table:table-cell>
          <table:table-cell office:value-type="string">
            <text:p><text:s text:c="2"/>COM <text:s text:c="13"/>743815102</text:p>
          </table:table-cell>
          <table:table-cell office:value-type="float" office:value="223">
            <text:p>223</text:p>
          </table:table-cell>
          <table:table-cell office:value-type="string">
            <text:p><text:s text:c="3"/>14398 <text:s text:c="3"/>SH <text:s text:c="8"/>SOLE <text:s text:c="14"/>14398 <text:s text:c="6"/>0 <text:s text:c="7"/>0<text:tab/><text:tab/></text:p>
          </table:table-cell>
        </table:table-row>
        <table:table-row table:style-name="ro1">
          <table:table-cell office:value-type="string">
            <text:p>U.S. AUTO PARTS NETWORK INC</text:p>
          </table:table-cell>
          <table:table-cell office:value-type="string">
            <text:p><text:s text:c="2"/>COM <text:s text:c="13"/>90343C100</text:p>
          </table:table-cell>
          <table:table-cell office:value-type="float" office:value="146">
            <text:p>146</text:p>
          </table:table-cell>
          <table:table-cell office:value-type="string">
            <text:p><text:s text:c="3"/>40212 <text:s text:c="3"/>SH <text:s text:c="8"/>SOLE <text:s text:c="14"/>40212 <text:s text:c="6"/>0 <text:s text:c="7"/>0<text:tab/><text:tab/></text:p>
          </table:table-cell>
        </table:table-row>
        <table:table-row table:style-name="ro1">
          <table:table-cell office:value-type="string">
            <text:p>PUBLIC STORAGE</text:p>
          </table:table-cell>
          <table:table-cell office:value-type="string">
            <text:p><text:s text:c="2"/>COM <text:s text:c="13"/>74460D109</text:p>
          </table:table-cell>
          <table:table-cell office:value-type="float" office:value="1095">
            <text:p>1095</text:p>
          </table:table-cell>
          <table:table-cell office:value-type="string">
            <text:p><text:s text:c="4"/>7927 <text:s text:c="3"/>SH <text:s text:c="8"/>SOLE <text:s text:c="15"/>7927 <text:s text:c="6"/>0 <text:s text:c="7"/>0<text:tab/><text:tab/></text:p>
          </table:table-cell>
        </table:table-row>
        <table:table-row table:style-name="ro1">
          <table:table-cell office:value-type="string">
            <text:p>PIONEER SOUTHWST ENRG PRTNR</text:p>
          </table:table-cell>
          <table:table-cell office:value-type="string">
            <text:p><text:s text:c="2"/>UNIT LP INT <text:s text:c="5"/>72388B106</text:p>
          </table:table-cell>
          <table:table-cell office:value-type="float" office:value="567">
            <text:p>567</text:p>
          </table:table-cell>
          <table:table-cell office:value-type="string">
            <text:p><text:s text:c="3"/>21234 <text:s text:c="3"/>SH <text:s text:c="8"/>SOLE <text:s text:c="14"/>21234 <text:s text:c="6"/>0 <text:s text:c="7"/>0<text:tab/><text:tab/></text:p>
          </table:table-cell>
        </table:table-row>
        <table:table-row table:style-name="ro1">
          <table:table-cell office:value-type="string">
            <text:p>COLLECTIVE BRANDS INC</text:p>
          </table:table-cell>
          <table:table-cell office:value-type="string">
            <text:p><text:s text:c="2"/>COM <text:s text:c="13"/>19421W100</text:p>
          </table:table-cell>
          <table:table-cell office:value-type="float" office:value="230">
            <text:p>230</text:p>
          </table:table-cell>
          <table:table-cell office:value-type="string">
            <text:p><text:s text:c="3"/>11713 <text:s text:c="3"/>SH <text:s text:c="8"/>SOLE <text:s text:c="14"/>11713 <text:s text:c="6"/>0 <text:s text:c="7"/>0<text:tab/><text:tab/></text:p>
          </table:table-cell>
        </table:table-row>
        <table:table-row table:style-name="ro1">
          <table:table-cell office:value-type="string">
            <text:p>PSS WORLD MED INC</text:p>
          </table:table-cell>
          <table:table-cell office:value-type="string">
            <text:p><text:s text:c="2"/>COM <text:s text:c="13"/>69366A100</text:p>
          </table:table-cell>
          <table:table-cell office:value-type="float" office:value="360">
            <text:p>360</text:p>
          </table:table-cell>
          <table:table-cell office:value-type="string">
            <text:p><text:s text:c="3"/>14222 <text:s text:c="3"/>SH <text:s text:c="8"/>SOLE <text:s text:c="14"/>14222 <text:s text:c="6"/>0 <text:s text:c="7"/>0<text:tab/><text:tab/></text:p>
          </table:table-cell>
        </table:table-row>
        <table:table-row table:style-name="ro1">
          <table:table-cell office:value-type="string">
            <text:p>PATTERSON UTI ENERGY INC</text:p>
          </table:table-cell>
          <table:table-cell office:value-type="string">
            <text:p><text:s text:c="2"/>COM <text:s text:c="13"/>703481101</text:p>
          </table:table-cell>
          <table:table-cell office:value-type="float" office:value="646">
            <text:p>646</text:p>
          </table:table-cell>
          <table:table-cell office:value-type="string">
            <text:p><text:s text:c="3"/>37387 <text:s text:c="3"/>SH <text:s text:c="8"/>SOLE <text:s text:c="14"/>37387 <text:s text:c="6"/>0 <text:s text:c="7"/>0<text:tab/><text:tab/></text:p>
          </table:table-cell>
        </table:table-row>
        <table:table-row table:style-name="ro1">
          <table:table-cell office:value-type="string">
            <text:p>PANTRY INC</text:p>
          </table:table-cell>
          <table:table-cell office:value-type="string">
            <text:p><text:s text:c="2"/>COM <text:s text:c="13"/>698657103</text:p>
          </table:table-cell>
          <table:table-cell office:value-type="float" office:value="201">
            <text:p>201</text:p>
          </table:table-cell>
          <table:table-cell office:value-type="string">
            <text:p><text:s text:c="3"/>15478 <text:s text:c="3"/>SH <text:s text:c="8"/>SOLE <text:s text:c="14"/>15478 <text:s text:c="6"/>0 <text:s text:c="7"/>0<text:tab/><text:tab/></text:p>
          </table:table-cell>
        </table:table-row>
        <table:table-row table:style-name="ro1">
          <table:table-cell office:value-type="string">
            <text:p>PULSE ELECTRONICS CORP</text:p>
          </table:table-cell>
          <table:table-cell office:value-type="string">
            <text:p><text:s text:c="2"/>COM <text:s text:c="13"/>74586W106</text:p>
          </table:table-cell>
          <table:table-cell office:value-type="float" office:value="296">
            <text:p>296</text:p>
          </table:table-cell>
          <table:table-cell office:value-type="string">
            <text:p><text:s text:c="2"/>117837 <text:s text:c="3"/>SH <text:s text:c="8"/>SOLE <text:s text:c="13"/>117837 <text:s text:c="6"/>0 <text:s text:c="7"/>0<text:tab/><text:tab/></text:p>
          </table:table-cell>
        </table:table-row>
        <table:table-row table:style-name="ro1">
          <table:table-cell office:value-type="string">
            <text:p>PENN VA CORP</text:p>
          </table:table-cell>
          <table:table-cell office:value-type="string">
            <text:p><text:s text:c="2"/>COM <text:s text:c="13"/>707882106</text:p>
          </table:table-cell>
          <table:table-cell office:value-type="float" office:value="154">
            <text:p>154</text:p>
          </table:table-cell>
          <table:table-cell office:value-type="string">
            <text:p><text:s text:c="3"/>33803 <text:s text:c="3"/>SH <text:s text:c="8"/>SOLE <text:s text:c="14"/>33803 <text:s text:c="6"/>0 <text:s text:c="7"/>0<text:tab/><text:tab/></text:p>
          </table:table-cell>
        </table:table-row>
        <table:table-row table:style-name="ro1">
          <table:table-cell office:value-type="string">
            <text:p>PVH CORP</text:p>
          </table:table-cell>
          <table:table-cell office:value-type="string">
            <text:p><text:s text:c="2"/>COM <text:s text:c="13"/>693656100</text:p>
          </table:table-cell>
          <table:table-cell office:value-type="float" office:value="468">
            <text:p>468</text:p>
          </table:table-cell>
          <table:table-cell office:value-type="string">
            <text:p><text:s text:c="4"/>5239 <text:s text:c="3"/>SH <text:s text:c="8"/>SOLE <text:s text:c="15"/>5239 <text:s text:c="6"/>0 <text:s text:c="7"/>0<text:tab/><text:tab/></text:p>
          </table:table-cell>
        </table:table-row>
        <table:table-row table:style-name="ro1">
          <table:table-cell office:value-type="string">
            <text:p>POWER ONE INC NEW</text:p>
          </table:table-cell>
          <table:table-cell office:value-type="string">
            <text:p><text:s text:c="2"/>COM <text:s text:c="13"/>73930R102</text:p>
          </table:table-cell>
          <table:table-cell office:value-type="float" office:value="402">
            <text:p>402</text:p>
          </table:table-cell>
          <table:table-cell office:value-type="string">
            <text:p><text:s text:c="3"/>88318 <text:s text:c="3"/>SH <text:s text:c="8"/>SOLE <text:s text:c="14"/>88318 <text:s text:c="6"/>0 <text:s text:c="7"/>0<text:tab/><text:tab/></text:p>
          </table:table-cell>
        </table:table-row>
        <table:table-row table:style-name="ro1">
          <table:table-cell office:value-type="string">
            <text:p>QUANTA SVCS INC</text:p>
          </table:table-cell>
          <table:table-cell office:value-type="string">
            <text:p><text:s text:c="2"/>COM <text:s text:c="13"/>74762E102</text:p>
          </table:table-cell>
          <table:table-cell office:value-type="float" office:value="241">
            <text:p>241</text:p>
          </table:table-cell>
          <table:table-cell office:value-type="string">
            <text:p><text:s text:c="3"/>11521 <text:s text:c="3"/>SH <text:s text:c="8"/>SOLE <text:s text:c="14"/>11521 <text:s text:c="6"/>0 <text:s text:c="7"/>0<text:tab/><text:tab/></text:p>
          </table:table-cell>
        </table:table-row>
        <table:table-row table:style-name="ro1">
          <table:table-cell office:value-type="string">
            <text:p>PLAINS EXPL&amp; PRODTN CO</text:p>
          </table:table-cell>
          <table:table-cell office:value-type="string">
            <text:p><text:s text:c="2"/>COM <text:s text:c="13"/>726505100</text:p>
          </table:table-cell>
          <table:table-cell office:value-type="float" office:value="1004">
            <text:p>1004</text:p>
          </table:table-cell>
          <table:table-cell office:value-type="string">
            <text:p><text:s text:c="3"/>23551 <text:s text:c="3"/>SH <text:s text:c="8"/>SOLE <text:s text:c="14"/>23551 <text:s text:c="6"/>0 <text:s text:c="7"/>0<text:tab/><text:tab/></text:p>
          </table:table-cell>
        </table:table-row>
        <table:table-row table:style-name="ro1">
          <table:table-cell office:value-type="string">
            <text:p>PAPA JOHNS INTL INC</text:p>
          </table:table-cell>
          <table:table-cell office:value-type="string">
            <text:p><text:s text:c="2"/>COM <text:s text:c="13"/>698813102</text:p>
          </table:table-cell>
          <table:table-cell office:value-type="float" office:value="560">
            <text:p>560</text:p>
          </table:table-cell>
          <table:table-cell office:value-type="string">
            <text:p><text:s text:c="3"/>14853 <text:s text:c="3"/>SH <text:s text:c="8"/>SOLE <text:s text:c="14"/>14853 <text:s text:c="6"/>0 <text:s text:c="7"/>0<text:tab/><text:tab/></text:p>
          </table:table-cell>
        </table:table-row>
        <table:table-row table:style-name="ro1">
          <table:table-cell office:value-type="string">
            <text:p>QUESTCOR PHARMACEUTICALS IN</text:p>
          </table:table-cell>
          <table:table-cell office:value-type="string">
            <text:p><text:s text:c="2"/>COM <text:s text:c="13"/>74835Y101</text:p>
          </table:table-cell>
          <table:table-cell office:value-type="float" office:value="1257">
            <text:p>1257</text:p>
          </table:table-cell>
          <table:table-cell office:value-type="string">
            <text:p><text:s text:c="3"/>33417 <text:s text:c="3"/>SH <text:s text:c="8"/>SOLE <text:s text:c="14"/>33417 <text:s text:c="6"/>0 <text:s text:c="7"/>0<text:tab/><text:tab/></text:p>
          </table:table-cell>
        </table:table-row>
        <table:table-row table:style-name="ro1">
          <table:table-cell office:value-type="string">
            <text:p>QLT INC</text:p>
          </table:table-cell>
          <table:table-cell office:value-type="string">
            <text:p><text:s text:c="2"/>COM <text:s text:c="13"/>746927102</text:p>
          </table:table-cell>
          <table:table-cell office:value-type="float" office:value="99">
            <text:p>99</text:p>
          </table:table-cell>
          <table:table-cell office:value-type="string">
            <text:p><text:s text:c="3"/>14114 <text:s text:c="3"/>SH <text:s text:c="8"/>SOLE <text:s text:c="14"/>14114 <text:s text:c="6"/>0 <text:s text:c="7"/>0<text:tab/><text:tab/></text:p>
          </table:table-cell>
        </table:table-row>
        <table:table-row table:style-name="ro1">
          <table:table-cell office:value-type="string">
            <text:p>QUEST SOFTWARE INC</text:p>
          </table:table-cell>
          <table:table-cell office:value-type="string">
            <text:p><text:s text:c="2"/>COM <text:s text:c="13"/>74834T103</text:p>
          </table:table-cell>
          <table:table-cell office:value-type="float" office:value="958">
            <text:p>958</text:p>
          </table:table-cell>
          <table:table-cell office:value-type="string">
            <text:p><text:s text:c="3"/>41188 <text:s text:c="3"/>SH <text:s text:c="8"/>SOLE <text:s text:c="14"/>41188 <text:s text:c="6"/>0 <text:s text:c="7"/>0<text:tab/><text:tab/></text:p>
          </table:table-cell>
        </table:table-row>
        <table:table-row table:style-name="ro1">
          <table:table-cell office:value-type="string">
            <text:p>QUALITY SYS INC</text:p>
          </table:table-cell>
          <table:table-cell office:value-type="string">
            <text:p><text:s text:c="2"/>COM <text:s text:c="13"/>747582104</text:p>
          </table:table-cell>
          <table:table-cell office:value-type="float" office:value="983">
            <text:p>983</text:p>
          </table:table-cell>
          <table:table-cell office:value-type="string">
            <text:p><text:s text:c="3"/>22454 <text:s text:c="3"/>SH <text:s text:c="8"/>SOLE <text:s text:c="14"/>22454 <text:s text:c="6"/>0 <text:s text:c="7"/>0<text:tab/><text:tab/></text:p>
          </table:table-cell>
        </table:table-row>
        <table:table-row table:style-name="ro1">
          <table:table-cell office:value-type="string">
            <text:p>QUANTUM CORP</text:p>
          </table:table-cell>
          <table:table-cell office:value-type="string">
            <text:p><text:s text:c="2"/>COM DSSG <text:s text:c="8"/>747906204</text:p>
          </table:table-cell>
          <table:table-cell office:value-type="float" office:value="248">
            <text:p>248</text:p>
          </table:table-cell>
          <table:table-cell office:value-type="string">
            <text:p><text:s text:c="3"/>94510 <text:s text:c="3"/>SH <text:s text:c="8"/>SOLE <text:s text:c="14"/>94510 <text:s text:c="6"/>0 <text:s text:c="7"/>0<text:tab/><text:tab/></text:p>
          </table:table-cell>
        </table:table-row>
        <table:table-row table:style-name="ro1">
          <table:table-cell office:value-type="string">
            <text:p>RYDER SYS INC</text:p>
          </table:table-cell>
          <table:table-cell office:value-type="string">
            <text:p><text:s text:c="2"/>COM <text:s text:c="13"/>783549108</text:p>
          </table:table-cell>
          <table:table-cell office:value-type="float" office:value="535">
            <text:p>535</text:p>
          </table:table-cell>
          <table:table-cell office:value-type="string">
            <text:p><text:s text:c="3"/>10124 <text:s text:c="3"/>SH <text:s text:c="8"/>SOLE <text:s text:c="14"/>10124 <text:s text:c="6"/>0 <text:s text:c="7"/>0<text:tab/><text:tab/></text:p>
          </table:table-cell>
        </table:table-row>
        <table:table-row table:style-name="ro1">
          <table:table-cell office:value-type="string">
            <text:p>RITE AID CORP</text:p>
          </table:table-cell>
          <table:table-cell office:value-type="string">
            <text:p><text:s text:c="2"/>COM <text:s text:c="13"/>767754104</text:p>
          </table:table-cell>
          <table:table-cell office:value-type="float" office:value="24">
            <text:p>24</text:p>
          </table:table-cell>
          <table:table-cell office:value-type="string">
            <text:p><text:s text:c="3"/>13577 <text:s text:c="3"/>SH <text:s text:c="8"/>SOLE <text:s text:c="14"/>13577 <text:s text:c="6"/>0 <text:s text:c="7"/>0<text:tab/><text:tab/></text:p>
          </table:table-cell>
        </table:table-row>
        <table:table-row table:style-name="ro1">
          <table:table-cell office:value-type="string">
            <text:p>RALCORP HLDGS INC NEW</text:p>
          </table:table-cell>
          <table:table-cell office:value-type="string">
            <text:p><text:s text:c="2"/>COM <text:s text:c="13"/>751028101</text:p>
          </table:table-cell>
          <table:table-cell office:value-type="float" office:value="699">
            <text:p>699</text:p>
          </table:table-cell>
          <table:table-cell office:value-type="string">
            <text:p><text:s text:c="4"/>9429 <text:s text:c="3"/>SH <text:s text:c="8"/>SOLE <text:s text:c="15"/>9429 <text:s text:c="6"/>0 <text:s text:c="7"/>0<text:tab/><text:tab/></text:p>
          </table:table-cell>
        </table:table-row>
        <table:table-row table:style-name="ro1">
          <table:table-cell office:value-type="string">
            <text:p>REYNOLDS AMERICAN INC</text:p>
          </table:table-cell>
          <table:table-cell office:value-type="string">
            <text:p><text:s text:c="2"/>COM <text:s text:c="13"/>761713106</text:p>
          </table:table-cell>
          <table:table-cell office:value-type="float" office:value="1399">
            <text:p>1399</text:p>
          </table:table-cell>
          <table:table-cell office:value-type="string">
            <text:p><text:s text:c="3"/>33770 <text:s text:c="3"/>SH <text:s text:c="8"/>SOLE <text:s text:c="14"/>33770 <text:s text:c="6"/>0 <text:s text:c="7"/>0<text:tab/><text:tab/></text:p>
          </table:table-cell>
        </table:table-row>
        <table:table-row table:style-name="ro1">
          <table:table-cell office:value-type="string">
            <text:p>RAIT FINANCIAL TRUST</text:p>
          </table:table-cell>
          <table:table-cell office:value-type="string">
            <text:p><text:s text:c="2"/>COM NEW <text:s text:c="9"/>749227609</text:p>
          </table:table-cell>
          <table:table-cell office:value-type="float" office:value="51">
            <text:p>51</text:p>
          </table:table-cell>
          <table:table-cell office:value-type="string">
            <text:p><text:s text:c="3"/>10300 <text:s text:c="3"/>SH <text:s text:c="8"/>SOLE <text:s text:c="14"/>10300 <text:s text:c="6"/>0 <text:s text:c="7"/>0<text:tab/><text:tab/></text:p>
          </table:table-cell>
        </table:table-row>
        <table:table-row table:style-name="ro1">
          <table:table-cell office:value-type="string">
            <text:p>REGAL BELOIT CORP</text:p>
          </table:table-cell>
          <table:table-cell office:value-type="string">
            <text:p><text:s text:c="2"/>COM <text:s text:c="13"/>758750103</text:p>
          </table:table-cell>
          <table:table-cell office:value-type="float" office:value="209">
            <text:p>209</text:p>
          </table:table-cell>
          <table:table-cell office:value-type="string">
            <text:p><text:s text:c="4"/>3194 <text:s text:c="3"/>SH <text:s text:c="8"/>SOLE <text:s text:c="15"/>3194 <text:s text:c="6"/>0 <text:s text:c="7"/>0<text:tab/><text:tab/></text:p>
          </table:table-cell>
        </table:table-row>
        <table:table-row table:style-name="ro1">
          <table:table-cell office:value-type="string">
            <text:p>ROCKY BRANDS INC</text:p>
          </table:table-cell>
          <table:table-cell office:value-type="string">
            <text:p><text:s text:c="2"/>COM <text:s text:c="13"/>774515100</text:p>
          </table:table-cell>
          <table:table-cell office:value-type="float" office:value="248">
            <text:p>248</text:p>
          </table:table-cell>
          <table:table-cell office:value-type="string">
            <text:p><text:s text:c="3"/>18200 <text:s text:c="3"/>SH <text:s text:c="8"/>SOLE <text:s text:c="14"/>18200 <text:s text:c="6"/>0 <text:s text:c="7"/>0<text:tab/><text:tab/></text:p>
          </table:table-cell>
        </table:table-row>
        <table:table-row table:style-name="ro1">
          <table:table-cell office:value-type="string">
            <text:p>ROWAN COS INC</text:p>
          </table:table-cell>
          <table:table-cell office:value-type="string">
            <text:p><text:s text:c="2"/>COM <text:s text:c="13"/>779382100</text:p>
          </table:table-cell>
          <table:table-cell office:value-type="float" office:value="538">
            <text:p>538</text:p>
          </table:table-cell>
          <table:table-cell office:value-type="string">
            <text:p><text:s text:c="3"/>16336 <text:s text:c="3"/>SH <text:s text:c="8"/>SOLE <text:s text:c="14"/>16336 <text:s text:c="6"/>0 <text:s text:c="7"/>0<text:tab/><text:tab/></text:p>
          </table:table-cell>
        </table:table-row>
        <table:table-row table:style-name="ro1">
          <table:table-cell office:value-type="string">
            <text:p>RADNET INC</text:p>
          </table:table-cell>
          <table:table-cell office:value-type="string">
            <text:p><text:s text:c="2"/>COM <text:s text:c="13"/>750491102</text:p>
          </table:table-cell>
          <table:table-cell office:value-type="float" office:value="107">
            <text:p>107</text:p>
          </table:table-cell>
          <table:table-cell office:value-type="string">
            <text:p><text:s text:c="3"/>33600 <text:s text:c="3"/>SH <text:s text:c="8"/>SOLE <text:s text:c="14"/>33600 <text:s text:c="6"/>0 <text:s text:c="7"/>0<text:tab/><text:tab/></text:p>
          </table:table-cell>
        </table:table-row>
        <table:table-row table:style-name="ro1">
          <table:table-cell office:value-type="string">
            <text:p>REVLON INC</text:p>
          </table:table-cell>
          <table:table-cell office:value-type="string">
            <text:p><text:s text:c="2"/>CL A NEW <text:s text:c="8"/>761525609</text:p>
          </table:table-cell>
          <table:table-cell office:value-type="float" office:value="333">
            <text:p>333</text:p>
          </table:table-cell>
          <table:table-cell office:value-type="string">
            <text:p><text:s text:c="3"/>19300 <text:s text:c="3"/>SH <text:s text:c="8"/>SOLE <text:s text:c="14"/>19300 <text:s text:c="6"/>0 <text:s text:c="7"/>0<text:tab/><text:tab/></text:p>
          </table:table-cell>
        </table:table-row>
        <table:table-row table:style-name="ro1">
          <table:table-cell office:value-type="string">
            <text:p>REGIONS FINANCIAL CORP NEW</text:p>
          </table:table-cell>
          <table:table-cell office:value-type="string">
            <text:p><text:s text:c="2"/>COM <text:s text:c="13"/>7591EP100</text:p>
          </table:table-cell>
          <table:table-cell office:value-type="float" office:value="1170">
            <text:p>1170</text:p>
          </table:table-cell>
          <table:table-cell office:value-type="string">
            <text:p><text:s text:c="2"/>177528 <text:s text:c="3"/>SH <text:s text:c="8"/>SOLE <text:s text:c="13"/>177528 <text:s text:c="6"/>0 <text:s text:c="7"/>0<text:tab/><text:tab/></text:p>
          </table:table-cell>
        </table:table-row>
        <table:table-row table:style-name="ro1">
          <table:table-cell office:value-type="string">
            <text:p>RF MICRODEVICES INC</text:p>
          </table:table-cell>
          <table:table-cell office:value-type="string">
            <text:p><text:s text:c="2"/>COM <text:s text:c="13"/>749941100</text:p>
          </table:table-cell>
          <table:table-cell office:value-type="float" office:value="366">
            <text:p>366</text:p>
          </table:table-cell>
          <table:table-cell office:value-type="string">
            <text:p><text:s text:c="3"/>73529 <text:s text:c="3"/>SH <text:s text:c="8"/>SOLE <text:s text:c="14"/>73529 <text:s text:c="6"/>0 <text:s text:c="7"/>0<text:tab/><text:tab/></text:p>
          </table:table-cell>
        </table:table-row>
        <table:table-row table:style-name="ro1">
          <table:table-cell office:value-type="string">
            <text:p>REGAL ENTMT GROUP</text:p>
          </table:table-cell>
          <table:table-cell office:value-type="string">
            <text:p><text:s text:c="2"/>CL A <text:s text:c="12"/>758766109</text:p>
          </table:table-cell>
          <table:table-cell office:value-type="float" office:value="1218">
            <text:p>1218</text:p>
          </table:table-cell>
          <table:table-cell office:value-type="string">
            <text:p><text:s text:c="3"/>89537 <text:s text:c="3"/>SH <text:s text:c="8"/>SOLE <text:s text:c="14"/>89537 <text:s text:c="6"/>0 <text:s text:c="7"/>0<text:tab/><text:tab/></text:p>
          </table:table-cell>
        </table:table-row>
        <table:table-row table:style-name="ro1">
          <table:table-cell office:value-type="string">
            <text:p>REPLIGEN CORP</text:p>
          </table:table-cell>
          <table:table-cell office:value-type="string">
            <text:p><text:s text:c="2"/>COM <text:s text:c="13"/>759916109</text:p>
          </table:table-cell>
          <table:table-cell office:value-type="float" office:value="101">
            <text:p>101</text:p>
          </table:table-cell>
          <table:table-cell office:value-type="string">
            <text:p><text:s text:c="3"/>17100 <text:s text:c="3"/>SH <text:s text:c="8"/>SOLE <text:s text:c="14"/>17100 <text:s text:c="6"/>0 <text:s text:c="7"/>0<text:tab/><text:tab/></text:p>
          </table:table-cell>
        </table:table-row>
        <table:table-row table:style-name="ro1">
          <table:table-cell office:value-type="string">
            <text:p>STURM RUGER &amp; CO INC</text:p>
          </table:table-cell>
          <table:table-cell office:value-type="string">
            <text:p><text:s text:c="2"/>COM <text:s text:c="13"/>864159108</text:p>
          </table:table-cell>
          <table:table-cell office:value-type="float" office:value="282">
            <text:p>282</text:p>
          </table:table-cell>
          <table:table-cell office:value-type="string">
            <text:p><text:s text:c="4"/>5739 <text:s text:c="3"/>SH <text:s text:c="8"/>SOLE <text:s text:c="15"/>5739 <text:s text:c="6"/>0 <text:s text:c="7"/>0<text:tab/><text:tab/></text:p>
          </table:table-cell>
        </table:table-row>
        <table:table-row table:style-name="ro1">
          <table:table-cell office:value-type="string">
            <text:p>ROBERT HALF INTL INC</text:p>
          </table:table-cell>
          <table:table-cell office:value-type="string">
            <text:p><text:s text:c="2"/>COM <text:s text:c="13"/>770323103</text:p>
          </table:table-cell>
          <table:table-cell office:value-type="float" office:value="997">
            <text:p>997</text:p>
          </table:table-cell>
          <table:table-cell office:value-type="string">
            <text:p><text:s text:c="3"/>32898 <text:s text:c="3"/>SH <text:s text:c="8"/>SOLE <text:s text:c="14"/>32898 <text:s text:c="6"/>0 <text:s text:c="7"/>0<text:tab/><text:tab/></text:p>
          </table:table-cell>
        </table:table-row>
        <table:table-row table:style-name="ro1">
          <table:table-cell office:value-type="string">
            <text:p>RED HAT INC</text:p>
          </table:table-cell>
          <table:table-cell office:value-type="string">
            <text:p><text:s text:c="2"/>COM <text:s text:c="13"/>756577102</text:p>
          </table:table-cell>
          <table:table-cell office:value-type="float" office:value="257">
            <text:p>257</text:p>
          </table:table-cell>
          <table:table-cell office:value-type="string">
            <text:p><text:s text:c="4"/>4296 <text:s text:c="3"/>SH <text:s text:c="8"/>SOLE <text:s text:c="15"/>4296 <text:s text:c="6"/>0 <text:s text:c="7"/>0<text:tab/><text:tab/></text:p>
          </table:table-cell>
        </table:table-row>
        <table:table-row table:style-name="ro1">
          <table:table-cell office:value-type="string">
            <text:p>TRANSOCEAN LTD</text:p>
          </table:table-cell>
          <table:table-cell office:value-type="string">
            <text:p><text:s text:c="2"/>REG SHS <text:s text:c="9"/>H8817H100</text:p>
          </table:table-cell>
          <table:table-cell office:value-type="float" office:value="787">
            <text:p>787</text:p>
          </table:table-cell>
          <table:table-cell office:value-type="string">
            <text:p><text:s text:c="3"/>14385 <text:s text:c="3"/>SH <text:s text:c="8"/>SOLE <text:s text:c="14"/>14385 <text:s text:c="6"/>0 <text:s text:c="7"/>0<text:tab/><text:tab/></text:p>
          </table:table-cell>
        </table:table-row>
        <table:table-row table:style-name="ro1">
          <table:table-cell office:value-type="string">
            <text:p>RESEARCH IN MOTION LTD</text:p>
          </table:table-cell>
          <table:table-cell office:value-type="string">
            <text:p><text:s text:c="2"/>COM <text:s text:c="13"/>760975102</text:p>
          </table:table-cell>
          <table:table-cell office:value-type="float" office:value="851">
            <text:p>851</text:p>
          </table:table-cell>
          <table:table-cell office:value-type="string">
            <text:p><text:s text:c="3"/>57889 <text:s text:c="3"/>SH <text:s text:c="8"/>SOLE <text:s text:c="14"/>57889 <text:s text:c="6"/>0 <text:s text:c="7"/>0<text:tab/><text:tab/></text:p>
          </table:table-cell>
        </table:table-row>
        <table:table-row table:style-name="ro1">
          <table:table-cell office:value-type="string">
            <text:p>REPUBLIC AWYS HLDGS INC</text:p>
          </table:table-cell>
          <table:table-cell office:value-type="string">
            <text:p><text:s text:c="2"/>COM <text:s text:c="13"/>760276105</text:p>
          </table:table-cell>
          <table:table-cell office:value-type="float" office:value="389">
            <text:p>389</text:p>
          </table:table-cell>
          <table:table-cell office:value-type="string">
            <text:p><text:s text:c="3"/>78822 <text:s text:c="3"/>SH <text:s text:c="8"/>SOLE <text:s text:c="14"/>78822 <text:s text:c="6"/>0 <text:s text:c="7"/>0<text:tab/><text:tab/></text:p>
          </table:table-cell>
        </table:table-row>
        <table:table-row table:style-name="ro1">
          <table:table-cell office:value-type="string">
            <text:p>RAYMOND JAMES FINANCIAL INC</text:p>
          </table:table-cell>
          <table:table-cell office:value-type="string">
            <text:p><text:s text:c="2"/>COM <text:s text:c="13"/>754730109</text:p>
          </table:table-cell>
          <table:table-cell office:value-type="float" office:value="282">
            <text:p>282</text:p>
          </table:table-cell>
          <table:table-cell office:value-type="string">
            <text:p><text:s text:c="4"/>7711 <text:s text:c="3"/>SH <text:s text:c="8"/>SOLE <text:s text:c="15"/>7711 <text:s text:c="6"/>0 <text:s text:c="7"/>0<text:tab/><text:tab/></text:p>
          </table:table-cell>
        </table:table-row>
        <table:table-row table:style-name="ro1">
          <table:table-cell office:value-type="string">
            <text:p>RALPH LAUREN CORP</text:p>
          </table:table-cell>
          <table:table-cell office:value-type="string">
            <text:p><text:s text:c="2"/>CL A <text:s text:c="12"/>751212101</text:p>
          </table:table-cell>
          <table:table-cell office:value-type="float" office:value="1719">
            <text:p>1719</text:p>
          </table:table-cell>
          <table:table-cell office:value-type="string">
            <text:p><text:s text:c="4"/>9863 <text:s text:c="3"/>SH <text:s text:c="8"/>SOLE <text:s text:c="15"/>9863 <text:s text:c="6"/>0 <text:s text:c="7"/>0<text:tab/><text:tab/></text:p>
          </table:table-cell>
        </table:table-row>
        <table:table-row table:style-name="ro1">
          <table:table-cell office:value-type="string">
            <text:p>REACHLOCAL INC</text:p>
          </table:table-cell>
          <table:table-cell office:value-type="string">
            <text:p><text:s text:c="2"/>COM <text:s text:c="13"/>75525F104</text:p>
          </table:table-cell>
          <table:table-cell office:value-type="float" office:value="152">
            <text:p>152</text:p>
          </table:table-cell>
          <table:table-cell office:value-type="string">
            <text:p><text:s text:c="3"/>21305 <text:s text:c="3"/>SH <text:s text:c="8"/>SOLE <text:s text:c="14"/>21305 <text:s text:c="6"/>0 <text:s text:c="7"/>0<text:tab/><text:tab/></text:p>
          </table:table-cell>
        </table:table-row>
        <table:table-row table:style-name="ro1">
          <table:table-cell office:value-type="string">
            <text:p>RENAISSANCERE HOLDINGS LTD</text:p>
          </table:table-cell>
          <table:table-cell office:value-type="string">
            <text:p><text:s text:c="2"/>COM <text:s text:c="13"/>G7496G103</text:p>
          </table:table-cell>
          <table:table-cell office:value-type="float" office:value="450">
            <text:p>450</text:p>
          </table:table-cell>
          <table:table-cell office:value-type="string">
            <text:p><text:s text:c="4"/>5939 <text:s text:c="3"/>SH <text:s text:c="8"/>SOLE <text:s text:c="15"/>5939 <text:s text:c="6"/>0 <text:s text:c="7"/>0<text:tab/><text:tab/></text:p>
          </table:table-cell>
        </table:table-row>
        <table:table-row table:style-name="ro1">
          <table:table-cell office:value-type="string">
            <text:p>ROCKWOOD HLDGS INC</text:p>
          </table:table-cell>
          <table:table-cell office:value-type="string">
            <text:p><text:s text:c="2"/>COM <text:s text:c="13"/>774415103</text:p>
          </table:table-cell>
          <table:table-cell office:value-type="float" office:value="803">
            <text:p>803</text:p>
          </table:table-cell>
          <table:table-cell office:value-type="string">
            <text:p><text:s text:c="3"/>15399 <text:s text:c="3"/>SH <text:s text:c="8"/>SOLE <text:s text:c="14"/>15399 <text:s text:c="6"/>0 <text:s text:c="7"/>0<text:tab/><text:tab/></text:p>
          </table:table-cell>
        </table:table-row>
        <table:table-row table:style-name="ro1">
          <table:table-cell office:value-type="string">
            <text:p>ROCKWELL AUTOMATION INC</text:p>
          </table:table-cell>
          <table:table-cell office:value-type="string">
            <text:p><text:s text:c="2"/>COM <text:s text:c="13"/>773903109</text:p>
          </table:table-cell>
          <table:table-cell office:value-type="float" office:value="1241">
            <text:p>1241</text:p>
          </table:table-cell>
          <table:table-cell office:value-type="string">
            <text:p><text:s text:c="3"/>15568 <text:s text:c="3"/>SH <text:s text:c="8"/>SOLE <text:s text:c="14"/>15568 <text:s text:c="6"/>0 <text:s text:c="7"/>0<text:tab/><text:tab/></text:p>
          </table:table-cell>
        </table:table-row>
        <table:table-row table:style-name="ro1">
          <table:table-cell office:value-type="string">
            <text:p>ROLLINS INC</text:p>
          </table:table-cell>
          <table:table-cell office:value-type="string">
            <text:p><text:s text:c="2"/>COM <text:s text:c="13"/>775711104</text:p>
          </table:table-cell>
          <table:table-cell office:value-type="float" office:value="324">
            <text:p>324</text:p>
          </table:table-cell>
          <table:table-cell office:value-type="string">
            <text:p><text:s text:c="3"/>15236 <text:s text:c="3"/>SH <text:s text:c="8"/>SOLE <text:s text:c="14"/>15236 <text:s text:c="6"/>0 <text:s text:c="7"/>0<text:tab/><text:tab/></text:p>
          </table:table-cell>
        </table:table-row>
        <table:table-row table:style-name="ro1">
          <table:table-cell office:value-type="string">
            <text:p>ROPER INDS INC NEW</text:p>
          </table:table-cell>
          <table:table-cell office:value-type="string">
            <text:p><text:s text:c="2"/>COM <text:s text:c="13"/>776696106</text:p>
          </table:table-cell>
          <table:table-cell office:value-type="float" office:value="433">
            <text:p>433</text:p>
          </table:table-cell>
          <table:table-cell office:value-type="string">
            <text:p><text:s text:c="4"/>4365 <text:s text:c="3"/>SH <text:s text:c="8"/>SOLE <text:s text:c="15"/>4365 <text:s text:c="6"/>0 <text:s text:c="7"/>0<text:tab/><text:tab/></text:p>
          </table:table-cell>
        </table:table-row>
        <table:table-row table:style-name="ro1">
          <table:table-cell office:value-type="string">
            <text:p>ROSETTA RESOURCES INC</text:p>
          </table:table-cell>
          <table:table-cell office:value-type="string">
            <text:p><text:s text:c="2"/>COM <text:s text:c="13"/>777779307</text:p>
          </table:table-cell>
          <table:table-cell office:value-type="float" office:value="433">
            <text:p>433</text:p>
          </table:table-cell>
          <table:table-cell office:value-type="string">
            <text:p><text:s text:c="4"/>8889 <text:s text:c="3"/>SH <text:s text:c="8"/>SOLE <text:s text:c="15"/>8889 <text:s text:c="6"/>0 <text:s text:c="7"/>0<text:tab/><text:tab/></text:p>
          </table:table-cell>
        </table:table-row>
        <table:table-row table:style-name="ro1">
          <table:table-cell office:value-type="string">
            <text:p>ROSS STORES INC</text:p>
          </table:table-cell>
          <table:table-cell office:value-type="string">
            <text:p><text:s text:c="2"/>COM <text:s text:c="13"/>778296103</text:p>
          </table:table-cell>
          <table:table-cell office:value-type="float" office:value="431">
            <text:p>431</text:p>
          </table:table-cell>
          <table:table-cell office:value-type="string">
            <text:p><text:s text:c="4"/>7424 <text:s text:c="3"/>SH <text:s text:c="8"/>SOLE <text:s text:c="15"/>7424 <text:s text:c="6"/>0 <text:s text:c="7"/>0<text:tab/><text:tab/></text:p>
          </table:table-cell>
        </table:table-row>
        <table:table-row table:style-name="ro1">
          <table:table-cell office:value-type="string">
            <text:p>ROVI CORP</text:p>
          </table:table-cell>
          <table:table-cell office:value-type="string">
            <text:p><text:s text:c="2"/>COM <text:s text:c="13"/>779376102</text:p>
          </table:table-cell>
          <table:table-cell office:value-type="float" office:value="292">
            <text:p>292</text:p>
          </table:table-cell>
          <table:table-cell office:value-type="string">
            <text:p><text:s text:c="4"/>8981 <text:s text:c="3"/>SH <text:s text:c="8"/>SOLE <text:s text:c="15"/>8981 <text:s text:c="6"/>0 <text:s text:c="7"/>0<text:tab/><text:tab/></text:p>
          </table:table-cell>
        </table:table-row>
        <table:table-row table:style-name="ro1">
          <table:table-cell office:value-type="string">
            <text:p>RANGE RES CORP</text:p>
          </table:table-cell>
          <table:table-cell office:value-type="string">
            <text:p><text:s text:c="2"/>COM <text:s text:c="13"/>75281A109</text:p>
          </table:table-cell>
          <table:table-cell office:value-type="float" office:value="757">
            <text:p>757</text:p>
          </table:table-cell>
          <table:table-cell office:value-type="string">
            <text:p><text:s text:c="3"/>13025 <text:s text:c="3"/>SH <text:s text:c="8"/>SOLE <text:s text:c="14"/>13025 <text:s text:c="6"/>0 <text:s text:c="7"/>0<text:tab/><text:tab/></text:p>
          </table:table-cell>
        </table:table-row>
        <table:table-row table:style-name="ro1">
          <table:table-cell office:value-type="string">
            <text:p>DONNELLEY R R &amp; SONS CO</text:p>
          </table:table-cell>
          <table:table-cell office:value-type="string">
            <text:p><text:s text:c="2"/>COM <text:s text:c="13"/>257867101</text:p>
          </table:table-cell>
          <table:table-cell office:value-type="float" office:value="1877">
            <text:p>1877</text:p>
          </table:table-cell>
          <table:table-cell office:value-type="string">
            <text:p><text:s text:c="2"/>151489 <text:s text:c="3"/>SH <text:s text:c="8"/>SOLE <text:s text:c="13"/>151489 <text:s text:c="6"/>0 <text:s text:c="7"/>0<text:tab/><text:tab/></text:p>
          </table:table-cell>
        </table:table-row>
        <table:table-row table:style-name="ro1">
          <table:table-cell office:value-type="string">
            <text:p>RED ROBIN GOURMET BURGERS I</text:p>
          </table:table-cell>
          <table:table-cell office:value-type="string">
            <text:p><text:s text:c="2"/>COM <text:s text:c="13"/>75689M101</text:p>
          </table:table-cell>
          <table:table-cell office:value-type="float" office:value="268">
            <text:p>268</text:p>
          </table:table-cell>
          <table:table-cell office:value-type="string">
            <text:p><text:s text:c="4"/>7198 <text:s text:c="3"/>SH <text:s text:c="8"/>SOLE <text:s text:c="15"/>7198 <text:s text:c="6"/>0 <text:s text:c="7"/>0<text:tab/><text:tab/></text:p>
          </table:table-cell>
        </table:table-row>
        <table:table-row table:style-name="ro1">
          <table:table-cell office:value-type="string">
            <text:p>RELIANCE STEEL &amp; ALUMINUM C</text:p>
          </table:table-cell>
          <table:table-cell office:value-type="string">
            <text:p><text:s text:c="2"/>COM <text:s text:c="13"/>759509102</text:p>
          </table:table-cell>
          <table:table-cell office:value-type="float" office:value="232">
            <text:p>232</text:p>
          </table:table-cell>
          <table:table-cell office:value-type="string">
            <text:p><text:s text:c="4"/>4104 <text:s text:c="3"/>SH <text:s text:c="8"/>SOLE <text:s text:c="15"/>4104 <text:s text:c="6"/>0 <text:s text:c="7"/>0<text:tab/><text:tab/></text:p>
          </table:table-cell>
        </table:table-row>
        <table:table-row table:style-name="ro1">
          <table:table-cell office:value-type="string">
            <text:p>RESOURCE CAP CORP</text:p>
          </table:table-cell>
          <table:table-cell office:value-type="string">
            <text:p><text:s text:c="2"/>COM <text:s text:c="13"/>76120W302</text:p>
          </table:table-cell>
          <table:table-cell office:value-type="float" office:value="127">
            <text:p>127</text:p>
          </table:table-cell>
          <table:table-cell office:value-type="string">
            <text:p><text:s text:c="3"/>23600 <text:s text:c="3"/>SH <text:s text:c="8"/>SOLE <text:s text:c="14"/>23600 <text:s text:c="6"/>0 <text:s text:c="7"/>0<text:tab/><text:tab/></text:p>
          </table:table-cell>
        </table:table-row>
        <table:table-row table:style-name="ro1">
          <table:table-cell office:value-type="string">
            <text:p>RTI BIOLOGICS INC</text:p>
          </table:table-cell>
          <table:table-cell office:value-type="string">
            <text:p><text:s text:c="2"/>COM <text:s text:c="13"/>74975N105</text:p>
          </table:table-cell>
          <table:table-cell office:value-type="float" office:value="228">
            <text:p>228</text:p>
          </table:table-cell>
          <table:table-cell office:value-type="string">
            <text:p><text:s text:c="3"/>61900 <text:s text:c="3"/>SH <text:s text:c="8"/>SOLE <text:s text:c="14"/>61900 <text:s text:c="6"/>0 <text:s text:c="7"/>0<text:tab/><text:tab/></text:p>
          </table:table-cell>
        </table:table-row>
        <table:table-row table:style-name="ro1">
          <table:table-cell office:value-type="string">
            <text:p>RAYONIER INC</text:p>
          </table:table-cell>
          <table:table-cell office:value-type="string">
            <text:p><text:s text:c="2"/>COM <text:s text:c="13"/>754907103</text:p>
          </table:table-cell>
          <table:table-cell office:value-type="float" office:value="875">
            <text:p>875</text:p>
          </table:table-cell>
          <table:table-cell office:value-type="string">
            <text:p><text:s text:c="3"/>19845 <text:s text:c="3"/>SH <text:s text:c="8"/>SOLE <text:s text:c="14"/>19845 <text:s text:c="6"/>0 <text:s text:c="7"/>0<text:tab/><text:tab/></text:p>
          </table:table-cell>
        </table:table-row>
        <table:table-row table:style-name="ro1">
          <table:table-cell office:value-type="string">
            <text:p>SPRINT NEXTEL CORP</text:p>
          </table:table-cell>
          <table:table-cell office:value-type="string">
            <text:p><text:s text:c="2"/>COM SER 1 <text:s text:c="7"/>852061100</text:p>
          </table:table-cell>
          <table:table-cell office:value-type="float" office:value="215">
            <text:p>215</text:p>
          </table:table-cell>
          <table:table-cell office:value-type="string">
            <text:p><text:s text:c="3"/>75595 <text:s text:c="3"/>SH <text:s text:c="8"/>SOLE <text:s text:c="14"/>75595 <text:s text:c="6"/>0 <text:s text:c="7"/>0<text:tab/><text:tab/></text:p>
          </table:table-cell>
        </table:table-row>
        <table:table-row table:style-name="ro1">
          <table:table-cell office:value-type="string">
            <text:p>SONIC AUTOMOTIVE INC</text:p>
          </table:table-cell>
          <table:table-cell office:value-type="string">
            <text:p><text:s text:c="2"/>CL A <text:s text:c="12"/>83545G102</text:p>
          </table:table-cell>
          <table:table-cell office:value-type="float" office:value="415">
            <text:p>415</text:p>
          </table:table-cell>
          <table:table-cell office:value-type="string">
            <text:p><text:s text:c="3"/>23176 <text:s text:c="3"/>SH <text:s text:c="8"/>SOLE <text:s text:c="14"/>23176 <text:s text:c="6"/>0 <text:s text:c="7"/>0<text:tab/><text:tab/></text:p>
          </table:table-cell>
        </table:table-row>
        <table:table-row table:style-name="ro1">
          <table:table-cell office:value-type="string">
            <text:p>SAIC INC</text:p>
          </table:table-cell>
          <table:table-cell office:value-type="string">
            <text:p><text:s text:c="2"/>COM <text:s text:c="13"/>78390X101</text:p>
          </table:table-cell>
          <table:table-cell office:value-type="float" office:value="323">
            <text:p>323</text:p>
          </table:table-cell>
          <table:table-cell office:value-type="string">
            <text:p><text:s text:c="3"/>24432 <text:s text:c="3"/>SH <text:s text:c="8"/>SOLE <text:s text:c="14"/>24432 <text:s text:c="6"/>0 <text:s text:c="7"/>0<text:tab/><text:tab/></text:p>
          </table:table-cell>
        </table:table-row>
        <table:table-row table:style-name="ro1">
          <table:table-cell office:value-type="string">
            <text:p>SAIA INC</text:p>
          </table:table-cell>
          <table:table-cell office:value-type="string">
            <text:p><text:s text:c="2"/>COM <text:s text:c="13"/>78709Y105</text:p>
          </table:table-cell>
          <table:table-cell office:value-type="float" office:value="648">
            <text:p>648</text:p>
          </table:table-cell>
          <table:table-cell office:value-type="string">
            <text:p><text:s text:c="3"/>38000 <text:s text:c="3"/>SH <text:s text:c="8"/>SOLE <text:s text:c="14"/>38000 <text:s text:c="6"/>0 <text:s text:c="7"/>0<text:tab/><text:tab/></text:p>
          </table:table-cell>
        </table:table-row>
        <table:table-row table:style-name="ro1">
          <table:table-cell office:value-type="string">
            <text:p>BOSTON BEER INC</text:p>
          </table:table-cell>
          <table:table-cell office:value-type="string">
            <text:p><text:s text:c="2"/>CL A <text:s text:c="12"/>100557107</text:p>
          </table:table-cell>
          <table:table-cell office:value-type="float" office:value="283">
            <text:p>283</text:p>
          </table:table-cell>
          <table:table-cell office:value-type="string">
            <text:p><text:s text:c="4"/>2649 <text:s text:c="3"/>SH <text:s text:c="8"/>SOLE <text:s text:c="15"/>2649 <text:s text:c="6"/>0 <text:s text:c="7"/>0<text:tab/><text:tab/></text:p>
          </table:table-cell>
        </table:table-row>
        <table:table-row table:style-name="ro1">
          <table:table-cell office:value-type="string">
            <text:p>SANMINA SCI CORP</text:p>
          </table:table-cell>
          <table:table-cell office:value-type="string">
            <text:p><text:s text:c="2"/>COM NEW <text:s text:c="9"/>800907206</text:p>
          </table:table-cell>
          <table:table-cell office:value-type="float" office:value="333">
            <text:p>333</text:p>
          </table:table-cell>
          <table:table-cell office:value-type="string">
            <text:p><text:s text:c="3"/>29062 <text:s text:c="3"/>SH <text:s text:c="8"/>SOLE <text:s text:c="14"/>29062 <text:s text:c="6"/>0 <text:s text:c="7"/>0<text:tab/><text:tab/></text:p>
          </table:table-cell>
        </table:table-row>
        <table:table-row table:style-name="ro1">
          <table:table-cell office:value-type="string">
            <text:p>SAPIENT CORP</text:p>
          </table:table-cell>
          <table:table-cell office:value-type="string">
            <text:p><text:s text:c="2"/>COM <text:s text:c="13"/>803062108</text:p>
          </table:table-cell>
          <table:table-cell office:value-type="float" office:value="335">
            <text:p>335</text:p>
          </table:table-cell>
          <table:table-cell office:value-type="string">
            <text:p><text:s text:c="3"/>26873 <text:s text:c="3"/>SH <text:s text:c="8"/>SOLE <text:s text:c="14"/>26873 <text:s text:c="6"/>0 <text:s text:c="7"/>0<text:tab/><text:tab/></text:p>
          </table:table-cell>
        </table:table-row>
        <table:table-row table:style-name="ro1">
          <table:table-cell office:value-type="string">
            <text:p>SAFE BULKERS INC</text:p>
          </table:table-cell>
          <table:table-cell office:value-type="string">
            <text:p><text:s text:c="2"/>COM <text:s text:c="13"/>Y7388L103</text:p>
          </table:table-cell>
          <table:table-cell office:value-type="float" office:value="253">
            <text:p>253</text:p>
          </table:table-cell>
          <table:table-cell office:value-type="string">
            <text:p><text:s text:c="3"/>37802 <text:s text:c="3"/>SH <text:s text:c="8"/>SOLE <text:s text:c="14"/>37802 <text:s text:c="6"/>0 <text:s text:c="7"/>0<text:tab/><text:tab/></text:p>
          </table:table-cell>
        </table:table-row>
        <table:table-row table:style-name="ro1">
          <table:table-cell office:value-type="string">
            <text:p>SINCLAIR BROADCAST GROUP IN</text:p>
          </table:table-cell>
          <table:table-cell office:value-type="string">
            <text:p><text:s text:c="2"/>CL A <text:s text:c="12"/>829226109</text:p>
          </table:table-cell>
          <table:table-cell office:value-type="float" office:value="165">
            <text:p>165</text:p>
          </table:table-cell>
          <table:table-cell office:value-type="string">
            <text:p><text:s text:c="3"/>14900 <text:s text:c="3"/>SH <text:s text:c="8"/>SOLE <text:s text:c="14"/>14900 <text:s text:c="6"/>0 <text:s text:c="7"/>0<text:tab/><text:tab/></text:p>
          </table:table-cell>
        </table:table-row>
        <table:table-row table:style-name="ro1">
          <table:table-cell office:value-type="string">
            <text:p>SABINE ROYALTY TR</text:p>
          </table:table-cell>
          <table:table-cell office:value-type="string">
            <text:p><text:s text:c="2"/>UNIT BEN INT <text:s text:c="4"/>785688102</text:p>
          </table:table-cell>
          <table:table-cell office:value-type="float" office:value="250">
            <text:p>250</text:p>
          </table:table-cell>
          <table:table-cell office:value-type="string">
            <text:p><text:s text:c="4"/>4171 <text:s text:c="3"/>SH <text:s text:c="8"/>SOLE <text:s text:c="15"/>4171 <text:s text:c="6"/>0 <text:s text:c="7"/>0<text:tab/><text:tab/></text:p>
          </table:table-cell>
        </table:table-row>
        <table:table-row table:style-name="ro1">
          <table:table-cell office:value-type="string">
            <text:p>SABRA HEALTH CARE REIT INC</text:p>
          </table:table-cell>
          <table:table-cell office:value-type="string">
            <text:p><text:s text:c="2"/>COM <text:s text:c="13"/>78573L106</text:p>
          </table:table-cell>
          <table:table-cell office:value-type="float" office:value="662">
            <text:p>662</text:p>
          </table:table-cell>
          <table:table-cell office:value-type="string">
            <text:p><text:s text:c="3"/>40200 <text:s text:c="3"/>SH <text:s text:c="8"/>SOLE <text:s text:c="14"/>40200 <text:s text:c="6"/>0 <text:s text:c="7"/>0<text:tab/><text:tab/></text:p>
          </table:table-cell>
        </table:table-row>
        <table:table-row table:style-name="ro1">
          <table:table-cell office:value-type="string">
            <text:p>SOUTHERN COPPER CORP</text:p>
          </table:table-cell>
          <table:table-cell office:value-type="string">
            <text:p><text:s text:c="2"/>COM <text:s text:c="13"/>84265V105</text:p>
          </table:table-cell>
          <table:table-cell office:value-type="float" office:value="931">
            <text:p>931</text:p>
          </table:table-cell>
          <table:table-cell office:value-type="string">
            <text:p><text:s text:c="3"/>29370 <text:s text:c="3"/>SH <text:s text:c="8"/>SOLE <text:s text:c="14"/>29370 <text:s text:c="6"/>0 <text:s text:c="7"/>0<text:tab/><text:tab/></text:p>
          </table:table-cell>
        </table:table-row>
        <table:table-row table:style-name="ro1">
          <table:table-cell office:value-type="string">
            <text:p>SCHOLASTIC CORP</text:p>
          </table:table-cell>
          <table:table-cell office:value-type="string">
            <text:p><text:s text:c="2"/>COM <text:s text:c="13"/>807066105</text:p>
          </table:table-cell>
          <table:table-cell office:value-type="float" office:value="614">
            <text:p>614</text:p>
          </table:table-cell>
          <table:table-cell office:value-type="string">
            <text:p><text:s text:c="3"/>17407 <text:s text:c="3"/>SH <text:s text:c="8"/>SOLE <text:s text:c="14"/>17407 <text:s text:c="6"/>0 <text:s text:c="7"/>0<text:tab/><text:tab/></text:p>
          </table:table-cell>
        </table:table-row>
        <table:table-row table:style-name="ro1">
          <table:table-cell office:value-type="string">
            <text:p>SCHWAB CHARLES CORP NEW</text:p>
          </table:table-cell>
          <table:table-cell office:value-type="string">
            <text:p><text:s text:c="2"/>COM <text:s text:c="13"/>808513105</text:p>
          </table:table-cell>
          <table:table-cell office:value-type="float" office:value="1410">
            <text:p>1410</text:p>
          </table:table-cell>
          <table:table-cell office:value-type="string">
            <text:p><text:s text:c="3"/>98093 <text:s text:c="3"/>SH <text:s text:c="8"/>SOLE <text:s text:c="14"/>98093 <text:s text:c="6"/>0 <text:s text:c="7"/>0<text:tab/><text:tab/></text:p>
          </table:table-cell>
        </table:table-row>
        <table:table-row table:style-name="ro1">
          <table:table-cell office:value-type="string">
            <text:p>SCICLONE PHARMACEUTICALS IN</text:p>
          </table:table-cell>
          <table:table-cell office:value-type="string">
            <text:p><text:s text:c="2"/>COM <text:s text:c="13"/>80862K104</text:p>
          </table:table-cell>
          <table:table-cell office:value-type="float" office:value="512">
            <text:p>512</text:p>
          </table:table-cell>
          <table:table-cell office:value-type="string">
            <text:p><text:s text:c="3"/>81140 <text:s text:c="3"/>SH <text:s text:c="8"/>SOLE <text:s text:c="14"/>81140 <text:s text:c="6"/>0 <text:s text:c="7"/>0<text:tab/><text:tab/></text:p>
          </table:table-cell>
        </table:table-row>
        <table:table-row table:style-name="ro1">
          <table:table-cell office:value-type="string">
            <text:p>SELECT COMFORT CORP</text:p>
          </table:table-cell>
          <table:table-cell office:value-type="string">
            <text:p><text:s text:c="2"/>COM <text:s text:c="13"/>81616X103</text:p>
          </table:table-cell>
          <table:table-cell office:value-type="float" office:value="783">
            <text:p>783</text:p>
          </table:table-cell>
          <table:table-cell office:value-type="string">
            <text:p><text:s text:c="3"/>24182 <text:s text:c="3"/>SH <text:s text:c="8"/>SOLE <text:s text:c="14"/>24182 <text:s text:c="6"/>0 <text:s text:c="7"/>0<text:tab/><text:tab/></text:p>
          </table:table-cell>
        </table:table-row>
        <table:table-row table:style-name="ro1">
          <table:table-cell office:value-type="string">
            <text:p>SANDRIDGE ENERGY INC</text:p>
          </table:table-cell>
          <table:table-cell office:value-type="string">
            <text:p><text:s text:c="2"/>COM <text:s text:c="13"/>80007P307</text:p>
          </table:table-cell>
          <table:table-cell office:value-type="float" office:value="152">
            <text:p>152</text:p>
          </table:table-cell>
          <table:table-cell office:value-type="string">
            <text:p><text:s text:c="3"/>19391 <text:s text:c="3"/>SH <text:s text:c="8"/>SOLE <text:s text:c="14"/>19391 <text:s text:c="6"/>0 <text:s text:c="7"/>0<text:tab/><text:tab/></text:p>
          </table:table-cell>
        </table:table-row>
        <table:table-row table:style-name="ro1">
          <table:table-cell office:value-type="string">
            <text:p>SPECTRA ENERGY CORP</text:p>
          </table:table-cell>
          <table:table-cell office:value-type="string">
            <text:p><text:s text:c="2"/>COM <text:s text:c="13"/>847560109</text:p>
          </table:table-cell>
          <table:table-cell office:value-type="float" office:value="555">
            <text:p>555</text:p>
          </table:table-cell>
          <table:table-cell office:value-type="string">
            <text:p><text:s text:c="3"/>17587 <text:s text:c="3"/>SH <text:s text:c="8"/>SOLE <text:s text:c="14"/>17587 <text:s text:c="6"/>0 <text:s text:c="7"/>0<text:tab/><text:tab/></text:p>
          </table:table-cell>
        </table:table-row>
        <table:table-row table:style-name="ro1">
          <table:table-cell office:value-type="string">
            <text:p>SEALED AIR CORP NEW</text:p>
          </table:table-cell>
          <table:table-cell office:value-type="string">
            <text:p><text:s text:c="2"/>COM <text:s text:c="13"/>81211K100</text:p>
          </table:table-cell>
          <table:table-cell office:value-type="float" office:value="338">
            <text:p>338</text:p>
          </table:table-cell>
          <table:table-cell office:value-type="string">
            <text:p><text:s text:c="3"/>17499 <text:s text:c="3"/>SH <text:s text:c="8"/>SOLE <text:s text:c="14"/>17499 <text:s text:c="6"/>0 <text:s text:c="7"/>0<text:tab/><text:tab/></text:p>
          </table:table-cell>
        </table:table-row>
        <table:table-row table:style-name="ro1">
          <table:table-cell office:value-type="string">
            <text:p>SPARTECH CORP</text:p>
          </table:table-cell>
          <table:table-cell office:value-type="string">
            <text:p><text:s text:c="2"/>COM NEW <text:s text:c="9"/>847220209</text:p>
          </table:table-cell>
          <table:table-cell office:value-type="float" office:value="373">
            <text:p>373</text:p>
          </table:table-cell>
          <table:table-cell office:value-type="string">
            <text:p><text:s text:c="3"/>76500 <text:s text:c="3"/>SH <text:s text:c="8"/>SOLE <text:s text:c="14"/>76500 <text:s text:c="6"/>0 <text:s text:c="7"/>0<text:tab/><text:tab/></text:p>
          </table:table-cell>
        </table:table-row>
        <table:table-row table:style-name="ro1">
          <table:table-cell office:value-type="string">
            <text:p>SEI INVESTMENTS CO</text:p>
          </table:table-cell>
          <table:table-cell office:value-type="string">
            <text:p><text:s text:c="2"/>COM <text:s text:c="13"/>784117103</text:p>
          </table:table-cell>
          <table:table-cell office:value-type="float" office:value="1022">
            <text:p>1022</text:p>
          </table:table-cell>
          <table:table-cell office:value-type="string">
            <text:p><text:s text:c="3"/>49399 <text:s text:c="3"/>SH <text:s text:c="8"/>SOLE <text:s text:c="14"/>49399 <text:s text:c="6"/>0 <text:s text:c="7"/>0<text:tab/><text:tab/></text:p>
          </table:table-cell>
        </table:table-row>
        <table:table-row table:style-name="ro1">
          <table:table-cell office:value-type="string">
            <text:p>SMITHFIELD FOODS INC</text:p>
          </table:table-cell>
          <table:table-cell office:value-type="string">
            <text:p><text:s text:c="2"/>COM <text:s text:c="13"/>832248108</text:p>
          </table:table-cell>
          <table:table-cell office:value-type="float" office:value="1839">
            <text:p>1839</text:p>
          </table:table-cell>
          <table:table-cell office:value-type="string">
            <text:p><text:s text:c="3"/>83498 <text:s text:c="3"/>SH <text:s text:c="8"/>SOLE <text:s text:c="14"/>83498 <text:s text:c="6"/>0 <text:s text:c="7"/>0<text:tab/><text:tab/></text:p>
          </table:table-cell>
        </table:table-row>
        <table:table-row table:style-name="ro1">
          <table:table-cell office:value-type="string">
            <text:p>STAR GAS PARTNERS L P</text:p>
          </table:table-cell>
          <table:table-cell office:value-type="string">
            <text:p><text:s text:c="2"/>UNIT LTD PARTNR <text:s/>85512C105</text:p>
          </table:table-cell>
          <table:table-cell office:value-type="float" office:value="331">
            <text:p>331</text:p>
          </table:table-cell>
          <table:table-cell office:value-type="string">
            <text:p><text:s text:c="3"/>80070 <text:s text:c="3"/>SH <text:s text:c="8"/>SOLE <text:s text:c="14"/>80070 <text:s text:c="6"/>0 <text:s text:c="7"/>0<text:tab/><text:tab/></text:p>
          </table:table-cell>
        </table:table-row>
        <table:table-row table:style-name="ro1">
          <table:table-cell office:value-type="string">
            <text:p>STONE ENERGY CORP</text:p>
          </table:table-cell>
          <table:table-cell office:value-type="string">
            <text:p><text:s text:c="2"/>COM <text:s text:c="13"/>861642106</text:p>
          </table:table-cell>
          <table:table-cell office:value-type="float" office:value="624">
            <text:p>624</text:p>
          </table:table-cell>
          <table:table-cell office:value-type="string">
            <text:p><text:s text:c="3"/>21810 <text:s text:c="3"/>SH <text:s text:c="8"/>SOLE <text:s text:c="14"/>21810 <text:s text:c="6"/>0 <text:s text:c="7"/>0<text:tab/><text:tab/></text:p>
          </table:table-cell>
        </table:table-row>
        <table:table-row table:style-name="ro1">
          <table:table-cell office:value-type="string">
            <text:p>SEARS HLDGS CORP</text:p>
          </table:table-cell>
          <table:table-cell office:value-type="string">
            <text:p><text:s text:c="2"/>COM <text:s text:c="13"/>812350106</text:p>
          </table:table-cell>
          <table:table-cell office:value-type="float" office:value="1027">
            <text:p>1027</text:p>
          </table:table-cell>
          <table:table-cell office:value-type="string">
            <text:p><text:s text:c="3"/>15504 <text:s text:c="3"/>SH <text:s text:c="8"/>SOLE <text:s text:c="14"/>15504 <text:s text:c="6"/>0 <text:s text:c="7"/>0<text:tab/><text:tab/></text:p>
          </table:table-cell>
        </table:table-row>
        <table:table-row table:style-name="ro1">
          <table:table-cell office:value-type="string">
            <text:p>SCHULMAN A INC</text:p>
          </table:table-cell>
          <table:table-cell office:value-type="string">
            <text:p><text:s text:c="2"/>COM <text:s text:c="13"/>808194104</text:p>
          </table:table-cell>
          <table:table-cell office:value-type="float" office:value="289">
            <text:p>289</text:p>
          </table:table-cell>
          <table:table-cell office:value-type="string">
            <text:p><text:s text:c="3"/>10708 <text:s text:c="3"/>SH <text:s text:c="8"/>SOLE <text:s text:c="14"/>10708 <text:s text:c="6"/>0 <text:s text:c="7"/>0<text:tab/><text:tab/></text:p>
          </table:table-cell>
        </table:table-row>
        <table:table-row table:style-name="ro1">
          <table:table-cell office:value-type="string">
            <text:p>SIGNET JEWELERS LIMITED</text:p>
          </table:table-cell>
          <table:table-cell office:value-type="string">
            <text:p><text:s text:c="2"/>SHS <text:s text:c="13"/>G81276100</text:p>
          </table:table-cell>
          <table:table-cell office:value-type="float" office:value="1055">
            <text:p>1055</text:p>
          </table:table-cell>
          <table:table-cell office:value-type="string">
            <text:p><text:s text:c="3"/>22318 <text:s text:c="3"/>SH <text:s text:c="8"/>SOLE <text:s text:c="14"/>22318 <text:s text:c="6"/>0 <text:s text:c="7"/>0<text:tab/><text:tab/></text:p>
          </table:table-cell>
        </table:table-row>
        <table:table-row table:style-name="ro1">
          <table:table-cell office:value-type="string">
            <text:p>SINA CORP</text:p>
          </table:table-cell>
          <table:table-cell office:value-type="string">
            <text:p><text:s text:c="2"/>ORD <text:s text:c="13"/>G81477104</text:p>
          </table:table-cell>
          <table:table-cell office:value-type="float" office:value="1366">
            <text:p>1366</text:p>
          </table:table-cell>
          <table:table-cell office:value-type="string">
            <text:p><text:s text:c="3"/>21017 <text:s text:c="3"/>SH <text:s text:c="8"/>SOLE <text:s text:c="14"/>21017 <text:s text:c="6"/>0 <text:s text:c="7"/>0<text:tab/><text:tab/></text:p>
          </table:table-cell>
        </table:table-row>
        <table:table-row table:style-name="ro1">
          <table:table-cell office:value-type="string">
            <text:p>SIRIUS XM RADIO INC</text:p>
          </table:table-cell>
          <table:table-cell office:value-type="string">
            <text:p><text:s text:c="2"/>COM <text:s text:c="13"/>82967N108</text:p>
          </table:table-cell>
          <table:table-cell office:value-type="float" office:value="41">
            <text:p>41</text:p>
          </table:table-cell>
          <table:table-cell office:value-type="string">
            <text:p><text:s text:c="3"/>17850 <text:s text:c="3"/>SH <text:s text:c="8"/>SOLE <text:s text:c="14"/>17850 <text:s text:c="6"/>0 <text:s text:c="7"/>0<text:tab/><text:tab/></text:p>
          </table:table-cell>
        </table:table-row>
        <table:table-row table:style-name="ro1">
          <table:table-cell office:value-type="string">
            <text:p>SILICON LABORATORIES INC</text:p>
          </table:table-cell>
          <table:table-cell office:value-type="string">
            <text:p><text:s text:c="2"/>COM <text:s text:c="13"/>826919102</text:p>
          </table:table-cell>
          <table:table-cell office:value-type="float" office:value="307">
            <text:p>307</text:p>
          </table:table-cell>
          <table:table-cell office:value-type="string">
            <text:p><text:s text:c="4"/>7150 <text:s text:c="3"/>SH <text:s text:c="8"/>SOLE <text:s text:c="15"/>7150 <text:s text:c="6"/>0 <text:s text:c="7"/>0<text:tab/><text:tab/></text:p>
          </table:table-cell>
        </table:table-row>
        <table:table-row table:style-name="ro1">
          <table:table-cell office:value-type="string">
            <text:p>SCHLUMBERGER LTD</text:p>
          </table:table-cell>
          <table:table-cell office:value-type="string">
            <text:p><text:s text:c="2"/>COM <text:s text:c="13"/>806857108</text:p>
          </table:table-cell>
          <table:table-cell office:value-type="float" office:value="2820">
            <text:p>2820</text:p>
          </table:table-cell>
          <table:table-cell office:value-type="string">
            <text:p><text:s text:c="3"/>40323 <text:s text:c="3"/>SH <text:s text:c="8"/>SOLE <text:s text:c="14"/>40323 <text:s text:c="6"/>0 <text:s text:c="7"/>0<text:tab/><text:tab/></text:p>
          </table:table-cell>
        </table:table-row>
        <table:table-row table:style-name="ro1">
          <table:table-cell office:value-type="string">
            <text:p>SARA LEE CORP</text:p>
          </table:table-cell>
          <table:table-cell office:value-type="string">
            <text:p><text:s text:c="2"/>COM <text:s text:c="13"/>803111103</text:p>
          </table:table-cell>
          <table:table-cell office:value-type="float" office:value="330">
            <text:p>330</text:p>
          </table:table-cell>
          <table:table-cell office:value-type="string">
            <text:p><text:s text:c="3"/>15314 <text:s text:c="3"/>SH <text:s text:c="8"/>SOLE <text:s text:c="14"/>15314 <text:s text:c="6"/>0 <text:s text:c="7"/>0<text:tab/><text:tab/></text:p>
          </table:table-cell>
        </table:table-row>
        <table:table-row table:style-name="ro1">
          <table:table-cell office:value-type="string">
            <text:p>SL GREEN RLTY CORP</text:p>
          </table:table-cell>
          <table:table-cell office:value-type="string">
            <text:p><text:s text:c="2"/>COM <text:s text:c="13"/>78440X101</text:p>
          </table:table-cell>
          <table:table-cell office:value-type="float" office:value="455">
            <text:p>455</text:p>
          </table:table-cell>
          <table:table-cell office:value-type="string">
            <text:p><text:s text:c="4"/>5862 <text:s text:c="3"/>SH <text:s text:c="8"/>SOLE <text:s text:c="15"/>5862 <text:s text:c="6"/>0 <text:s text:c="7"/>0<text:tab/><text:tab/></text:p>
          </table:table-cell>
        </table:table-row>
        <table:table-row table:style-name="ro1">
          <table:table-cell office:value-type="string">
            <text:p>SILGAN HOLDINGS INC</text:p>
          </table:table-cell>
          <table:table-cell office:value-type="string">
            <text:p><text:s text:c="2"/>COM <text:s text:c="13"/>827048109</text:p>
          </table:table-cell>
          <table:table-cell office:value-type="float" office:value="300">
            <text:p>300</text:p>
          </table:table-cell>
          <table:table-cell office:value-type="string">
            <text:p><text:s text:c="4"/>6795 <text:s text:c="3"/>SH <text:s text:c="8"/>SOLE <text:s text:c="15"/>6795 <text:s text:c="6"/>0 <text:s text:c="7"/>0<text:tab/><text:tab/></text:p>
          </table:table-cell>
        </table:table-row>
        <table:table-row table:style-name="ro1">
          <table:table-cell office:value-type="string">
            <text:p>SOLERA HOLDINGS INC</text:p>
          </table:table-cell>
          <table:table-cell office:value-type="string">
            <text:p><text:s text:c="2"/>COM <text:s text:c="13"/>83421A104</text:p>
          </table:table-cell>
          <table:table-cell office:value-type="float" office:value="207">
            <text:p>207</text:p>
          </table:table-cell>
          <table:table-cell office:value-type="string">
            <text:p><text:s text:c="4"/>4511 <text:s text:c="3"/>SH <text:s text:c="8"/>SOLE <text:s text:c="15"/>4511 <text:s text:c="6"/>0 <text:s text:c="7"/>0<text:tab/><text:tab/></text:p>
          </table:table-cell>
        </table:table-row>
        <table:table-row table:style-name="ro1">
          <table:table-cell office:value-type="string">
            <text:p>SLM CORP</text:p>
          </table:table-cell>
          <table:table-cell office:value-type="string">
            <text:p><text:s text:c="2"/>COM <text:s text:c="13"/>78442P106</text:p>
          </table:table-cell>
          <table:table-cell office:value-type="float" office:value="2115">
            <text:p>2115</text:p>
          </table:table-cell>
          <table:table-cell office:value-type="string">
            <text:p><text:s text:c="2"/>134227 <text:s text:c="3"/>SH <text:s text:c="8"/>SOLE <text:s text:c="13"/>134227 <text:s text:c="6"/>0 <text:s text:c="7"/>0<text:tab/><text:tab/></text:p>
          </table:table-cell>
        </table:table-row>
        <table:table-row table:style-name="ro1">
          <table:table-cell office:value-type="string">
            <text:p>SILVER WHEATON CORP</text:p>
          </table:table-cell>
          <table:table-cell office:value-type="string">
            <text:p><text:s text:c="2"/>COM <text:s text:c="13"/>828336107</text:p>
          </table:table-cell>
          <table:table-cell office:value-type="float" office:value="238">
            <text:p>238</text:p>
          </table:table-cell>
          <table:table-cell office:value-type="string">
            <text:p><text:s text:c="4"/>7161 <text:s text:c="3"/>SH <text:s text:c="8"/>SOLE <text:s text:c="15"/>7161 <text:s text:c="6"/>0 <text:s text:c="7"/>0<text:tab/><text:tab/></text:p>
          </table:table-cell>
        </table:table-row>
        <table:table-row table:style-name="ro1">
          <table:table-cell office:value-type="string">
            <text:p>SM ENERGY CO</text:p>
          </table:table-cell>
          <table:table-cell office:value-type="string">
            <text:p><text:s text:c="2"/>COM <text:s text:c="13"/>78454L100</text:p>
          </table:table-cell>
          <table:table-cell office:value-type="float" office:value="571">
            <text:p>571</text:p>
          </table:table-cell>
          <table:table-cell office:value-type="string">
            <text:p><text:s text:c="4"/>8075 <text:s text:c="3"/>SH <text:s text:c="8"/>SOLE <text:s text:c="15"/>8075 <text:s text:c="6"/>0 <text:s text:c="7"/>0<text:tab/><text:tab/></text:p>
          </table:table-cell>
        </table:table-row>
        <table:table-row table:style-name="ro1">
          <table:table-cell office:value-type="string">
            <text:p>SCOTTS MIRACLE GRO CO</text:p>
          </table:table-cell>
          <table:table-cell office:value-type="string">
            <text:p><text:s text:c="2"/>CL A <text:s text:c="12"/>810186106</text:p>
          </table:table-cell>
          <table:table-cell office:value-type="float" office:value="240">
            <text:p>240</text:p>
          </table:table-cell>
          <table:table-cell office:value-type="string">
            <text:p><text:s text:c="4"/>4431 <text:s text:c="3"/>SH <text:s text:c="8"/>SOLE <text:s text:c="15"/>4431 <text:s text:c="6"/>0 <text:s text:c="7"/>0<text:tab/><text:tab/></text:p>
          </table:table-cell>
        </table:table-row>
        <table:table-row table:style-name="ro1">
          <table:table-cell office:value-type="string">
            <text:p>STEIN MART INC</text:p>
          </table:table-cell>
          <table:table-cell office:value-type="string">
            <text:p><text:s text:c="2"/>COM <text:s text:c="13"/>858375108</text:p>
          </table:table-cell>
          <table:table-cell office:value-type="float" office:value="75">
            <text:p>75</text:p>
          </table:table-cell>
          <table:table-cell office:value-type="string">
            <text:p><text:s text:c="3"/>11276 <text:s text:c="3"/>SH <text:s text:c="8"/>SOLE <text:s text:c="14"/>11276 <text:s text:c="6"/>0 <text:s text:c="7"/>0<text:tab/><text:tab/></text:p>
          </table:table-cell>
        </table:table-row>
        <table:table-row table:style-name="ro1">
          <table:table-cell office:value-type="string">
            <text:p>SMART TECHNOLOGIES INC</text:p>
          </table:table-cell>
          <table:table-cell office:value-type="string">
            <text:p><text:s text:c="2"/>CL A SUB VTG S <text:s text:c="2"/>83172R108</text:p>
          </table:table-cell>
          <table:table-cell office:value-type="float" office:value="602">
            <text:p>602</text:p>
          </table:table-cell>
          <table:table-cell office:value-type="string">
            <text:p><text:s text:c="2"/>202568 <text:s text:c="3"/>SH <text:s text:c="8"/>SOLE <text:s text:c="13"/>202568 <text:s text:c="6"/>0 <text:s text:c="7"/>0<text:tab/><text:tab/></text:p>
          </table:table-cell>
        </table:table-row>
        <table:table-row table:style-name="ro1">
          <table:table-cell office:value-type="string">
            <text:p>SEMTECH CORP</text:p>
          </table:table-cell>
          <table:table-cell office:value-type="string">
            <text:p><text:s text:c="2"/>COM <text:s text:c="13"/>816850101</text:p>
          </table:table-cell>
          <table:table-cell office:value-type="float" office:value="587">
            <text:p>587</text:p>
          </table:table-cell>
          <table:table-cell office:value-type="string">
            <text:p><text:s text:c="3"/>20626 <text:s text:c="3"/>SH <text:s text:c="8"/>SOLE <text:s text:c="14"/>20626 <text:s text:c="6"/>0 <text:s text:c="7"/>0<text:tab/><text:tab/></text:p>
          </table:table-cell>
        </table:table-row>
        <table:table-row table:style-name="ro1">
          <table:table-cell office:value-type="string">
            <text:p>SYNOPSYS INC</text:p>
          </table:table-cell>
          <table:table-cell office:value-type="string">
            <text:p><text:s text:c="2"/>COM <text:s text:c="13"/>871607107</text:p>
          </table:table-cell>
          <table:table-cell office:value-type="float" office:value="946">
            <text:p>946</text:p>
          </table:table-cell>
          <table:table-cell office:value-type="string">
            <text:p><text:s text:c="3"/>30843 <text:s text:c="3"/>SH <text:s text:c="8"/>SOLE <text:s text:c="14"/>30843 <text:s text:c="6"/>0 <text:s text:c="7"/>0<text:tab/><text:tab/></text:p>
          </table:table-cell>
        </table:table-row>
        <table:table-row table:style-name="ro1">
          <table:table-cell office:value-type="string">
            <text:p>SANTARUS INC</text:p>
          </table:table-cell>
          <table:table-cell office:value-type="string">
            <text:p><text:s text:c="2"/>COM <text:s text:c="13"/>802817304</text:p>
          </table:table-cell>
          <table:table-cell office:value-type="float" office:value="485">
            <text:p>485</text:p>
          </table:table-cell>
          <table:table-cell office:value-type="string">
            <text:p><text:s text:c="3"/>82968 <text:s text:c="3"/>SH <text:s text:c="8"/>SOLE <text:s text:c="14"/>82968 <text:s text:c="6"/>0 <text:s text:c="7"/>0<text:tab/><text:tab/></text:p>
          </table:table-cell>
        </table:table-row>
        <table:table-row table:style-name="ro1">
          <table:table-cell office:value-type="string">
            <text:p>SYNOVUS FINL CORP</text:p>
          </table:table-cell>
          <table:table-cell office:value-type="string">
            <text:p><text:s text:c="2"/>COM <text:s text:c="13"/>87161C105</text:p>
          </table:table-cell>
          <table:table-cell office:value-type="float" office:value="48">
            <text:p>48</text:p>
          </table:table-cell>
          <table:table-cell office:value-type="string">
            <text:p><text:s text:c="3"/>23280 <text:s text:c="3"/>SH <text:s text:c="8"/>SOLE <text:s text:c="14"/>23280 <text:s text:c="6"/>0 <text:s text:c="7"/>0<text:tab/><text:tab/></text:p>
          </table:table-cell>
        </table:table-row>
        <table:table-row table:style-name="ro1">
          <table:table-cell office:value-type="string">
            <text:p>SOUTHERN CO</text:p>
          </table:table-cell>
          <table:table-cell office:value-type="string">
            <text:p><text:s text:c="2"/>COM <text:s text:c="13"/>842587107</text:p>
          </table:table-cell>
          <table:table-cell office:value-type="float" office:value="1280">
            <text:p>1280</text:p>
          </table:table-cell>
          <table:table-cell office:value-type="string">
            <text:p><text:s text:c="3"/>28481 <text:s text:c="3"/>SH <text:s text:c="8"/>SOLE <text:s text:c="14"/>28481 <text:s text:c="6"/>0 <text:s text:c="7"/>0<text:tab/><text:tab/></text:p>
          </table:table-cell>
        </table:table-row>
        <table:table-row table:style-name="ro1">
          <table:table-cell office:value-type="string">
            <text:p>SPARTON CORP</text:p>
          </table:table-cell>
          <table:table-cell office:value-type="string">
            <text:p><text:s text:c="2"/>COM <text:s text:c="13"/>847235108</text:p>
          </table:table-cell>
          <table:table-cell office:value-type="float" office:value="105">
            <text:p>105</text:p>
          </table:table-cell>
          <table:table-cell office:value-type="string">
            <text:p><text:s text:c="3"/>10900 <text:s text:c="3"/>SH <text:s text:c="8"/>SOLE <text:s text:c="14"/>10900 <text:s text:c="6"/>0 <text:s text:c="7"/>0<text:tab/><text:tab/></text:p>
          </table:table-cell>
        </table:table-row>
        <table:table-row table:style-name="ro1">
          <table:table-cell office:value-type="string">
            <text:p>SPARTAN MTRS INC</text:p>
          </table:table-cell>
          <table:table-cell office:value-type="string">
            <text:p><text:s text:c="2"/>COM <text:s text:c="13"/>846819100</text:p>
          </table:table-cell>
          <table:table-cell office:value-type="float" office:value="244">
            <text:p>244</text:p>
          </table:table-cell>
          <table:table-cell office:value-type="string">
            <text:p><text:s text:c="3"/>46135 <text:s text:c="3"/>SH <text:s text:c="8"/>SOLE <text:s text:c="14"/>46135 <text:s text:c="6"/>0 <text:s text:c="7"/>0<text:tab/><text:tab/></text:p>
          </table:table-cell>
        </table:table-row>
        <table:table-row table:style-name="ro1">
          <table:table-cell office:value-type="string">
            <text:p>SUPERIOR ENERGY SVCS INC</text:p>
          </table:table-cell>
          <table:table-cell office:value-type="string">
            <text:p><text:s text:c="2"/>COM <text:s text:c="13"/>868157108</text:p>
          </table:table-cell>
          <table:table-cell office:value-type="float" office:value="204">
            <text:p>204</text:p>
          </table:table-cell>
          <table:table-cell office:value-type="string">
            <text:p><text:s text:c="4"/>7733 <text:s text:c="3"/>SH <text:s text:c="8"/>SOLE <text:s text:c="15"/>7733 <text:s text:c="6"/>0 <text:s text:c="7"/>0<text:tab/><text:tab/></text:p>
          </table:table-cell>
        </table:table-row>
        <table:table-row table:style-name="ro1">
          <table:table-cell office:value-type="string">
            <text:p>SPECTRANETICS CORP</text:p>
          </table:table-cell>
          <table:table-cell office:value-type="string">
            <text:p><text:s text:c="2"/>COM <text:s text:c="13"/>84760C107</text:p>
          </table:table-cell>
          <table:table-cell office:value-type="float" office:value="431">
            <text:p>431</text:p>
          </table:table-cell>
          <table:table-cell office:value-type="string">
            <text:p><text:s text:c="3"/>41435 <text:s text:c="3"/>SH <text:s text:c="8"/>SOLE <text:s text:c="14"/>41435 <text:s text:c="6"/>0 <text:s text:c="7"/>0<text:tab/><text:tab/></text:p>
          </table:table-cell>
        </table:table-row>
        <table:table-row table:style-name="ro1">
          <table:table-cell office:value-type="string">
            <text:p>SPECTRUM PHARMACEUTICALS IN</text:p>
          </table:table-cell>
          <table:table-cell office:value-type="string">
            <text:p><text:s text:c="2"/>COM <text:s text:c="13"/>84763A108</text:p>
          </table:table-cell>
          <table:table-cell office:value-type="float" office:value="1041">
            <text:p>1041</text:p>
          </table:table-cell>
          <table:table-cell office:value-type="string">
            <text:p><text:s text:c="3"/>82404 <text:s text:c="3"/>SH <text:s text:c="8"/>SOLE <text:s text:c="14"/>82404 <text:s text:c="6"/>0 <text:s text:c="7"/>0<text:tab/><text:tab/></text:p>
          </table:table-cell>
        </table:table-row>
        <table:table-row table:style-name="ro1">
          <table:table-cell office:value-type="string">
            <text:p>SPIRIT AEROSYSTEMS HLDGS IN</text:p>
          </table:table-cell>
          <table:table-cell office:value-type="string">
            <text:p><text:s text:c="2"/>COM CL A <text:s text:c="8"/>848574109</text:p>
          </table:table-cell>
          <table:table-cell office:value-type="float" office:value="376">
            <text:p>376</text:p>
          </table:table-cell>
          <table:table-cell office:value-type="string">
            <text:p><text:s text:c="3"/>15353 <text:s text:c="3"/>SH <text:s text:c="8"/>SOLE <text:s text:c="14"/>15353 <text:s text:c="6"/>0 <text:s text:c="7"/>0<text:tab/><text:tab/></text:p>
          </table:table-cell>
        </table:table-row>
        <table:table-row table:style-name="ro1">
          <table:table-cell office:value-type="string">
            <text:p>SPARTAN STORES INC</text:p>
          </table:table-cell>
          <table:table-cell office:value-type="string">
            <text:p><text:s text:c="2"/>COM <text:s text:c="13"/>846822104</text:p>
          </table:table-cell>
          <table:table-cell office:value-type="float" office:value="227">
            <text:p>227</text:p>
          </table:table-cell>
          <table:table-cell office:value-type="string">
            <text:p><text:s text:c="3"/>12500 <text:s text:c="3"/>SH <text:s text:c="8"/>SOLE <text:s text:c="14"/>12500 <text:s text:c="6"/>0 <text:s text:c="7"/>0<text:tab/><text:tab/></text:p>
          </table:table-cell>
        </table:table-row>
        <table:table-row table:style-name="ro1">
          <table:table-cell office:value-type="string">
            <text:p>SENSATA TECHNOLOGIES HLDG B</text:p>
          </table:table-cell>
          <table:table-cell office:value-type="string">
            <text:p><text:s text:c="2"/>SHS <text:s text:c="13"/>N7902X106</text:p>
          </table:table-cell>
          <table:table-cell office:value-type="float" office:value="254">
            <text:p>254</text:p>
          </table:table-cell>
          <table:table-cell office:value-type="string">
            <text:p><text:s text:c="4"/>7593 <text:s text:c="3"/>SH <text:s text:c="8"/>SOLE <text:s text:c="15"/>7593 <text:s text:c="6"/>0 <text:s text:c="7"/>0<text:tab/><text:tab/></text:p>
          </table:table-cell>
        </table:table-row>
        <table:table-row table:style-name="ro1">
          <table:table-cell office:value-type="string">
            <text:p>STAAR SURGICAL CO</text:p>
          </table:table-cell>
          <table:table-cell office:value-type="string">
            <text:p><text:s text:c="2"/>COM PAR $0.01 <text:s text:c="3"/>852312305</text:p>
          </table:table-cell>
          <table:table-cell office:value-type="float" office:value="536">
            <text:p>536</text:p>
          </table:table-cell>
          <table:table-cell office:value-type="string">
            <text:p><text:s text:c="3"/>49436 <text:s text:c="3"/>SH <text:s text:c="8"/>SOLE <text:s text:c="14"/>49436 <text:s text:c="6"/>0 <text:s text:c="7"/>0<text:tab/><text:tab/></text:p>
          </table:table-cell>
        </table:table-row>
        <table:table-row table:style-name="ro1">
          <table:table-cell office:value-type="string">
            <text:p>STEWART INFORMATION SVCS CO</text:p>
          </table:table-cell>
          <table:table-cell office:value-type="string">
            <text:p><text:s text:c="2"/>COM <text:s text:c="13"/>860372101</text:p>
          </table:table-cell>
          <table:table-cell office:value-type="float" office:value="332">
            <text:p>332</text:p>
          </table:table-cell>
          <table:table-cell office:value-type="string">
            <text:p><text:s text:c="3"/>23382 <text:s text:c="3"/>SH <text:s text:c="8"/>SOLE <text:s text:c="14"/>23382 <text:s text:c="6"/>0 <text:s text:c="7"/>0<text:tab/><text:tab/></text:p>
          </table:table-cell>
        </table:table-row>
        <table:table-row table:style-name="ro1">
          <table:table-cell office:value-type="string">
            <text:p>STERIS CORP</text:p>
          </table:table-cell>
          <table:table-cell office:value-type="string">
            <text:p><text:s text:c="2"/>COM <text:s text:c="13"/>859152100</text:p>
          </table:table-cell>
          <table:table-cell office:value-type="float" office:value="529">
            <text:p>529</text:p>
          </table:table-cell>
          <table:table-cell office:value-type="string">
            <text:p><text:s text:c="3"/>16720 <text:s text:c="3"/>SH <text:s text:c="8"/>SOLE <text:s text:c="14"/>16720 <text:s text:c="6"/>0 <text:s text:c="7"/>0<text:tab/><text:tab/></text:p>
          </table:table-cell>
        </table:table-row>
        <table:table-row table:style-name="ro1">
          <table:table-cell office:value-type="string">
            <text:p>STEWART ENTERPRISES INC</text:p>
          </table:table-cell>
          <table:table-cell office:value-type="string">
            <text:p><text:s text:c="2"/>CL A <text:s text:c="12"/>860370105</text:p>
          </table:table-cell>
          <table:table-cell office:value-type="float" office:value="171">
            <text:p>171</text:p>
          </table:table-cell>
          <table:table-cell office:value-type="string">
            <text:p><text:s text:c="3"/>28199 <text:s text:c="3"/>SH <text:s text:c="8"/>SOLE <text:s text:c="14"/>28199 <text:s text:c="6"/>0 <text:s text:c="7"/>0<text:tab/><text:tab/></text:p>
          </table:table-cell>
        </table:table-row>
        <table:table-row table:style-name="ro1">
          <table:table-cell office:value-type="string">
            <text:p>STEEL DYNAMICS INC</text:p>
          </table:table-cell>
          <table:table-cell office:value-type="string">
            <text:p><text:s text:c="2"/>COM <text:s text:c="13"/>858119100</text:p>
          </table:table-cell>
          <table:table-cell office:value-type="float" office:value="851">
            <text:p>851</text:p>
          </table:table-cell>
          <table:table-cell office:value-type="string">
            <text:p><text:s text:c="3"/>58513 <text:s text:c="3"/>SH <text:s text:c="8"/>SOLE <text:s text:c="14"/>58513 <text:s text:c="6"/>0 <text:s text:c="7"/>0<text:tab/><text:tab/></text:p>
          </table:table-cell>
        </table:table-row>
        <table:table-row table:style-name="ro1">
          <table:table-cell office:value-type="string">
            <text:p>QUESTAR CORP</text:p>
          </table:table-cell>
          <table:table-cell office:value-type="string">
            <text:p><text:s text:c="2"/>COM <text:s text:c="13"/>748356102</text:p>
          </table:table-cell>
          <table:table-cell office:value-type="float" office:value="761">
            <text:p>761</text:p>
          </table:table-cell>
          <table:table-cell office:value-type="string">
            <text:p><text:s text:c="3"/>39537 <text:s text:c="3"/>SH <text:s text:c="8"/>SOLE <text:s text:c="14"/>39537 <text:s text:c="6"/>0 <text:s text:c="7"/>0<text:tab/><text:tab/></text:p>
          </table:table-cell>
        </table:table-row>
        <table:table-row table:style-name="ro1">
          <table:table-cell office:value-type="string">
            <text:p>STRAYER ED INC</text:p>
          </table:table-cell>
          <table:table-cell office:value-type="string">
            <text:p><text:s text:c="2"/>COM <text:s text:c="13"/>863236105</text:p>
          </table:table-cell>
          <table:table-cell office:value-type="float" office:value="681">
            <text:p>681</text:p>
          </table:table-cell>
          <table:table-cell office:value-type="string">
            <text:p><text:s text:c="4"/>7209 <text:s text:c="3"/>SH <text:s text:c="8"/>SOLE <text:s text:c="15"/>7209 <text:s text:c="6"/>0 <text:s text:c="7"/>0<text:tab/><text:tab/></text:p>
          </table:table-cell>
        </table:table-row>
        <table:table-row table:style-name="ro1">
          <table:table-cell office:value-type="string">
            <text:p>STR HLDGS INC</text:p>
          </table:table-cell>
          <table:table-cell office:value-type="string">
            <text:p><text:s text:c="2"/>COM <text:s text:c="13"/>78478V100</text:p>
          </table:table-cell>
          <table:table-cell office:value-type="float" office:value="168">
            <text:p>168</text:p>
          </table:table-cell>
          <table:table-cell office:value-type="string">
            <text:p><text:s text:c="3"/>34698 <text:s text:c="3"/>SH <text:s text:c="8"/>SOLE <text:s text:c="14"/>34698 <text:s text:c="6"/>0 <text:s text:c="7"/>0<text:tab/><text:tab/></text:p>
          </table:table-cell>
        </table:table-row>
        <table:table-row table:style-name="ro1">
          <table:table-cell office:value-type="string">
            <text:p>STERLING CONSTRUCTION CO IN</text:p>
          </table:table-cell>
          <table:table-cell office:value-type="string">
            <text:p><text:s text:c="2"/>COM <text:s text:c="13"/>859241101</text:p>
          </table:table-cell>
          <table:table-cell office:value-type="float" office:value="394">
            <text:p>394</text:p>
          </table:table-cell>
          <table:table-cell office:value-type="string">
            <text:p><text:s text:c="3"/>40396 <text:s text:c="3"/>SH <text:s text:c="8"/>SOLE <text:s text:c="14"/>40396 <text:s text:c="6"/>0 <text:s text:c="7"/>0<text:tab/><text:tab/></text:p>
          </table:table-cell>
        </table:table-row>
        <table:table-row table:style-name="ro1">
          <table:table-cell office:value-type="string">
            <text:p>STATE STR CORP</text:p>
          </table:table-cell>
          <table:table-cell office:value-type="string">
            <text:p><text:s text:c="2"/>COM <text:s text:c="13"/>857477103</text:p>
          </table:table-cell>
          <table:table-cell office:value-type="float" office:value="278">
            <text:p>278</text:p>
          </table:table-cell>
          <table:table-cell office:value-type="string">
            <text:p><text:s text:c="4"/>6099 <text:s text:c="3"/>SH <text:s text:c="8"/>SOLE <text:s text:c="15"/>6099 <text:s text:c="6"/>0 <text:s text:c="7"/>0<text:tab/><text:tab/></text:p>
          </table:table-cell>
        </table:table-row>
        <table:table-row table:style-name="ro1">
          <table:table-cell office:value-type="string">
            <text:p>SUNOCO INC</text:p>
          </table:table-cell>
          <table:table-cell office:value-type="string">
            <text:p><text:s text:c="2"/>COM <text:s text:c="13"/>86764P109</text:p>
          </table:table-cell>
          <table:table-cell office:value-type="float" office:value="822">
            <text:p>822</text:p>
          </table:table-cell>
          <table:table-cell office:value-type="string">
            <text:p><text:s text:c="3"/>21556 <text:s text:c="3"/>SH <text:s text:c="8"/>SOLE <text:s text:c="14"/>21556 <text:s text:c="6"/>0 <text:s text:c="7"/>0<text:tab/><text:tab/></text:p>
          </table:table-cell>
        </table:table-row>
        <table:table-row table:style-name="ro1">
          <table:table-cell office:value-type="string">
            <text:p>SUN HEALTHCARE GROUP INC NE</text:p>
          </table:table-cell>
          <table:table-cell office:value-type="string">
            <text:p><text:s text:c="2"/>COM <text:s text:c="13"/>86677E100</text:p>
          </table:table-cell>
          <table:table-cell office:value-type="float" office:value="1036">
            <text:p>1036</text:p>
          </table:table-cell>
          <table:table-cell office:value-type="string">
            <text:p><text:s text:c="2"/>151397 <text:s text:c="3"/>SH <text:s text:c="8"/>SOLE <text:s text:c="13"/>151397 <text:s text:c="6"/>0 <text:s text:c="7"/>0<text:tab/><text:tab/></text:p>
          </table:table-cell>
        </table:table-row>
        <table:table-row table:style-name="ro1">
          <table:table-cell office:value-type="string">
            <text:p>SUSQUEHANNA BANCSHARES INC</text:p>
          </table:table-cell>
          <table:table-cell office:value-type="string">
            <text:p><text:s text:c="2"/>COM <text:s text:c="13"/>869099101</text:p>
          </table:table-cell>
          <table:table-cell office:value-type="float" office:value="242">
            <text:p>242</text:p>
          </table:table-cell>
          <table:table-cell office:value-type="string">
            <text:p><text:s text:c="3"/>24482 <text:s text:c="3"/>SH <text:s text:c="8"/>SOLE <text:s text:c="14"/>24482 <text:s text:c="6"/>0 <text:s text:c="7"/>0<text:tab/><text:tab/></text:p>
          </table:table-cell>
        </table:table-row>
        <table:table-row table:style-name="ro1">
          <table:table-cell office:value-type="string">
            <text:p>SUSSER HLDGS CORP</text:p>
          </table:table-cell>
          <table:table-cell office:value-type="string">
            <text:p><text:s text:c="2"/>COM <text:s text:c="13"/>869233106</text:p>
          </table:table-cell>
          <table:table-cell office:value-type="float" office:value="651">
            <text:p>651</text:p>
          </table:table-cell>
          <table:table-cell office:value-type="string">
            <text:p><text:s text:c="3"/>25335 <text:s text:c="3"/>SH <text:s text:c="8"/>SOLE <text:s text:c="14"/>25335 <text:s text:c="6"/>0 <text:s text:c="7"/>0<text:tab/><text:tab/></text:p>
          </table:table-cell>
        </table:table-row>
        <table:table-row table:style-name="ro1">
          <table:table-cell office:value-type="string">
            <text:p>SUPERVALU INC</text:p>
          </table:table-cell>
          <table:table-cell office:value-type="string">
            <text:p><text:s text:c="2"/>COM <text:s text:c="13"/>868536103</text:p>
          </table:table-cell>
          <table:table-cell office:value-type="float" office:value="801">
            <text:p>801</text:p>
          </table:table-cell>
          <table:table-cell office:value-type="string">
            <text:p><text:s text:c="2"/>140345 <text:s text:c="3"/>SH <text:s text:c="8"/>SOLE <text:s text:c="13"/>140345 <text:s text:c="6"/>0 <text:s text:c="7"/>0<text:tab/><text:tab/></text:p>
          </table:table-cell>
        </table:table-row>
        <table:table-row table:style-name="ro1">
          <table:table-cell office:value-type="string">
            <text:p>STILLWATER MNG CO</text:p>
          </table:table-cell>
          <table:table-cell office:value-type="string">
            <text:p><text:s text:c="2"/>COM <text:s text:c="13"/>86074Q102</text:p>
          </table:table-cell>
          <table:table-cell office:value-type="float" office:value="222">
            <text:p>222</text:p>
          </table:table-cell>
          <table:table-cell office:value-type="string">
            <text:p><text:s text:c="3"/>17596 <text:s text:c="3"/>SH <text:s text:c="8"/>SOLE <text:s text:c="14"/>17596 <text:s text:c="6"/>0 <text:s text:c="7"/>0<text:tab/><text:tab/></text:p>
          </table:table-cell>
        </table:table-row>
        <table:table-row table:style-name="ro1">
          <table:table-cell office:value-type="string">
            <text:p>SMITH &amp; WESSON HLDG CORP</text:p>
          </table:table-cell>
          <table:table-cell office:value-type="string">
            <text:p><text:s text:c="2"/>COM <text:s text:c="13"/>831756101</text:p>
          </table:table-cell>
          <table:table-cell office:value-type="float" office:value="311">
            <text:p>311</text:p>
          </table:table-cell>
          <table:table-cell office:value-type="string">
            <text:p><text:s text:c="3"/>40100 <text:s text:c="3"/>SH <text:s text:c="8"/>SOLE <text:s text:c="14"/>40100 <text:s text:c="6"/>0 <text:s text:c="7"/>0<text:tab/><text:tab/></text:p>
          </table:table-cell>
        </table:table-row>
        <table:table-row table:style-name="ro1">
          <table:table-cell office:value-type="string">
            <text:p>SOLARWINDS INC</text:p>
          </table:table-cell>
          <table:table-cell office:value-type="string">
            <text:p><text:s text:c="2"/>COM <text:s text:c="13"/>83416B109</text:p>
          </table:table-cell>
          <table:table-cell office:value-type="float" office:value="351">
            <text:p>351</text:p>
          </table:table-cell>
          <table:table-cell office:value-type="string">
            <text:p><text:s text:c="4"/>9089 <text:s text:c="3"/>SH <text:s text:c="8"/>SOLE <text:s text:c="15"/>9089 <text:s text:c="6"/>0 <text:s text:c="7"/>0<text:tab/><text:tab/></text:p>
          </table:table-cell>
        </table:table-row>
        <table:table-row table:style-name="ro1">
          <table:table-cell office:value-type="string">
            <text:p>STANLEY BLACK &amp; DECKER INC</text:p>
          </table:table-cell>
          <table:table-cell office:value-type="string">
            <text:p><text:s text:c="2"/>COM <text:s text:c="13"/>854502101</text:p>
          </table:table-cell>
          <table:table-cell office:value-type="float" office:value="285">
            <text:p>285</text:p>
          </table:table-cell>
          <table:table-cell office:value-type="string">
            <text:p><text:s text:c="4"/>3709 <text:s text:c="3"/>SH <text:s text:c="8"/>SOLE <text:s text:c="15"/>3709 <text:s text:c="6"/>0 <text:s text:c="7"/>0<text:tab/><text:tab/></text:p>
          </table:table-cell>
        </table:table-row>
        <table:table-row table:style-name="ro1">
          <table:table-cell office:value-type="string">
            <text:p>SOUTHWESTERN ENERGY CO</text:p>
          </table:table-cell>
          <table:table-cell office:value-type="string">
            <text:p><text:s text:c="2"/>COM <text:s text:c="13"/>845467109</text:p>
          </table:table-cell>
          <table:table-cell office:value-type="float" office:value="751">
            <text:p>751</text:p>
          </table:table-cell>
          <table:table-cell office:value-type="string">
            <text:p><text:s text:c="3"/>24534 <text:s text:c="3"/>SH <text:s text:c="8"/>SOLE <text:s text:c="14"/>24534 <text:s text:c="6"/>0 <text:s text:c="7"/>0<text:tab/><text:tab/></text:p>
          </table:table-cell>
        </table:table-row>
        <table:table-row table:style-name="ro1">
          <table:table-cell office:value-type="string">
            <text:p>SWS GROUP INC</text:p>
          </table:table-cell>
          <table:table-cell office:value-type="string">
            <text:p><text:s text:c="2"/>COM <text:s text:c="13"/>78503N107</text:p>
          </table:table-cell>
          <table:table-cell office:value-type="float" office:value="240">
            <text:p>240</text:p>
          </table:table-cell>
          <table:table-cell office:value-type="string">
            <text:p><text:s text:c="3"/>41964 <text:s text:c="3"/>SH <text:s text:c="8"/>SOLE <text:s text:c="14"/>41964 <text:s text:c="6"/>0 <text:s text:c="7"/>0<text:tab/><text:tab/></text:p>
          </table:table-cell>
        </table:table-row>
        <table:table-row table:style-name="ro1">
          <table:table-cell office:value-type="string">
            <text:p>SAFEWAY INC</text:p>
          </table:table-cell>
          <table:table-cell office:value-type="string">
            <text:p><text:s text:c="2"/>COM NEW <text:s text:c="9"/>786514208</text:p>
          </table:table-cell>
          <table:table-cell office:value-type="float" office:value="1386">
            <text:p>1386</text:p>
          </table:table-cell>
          <table:table-cell office:value-type="string">
            <text:p><text:s text:c="3"/>68571 <text:s text:c="3"/>SH <text:s text:c="8"/>SOLE <text:s text:c="14"/>68571 <text:s text:c="6"/>0 <text:s text:c="7"/>0<text:tab/><text:tab/></text:p>
          </table:table-cell>
        </table:table-row>
        <table:table-row table:style-name="ro1">
          <table:table-cell office:value-type="string">
            <text:p>STANDEX INTL CORP</text:p>
          </table:table-cell>
          <table:table-cell office:value-type="string">
            <text:p><text:s text:c="2"/>COM <text:s text:c="13"/>854231107</text:p>
          </table:table-cell>
          <table:table-cell office:value-type="float" office:value="301">
            <text:p>301</text:p>
          </table:table-cell>
          <table:table-cell office:value-type="string">
            <text:p><text:s text:c="4"/>7317 <text:s text:c="3"/>SH <text:s text:c="8"/>SOLE <text:s text:c="15"/>7317 <text:s text:c="6"/>0 <text:s text:c="7"/>0<text:tab/><text:tab/></text:p>
          </table:table-cell>
        </table:table-row>
        <table:table-row table:style-name="ro1">
          <table:table-cell office:value-type="string">
            <text:p>SUNOCO LOGISTICS PRTNRS L P</text:p>
          </table:table-cell>
          <table:table-cell office:value-type="string">
            <text:p><text:s text:c="2"/>COM UNITS <text:s text:c="7"/>86764L108</text:p>
          </table:table-cell>
          <table:table-cell office:value-type="float" office:value="238">
            <text:p>238</text:p>
          </table:table-cell>
          <table:table-cell office:value-type="string">
            <text:p><text:s text:c="4"/>6285 <text:s text:c="3"/>SH <text:s text:c="8"/>SOLE <text:s text:c="15"/>6285 <text:s text:c="6"/>0 <text:s text:c="7"/>0<text:tab/><text:tab/></text:p>
          </table:table-cell>
        </table:table-row>
        <table:table-row table:style-name="ro1">
          <table:table-cell office:value-type="string">
            <text:p>SYKES ENTERPRISES INC</text:p>
          </table:table-cell>
          <table:table-cell office:value-type="string">
            <text:p><text:s text:c="2"/>COM <text:s text:c="13"/>871237103</text:p>
          </table:table-cell>
          <table:table-cell office:value-type="float" office:value="250">
            <text:p>250</text:p>
          </table:table-cell>
          <table:table-cell office:value-type="string">
            <text:p><text:s text:c="3"/>15805 <text:s text:c="3"/>SH <text:s text:c="8"/>SOLE <text:s text:c="14"/>15805 <text:s text:c="6"/>0 <text:s text:c="7"/>0<text:tab/><text:tab/></text:p>
          </table:table-cell>
        </table:table-row>
        <table:table-row table:style-name="ro1">
          <table:table-cell office:value-type="string">
            <text:p>SYMMETRICOM INC</text:p>
          </table:table-cell>
          <table:table-cell office:value-type="string">
            <text:p><text:s text:c="2"/>COM <text:s text:c="13"/>871543104</text:p>
          </table:table-cell>
          <table:table-cell office:value-type="float" office:value="291">
            <text:p>291</text:p>
          </table:table-cell>
          <table:table-cell office:value-type="string">
            <text:p><text:s text:c="3"/>50572 <text:s text:c="3"/>SH <text:s text:c="8"/>SOLE <text:s text:c="14"/>50572 <text:s text:c="6"/>0 <text:s text:c="7"/>0<text:tab/><text:tab/></text:p>
          </table:table-cell>
        </table:table-row>
        <table:table-row table:style-name="ro1">
          <table:table-cell office:value-type="string">
            <text:p>SYNAPTICS INC</text:p>
          </table:table-cell>
          <table:table-cell office:value-type="string">
            <text:p><text:s text:c="2"/>COM <text:s text:c="13"/>87157D109</text:p>
          </table:table-cell>
          <table:table-cell office:value-type="float" office:value="526">
            <text:p>526</text:p>
          </table:table-cell>
          <table:table-cell office:value-type="string">
            <text:p><text:s text:c="3"/>14413 <text:s text:c="3"/>SH <text:s text:c="8"/>SOLE <text:s text:c="14"/>14413 <text:s text:c="6"/>0 <text:s text:c="7"/>0<text:tab/><text:tab/></text:p>
          </table:table-cell>
        </table:table-row>
        <table:table-row table:style-name="ro1">
          <table:table-cell office:value-type="string">
            <text:p>SYSTEMAX INC</text:p>
          </table:table-cell>
          <table:table-cell office:value-type="string">
            <text:p><text:s text:c="2"/>COM <text:s text:c="13"/>871851101</text:p>
          </table:table-cell>
          <table:table-cell office:value-type="float" office:value="531">
            <text:p>531</text:p>
          </table:table-cell>
          <table:table-cell office:value-type="string">
            <text:p><text:s text:c="3"/>31478 <text:s text:c="3"/>SH <text:s text:c="8"/>SOLE <text:s text:c="14"/>31478 <text:s text:c="6"/>0 <text:s text:c="7"/>0<text:tab/><text:tab/></text:p>
          </table:table-cell>
        </table:table-row>
        <table:table-row table:style-name="ro1">
          <table:table-cell office:value-type="string">
            <text:p>AT&amp;T INC</text:p>
          </table:table-cell>
          <table:table-cell office:value-type="string">
            <text:p><text:s text:c="2"/>COM <text:s text:c="13"/>00206R102</text:p>
          </table:table-cell>
          <table:table-cell office:value-type="float" office:value="492">
            <text:p>492</text:p>
          </table:table-cell>
          <table:table-cell office:value-type="string">
            <text:p><text:s text:c="3"/>15768 <text:s text:c="3"/>SH <text:s text:c="8"/>SOLE <text:s text:c="14"/>15768 <text:s text:c="6"/>0 <text:s text:c="7"/>0<text:tab/><text:tab/></text:p>
          </table:table-cell>
        </table:table-row>
        <table:table-row table:style-name="ro1">
          <table:table-cell office:value-type="string">
            <text:p>TRAVELCENTERS OF AMERICA LL</text:p>
          </table:table-cell>
          <table:table-cell office:value-type="string">
            <text:p><text:s text:c="2"/>COM <text:s text:c="13"/>894174101</text:p>
          </table:table-cell>
          <table:table-cell office:value-type="float" office:value="515">
            <text:p>515</text:p>
          </table:table-cell>
          <table:table-cell office:value-type="string">
            <text:p><text:s text:c="3"/>81170 <text:s text:c="3"/>SH <text:s text:c="8"/>SOLE <text:s text:c="14"/>81170 <text:s text:c="6"/>0 <text:s text:c="7"/>0<text:tab/><text:tab/></text:p>
          </table:table-cell>
        </table:table-row>
        <table:table-row table:style-name="ro1">
          <table:table-cell office:value-type="string">
            <text:p>TASER INTL INC</text:p>
          </table:table-cell>
          <table:table-cell office:value-type="string">
            <text:p><text:s text:c="2"/>COM <text:s text:c="13"/>87651B104</text:p>
          </table:table-cell>
          <table:table-cell office:value-type="float" office:value="98">
            <text:p>98</text:p>
          </table:table-cell>
          <table:table-cell office:value-type="string">
            <text:p><text:s text:c="3"/>22655 <text:s text:c="3"/>SH <text:s text:c="8"/>SOLE <text:s text:c="14"/>22655 <text:s text:c="6"/>0 <text:s text:c="7"/>0<text:tab/><text:tab/></text:p>
          </table:table-cell>
        </table:table-row>
        <table:table-row table:style-name="ro1">
          <table:table-cell office:value-type="string">
            <text:p>CARROLS RESTAURANT GROUP IN</text:p>
          </table:table-cell>
          <table:table-cell office:value-type="string">
            <text:p><text:s text:c="2"/>COM <text:s text:c="13"/>14574X104</text:p>
          </table:table-cell>
          <table:table-cell office:value-type="float" office:value="376">
            <text:p>376</text:p>
          </table:table-cell>
          <table:table-cell office:value-type="string">
            <text:p><text:s text:c="3"/>24667 <text:s text:c="3"/>SH <text:s text:c="8"/>SOLE <text:s text:c="14"/>24667 <text:s text:c="6"/>0 <text:s text:c="7"/>0<text:tab/><text:tab/></text:p>
          </table:table-cell>
        </table:table-row>
        <table:table-row table:style-name="ro1">
          <table:table-cell office:value-type="string">
            <text:p>MEDALLION FINL CORP</text:p>
          </table:table-cell>
          <table:table-cell office:value-type="string">
            <text:p><text:s text:c="2"/>COM <text:s text:c="13"/>583928106</text:p>
          </table:table-cell>
          <table:table-cell office:value-type="float" office:value="147">
            <text:p>147</text:p>
          </table:table-cell>
          <table:table-cell office:value-type="string">
            <text:p><text:s text:c="3"/>13100 <text:s text:c="3"/>SH <text:s text:c="8"/>SOLE <text:s text:c="14"/>13100 <text:s text:c="6"/>0 <text:s text:c="7"/>0<text:tab/><text:tab/></text:p>
          </table:table-cell>
        </table:table-row>
        <table:table-row table:style-name="ro1">
          <table:table-cell office:value-type="string">
            <text:p>TELEPHONE &amp; DATA SYS INC</text:p>
          </table:table-cell>
          <table:table-cell office:value-type="string">
            <text:p><text:s text:c="2"/>COM NEW <text:s text:c="9"/>879433829</text:p>
          </table:table-cell>
          <table:table-cell office:value-type="float" office:value="1230">
            <text:p>1230</text:p>
          </table:table-cell>
          <table:table-cell office:value-type="string">
            <text:p><text:s text:c="3"/>53143 <text:s text:c="3"/>SH <text:s text:c="8"/>SOLE <text:s text:c="14"/>53143 <text:s text:c="6"/>0 <text:s text:c="7"/>0<text:tab/><text:tab/></text:p>
          </table:table-cell>
        </table:table-row>
        <table:table-row table:style-name="ro1">
          <table:table-cell office:value-type="string">
            <text:p>TECO ENERGY INC</text:p>
          </table:table-cell>
          <table:table-cell office:value-type="string">
            <text:p><text:s text:c="2"/>COM <text:s text:c="13"/>872375100</text:p>
          </table:table-cell>
          <table:table-cell office:value-type="float" office:value="884">
            <text:p>884</text:p>
          </table:table-cell>
          <table:table-cell office:value-type="string">
            <text:p><text:s text:c="3"/>50369 <text:s text:c="3"/>SH <text:s text:c="8"/>SOLE <text:s text:c="14"/>50369 <text:s text:c="6"/>0 <text:s text:c="7"/>0<text:tab/><text:tab/></text:p>
          </table:table-cell>
        </table:table-row>
        <table:table-row table:style-name="ro1">
          <table:table-cell office:value-type="string">
            <text:p>TECH DATA CORP</text:p>
          </table:table-cell>
          <table:table-cell office:value-type="string">
            <text:p><text:s text:c="2"/>COM <text:s text:c="13"/>878237106</text:p>
          </table:table-cell>
          <table:table-cell office:value-type="float" office:value="456">
            <text:p>456</text:p>
          </table:table-cell>
          <table:table-cell office:value-type="string">
            <text:p><text:s text:c="4"/>8409 <text:s text:c="3"/>SH <text:s text:c="8"/>SOLE <text:s text:c="15"/>8409 <text:s text:c="6"/>0 <text:s text:c="7"/>0<text:tab/><text:tab/></text:p>
          </table:table-cell>
        </table:table-row>
        <table:table-row table:style-name="ro1">
          <table:table-cell office:value-type="string">
            <text:p>TECHNE CORP</text:p>
          </table:table-cell>
          <table:table-cell office:value-type="string">
            <text:p><text:s text:c="2"/>COM <text:s text:c="13"/>878377100</text:p>
          </table:table-cell>
          <table:table-cell office:value-type="float" office:value="485">
            <text:p>485</text:p>
          </table:table-cell>
          <table:table-cell office:value-type="string">
            <text:p><text:s text:c="4"/>6900 <text:s text:c="3"/>SH <text:s text:c="8"/>SOLE <text:s text:c="15"/>6900 <text:s text:c="6"/>0 <text:s text:c="7"/>0<text:tab/><text:tab/></text:p>
          </table:table-cell>
        </table:table-row>
        <table:table-row table:style-name="ro1">
          <table:table-cell office:value-type="string">
            <text:p>INTEGRYS ENERGY GROUP INC</text:p>
          </table:table-cell>
          <table:table-cell office:value-type="string">
            <text:p><text:s text:c="2"/>COM <text:s text:c="13"/>45822P105</text:p>
          </table:table-cell>
          <table:table-cell office:value-type="float" office:value="604">
            <text:p>604</text:p>
          </table:table-cell>
          <table:table-cell office:value-type="string">
            <text:p><text:s text:c="3"/>11390 <text:s text:c="3"/>SH <text:s text:c="8"/>SOLE <text:s text:c="14"/>11390 <text:s text:c="6"/>0 <text:s text:c="7"/>0<text:tab/><text:tab/></text:p>
          </table:table-cell>
        </table:table-row>
        <table:table-row table:style-name="ro1">
          <table:table-cell office:value-type="string">
            <text:p>TENNECO INC</text:p>
          </table:table-cell>
          <table:table-cell office:value-type="string">
            <text:p><text:s text:c="2"/>COM <text:s text:c="13"/>880349105</text:p>
          </table:table-cell>
          <table:table-cell office:value-type="float" office:value="1023">
            <text:p>1023</text:p>
          </table:table-cell>
          <table:table-cell office:value-type="string">
            <text:p><text:s text:c="3"/>27534 <text:s text:c="3"/>SH <text:s text:c="8"/>SOLE <text:s text:c="14"/>27534 <text:s text:c="6"/>0 <text:s text:c="7"/>0<text:tab/><text:tab/></text:p>
          </table:table-cell>
        </table:table-row>
        <table:table-row table:style-name="ro1">
          <table:table-cell office:value-type="string">
            <text:p>TESSCO TECHNOLOGIES INC</text:p>
          </table:table-cell>
          <table:table-cell office:value-type="string">
            <text:p><text:s text:c="2"/>COM <text:s text:c="13"/>872386107</text:p>
          </table:table-cell>
          <table:table-cell office:value-type="float" office:value="615">
            <text:p>615</text:p>
          </table:table-cell>
          <table:table-cell office:value-type="string">
            <text:p><text:s text:c="3"/>24300 <text:s text:c="3"/>SH <text:s text:c="8"/>SOLE <text:s text:c="14"/>24300 <text:s text:c="6"/>0 <text:s text:c="7"/>0<text:tab/><text:tab/></text:p>
          </table:table-cell>
        </table:table-row>
        <table:table-row table:style-name="ro1">
          <table:table-cell office:value-type="string">
            <text:p>TEVA PHARMACEUTICAL INDS LT</text:p>
          </table:table-cell>
          <table:table-cell office:value-type="string">
            <text:p><text:s text:c="2"/>ADR <text:s text:c="13"/>881624209</text:p>
          </table:table-cell>
          <table:table-cell office:value-type="float" office:value="646">
            <text:p>646</text:p>
          </table:table-cell>
          <table:table-cell office:value-type="string">
            <text:p><text:s text:c="3"/>14336 <text:s text:c="3"/>SH <text:s text:c="8"/>SOLE <text:s text:c="14"/>14336 <text:s text:c="6"/>0 <text:s text:c="7"/>0<text:tab/><text:tab/></text:p>
          </table:table-cell>
        </table:table-row>
        <table:table-row table:style-name="ro1">
          <table:table-cell office:value-type="string">
            <text:p>TEREX CORP NEW</text:p>
          </table:table-cell>
          <table:table-cell office:value-type="string">
            <text:p><text:s text:c="2"/>COM <text:s text:c="13"/>880779103</text:p>
          </table:table-cell>
          <table:table-cell office:value-type="float" office:value="270">
            <text:p>270</text:p>
          </table:table-cell>
          <table:table-cell office:value-type="string">
            <text:p><text:s text:c="3"/>12015 <text:s text:c="3"/>SH <text:s text:c="8"/>SOLE <text:s text:c="14"/>12015 <text:s text:c="6"/>0 <text:s text:c="7"/>0<text:tab/><text:tab/></text:p>
          </table:table-cell>
        </table:table-row>
        <table:table-row table:style-name="ro1">
          <table:table-cell office:value-type="string">
            <text:p>TGC INDS INC</text:p>
          </table:table-cell>
          <table:table-cell office:value-type="string">
            <text:p><text:s text:c="2"/>COM NEW <text:s text:c="9"/>872417308</text:p>
          </table:table-cell>
          <table:table-cell office:value-type="float" office:value="213">
            <text:p>213</text:p>
          </table:table-cell>
          <table:table-cell office:value-type="string">
            <text:p><text:s text:c="3"/>21547 <text:s text:c="3"/>SH <text:s text:c="8"/>SOLE <text:s text:c="14"/>21547 <text:s text:c="6"/>0 <text:s text:c="7"/>0<text:tab/><text:tab/></text:p>
          </table:table-cell>
        </table:table-row>
        <table:table-row table:style-name="ro1">
          <table:table-cell office:value-type="string">
            <text:p>TARGET CORP</text:p>
          </table:table-cell>
          <table:table-cell office:value-type="string">
            <text:p><text:s text:c="2"/>COM <text:s text:c="13"/>87612E106</text:p>
          </table:table-cell>
          <table:table-cell office:value-type="float" office:value="961">
            <text:p>961</text:p>
          </table:table-cell>
          <table:table-cell office:value-type="string">
            <text:p><text:s text:c="3"/>16487 <text:s text:c="3"/>SH <text:s text:c="8"/>SOLE <text:s text:c="14"/>16487 <text:s text:c="6"/>0 <text:s text:c="7"/>0<text:tab/><text:tab/></text:p>
          </table:table-cell>
        </table:table-row>
        <table:table-row table:style-name="ro1">
          <table:table-cell office:value-type="string">
            <text:p>TENET HEALTHCARE CORP</text:p>
          </table:table-cell>
          <table:table-cell office:value-type="string">
            <text:p><text:s text:c="2"/>COM <text:s text:c="13"/>88033G100</text:p>
          </table:table-cell>
          <table:table-cell office:value-type="float" office:value="875">
            <text:p>875</text:p>
          </table:table-cell>
          <table:table-cell office:value-type="string">
            <text:p><text:s text:c="2"/>164796 <text:s text:c="3"/>SH <text:s text:c="8"/>SOLE <text:s text:c="13"/>164796 <text:s text:c="6"/>0 <text:s text:c="7"/>0<text:tab/><text:tab/></text:p>
          </table:table-cell>
        </table:table-row>
        <table:table-row table:style-name="ro1">
          <table:table-cell office:value-type="string">
            <text:p>THORATEC CORP</text:p>
          </table:table-cell>
          <table:table-cell office:value-type="string">
            <text:p><text:s text:c="2"/>COM NEW <text:s text:c="9"/>885175307</text:p>
          </table:table-cell>
          <table:table-cell office:value-type="float" office:value="862">
            <text:p>862</text:p>
          </table:table-cell>
          <table:table-cell office:value-type="string">
            <text:p><text:s text:c="3"/>25582 <text:s text:c="3"/>SH <text:s text:c="8"/>SOLE <text:s text:c="14"/>25582 <text:s text:c="6"/>0 <text:s text:c="7"/>0<text:tab/><text:tab/></text:p>
          </table:table-cell>
        </table:table-row>
        <table:table-row table:style-name="ro1">
          <table:table-cell office:value-type="string">
            <text:p>THQ INC</text:p>
          </table:table-cell>
          <table:table-cell office:value-type="string">
            <text:p><text:s text:c="2"/>COM NEW <text:s text:c="9"/>872443403</text:p>
          </table:table-cell>
          <table:table-cell office:value-type="float" office:value="9">
            <text:p>9</text:p>
          </table:table-cell>
          <table:table-cell office:value-type="string">
            <text:p><text:s text:c="3"/>16019 <text:s text:c="3"/>SH <text:s text:c="8"/>SOLE <text:s text:c="14"/>16019 <text:s text:c="6"/>0 <text:s text:c="7"/>0<text:tab/><text:tab/></text:p>
          </table:table-cell>
        </table:table-row>
        <table:table-row table:style-name="ro1">
          <table:table-cell office:value-type="string">
            <text:p>TIBCO SOFTWARE INC</text:p>
          </table:table-cell>
          <table:table-cell office:value-type="string">
            <text:p><text:s text:c="2"/>COM <text:s text:c="13"/>88632Q103</text:p>
          </table:table-cell>
          <table:table-cell office:value-type="float" office:value="288">
            <text:p>288</text:p>
          </table:table-cell>
          <table:table-cell office:value-type="string">
            <text:p><text:s text:c="4"/>9449 <text:s text:c="3"/>SH <text:s text:c="8"/>SOLE <text:s text:c="15"/>9449 <text:s text:c="6"/>0 <text:s text:c="7"/>0<text:tab/><text:tab/></text:p>
          </table:table-cell>
        </table:table-row>
        <table:table-row table:style-name="ro1">
          <table:table-cell office:value-type="string">
            <text:p>TITANIUM METALS CORP</text:p>
          </table:table-cell>
          <table:table-cell office:value-type="string">
            <text:p><text:s text:c="2"/>COM NEW <text:s text:c="9"/>888339207</text:p>
          </table:table-cell>
          <table:table-cell office:value-type="float" office:value="210">
            <text:p>210</text:p>
          </table:table-cell>
          <table:table-cell office:value-type="string">
            <text:p><text:s text:c="3"/>15461 <text:s text:c="3"/>SH <text:s text:c="8"/>SOLE <text:s text:c="14"/>15461 <text:s text:c="6"/>0 <text:s text:c="7"/>0<text:tab/><text:tab/></text:p>
          </table:table-cell>
        </table:table-row>
        <table:table-row table:style-name="ro1">
          <table:table-cell office:value-type="string">
            <text:p>TIFFANY &amp; CO NEW</text:p>
          </table:table-cell>
          <table:table-cell office:value-type="string">
            <text:p><text:s text:c="2"/>COM <text:s text:c="13"/>886547108</text:p>
          </table:table-cell>
          <table:table-cell office:value-type="float" office:value="1317">
            <text:p>1317</text:p>
          </table:table-cell>
          <table:table-cell office:value-type="string">
            <text:p><text:s text:c="3"/>19052 <text:s text:c="3"/>SH <text:s text:c="8"/>SOLE <text:s text:c="14"/>19052 <text:s text:c="6"/>0 <text:s text:c="7"/>0<text:tab/><text:tab/></text:p>
          </table:table-cell>
        </table:table-row>
        <table:table-row table:style-name="ro1">
          <table:table-cell office:value-type="string">
            <text:p>TIMKEN CO</text:p>
          </table:table-cell>
          <table:table-cell office:value-type="string">
            <text:p><text:s text:c="2"/>COM <text:s text:c="13"/>887389104</text:p>
          </table:table-cell>
          <table:table-cell office:value-type="float" office:value="1260">
            <text:p>1260</text:p>
          </table:table-cell>
          <table:table-cell office:value-type="string">
            <text:p><text:s text:c="3"/>24839 <text:s text:c="3"/>SH <text:s text:c="8"/>SOLE <text:s text:c="14"/>24839 <text:s text:c="6"/>0 <text:s text:c="7"/>0<text:tab/><text:tab/></text:p>
          </table:table-cell>
        </table:table-row>
        <table:table-row table:style-name="ro1">
          <table:table-cell office:value-type="string">
            <text:p>TELLABS INC</text:p>
          </table:table-cell>
          <table:table-cell office:value-type="string">
            <text:p><text:s text:c="2"/>COM <text:s text:c="13"/>879664100</text:p>
          </table:table-cell>
          <table:table-cell office:value-type="float" office:value="72">
            <text:p>72</text:p>
          </table:table-cell>
          <table:table-cell office:value-type="string">
            <text:p><text:s text:c="3"/>17817 <text:s text:c="3"/>SH <text:s text:c="8"/>SOLE <text:s text:c="14"/>17817 <text:s text:c="6"/>0 <text:s text:c="7"/>0<text:tab/><text:tab/></text:p>
          </table:table-cell>
        </table:table-row>
        <table:table-row table:style-name="ro1">
          <table:table-cell office:value-type="string">
            <text:p>TORCHMARK CORP</text:p>
          </table:table-cell>
          <table:table-cell office:value-type="string">
            <text:p><text:s text:c="2"/>COM <text:s text:c="13"/>891027104</text:p>
          </table:table-cell>
          <table:table-cell office:value-type="float" office:value="253">
            <text:p>253</text:p>
          </table:table-cell>
          <table:table-cell office:value-type="string">
            <text:p><text:s text:c="4"/>5077 <text:s text:c="3"/>SH <text:s text:c="8"/>SOLE <text:s text:c="15"/>5077 <text:s text:c="6"/>0 <text:s text:c="7"/>0<text:tab/><text:tab/></text:p>
          </table:table-cell>
        </table:table-row>
        <table:table-row table:style-name="ro1">
          <table:table-cell office:value-type="string">
            <text:p>THERMO FISHER SCIENTIFIC IN</text:p>
          </table:table-cell>
          <table:table-cell office:value-type="string">
            <text:p><text:s text:c="2"/>COM <text:s text:c="13"/>883556102</text:p>
          </table:table-cell>
          <table:table-cell office:value-type="float" office:value="2221">
            <text:p>2221</text:p>
          </table:table-cell>
          <table:table-cell office:value-type="string">
            <text:p><text:s text:c="3"/>39390 <text:s text:c="3"/>SH <text:s text:c="8"/>SOLE <text:s text:c="14"/>39390 <text:s text:c="6"/>0 <text:s text:c="7"/>0<text:tab/><text:tab/></text:p>
          </table:table-cell>
        </table:table-row>
        <table:table-row table:style-name="ro1">
          <table:table-cell office:value-type="string">
            <text:p>TELENAV INC</text:p>
          </table:table-cell>
          <table:table-cell office:value-type="string">
            <text:p><text:s text:c="2"/>COM <text:s text:c="13"/>879455103</text:p>
          </table:table-cell>
          <table:table-cell office:value-type="float" office:value="72">
            <text:p>72</text:p>
          </table:table-cell>
          <table:table-cell office:value-type="string">
            <text:p><text:s text:c="3"/>10300 <text:s text:c="3"/>SH <text:s text:c="8"/>SOLE <text:s text:c="14"/>10300 <text:s text:c="6"/>0 <text:s text:c="7"/>0<text:tab/><text:tab/></text:p>
          </table:table-cell>
        </table:table-row>
        <table:table-row table:style-name="ro1">
          <table:table-cell office:value-type="string">
            <text:p>THOMAS &amp; BETTS CORP</text:p>
          </table:table-cell>
          <table:table-cell office:value-type="string">
            <text:p><text:s text:c="2"/>COM <text:s text:c="13"/>884315102</text:p>
          </table:table-cell>
          <table:table-cell office:value-type="float" office:value="4535">
            <text:p>4535</text:p>
          </table:table-cell>
          <table:table-cell office:value-type="string">
            <text:p><text:s text:c="3"/>63060 <text:s text:c="3"/>SH <text:s text:c="8"/>SOLE <text:s text:c="14"/>63060 <text:s text:c="6"/>0 <text:s text:c="7"/>0<text:tab/><text:tab/></text:p>
          </table:table-cell>
        </table:table-row>
        <table:table-row table:style-name="ro1">
          <table:table-cell office:value-type="string">
            <text:p>TENNANT CO</text:p>
          </table:table-cell>
          <table:table-cell office:value-type="string">
            <text:p><text:s text:c="2"/>COM <text:s text:c="13"/>880345103</text:p>
          </table:table-cell>
          <table:table-cell office:value-type="float" office:value="422">
            <text:p>422</text:p>
          </table:table-cell>
          <table:table-cell office:value-type="string">
            <text:p><text:s text:c="4"/>9589 <text:s text:c="3"/>SH <text:s text:c="8"/>SOLE <text:s text:c="15"/>9589 <text:s text:c="6"/>0 <text:s text:c="7"/>0<text:tab/><text:tab/></text:p>
          </table:table-cell>
        </table:table-row>
        <table:table-row table:style-name="ro1">
          <table:table-cell office:value-type="string">
            <text:p>TERRA NITROGEN CO L P</text:p>
          </table:table-cell>
          <table:table-cell office:value-type="string">
            <text:p><text:s text:c="2"/>COM UNIT <text:s text:c="8"/>881005201</text:p>
          </table:table-cell>
          <table:table-cell office:value-type="float" office:value="751">
            <text:p>751</text:p>
          </table:table-cell>
          <table:table-cell office:value-type="string">
            <text:p><text:s text:c="4"/>2993 <text:s text:c="3"/>SH <text:s text:c="8"/>SOLE <text:s text:c="15"/>2993 <text:s text:c="6"/>0 <text:s text:c="7"/>0<text:tab/><text:tab/></text:p>
          </table:table-cell>
        </table:table-row>
        <table:table-row table:style-name="ro1">
          <table:table-cell office:value-type="string">
            <text:p>TEEKAY TANKERS LTD</text:p>
          </table:table-cell>
          <table:table-cell office:value-type="string">
            <text:p><text:s text:c="2"/>CL A <text:s text:c="12"/>Y8565N102</text:p>
          </table:table-cell>
          <table:table-cell office:value-type="float" office:value="158">
            <text:p>158</text:p>
          </table:table-cell>
          <table:table-cell office:value-type="string">
            <text:p><text:s text:c="3"/>26024 <text:s text:c="3"/>SH <text:s text:c="8"/>SOLE <text:s text:c="14"/>26024 <text:s text:c="6"/>0 <text:s text:c="7"/>0<text:tab/><text:tab/></text:p>
          </table:table-cell>
        </table:table-row>
        <table:table-row table:style-name="ro1">
          <table:table-cell office:value-type="string">
            <text:p>TNS INC</text:p>
          </table:table-cell>
          <table:table-cell office:value-type="string">
            <text:p><text:s text:c="2"/>COM <text:s text:c="13"/>872960109</text:p>
          </table:table-cell>
          <table:table-cell office:value-type="float" office:value="356">
            <text:p>356</text:p>
          </table:table-cell>
          <table:table-cell office:value-type="string">
            <text:p><text:s text:c="3"/>16395 <text:s text:c="3"/>SH <text:s text:c="8"/>SOLE <text:s text:c="14"/>16395 <text:s text:c="6"/>0 <text:s text:c="7"/>0<text:tab/><text:tab/></text:p>
          </table:table-cell>
        </table:table-row>
        <table:table-row table:style-name="ro1">
          <table:table-cell office:value-type="string">
            <text:p>TOTAL S A</text:p>
          </table:table-cell>
          <table:table-cell office:value-type="string">
            <text:p><text:s text:c="2"/>SPONSORED ADR <text:s text:c="3"/>89151E109</text:p>
          </table:table-cell>
          <table:table-cell office:value-type="float" office:value="574">
            <text:p>574</text:p>
          </table:table-cell>
          <table:table-cell office:value-type="string">
            <text:p><text:s text:c="3"/>11231 <text:s text:c="3"/>SH <text:s text:c="8"/>SOLE <text:s text:c="14"/>11231 <text:s text:c="6"/>0 <text:s text:c="7"/>0<text:tab/><text:tab/></text:p>
          </table:table-cell>
        </table:table-row>
        <table:table-row table:style-name="ro1">
          <table:table-cell office:value-type="string">
            <text:p>TRIQUINT SEMICONDUCTOR INC</text:p>
          </table:table-cell>
          <table:table-cell office:value-type="string">
            <text:p><text:s text:c="2"/>COM <text:s text:c="13"/>89674K103</text:p>
          </table:table-cell>
          <table:table-cell office:value-type="float" office:value="109">
            <text:p>109</text:p>
          </table:table-cell>
          <table:table-cell office:value-type="string">
            <text:p><text:s text:c="3"/>15822 <text:s text:c="3"/>SH <text:s text:c="8"/>SOLE <text:s text:c="14"/>15822 <text:s text:c="6"/>0 <text:s text:c="7"/>0<text:tab/><text:tab/></text:p>
          </table:table-cell>
        </table:table-row>
        <table:table-row table:style-name="ro1">
          <table:table-cell office:value-type="string">
            <text:p>THOMSON REUTERS CORP</text:p>
          </table:table-cell>
          <table:table-cell office:value-type="string">
            <text:p><text:s text:c="2"/>COM <text:s text:c="13"/>884903105</text:p>
          </table:table-cell>
          <table:table-cell office:value-type="float" office:value="400">
            <text:p>400</text:p>
          </table:table-cell>
          <table:table-cell office:value-type="string">
            <text:p><text:s text:c="3"/>13841 <text:s text:c="3"/>SH <text:s text:c="8"/>SOLE <text:s text:c="14"/>13841 <text:s text:c="6"/>0 <text:s text:c="7"/>0<text:tab/><text:tab/></text:p>
          </table:table-cell>
        </table:table-row>
        <table:table-row table:style-name="ro1">
          <table:table-cell office:value-type="string">
            <text:p>PRICE T ROWE GROUP INC</text:p>
          </table:table-cell>
          <table:table-cell office:value-type="string">
            <text:p><text:s text:c="2"/>COM <text:s text:c="13"/>74144T108</text:p>
          </table:table-cell>
          <table:table-cell office:value-type="float" office:value="952">
            <text:p>952</text:p>
          </table:table-cell>
          <table:table-cell office:value-type="string">
            <text:p><text:s text:c="3"/>14584 <text:s text:c="3"/>SH <text:s text:c="8"/>SOLE <text:s text:c="14"/>14584 <text:s text:c="6"/>0 <text:s text:c="7"/>0<text:tab/><text:tab/></text:p>
          </table:table-cell>
        </table:table-row>
        <table:table-row table:style-name="ro1">
          <table:table-cell office:value-type="string">
            <text:p>TRW AUTOMOTIVE HLDGS CORP</text:p>
          </table:table-cell>
          <table:table-cell office:value-type="string">
            <text:p><text:s text:c="2"/>COM <text:s text:c="13"/>87264S106</text:p>
          </table:table-cell>
          <table:table-cell office:value-type="float" office:value="1087">
            <text:p>1087</text:p>
          </table:table-cell>
          <table:table-cell office:value-type="string">
            <text:p><text:s text:c="3"/>23400 <text:s text:c="3"/>SH <text:s text:c="8"/>SOLE <text:s text:c="14"/>23400 <text:s text:c="6"/>0 <text:s text:c="7"/>0<text:tab/><text:tab/></text:p>
          </table:table-cell>
        </table:table-row>
        <table:table-row table:style-name="ro1">
          <table:table-cell office:value-type="string">
            <text:p>TRACTOR SUPPLY CO</text:p>
          </table:table-cell>
          <table:table-cell office:value-type="string">
            <text:p><text:s text:c="2"/>COM <text:s text:c="13"/>892356106</text:p>
          </table:table-cell>
          <table:table-cell office:value-type="float" office:value="244">
            <text:p>244</text:p>
          </table:table-cell>
          <table:table-cell office:value-type="string">
            <text:p><text:s text:c="4"/>2694 <text:s text:c="3"/>SH <text:s text:c="8"/>SOLE <text:s text:c="15"/>2694 <text:s text:c="6"/>0 <text:s text:c="7"/>0<text:tab/><text:tab/></text:p>
          </table:table-cell>
        </table:table-row>
        <table:table-row table:style-name="ro1">
          <table:table-cell office:value-type="string">
            <text:p>TYSON FOODS INC</text:p>
          </table:table-cell>
          <table:table-cell office:value-type="string">
            <text:p><text:s text:c="2"/>CL A <text:s text:c="12"/>902494103</text:p>
          </table:table-cell>
          <table:table-cell office:value-type="float" office:value="2014">
            <text:p>2014</text:p>
          </table:table-cell>
          <table:table-cell office:value-type="string">
            <text:p><text:s text:c="2"/>105177 <text:s text:c="3"/>SH <text:s text:c="8"/>SOLE <text:s text:c="13"/>105177 <text:s text:c="6"/>0 <text:s text:c="7"/>0<text:tab/><text:tab/></text:p>
          </table:table-cell>
        </table:table-row>
        <table:table-row table:style-name="ro1">
          <table:table-cell office:value-type="string">
            <text:p>TESORO CORP</text:p>
          </table:table-cell>
          <table:table-cell office:value-type="string">
            <text:p><text:s text:c="2"/>COM <text:s text:c="13"/>881609101</text:p>
          </table:table-cell>
          <table:table-cell office:value-type="float" office:value="2699">
            <text:p>2699</text:p>
          </table:table-cell>
          <table:table-cell office:value-type="string">
            <text:p><text:s text:c="2"/>100572 <text:s text:c="3"/>SH <text:s text:c="8"/>SOLE <text:s text:c="13"/>100572 <text:s text:c="6"/>0 <text:s text:c="7"/>0<text:tab/><text:tab/></text:p>
          </table:table-cell>
        </table:table-row>
        <table:table-row table:style-name="ro1">
          <table:table-cell office:value-type="string">
            <text:p>TOTAL SYS SVCS INC</text:p>
          </table:table-cell>
          <table:table-cell office:value-type="string">
            <text:p><text:s text:c="2"/>COM <text:s text:c="13"/>891906109</text:p>
          </table:table-cell>
          <table:table-cell office:value-type="float" office:value="561">
            <text:p>561</text:p>
          </table:table-cell>
          <table:table-cell office:value-type="string">
            <text:p><text:s text:c="3"/>24300 <text:s text:c="3"/>SH <text:s text:c="8"/>SOLE <text:s text:c="14"/>24300 <text:s text:c="6"/>0 <text:s text:c="7"/>0<text:tab/><text:tab/></text:p>
          </table:table-cell>
        </table:table-row>
        <table:table-row table:style-name="ro1">
          <table:table-cell office:value-type="string">
            <text:p>TELECOMMUNICATION SYS INC</text:p>
          </table:table-cell>
          <table:table-cell office:value-type="string">
            <text:p><text:s text:c="2"/>CL A <text:s text:c="12"/>87929J103</text:p>
          </table:table-cell>
          <table:table-cell office:value-type="float" office:value="361">
            <text:p>361</text:p>
          </table:table-cell>
          <table:table-cell office:value-type="string">
            <text:p><text:s text:c="2"/>129917 <text:s text:c="3"/>SH <text:s text:c="8"/>SOLE <text:s text:c="13"/>129917 <text:s text:c="6"/>0 <text:s text:c="7"/>0<text:tab/><text:tab/></text:p>
          </table:table-cell>
        </table:table-row>
        <table:table-row table:style-name="ro1">
          <table:table-cell office:value-type="string">
            <text:p>TORO CO</text:p>
          </table:table-cell>
          <table:table-cell office:value-type="string">
            <text:p><text:s text:c="2"/>COM <text:s text:c="13"/>891092108</text:p>
          </table:table-cell>
          <table:table-cell office:value-type="float" office:value="674">
            <text:p>674</text:p>
          </table:table-cell>
          <table:table-cell office:value-type="string">
            <text:p><text:s text:c="4"/>9472 <text:s text:c="3"/>SH <text:s text:c="8"/>SOLE <text:s text:c="15"/>9472 <text:s text:c="6"/>0 <text:s text:c="7"/>0<text:tab/><text:tab/></text:p>
          </table:table-cell>
        </table:table-row>
        <table:table-row table:style-name="ro1">
          <table:table-cell office:value-type="string">
            <text:p>TTM TECHNOLOGIES <text:s/>INC</text:p>
          </table:table-cell>
          <table:table-cell office:value-type="string">
            <text:p><text:s text:c="2"/>COM <text:s text:c="13"/>87305R109</text:p>
          </table:table-cell>
          <table:table-cell office:value-type="float" office:value="147">
            <text:p>147</text:p>
          </table:table-cell>
          <table:table-cell office:value-type="string">
            <text:p><text:s text:c="3"/>12794 <text:s text:c="3"/>SH <text:s text:c="8"/>SOLE <text:s text:c="14"/>12794 <text:s text:c="6"/>0 <text:s text:c="7"/>0<text:tab/><text:tab/></text:p>
          </table:table-cell>
        </table:table-row>
        <table:table-row table:style-name="ro1">
          <table:table-cell office:value-type="string">
            <text:p>TAKE-TWO INTERACTIVE SOFTWA</text:p>
          </table:table-cell>
          <table:table-cell office:value-type="string">
            <text:p><text:s text:c="2"/>COM <text:s text:c="13"/>874054109</text:p>
          </table:table-cell>
          <table:table-cell office:value-type="float" office:value="1388">
            <text:p>1388</text:p>
          </table:table-cell>
          <table:table-cell office:value-type="string">
            <text:p><text:s text:c="3"/>90236 <text:s text:c="3"/>SH <text:s text:c="8"/>SOLE <text:s text:c="14"/>90236 <text:s text:c="6"/>0 <text:s text:c="7"/>0<text:tab/><text:tab/></text:p>
          </table:table-cell>
        </table:table-row>
        <table:table-row table:style-name="ro1">
          <table:table-cell office:value-type="string">
            <text:p>TUESDAY MORNING CORP</text:p>
          </table:table-cell>
          <table:table-cell office:value-type="string">
            <text:p><text:s text:c="2"/>COM NEW <text:s text:c="9"/>899035505</text:p>
          </table:table-cell>
          <table:table-cell office:value-type="float" office:value="139">
            <text:p>139</text:p>
          </table:table-cell>
          <table:table-cell office:value-type="string">
            <text:p><text:s text:c="3"/>36309 <text:s text:c="3"/>SH <text:s text:c="8"/>SOLE <text:s text:c="14"/>36309 <text:s text:c="6"/>0 <text:s text:c="7"/>0<text:tab/><text:tab/></text:p>
          </table:table-cell>
        </table:table-row>
        <table:table-row table:style-name="ro1">
          <table:table-cell office:value-type="string">
            <text:p>TUPPERWARE BRANDS CORP</text:p>
          </table:table-cell>
          <table:table-cell office:value-type="string">
            <text:p><text:s text:c="2"/>COM <text:s text:c="13"/>899896104</text:p>
          </table:table-cell>
          <table:table-cell office:value-type="float" office:value="630">
            <text:p>630</text:p>
          </table:table-cell>
          <table:table-cell office:value-type="string">
            <text:p><text:s text:c="4"/>9924 <text:s text:c="3"/>SH <text:s text:c="8"/>SOLE <text:s text:c="15"/>9924 <text:s text:c="6"/>0 <text:s text:c="7"/>0<text:tab/><text:tab/></text:p>
          </table:table-cell>
        </table:table-row>
        <table:table-row table:style-name="ro1">
          <table:table-cell office:value-type="string">
            <text:p>LIN TV CORP</text:p>
          </table:table-cell>
          <table:table-cell office:value-type="string">
            <text:p><text:s text:c="2"/>CL A <text:s text:c="12"/>532774106</text:p>
          </table:table-cell>
          <table:table-cell office:value-type="float" office:value="131">
            <text:p>131</text:p>
          </table:table-cell>
          <table:table-cell office:value-type="string">
            <text:p><text:s text:c="3"/>32440 <text:s text:c="3"/>SH <text:s text:c="8"/>SOLE <text:s text:c="14"/>32440 <text:s text:c="6"/>0 <text:s text:c="7"/>0<text:tab/><text:tab/></text:p>
          </table:table-cell>
        </table:table-row>
        <table:table-row table:style-name="ro1">
          <table:table-cell office:value-type="string">
            <text:p>TOWERS WATSON &amp; CO</text:p>
          </table:table-cell>
          <table:table-cell office:value-type="string">
            <text:p><text:s text:c="2"/>CL A <text:s text:c="12"/>891894107</text:p>
          </table:table-cell>
          <table:table-cell office:value-type="float" office:value="468">
            <text:p>468</text:p>
          </table:table-cell>
          <table:table-cell office:value-type="string">
            <text:p><text:s text:c="4"/>7084 <text:s text:c="3"/>SH <text:s text:c="8"/>SOLE <text:s text:c="15"/>7084 <text:s text:c="6"/>0 <text:s text:c="7"/>0<text:tab/><text:tab/></text:p>
          </table:table-cell>
        </table:table-row>
        <table:table-row table:style-name="ro1">
          <table:table-cell office:value-type="string">
            <text:p>TWO HBRS INVT CORP</text:p>
          </table:table-cell>
          <table:table-cell office:value-type="string">
            <text:p><text:s text:c="2"/>COM <text:s text:c="13"/>90187B101</text:p>
          </table:table-cell>
          <table:table-cell office:value-type="float" office:value="681">
            <text:p>681</text:p>
          </table:table-cell>
          <table:table-cell office:value-type="string">
            <text:p><text:s text:c="3"/>67184 <text:s text:c="3"/>SH <text:s text:c="8"/>SOLE <text:s text:c="14"/>67184 <text:s text:c="6"/>0 <text:s text:c="7"/>0<text:tab/><text:tab/></text:p>
          </table:table-cell>
        </table:table-row>
        <table:table-row table:style-name="ro1">
          <table:table-cell office:value-type="string">
            <text:p>TEXAS INSTRS INC</text:p>
          </table:table-cell>
          <table:table-cell office:value-type="string">
            <text:p><text:s text:c="2"/>COM <text:s text:c="13"/>882508104</text:p>
          </table:table-cell>
          <table:table-cell office:value-type="float" office:value="202">
            <text:p>202</text:p>
          </table:table-cell>
          <table:table-cell office:value-type="string">
            <text:p><text:s text:c="4"/>6004 <text:s text:c="3"/>SH <text:s text:c="8"/>SOLE <text:s text:c="15"/>6004 <text:s text:c="6"/>0 <text:s text:c="7"/>0<text:tab/><text:tab/></text:p>
          </table:table-cell>
        </table:table-row>
        <table:table-row table:style-name="ro1">
          <table:table-cell office:value-type="string">
            <text:p>TEXAS ROADHOUSE INC</text:p>
          </table:table-cell>
          <table:table-cell office:value-type="string">
            <text:p><text:s text:c="2"/>COM <text:s text:c="13"/>882681109</text:p>
          </table:table-cell>
          <table:table-cell office:value-type="float" office:value="226">
            <text:p>226</text:p>
          </table:table-cell>
          <table:table-cell office:value-type="string">
            <text:p><text:s text:c="3"/>13559 <text:s text:c="3"/>SH <text:s text:c="8"/>SOLE <text:s text:c="14"/>13559 <text:s text:c="6"/>0 <text:s text:c="7"/>0<text:tab/><text:tab/></text:p>
          </table:table-cell>
        </table:table-row>
        <table:table-row table:style-name="ro1">
          <table:table-cell office:value-type="string">
            <text:p>TEXTRON INC</text:p>
          </table:table-cell>
          <table:table-cell office:value-type="string">
            <text:p><text:s text:c="2"/>COM <text:s text:c="13"/>883203101</text:p>
          </table:table-cell>
          <table:table-cell office:value-type="float" office:value="682">
            <text:p>682</text:p>
          </table:table-cell>
          <table:table-cell office:value-type="string">
            <text:p><text:s text:c="3"/>24523 <text:s text:c="3"/>SH <text:s text:c="8"/>SOLE <text:s text:c="14"/>24523 <text:s text:c="6"/>0 <text:s text:c="7"/>0<text:tab/><text:tab/></text:p>
          </table:table-cell>
        </table:table-row>
        <table:table-row table:style-name="ro1">
          <table:table-cell office:value-type="string">
            <text:p>TRAVELZOO INC</text:p>
          </table:table-cell>
          <table:table-cell office:value-type="string">
            <text:p><text:s text:c="2"/>COM <text:s text:c="13"/>89421Q106</text:p>
          </table:table-cell>
          <table:table-cell office:value-type="float" office:value="532">
            <text:p>532</text:p>
          </table:table-cell>
          <table:table-cell office:value-type="string">
            <text:p><text:s text:c="3"/>23097 <text:s text:c="3"/>SH <text:s text:c="8"/>SOLE <text:s text:c="14"/>23097 <text:s text:c="6"/>0 <text:s text:c="7"/>0<text:tab/><text:tab/></text:p>
          </table:table-cell>
        </table:table-row>
        <table:table-row table:style-name="ro1">
          <table:table-cell office:value-type="string">
            <text:p>UNIVERSAL TRUCKLOAD SVCS IN</text:p>
          </table:table-cell>
          <table:table-cell office:value-type="string">
            <text:p><text:s text:c="2"/>COM <text:s text:c="13"/>91388P105</text:p>
          </table:table-cell>
          <table:table-cell office:value-type="float" office:value="159">
            <text:p>159</text:p>
          </table:table-cell>
          <table:table-cell office:value-type="string">
            <text:p><text:s text:c="3"/>10587 <text:s text:c="3"/>SH <text:s text:c="8"/>SOLE <text:s text:c="14"/>10587 <text:s text:c="6"/>0 <text:s text:c="7"/>0<text:tab/><text:tab/></text:p>
          </table:table-cell>
        </table:table-row>
        <table:table-row table:style-name="ro1">
          <table:table-cell office:value-type="string">
            <text:p>UNIVERSAL AMERN CORP NEW</text:p>
          </table:table-cell>
          <table:table-cell office:value-type="string">
            <text:p><text:s text:c="2"/>COM <text:s text:c="13"/>91338E101</text:p>
          </table:table-cell>
          <table:table-cell office:value-type="float" office:value="303">
            <text:p>303</text:p>
          </table:table-cell>
          <table:table-cell office:value-type="string">
            <text:p><text:s text:c="3"/>28098 <text:s text:c="3"/>SH <text:s text:c="8"/>SOLE <text:s text:c="14"/>28098 <text:s text:c="6"/>0 <text:s text:c="7"/>0<text:tab/><text:tab/></text:p>
          </table:table-cell>
        </table:table-row>
        <table:table-row table:style-name="ro1">
          <table:table-cell office:value-type="string">
            <text:p>ULTRA CLEAN HLDGS INC</text:p>
          </table:table-cell>
          <table:table-cell office:value-type="string">
            <text:p><text:s text:c="2"/>COM <text:s text:c="13"/>90385V107</text:p>
          </table:table-cell>
          <table:table-cell office:value-type="float" office:value="307">
            <text:p>307</text:p>
          </table:table-cell>
          <table:table-cell office:value-type="string">
            <text:p><text:s text:c="3"/>40863 <text:s text:c="3"/>SH <text:s text:c="8"/>SOLE <text:s text:c="14"/>40863 <text:s text:c="6"/>0 <text:s text:c="7"/>0<text:tab/><text:tab/></text:p>
          </table:table-cell>
        </table:table-row>
        <table:table-row table:style-name="ro1">
          <table:table-cell office:value-type="string">
            <text:p>UNION DRILLING INC</text:p>
          </table:table-cell>
          <table:table-cell office:value-type="string">
            <text:p><text:s text:c="2"/>COM <text:s text:c="13"/>90653P105</text:p>
          </table:table-cell>
          <table:table-cell office:value-type="float" office:value="139">
            <text:p>139</text:p>
          </table:table-cell>
          <table:table-cell office:value-type="string">
            <text:p><text:s text:c="3"/>24857 <text:s text:c="3"/>SH <text:s text:c="8"/>SOLE <text:s text:c="14"/>24857 <text:s text:c="6"/>0 <text:s text:c="7"/>0<text:tab/><text:tab/></text:p>
          </table:table-cell>
        </table:table-row>
        <table:table-row table:style-name="ro1">
          <table:table-cell office:value-type="string">
            <text:p>DOMTAR CORP</text:p>
          </table:table-cell>
          <table:table-cell office:value-type="string">
            <text:p><text:s text:c="2"/>COM NEW <text:s text:c="9"/>257559203</text:p>
          </table:table-cell>
          <table:table-cell office:value-type="float" office:value="482">
            <text:p>482</text:p>
          </table:table-cell>
          <table:table-cell office:value-type="string">
            <text:p><text:s text:c="4"/>5054 <text:s text:c="3"/>SH <text:s text:c="8"/>SOLE <text:s text:c="15"/>5054 <text:s text:c="6"/>0 <text:s text:c="7"/>0<text:tab/><text:tab/></text:p>
          </table:table-cell>
        </table:table-row>
        <table:table-row table:style-name="ro1">
          <table:table-cell office:value-type="string">
            <text:p>UNIVERSAL HLTH SVCS INC</text:p>
          </table:table-cell>
          <table:table-cell office:value-type="string">
            <text:p><text:s text:c="2"/>CL B <text:s text:c="12"/>913903100</text:p>
          </table:table-cell>
          <table:table-cell office:value-type="float" office:value="611">
            <text:p>611</text:p>
          </table:table-cell>
          <table:table-cell office:value-type="string">
            <text:p><text:s text:c="3"/>14570 <text:s text:c="3"/>SH <text:s text:c="8"/>SOLE <text:s text:c="14"/>14570 <text:s text:c="6"/>0 <text:s text:c="7"/>0<text:tab/><text:tab/></text:p>
          </table:table-cell>
        </table:table-row>
        <table:table-row table:style-name="ro1">
          <table:table-cell office:value-type="string">
            <text:p>UNISYS CORP</text:p>
          </table:table-cell>
          <table:table-cell office:value-type="string">
            <text:p><text:s text:c="2"/>COM NEW <text:s text:c="9"/>909214306</text:p>
          </table:table-cell>
          <table:table-cell office:value-type="float" office:value="896">
            <text:p>896</text:p>
          </table:table-cell>
          <table:table-cell office:value-type="string">
            <text:p><text:s text:c="3"/>45434 <text:s text:c="3"/>SH <text:s text:c="8"/>SOLE <text:s text:c="14"/>45434 <text:s text:c="6"/>0 <text:s text:c="7"/>0<text:tab/><text:tab/></text:p>
          </table:table-cell>
        </table:table-row>
        <table:table-row table:style-name="ro1">
          <table:table-cell office:value-type="string">
            <text:p>ULTRALIFE CORP</text:p>
          </table:table-cell>
          <table:table-cell office:value-type="string">
            <text:p><text:s text:c="2"/>COM <text:s text:c="13"/>903899102</text:p>
          </table:table-cell>
          <table:table-cell office:value-type="float" office:value="53">
            <text:p>53</text:p>
          </table:table-cell>
          <table:table-cell office:value-type="string">
            <text:p><text:s text:c="3"/>10100 <text:s text:c="3"/>SH <text:s text:c="8"/>SOLE <text:s text:c="14"/>10100 <text:s text:c="6"/>0 <text:s text:c="7"/>0<text:tab/><text:tab/></text:p>
          </table:table-cell>
        </table:table-row>
        <table:table-row table:style-name="ro1">
          <table:table-cell office:value-type="string">
            <text:p>UNION PAC CORP</text:p>
          </table:table-cell>
          <table:table-cell office:value-type="string">
            <text:p><text:s text:c="2"/>COM <text:s text:c="13"/>907818108</text:p>
          </table:table-cell>
          <table:table-cell office:value-type="float" office:value="3483">
            <text:p>3483</text:p>
          </table:table-cell>
          <table:table-cell office:value-type="string">
            <text:p><text:s text:c="3"/>32407 <text:s text:c="3"/>SH <text:s text:c="8"/>SOLE <text:s text:c="14"/>32407 <text:s text:c="6"/>0 <text:s text:c="7"/>0<text:tab/><text:tab/></text:p>
          </table:table-cell>
        </table:table-row>
        <table:table-row table:style-name="ro1">
          <table:table-cell office:value-type="string">
            <text:p>UNISOURCE ENERGY CORP</text:p>
          </table:table-cell>
          <table:table-cell office:value-type="string">
            <text:p><text:s text:c="2"/>COM <text:s text:c="13"/>909205106</text:p>
          </table:table-cell>
          <table:table-cell office:value-type="float" office:value="293">
            <text:p>293</text:p>
          </table:table-cell>
          <table:table-cell office:value-type="string">
            <text:p><text:s text:c="4"/>8005 <text:s text:c="3"/>SH <text:s text:c="8"/>SOLE <text:s text:c="15"/>8005 <text:s text:c="6"/>0 <text:s text:c="7"/>0<text:tab/><text:tab/></text:p>
          </table:table-cell>
        </table:table-row>
        <table:table-row table:style-name="ro1">
          <table:table-cell office:value-type="string">
            <text:p>UNIT CORP</text:p>
          </table:table-cell>
          <table:table-cell office:value-type="string">
            <text:p><text:s text:c="2"/>COM <text:s text:c="13"/>909218109</text:p>
          </table:table-cell>
          <table:table-cell office:value-type="float" office:value="273">
            <text:p>273</text:p>
          </table:table-cell>
          <table:table-cell office:value-type="string">
            <text:p><text:s text:c="4"/>6388 <text:s text:c="3"/>SH <text:s text:c="8"/>SOLE <text:s text:c="15"/>6388 <text:s text:c="6"/>0 <text:s text:c="7"/>0<text:tab/><text:tab/></text:p>
          </table:table-cell>
        </table:table-row>
        <table:table-row table:style-name="ro1">
          <table:table-cell office:value-type="string">
            <text:p>ULTRA PETROLEUM CORP</text:p>
          </table:table-cell>
          <table:table-cell office:value-type="string">
            <text:p><text:s text:c="2"/>COM <text:s text:c="13"/>903914109</text:p>
          </table:table-cell>
          <table:table-cell office:value-type="float" office:value="251">
            <text:p>251</text:p>
          </table:table-cell>
          <table:table-cell office:value-type="string">
            <text:p><text:s text:c="3"/>11092 <text:s text:c="3"/>SH <text:s text:c="8"/>SOLE <text:s text:c="14"/>11092 <text:s text:c="6"/>0 <text:s text:c="7"/>0<text:tab/><text:tab/></text:p>
          </table:table-cell>
        </table:table-row>
        <table:table-row table:style-name="ro1">
          <table:table-cell office:value-type="string">
            <text:p>UNITED PARCEL SERVICE INC</text:p>
          </table:table-cell>
          <table:table-cell office:value-type="string">
            <text:p><text:s text:c="2"/>CL B <text:s text:c="12"/>911312106</text:p>
          </table:table-cell>
          <table:table-cell office:value-type="float" office:value="332">
            <text:p>332</text:p>
          </table:table-cell>
          <table:table-cell office:value-type="string">
            <text:p><text:s text:c="4"/>4112 <text:s text:c="3"/>SH <text:s text:c="8"/>SOLE <text:s text:c="15"/>4112 <text:s text:c="6"/>0 <text:s text:c="7"/>0<text:tab/><text:tab/></text:p>
          </table:table-cell>
        </table:table-row>
        <table:table-row table:style-name="ro1">
          <table:table-cell office:value-type="string">
            <text:p>UNITED RENTALS INC</text:p>
          </table:table-cell>
          <table:table-cell office:value-type="string">
            <text:p><text:s text:c="2"/>COM <text:s text:c="13"/>911363109</text:p>
          </table:table-cell>
          <table:table-cell office:value-type="float" office:value="1099">
            <text:p>1099</text:p>
          </table:table-cell>
          <table:table-cell office:value-type="string">
            <text:p><text:s text:c="3"/>25625 <text:s text:c="3"/>SH <text:s text:c="8"/>SOLE <text:s text:c="14"/>25625 <text:s text:c="6"/>0 <text:s text:c="7"/>0<text:tab/><text:tab/></text:p>
          </table:table-cell>
        </table:table-row>
        <table:table-row table:style-name="ro1">
          <table:table-cell office:value-type="string">
            <text:p>URS CORP NEW</text:p>
          </table:table-cell>
          <table:table-cell office:value-type="string">
            <text:p><text:s text:c="2"/>COM <text:s text:c="13"/>903236107</text:p>
          </table:table-cell>
          <table:table-cell office:value-type="float" office:value="262">
            <text:p>262</text:p>
          </table:table-cell>
          <table:table-cell office:value-type="string">
            <text:p><text:s text:c="4"/>6172 <text:s text:c="3"/>SH <text:s text:c="8"/>SOLE <text:s text:c="15"/>6172 <text:s text:c="6"/>0 <text:s text:c="7"/>0<text:tab/><text:tab/></text:p>
          </table:table-cell>
        </table:table-row>
        <table:table-row table:style-name="ro1">
          <table:table-cell office:value-type="string">
            <text:p>UNITED STATES CELLULAR CORP</text:p>
          </table:table-cell>
          <table:table-cell office:value-type="string">
            <text:p><text:s text:c="2"/>COM <text:s text:c="13"/>911684108</text:p>
          </table:table-cell>
          <table:table-cell office:value-type="float" office:value="348">
            <text:p>348</text:p>
          </table:table-cell>
          <table:table-cell office:value-type="string">
            <text:p><text:s text:c="4"/>8497 <text:s text:c="3"/>SH <text:s text:c="8"/>SOLE <text:s text:c="15"/>8497 <text:s text:c="6"/>0 <text:s text:c="7"/>0<text:tab/><text:tab/></text:p>
          </table:table-cell>
        </table:table-row>
        <table:table-row table:style-name="ro1">
          <table:table-cell office:value-type="string">
            <text:p>USA MOBILITY INC</text:p>
          </table:table-cell>
          <table:table-cell office:value-type="string">
            <text:p><text:s text:c="2"/>COM <text:s text:c="13"/>90341G103</text:p>
          </table:table-cell>
          <table:table-cell office:value-type="float" office:value="371">
            <text:p>371</text:p>
          </table:table-cell>
          <table:table-cell office:value-type="string">
            <text:p><text:s text:c="3"/>26590 <text:s text:c="3"/>SH <text:s text:c="8"/>SOLE <text:s text:c="14"/>26590 <text:s text:c="6"/>0 <text:s text:c="7"/>0<text:tab/><text:tab/></text:p>
          </table:table-cell>
        </table:table-row>
        <table:table-row table:style-name="ro1">
          <table:table-cell office:value-type="string">
            <text:p>USANA HEALTH SCIENCES INC</text:p>
          </table:table-cell>
          <table:table-cell office:value-type="string">
            <text:p><text:s text:c="2"/>COM <text:s text:c="13"/>90328M107</text:p>
          </table:table-cell>
          <table:table-cell office:value-type="float" office:value="621">
            <text:p>621</text:p>
          </table:table-cell>
          <table:table-cell office:value-type="string">
            <text:p><text:s text:c="3"/>16632 <text:s text:c="3"/>SH <text:s text:c="8"/>SOLE <text:s text:c="14"/>16632 <text:s text:c="6"/>0 <text:s text:c="7"/>0<text:tab/><text:tab/></text:p>
          </table:table-cell>
        </table:table-row>
        <table:table-row table:style-name="ro1">
          <table:table-cell office:value-type="string">
            <text:p>UNITED STATIONERS INC</text:p>
          </table:table-cell>
          <table:table-cell office:value-type="string">
            <text:p><text:s text:c="2"/>COM <text:s text:c="13"/>913004107</text:p>
          </table:table-cell>
          <table:table-cell office:value-type="float" office:value="231">
            <text:p>231</text:p>
          </table:table-cell>
          <table:table-cell office:value-type="string">
            <text:p><text:s text:c="4"/>7429 <text:s text:c="3"/>SH <text:s text:c="8"/>SOLE <text:s text:c="15"/>7429 <text:s text:c="6"/>0 <text:s text:c="7"/>0<text:tab/><text:tab/></text:p>
          </table:table-cell>
        </table:table-row>
        <table:table-row table:style-name="ro1">
          <table:table-cell office:value-type="string">
            <text:p>USEC INC</text:p>
          </table:table-cell>
          <table:table-cell office:value-type="string">
            <text:p><text:s text:c="2"/>COM <text:s text:c="13"/>90333E108</text:p>
          </table:table-cell>
          <table:table-cell office:value-type="float" office:value="76">
            <text:p>76</text:p>
          </table:table-cell>
          <table:table-cell office:value-type="string">
            <text:p><text:s text:c="3"/>71500 <text:s text:c="3"/>SH <text:s text:c="8"/>SOLE <text:s text:c="14"/>71500 <text:s text:c="6"/>0 <text:s text:c="7"/>0<text:tab/><text:tab/></text:p>
          </table:table-cell>
        </table:table-row>
        <table:table-row table:style-name="ro1">
          <table:table-cell office:value-type="string">
            <text:p>UNITED THERAPEUTICS CORP DE</text:p>
          </table:table-cell>
          <table:table-cell office:value-type="string">
            <text:p><text:s text:c="2"/>COM <text:s text:c="13"/>91307C102</text:p>
          </table:table-cell>
          <table:table-cell office:value-type="float" office:value="1055">
            <text:p>1055</text:p>
          </table:table-cell>
          <table:table-cell office:value-type="string">
            <text:p><text:s text:c="3"/>22376 <text:s text:c="3"/>SH <text:s text:c="8"/>SOLE <text:s text:c="14"/>22376 <text:s text:c="6"/>0 <text:s text:c="7"/>0<text:tab/><text:tab/></text:p>
          </table:table-cell>
        </table:table-row>
        <table:table-row table:style-name="ro1">
          <table:table-cell office:value-type="string">
            <text:p>UNIVERSAL TECHNICAL INST IN</text:p>
          </table:table-cell>
          <table:table-cell office:value-type="string">
            <text:p><text:s text:c="2"/>COM <text:s text:c="13"/>913915104</text:p>
          </table:table-cell>
          <table:table-cell office:value-type="float" office:value="277">
            <text:p>277</text:p>
          </table:table-cell>
          <table:table-cell office:value-type="string">
            <text:p><text:s text:c="3"/>21000 <text:s text:c="3"/>SH <text:s text:c="8"/>SOLE <text:s text:c="14"/>21000 <text:s text:c="6"/>0 <text:s text:c="7"/>0<text:tab/><text:tab/></text:p>
          </table:table-cell>
        </table:table-row>
        <table:table-row table:style-name="ro1">
          <table:table-cell office:value-type="string">
            <text:p>UNITED TECHNOLOGIES CORP</text:p>
          </table:table-cell>
          <table:table-cell office:value-type="string">
            <text:p><text:s text:c="2"/>COM <text:s text:c="13"/>913017109</text:p>
          </table:table-cell>
          <table:table-cell office:value-type="float" office:value="1391">
            <text:p>1391</text:p>
          </table:table-cell>
          <table:table-cell office:value-type="string">
            <text:p><text:s text:c="3"/>16776 <text:s text:c="3"/>SH <text:s text:c="8"/>SOLE <text:s text:c="14"/>16776 <text:s text:c="6"/>0 <text:s text:c="7"/>0<text:tab/><text:tab/></text:p>
          </table:table-cell>
        </table:table-row>
        <table:table-row table:style-name="ro1">
          <table:table-cell office:value-type="string">
            <text:p>UNIVERSAL CORP VA</text:p>
          </table:table-cell>
          <table:table-cell office:value-type="string">
            <text:p><text:s text:c="2"/>COM <text:s text:c="13"/>913456109</text:p>
          </table:table-cell>
          <table:table-cell office:value-type="float" office:value="487">
            <text:p>487</text:p>
          </table:table-cell>
          <table:table-cell office:value-type="string">
            <text:p><text:s text:c="3"/>10443 <text:s text:c="3"/>SH <text:s text:c="8"/>SOLE <text:s text:c="14"/>10443 <text:s text:c="6"/>0 <text:s text:c="7"/>0<text:tab/><text:tab/></text:p>
          </table:table-cell>
        </table:table-row>
        <table:table-row table:style-name="ro1">
          <table:table-cell office:value-type="string">
            <text:p>VISA INC</text:p>
          </table:table-cell>
          <table:table-cell office:value-type="string">
            <text:p><text:s text:c="2"/>COM CL A <text:s text:c="8"/>92826C839</text:p>
          </table:table-cell>
          <table:table-cell office:value-type="float" office:value="1623">
            <text:p>1623</text:p>
          </table:table-cell>
          <table:table-cell office:value-type="string">
            <text:p><text:s text:c="3"/>13755 <text:s text:c="3"/>SH <text:s text:c="8"/>SOLE <text:s text:c="14"/>13755 <text:s text:c="6"/>0 <text:s text:c="7"/>0<text:tab/><text:tab/></text:p>
          </table:table-cell>
        </table:table-row>
        <table:table-row table:style-name="ro1">
          <table:table-cell office:value-type="string">
            <text:p>VARIAN MED SYS INC</text:p>
          </table:table-cell>
          <table:table-cell office:value-type="string">
            <text:p><text:s text:c="2"/>COM <text:s text:c="13"/>92220P105</text:p>
          </table:table-cell>
          <table:table-cell office:value-type="float" office:value="1462">
            <text:p>1462</text:p>
          </table:table-cell>
          <table:table-cell office:value-type="string">
            <text:p><text:s text:c="3"/>21203 <text:s text:c="3"/>SH <text:s text:c="8"/>SOLE <text:s text:c="14"/>21203 <text:s text:c="6"/>0 <text:s text:c="7"/>0<text:tab/><text:tab/></text:p>
          </table:table-cell>
        </table:table-row>
        <table:table-row table:style-name="ro1">
          <table:table-cell office:value-type="string">
            <text:p>VASCULAR SOLUTIONS INC</text:p>
          </table:table-cell>
          <table:table-cell office:value-type="string">
            <text:p><text:s text:c="2"/>COM <text:s text:c="13"/>92231M109</text:p>
          </table:table-cell>
          <table:table-cell office:value-type="float" office:value="348">
            <text:p>348</text:p>
          </table:table-cell>
          <table:table-cell office:value-type="string">
            <text:p><text:s text:c="3"/>32220 <text:s text:c="3"/>SH <text:s text:c="8"/>SOLE <text:s text:c="14"/>32220 <text:s text:c="6"/>0 <text:s text:c="7"/>0<text:tab/><text:tab/></text:p>
          </table:table-cell>
        </table:table-row>
        <table:table-row table:style-name="ro1">
          <table:table-cell office:value-type="string">
            <text:p>VALASSIS COMMUNICATIONS INC</text:p>
          </table:table-cell>
          <table:table-cell office:value-type="string">
            <text:p><text:s text:c="2"/>COM <text:s text:c="13"/>918866104</text:p>
          </table:table-cell>
          <table:table-cell office:value-type="float" office:value="1427">
            <text:p>1427</text:p>
          </table:table-cell>
          <table:table-cell office:value-type="string">
            <text:p><text:s text:c="3"/>62033 <text:s text:c="3"/>SH <text:s text:c="8"/>SOLE <text:s text:c="14"/>62033 <text:s text:c="6"/>0 <text:s text:c="7"/>0<text:tab/><text:tab/></text:p>
          </table:table-cell>
        </table:table-row>
        <table:table-row table:style-name="ro1">
          <table:table-cell office:value-type="string">
            <text:p>VASCO DATA SEC INTL INC</text:p>
          </table:table-cell>
          <table:table-cell office:value-type="string">
            <text:p><text:s text:c="2"/>COM <text:s text:c="13"/>92230Y104</text:p>
          </table:table-cell>
          <table:table-cell office:value-type="float" office:value="426">
            <text:p>426</text:p>
          </table:table-cell>
          <table:table-cell office:value-type="string">
            <text:p><text:s text:c="3"/>39501 <text:s text:c="3"/>SH <text:s text:c="8"/>SOLE <text:s text:c="14"/>39501 <text:s text:c="6"/>0 <text:s text:c="7"/>0<text:tab/><text:tab/></text:p>
          </table:table-cell>
        </table:table-row>
        <table:table-row table:style-name="ro1">
          <table:table-cell office:value-type="string">
            <text:p>VEECO INSTRS INC DEL</text:p>
          </table:table-cell>
          <table:table-cell office:value-type="string">
            <text:p><text:s text:c="2"/>COM <text:s text:c="13"/>922417100</text:p>
          </table:table-cell>
          <table:table-cell office:value-type="float" office:value="609">
            <text:p>609</text:p>
          </table:table-cell>
          <table:table-cell office:value-type="string">
            <text:p><text:s text:c="3"/>21289 <text:s text:c="3"/>SH <text:s text:c="8"/>SOLE <text:s text:c="14"/>21289 <text:s text:c="6"/>0 <text:s text:c="7"/>0<text:tab/><text:tab/></text:p>
          </table:table-cell>
        </table:table-row>
        <table:table-row table:style-name="ro1">
          <table:table-cell office:value-type="string">
            <text:p>VONAGE HLDGS CORP</text:p>
          </table:table-cell>
          <table:table-cell office:value-type="string">
            <text:p><text:s text:c="2"/>COM <text:s text:c="13"/>92886T201</text:p>
          </table:table-cell>
          <table:table-cell office:value-type="float" office:value="652">
            <text:p>652</text:p>
          </table:table-cell>
          <table:table-cell office:value-type="string">
            <text:p><text:s text:c="2"/>294839 <text:s text:c="3"/>SH <text:s text:c="8"/>SOLE <text:s text:c="13"/>294839 <text:s text:c="6"/>0 <text:s text:c="7"/>0<text:tab/><text:tab/></text:p>
          </table:table-cell>
        </table:table-row>
        <table:table-row table:style-name="ro1">
          <table:table-cell office:value-type="string">
            <text:p>VIACOM INC NEW</text:p>
          </table:table-cell>
          <table:table-cell office:value-type="string">
            <text:p><text:s text:c="2"/>CL B <text:s text:c="12"/>92553P201</text:p>
          </table:table-cell>
          <table:table-cell office:value-type="float" office:value="2179">
            <text:p>2179</text:p>
          </table:table-cell>
          <table:table-cell office:value-type="string">
            <text:p><text:s text:c="3"/>45904 <text:s text:c="3"/>SH <text:s text:c="8"/>SOLE <text:s text:c="14"/>45904 <text:s text:c="6"/>0 <text:s text:c="7"/>0<text:tab/><text:tab/></text:p>
          </table:table-cell>
        </table:table-row>
        <table:table-row table:style-name="ro1">
          <table:table-cell office:value-type="string">
            <text:p>VICOR CORP</text:p>
          </table:table-cell>
          <table:table-cell office:value-type="string">
            <text:p><text:s text:c="2"/>COM <text:s text:c="13"/>925815102</text:p>
          </table:table-cell>
          <table:table-cell office:value-type="float" office:value="175">
            <text:p>175</text:p>
          </table:table-cell>
          <table:table-cell office:value-type="string">
            <text:p><text:s text:c="3"/>21815 <text:s text:c="3"/>SH <text:s text:c="8"/>SOLE <text:s text:c="14"/>21815 <text:s text:c="6"/>0 <text:s text:c="7"/>0<text:tab/><text:tab/></text:p>
          </table:table-cell>
        </table:table-row>
        <table:table-row table:style-name="ro1">
          <table:table-cell office:value-type="string">
            <text:p>VILLAGE SUPER MKT INC</text:p>
          </table:table-cell>
          <table:table-cell office:value-type="string">
            <text:p><text:s text:c="2"/>CL A NEW <text:s text:c="8"/>927107409</text:p>
          </table:table-cell>
          <table:table-cell office:value-type="float" office:value="243">
            <text:p>243</text:p>
          </table:table-cell>
          <table:table-cell office:value-type="string">
            <text:p><text:s text:c="4"/>7672 <text:s text:c="3"/>SH <text:s text:c="8"/>SOLE <text:s text:c="15"/>7672 <text:s text:c="6"/>0 <text:s text:c="7"/>0<text:tab/><text:tab/></text:p>
          </table:table-cell>
        </table:table-row>
        <table:table-row table:style-name="ro1">
          <table:table-cell office:value-type="string">
            <text:p>VALERO ENERGY CORP NEW</text:p>
          </table:table-cell>
          <table:table-cell office:value-type="string">
            <text:p><text:s text:c="2"/>COM <text:s text:c="13"/>91913Y100</text:p>
          </table:table-cell>
          <table:table-cell office:value-type="float" office:value="1733">
            <text:p>1733</text:p>
          </table:table-cell>
          <table:table-cell office:value-type="string">
            <text:p><text:s text:c="3"/>67237 <text:s text:c="3"/>SH <text:s text:c="8"/>SOLE <text:s text:c="14"/>67237 <text:s text:c="6"/>0 <text:s text:c="7"/>0<text:tab/><text:tab/></text:p>
          </table:table-cell>
        </table:table-row>
        <table:table-row table:style-name="ro1">
          <table:table-cell office:value-type="string">
            <text:p>VALLEY NATL BANCORP</text:p>
          </table:table-cell>
          <table:table-cell office:value-type="string">
            <text:p><text:s text:c="2"/>COM <text:s text:c="13"/>919794107</text:p>
          </table:table-cell>
          <table:table-cell office:value-type="float" office:value="440">
            <text:p>440</text:p>
          </table:table-cell>
          <table:table-cell office:value-type="string">
            <text:p><text:s text:c="3"/>34008 <text:s text:c="3"/>SH <text:s text:c="8"/>SOLE <text:s text:c="14"/>34008 <text:s text:c="6"/>0 <text:s text:c="7"/>0<text:tab/><text:tab/></text:p>
          </table:table-cell>
        </table:table-row>
        <table:table-row table:style-name="ro1">
          <table:table-cell office:value-type="string">
            <text:p>VULCAN MATLS CO</text:p>
          </table:table-cell>
          <table:table-cell office:value-type="string">
            <text:p><text:s text:c="2"/>COM <text:s text:c="13"/>929160109</text:p>
          </table:table-cell>
          <table:table-cell office:value-type="float" office:value="1208">
            <text:p>1208</text:p>
          </table:table-cell>
          <table:table-cell office:value-type="string">
            <text:p><text:s text:c="3"/>28267 <text:s text:c="3"/>SH <text:s text:c="8"/>SOLE <text:s text:c="14"/>28267 <text:s text:c="6"/>0 <text:s text:c="7"/>0<text:tab/><text:tab/></text:p>
          </table:table-cell>
        </table:table-row>
        <table:table-row table:style-name="ro1">
          <table:table-cell office:value-type="string">
            <text:p>VIRGIN MEDIA INC</text:p>
          </table:table-cell>
          <table:table-cell office:value-type="string">
            <text:p><text:s text:c="2"/>COM <text:s text:c="13"/>92769L101</text:p>
          </table:table-cell>
          <table:table-cell office:value-type="float" office:value="674">
            <text:p>674</text:p>
          </table:table-cell>
          <table:table-cell office:value-type="string">
            <text:p><text:s text:c="3"/>26994 <text:s text:c="3"/>SH <text:s text:c="8"/>SOLE <text:s text:c="14"/>26994 <text:s text:c="6"/>0 <text:s text:c="7"/>0<text:tab/><text:tab/></text:p>
          </table:table-cell>
        </table:table-row>
        <table:table-row table:style-name="ro1">
          <table:table-cell office:value-type="string">
            <text:p>VOXX INTL CORP</text:p>
          </table:table-cell>
          <table:table-cell office:value-type="string">
            <text:p><text:s text:c="2"/>CL A <text:s text:c="12"/>91829F104</text:p>
          </table:table-cell>
          <table:table-cell office:value-type="float" office:value="355">
            <text:p>355</text:p>
          </table:table-cell>
          <table:table-cell office:value-type="string">
            <text:p><text:s text:c="3"/>26212 <text:s text:c="3"/>SH <text:s text:c="8"/>SOLE <text:s text:c="14"/>26212 <text:s text:c="6"/>0 <text:s text:c="7"/>0<text:tab/><text:tab/></text:p>
          </table:table-cell>
        </table:table-row>
        <table:table-row table:style-name="ro1">
          <table:table-cell office:value-type="string">
            <text:p>VISTAPRINT N V</text:p>
          </table:table-cell>
          <table:table-cell office:value-type="string">
            <text:p><text:s text:c="2"/>SHS <text:s text:c="13"/>N93540107</text:p>
          </table:table-cell>
          <table:table-cell office:value-type="float" office:value="695">
            <text:p>695</text:p>
          </table:table-cell>
          <table:table-cell office:value-type="string">
            <text:p><text:s text:c="3"/>17969 <text:s text:c="3"/>SH <text:s text:c="8"/>SOLE <text:s text:c="14"/>17969 <text:s text:c="6"/>0 <text:s text:c="7"/>0<text:tab/><text:tab/></text:p>
          </table:table-cell>
        </table:table-row>
        <table:table-row table:style-name="ro1">
          <table:table-cell office:value-type="string">
            <text:p>VALIDUS HOLDINGS LTD</text:p>
          </table:table-cell>
          <table:table-cell office:value-type="string">
            <text:p><text:s text:c="2"/>COM SHS <text:s text:c="9"/>G9319H102</text:p>
          </table:table-cell>
          <table:table-cell office:value-type="float" office:value="468">
            <text:p>468</text:p>
          </table:table-cell>
          <table:table-cell office:value-type="string">
            <text:p><text:s text:c="3"/>15118 <text:s text:c="3"/>SH <text:s text:c="8"/>SOLE <text:s text:c="14"/>15118 <text:s text:c="6"/>0 <text:s text:c="7"/>0<text:tab/><text:tab/></text:p>
          </table:table-cell>
        </table:table-row>
        <table:table-row table:style-name="ro1">
          <table:table-cell office:value-type="string">
            <text:p>VERA BRADLEY INC</text:p>
          </table:table-cell>
          <table:table-cell office:value-type="string">
            <text:p><text:s text:c="2"/>COM <text:s text:c="13"/>92335C106</text:p>
          </table:table-cell>
          <table:table-cell office:value-type="float" office:value="719">
            <text:p>719</text:p>
          </table:table-cell>
          <table:table-cell office:value-type="string">
            <text:p><text:s text:c="3"/>23829 <text:s text:c="3"/>SH <text:s text:c="8"/>SOLE <text:s text:c="14"/>23829 <text:s text:c="6"/>0 <text:s text:c="7"/>0<text:tab/><text:tab/></text:p>
          </table:table-cell>
        </table:table-row>
        <table:table-row table:style-name="ro1">
          <table:table-cell office:value-type="string">
            <text:p>VIRTUS INVT PARTNERS INC</text:p>
          </table:table-cell>
          <table:table-cell office:value-type="string">
            <text:p><text:s text:c="2"/>COM <text:s text:c="13"/>92828Q109</text:p>
          </table:table-cell>
          <table:table-cell office:value-type="float" office:value="387">
            <text:p>387</text:p>
          </table:table-cell>
          <table:table-cell office:value-type="string">
            <text:p><text:s text:c="4"/>4510 <text:s text:c="3"/>SH <text:s text:c="8"/>SOLE <text:s text:c="15"/>4510 <text:s text:c="6"/>0 <text:s text:c="7"/>0<text:tab/><text:tab/></text:p>
          </table:table-cell>
        </table:table-row>
        <table:table-row table:style-name="ro1">
          <table:table-cell office:value-type="string">
            <text:p>VERTEX PHARMACEUTICALS INC</text:p>
          </table:table-cell>
          <table:table-cell office:value-type="string">
            <text:p><text:s text:c="2"/>COM <text:s text:c="13"/>92532F100</text:p>
          </table:table-cell>
          <table:table-cell office:value-type="float" office:value="1361">
            <text:p>1361</text:p>
          </table:table-cell>
          <table:table-cell office:value-type="string">
            <text:p><text:s text:c="3"/>33187 <text:s text:c="3"/>SH <text:s text:c="8"/>SOLE <text:s text:c="14"/>33187 <text:s text:c="6"/>0 <text:s text:c="7"/>0<text:tab/><text:tab/></text:p>
          </table:table-cell>
        </table:table-row>
        <table:table-row table:style-name="ro1">
          <table:table-cell office:value-type="string">
            <text:p>VALEANT PHARMACEUTICALS INT</text:p>
          </table:table-cell>
          <table:table-cell office:value-type="string">
            <text:p><text:s text:c="2"/>COM <text:s text:c="13"/>91911K102</text:p>
          </table:table-cell>
          <table:table-cell office:value-type="float" office:value="304">
            <text:p>304</text:p>
          </table:table-cell>
          <table:table-cell office:value-type="string">
            <text:p><text:s text:c="4"/>5656 <text:s text:c="3"/>SH <text:s text:c="8"/>SOLE <text:s text:c="15"/>5656 <text:s text:c="6"/>0 <text:s text:c="7"/>0<text:tab/><text:tab/></text:p>
          </table:table-cell>
        </table:table-row>
        <table:table-row table:style-name="ro1">
          <table:table-cell office:value-type="string">
            <text:p>VISHAY INTERTECHNOLOGY INC</text:p>
          </table:table-cell>
          <table:table-cell office:value-type="string">
            <text:p><text:s text:c="2"/>COM <text:s text:c="13"/>928298108</text:p>
          </table:table-cell>
          <table:table-cell office:value-type="float" office:value="148">
            <text:p>148</text:p>
          </table:table-cell>
          <table:table-cell office:value-type="string">
            <text:p><text:s text:c="3"/>12160 <text:s text:c="3"/>SH <text:s text:c="8"/>SOLE <text:s text:c="14"/>12160 <text:s text:c="6"/>0 <text:s text:c="7"/>0<text:tab/><text:tab/></text:p>
          </table:table-cell>
        </table:table-row>
        <table:table-row table:style-name="ro1">
          <table:table-cell office:value-type="string">
            <text:p>VITRAN CORP INC</text:p>
          </table:table-cell>
          <table:table-cell office:value-type="string">
            <text:p><text:s text:c="2"/>COM <text:s text:c="13"/>92850E107</text:p>
          </table:table-cell>
          <table:table-cell office:value-type="float" office:value="487">
            <text:p>487</text:p>
          </table:table-cell>
          <table:table-cell office:value-type="string">
            <text:p><text:s text:c="3"/>60500 <text:s text:c="3"/>SH <text:s text:c="8"/>SOLE <text:s text:c="14"/>60500 <text:s text:c="6"/>0 <text:s text:c="7"/>0<text:tab/><text:tab/></text:p>
          </table:table-cell>
        </table:table-row>
        <table:table-row table:style-name="ro1">
          <table:table-cell office:value-type="string">
            <text:p>VECTREN CORP</text:p>
          </table:table-cell>
          <table:table-cell office:value-type="string">
            <text:p><text:s text:c="2"/>COM <text:s text:c="13"/>92240G101</text:p>
          </table:table-cell>
          <table:table-cell office:value-type="float" office:value="231">
            <text:p>231</text:p>
          </table:table-cell>
          <table:table-cell office:value-type="string">
            <text:p><text:s text:c="4"/>7958 <text:s text:c="3"/>SH <text:s text:c="8"/>SOLE <text:s text:c="15"/>7958 <text:s text:c="6"/>0 <text:s text:c="7"/>0<text:tab/><text:tab/></text:p>
          </table:table-cell>
        </table:table-row>
        <table:table-row table:style-name="ro1">
          <table:table-cell office:value-type="string">
            <text:p>VIVUS INC</text:p>
          </table:table-cell>
          <table:table-cell office:value-type="string">
            <text:p><text:s text:c="2"/>COM <text:s text:c="13"/>928551100</text:p>
          </table:table-cell>
          <table:table-cell office:value-type="float" office:value="870">
            <text:p>870</text:p>
          </table:table-cell>
          <table:table-cell office:value-type="string">
            <text:p><text:s text:c="3"/>38924 <text:s text:c="3"/>SH <text:s text:c="8"/>SOLE <text:s text:c="14"/>38924 <text:s text:c="6"/>0 <text:s text:c="7"/>0<text:tab/><text:tab/></text:p>
          </table:table-cell>
        </table:table-row>
        <table:table-row table:style-name="ro1">
          <table:table-cell office:value-type="string">
            <text:p>VERIZON COMMUNICATIONS INC</text:p>
          </table:table-cell>
          <table:table-cell office:value-type="string">
            <text:p><text:s text:c="2"/>COM <text:s text:c="13"/>92343V104</text:p>
          </table:table-cell>
          <table:table-cell office:value-type="float" office:value="3991">
            <text:p>3991</text:p>
          </table:table-cell>
          <table:table-cell office:value-type="string">
            <text:p><text:s text:c="2"/>104393 <text:s text:c="3"/>SH <text:s text:c="8"/>SOLE <text:s text:c="13"/>104393 <text:s text:c="6"/>0 <text:s text:c="7"/>0<text:tab/><text:tab/></text:p>
          </table:table-cell>
        </table:table-row>
        <table:table-row table:style-name="ro1">
          <table:table-cell office:value-type="string">
            <text:p>WABTEC CORP</text:p>
          </table:table-cell>
          <table:table-cell office:value-type="string">
            <text:p><text:s text:c="2"/>COM <text:s text:c="13"/>929740108</text:p>
          </table:table-cell>
          <table:table-cell office:value-type="float" office:value="356">
            <text:p>356</text:p>
          </table:table-cell>
          <table:table-cell office:value-type="string">
            <text:p><text:s text:c="4"/>4720 <text:s text:c="3"/>SH <text:s text:c="8"/>SOLE <text:s text:c="15"/>4720 <text:s text:c="6"/>0 <text:s text:c="7"/>0<text:tab/><text:tab/></text:p>
          </table:table-cell>
        </table:table-row>
        <table:table-row table:style-name="ro1">
          <table:table-cell office:value-type="string">
            <text:p>WALGREEN CO</text:p>
          </table:table-cell>
          <table:table-cell office:value-type="string">
            <text:p><text:s text:c="2"/>COM <text:s text:c="13"/>931422109</text:p>
          </table:table-cell>
          <table:table-cell office:value-type="float" office:value="2226">
            <text:p>2226</text:p>
          </table:table-cell>
          <table:table-cell office:value-type="string">
            <text:p><text:s text:c="3"/>66463 <text:s text:c="3"/>SH <text:s text:c="8"/>SOLE <text:s text:c="14"/>66463 <text:s text:c="6"/>0 <text:s text:c="7"/>0<text:tab/><text:tab/></text:p>
          </table:table-cell>
        </table:table-row>
        <table:table-row table:style-name="ro1">
          <table:table-cell office:value-type="string">
            <text:p>WATERS CORP</text:p>
          </table:table-cell>
          <table:table-cell office:value-type="string">
            <text:p><text:s text:c="2"/>COM <text:s text:c="13"/>941848103</text:p>
          </table:table-cell>
          <table:table-cell office:value-type="float" office:value="1162">
            <text:p>1162</text:p>
          </table:table-cell>
          <table:table-cell office:value-type="string">
            <text:p><text:s text:c="3"/>12538 <text:s text:c="3"/>SH <text:s text:c="8"/>SOLE <text:s text:c="14"/>12538 <text:s text:c="6"/>0 <text:s text:c="7"/>0<text:tab/><text:tab/></text:p>
          </table:table-cell>
        </table:table-row>
        <table:table-row table:style-name="ro1">
          <table:table-cell office:value-type="string">
            <text:p>WAVE SYSTEMS CORP</text:p>
          </table:table-cell>
          <table:table-cell office:value-type="string">
            <text:p><text:s text:c="2"/>COM NEW <text:s text:c="9"/>943526301</text:p>
          </table:table-cell>
          <table:table-cell office:value-type="float" office:value="93">
            <text:p>93</text:p>
          </table:table-cell>
          <table:table-cell office:value-type="string">
            <text:p><text:s text:c="3"/>49738 <text:s text:c="3"/>SH <text:s text:c="8"/>SOLE <text:s text:c="14"/>49738 <text:s text:c="6"/>0 <text:s text:c="7"/>0<text:tab/><text:tab/></text:p>
          </table:table-cell>
        </table:table-row>
        <table:table-row table:style-name="ro1">
          <table:table-cell office:value-type="string">
            <text:p>WESCO INTL INC</text:p>
          </table:table-cell>
          <table:table-cell office:value-type="string">
            <text:p><text:s text:c="2"/>COM <text:s text:c="13"/>95082P105</text:p>
          </table:table-cell>
          <table:table-cell office:value-type="float" office:value="744">
            <text:p>744</text:p>
          </table:table-cell>
          <table:table-cell office:value-type="string">
            <text:p><text:s text:c="3"/>11394 <text:s text:c="3"/>SH <text:s text:c="8"/>SOLE <text:s text:c="14"/>11394 <text:s text:c="6"/>0 <text:s text:c="7"/>0<text:tab/><text:tab/></text:p>
          </table:table-cell>
        </table:table-row>
        <table:table-row table:style-name="ro1">
          <table:table-cell office:value-type="string">
            <text:p>WASTE CONNECTIONS INC</text:p>
          </table:table-cell>
          <table:table-cell office:value-type="string">
            <text:p><text:s text:c="2"/>COM <text:s text:c="13"/>941053100</text:p>
          </table:table-cell>
          <table:table-cell office:value-type="float" office:value="210">
            <text:p>210</text:p>
          </table:table-cell>
          <table:table-cell office:value-type="string">
            <text:p><text:s text:c="4"/>6453 <text:s text:c="3"/>SH <text:s text:c="8"/>SOLE <text:s text:c="15"/>6453 <text:s text:c="6"/>0 <text:s text:c="7"/>0<text:tab/><text:tab/></text:p>
          </table:table-cell>
        </table:table-row>
        <table:table-row table:style-name="ro1">
          <table:table-cell office:value-type="string">
            <text:p>WARNER CHILCOTT PLC IRELAND</text:p>
          </table:table-cell>
          <table:table-cell office:value-type="string">
            <text:p><text:s text:c="2"/>SHS A <text:s text:c="11"/>G94368100</text:p>
          </table:table-cell>
          <table:table-cell office:value-type="float" office:value="1465">
            <text:p>1465</text:p>
          </table:table-cell>
          <table:table-cell office:value-type="string">
            <text:p><text:s text:c="3"/>87171 <text:s text:c="3"/>SH <text:s text:c="8"/>SOLE <text:s text:c="14"/>87171 <text:s text:c="6"/>0 <text:s text:c="7"/>0<text:tab/><text:tab/></text:p>
          </table:table-cell>
        </table:table-row>
        <table:table-row table:style-name="ro1">
          <table:table-cell office:value-type="string">
            <text:p>WESTERN DIGITAL CORP</text:p>
          </table:table-cell>
          <table:table-cell office:value-type="string">
            <text:p><text:s text:c="2"/>COM <text:s text:c="13"/>958102105</text:p>
          </table:table-cell>
          <table:table-cell office:value-type="float" office:value="906">
            <text:p>906</text:p>
          </table:table-cell>
          <table:table-cell office:value-type="string">
            <text:p><text:s text:c="3"/>21898 <text:s text:c="3"/>SH <text:s text:c="8"/>SOLE <text:s text:c="14"/>21898 <text:s text:c="6"/>0 <text:s text:c="7"/>0<text:tab/><text:tab/></text:p>
          </table:table-cell>
        </table:table-row>
        <table:table-row table:style-name="ro1">
          <table:table-cell office:value-type="string">
            <text:p>WADDELL &amp; REED FINL INC</text:p>
          </table:table-cell>
          <table:table-cell office:value-type="string">
            <text:p><text:s text:c="2"/>CL A <text:s text:c="12"/>930059100</text:p>
          </table:table-cell>
          <table:table-cell office:value-type="float" office:value="311">
            <text:p>311</text:p>
          </table:table-cell>
          <table:table-cell office:value-type="string">
            <text:p><text:s text:c="4"/>9584 <text:s text:c="3"/>SH <text:s text:c="8"/>SOLE <text:s text:c="15"/>9584 <text:s text:c="6"/>0 <text:s text:c="7"/>0<text:tab/><text:tab/></text:p>
          </table:table-cell>
        </table:table-row>
        <table:table-row table:style-name="ro1">
          <table:table-cell office:value-type="string">
            <text:p>WENDYS CO</text:p>
          </table:table-cell>
          <table:table-cell office:value-type="string">
            <text:p><text:s text:c="2"/>COM <text:s text:c="13"/>95058W100</text:p>
          </table:table-cell>
          <table:table-cell office:value-type="float" office:value="52">
            <text:p>52</text:p>
          </table:table-cell>
          <table:table-cell office:value-type="string">
            <text:p><text:s text:c="3"/>10345 <text:s text:c="3"/>SH <text:s text:c="8"/>SOLE <text:s text:c="14"/>10345 <text:s text:c="6"/>0 <text:s text:c="7"/>0<text:tab/><text:tab/></text:p>
          </table:table-cell>
        </table:table-row>
        <table:table-row table:style-name="ro1">
          <table:table-cell office:value-type="string">
            <text:p>WHOLE FOODS MKT INC</text:p>
          </table:table-cell>
          <table:table-cell office:value-type="string">
            <text:p><text:s text:c="2"/>COM <text:s text:c="13"/>966837106</text:p>
          </table:table-cell>
          <table:table-cell office:value-type="float" office:value="295">
            <text:p>295</text:p>
          </table:table-cell>
          <table:table-cell office:value-type="string">
            <text:p><text:s text:c="4"/>3551 <text:s text:c="3"/>SH <text:s text:c="8"/>SOLE <text:s text:c="15"/>3551 <text:s text:c="6"/>0 <text:s text:c="7"/>0<text:tab/><text:tab/></text:p>
          </table:table-cell>
        </table:table-row>
        <table:table-row table:style-name="ro1">
          <table:table-cell office:value-type="string">
            <text:p>WEATHERFORD INTERNATIONAL L</text:p>
          </table:table-cell>
          <table:table-cell office:value-type="string">
            <text:p><text:s text:c="2"/>REG SHS <text:s text:c="9"/>H27013103</text:p>
          </table:table-cell>
          <table:table-cell office:value-type="float" office:value="781">
            <text:p>781</text:p>
          </table:table-cell>
          <table:table-cell office:value-type="string">
            <text:p><text:s text:c="3"/>51769 <text:s text:c="3"/>SH <text:s text:c="8"/>SOLE <text:s text:c="14"/>51769 <text:s text:c="6"/>0 <text:s text:c="7"/>0<text:tab/><text:tab/></text:p>
          </table:table-cell>
        </table:table-row>
        <table:table-row table:style-name="ro1">
          <table:table-cell office:value-type="string">
            <text:p>WHIRLPOOL CORP</text:p>
          </table:table-cell>
          <table:table-cell office:value-type="string">
            <text:p><text:s text:c="2"/>COM <text:s text:c="13"/>963320106</text:p>
          </table:table-cell>
          <table:table-cell office:value-type="float" office:value="207">
            <text:p>207</text:p>
          </table:table-cell>
          <table:table-cell office:value-type="string">
            <text:p><text:s text:c="4"/>2687 <text:s text:c="3"/>SH <text:s text:c="8"/>SOLE <text:s text:c="15"/>2687 <text:s text:c="6"/>0 <text:s text:c="7"/>0<text:tab/><text:tab/></text:p>
          </table:table-cell>
        </table:table-row>
        <table:table-row table:style-name="ro1">
          <table:table-cell office:value-type="string">
            <text:p>WHITING USA TR I</text:p>
          </table:table-cell>
          <table:table-cell office:value-type="string">
            <text:p><text:s text:c="2"/>TR UNIT <text:s text:c="9"/>966389108</text:p>
          </table:table-cell>
          <table:table-cell office:value-type="float" office:value="432">
            <text:p>432</text:p>
          </table:table-cell>
          <table:table-cell office:value-type="string">
            <text:p><text:s text:c="3"/>25552 <text:s text:c="3"/>SH <text:s text:c="8"/>SOLE <text:s text:c="14"/>25552 <text:s text:c="6"/>0 <text:s text:c="7"/>0<text:tab/><text:tab/></text:p>
          </table:table-cell>
        </table:table-row>
        <table:table-row table:style-name="ro1">
          <table:table-cell office:value-type="string">
            <text:p>WINDSTREAM CORP</text:p>
          </table:table-cell>
          <table:table-cell office:value-type="string">
            <text:p><text:s text:c="2"/>COM <text:s text:c="13"/>97381W104</text:p>
          </table:table-cell>
          <table:table-cell office:value-type="float" office:value="516">
            <text:p>516</text:p>
          </table:table-cell>
          <table:table-cell office:value-type="string">
            <text:p><text:s text:c="3"/>44081 <text:s text:c="3"/>SH <text:s text:c="8"/>SOLE <text:s text:c="14"/>44081 <text:s text:c="6"/>0 <text:s text:c="7"/>0<text:tab/><text:tab/></text:p>
          </table:table-cell>
        </table:table-row>
        <table:table-row table:style-name="ro1">
          <table:table-cell office:value-type="string">
            <text:p>WEST MARINE INC</text:p>
          </table:table-cell>
          <table:table-cell office:value-type="string">
            <text:p><text:s text:c="2"/>COM <text:s text:c="13"/>954235107</text:p>
          </table:table-cell>
          <table:table-cell office:value-type="float" office:value="165">
            <text:p>165</text:p>
          </table:table-cell>
          <table:table-cell office:value-type="string">
            <text:p><text:s text:c="3"/>13737 <text:s text:c="3"/>SH <text:s text:c="8"/>SOLE <text:s text:c="14"/>13737 <text:s text:c="6"/>0 <text:s text:c="7"/>0<text:tab/><text:tab/></text:p>
          </table:table-cell>
        </table:table-row>
        <table:table-row table:style-name="ro1">
          <table:table-cell office:value-type="string">
            <text:p>WRIGHT MED GROUP INC</text:p>
          </table:table-cell>
          <table:table-cell office:value-type="string">
            <text:p><text:s text:c="2"/>COM <text:s text:c="13"/>98235T107</text:p>
          </table:table-cell>
          <table:table-cell office:value-type="float" office:value="203">
            <text:p>203</text:p>
          </table:table-cell>
          <table:table-cell office:value-type="string">
            <text:p><text:s text:c="3"/>10500 <text:s text:c="3"/>SH <text:s text:c="8"/>SOLE <text:s text:c="14"/>10500 <text:s text:c="6"/>0 <text:s text:c="7"/>0<text:tab/><text:tab/></text:p>
          </table:table-cell>
        </table:table-row>
        <table:table-row table:style-name="ro1">
          <table:table-cell office:value-type="string">
            <text:p>WAL MART STORES INC</text:p>
          </table:table-cell>
          <table:table-cell office:value-type="string">
            <text:p><text:s text:c="2"/>COM <text:s text:c="13"/>931142103</text:p>
          </table:table-cell>
          <table:table-cell office:value-type="float" office:value="503">
            <text:p>503</text:p>
          </table:table-cell>
          <table:table-cell office:value-type="string">
            <text:p><text:s text:c="4"/>8211 <text:s text:c="3"/>SH <text:s text:c="8"/>SOLE <text:s text:c="15"/>8211 <text:s text:c="6"/>0 <text:s text:c="7"/>0<text:tab/><text:tab/></text:p>
          </table:table-cell>
        </table:table-row>
        <table:table-row table:style-name="ro1">
          <table:table-cell office:value-type="string">
            <text:p>WABASH NATL CORP</text:p>
          </table:table-cell>
          <table:table-cell office:value-type="string">
            <text:p><text:s text:c="2"/>COM <text:s text:c="13"/>929566107</text:p>
          </table:table-cell>
          <table:table-cell office:value-type="float" office:value="172">
            <text:p>172</text:p>
          </table:table-cell>
          <table:table-cell office:value-type="string">
            <text:p><text:s text:c="3"/>16592 <text:s text:c="3"/>SH <text:s text:c="8"/>SOLE <text:s text:c="14"/>16592 <text:s text:c="6"/>0 <text:s text:c="7"/>0<text:tab/><text:tab/></text:p>
          </table:table-cell>
        </table:table-row>
        <table:table-row table:style-name="ro1">
          <table:table-cell office:value-type="string">
            <text:p>SCHIFF NUTRITION INTL INC</text:p>
          </table:table-cell>
          <table:table-cell office:value-type="string">
            <text:p><text:s text:c="2"/>COM <text:s text:c="13"/>806693107</text:p>
          </table:table-cell>
          <table:table-cell office:value-type="float" office:value="348">
            <text:p>348</text:p>
          </table:table-cell>
          <table:table-cell office:value-type="string">
            <text:p><text:s text:c="3"/>28331 <text:s text:c="3"/>SH <text:s text:c="8"/>SOLE <text:s text:c="14"/>28331 <text:s text:c="6"/>0 <text:s text:c="7"/>0<text:tab/><text:tab/></text:p>
          </table:table-cell>
        </table:table-row>
        <table:table-row table:style-name="ro1">
          <table:table-cell office:value-type="string">
            <text:p>WESTERN REFNG INC</text:p>
          </table:table-cell>
          <table:table-cell office:value-type="string">
            <text:p><text:s text:c="2"/>COM <text:s text:c="13"/>959319104</text:p>
          </table:table-cell>
          <table:table-cell office:value-type="float" office:value="732">
            <text:p>732</text:p>
          </table:table-cell>
          <table:table-cell office:value-type="string">
            <text:p><text:s text:c="3"/>38916 <text:s text:c="3"/>SH <text:s text:c="8"/>SOLE <text:s text:c="14"/>38916 <text:s text:c="6"/>0 <text:s text:c="7"/>0<text:tab/><text:tab/></text:p>
          </table:table-cell>
        </table:table-row>
        <table:table-row table:style-name="ro1">
          <table:table-cell office:value-type="string">
            <text:p>WILLIAMS PARTNERS L P</text:p>
          </table:table-cell>
          <table:table-cell office:value-type="string">
            <text:p><text:s text:c="2"/>COM UNIT L P <text:s text:c="4"/>96950F104</text:p>
          </table:table-cell>
          <table:table-cell office:value-type="float" office:value="902">
            <text:p>902</text:p>
          </table:table-cell>
          <table:table-cell office:value-type="string">
            <text:p><text:s text:c="3"/>15940 <text:s text:c="3"/>SH <text:s text:c="8"/>SOLE <text:s text:c="14"/>15940 <text:s text:c="6"/>0 <text:s text:c="7"/>0<text:tab/><text:tab/></text:p>
          </table:table-cell>
        </table:table-row>
        <table:table-row table:style-name="ro1">
          <table:table-cell office:value-type="string">
            <text:p>WARNACO GROUP INC</text:p>
          </table:table-cell>
          <table:table-cell office:value-type="string">
            <text:p><text:s text:c="2"/>COM NEW <text:s text:c="9"/>934390402</text:p>
          </table:table-cell>
          <table:table-cell office:value-type="float" office:value="544">
            <text:p>544</text:p>
          </table:table-cell>
          <table:table-cell office:value-type="string">
            <text:p><text:s text:c="4"/>9313 <text:s text:c="3"/>SH <text:s text:c="8"/>SOLE <text:s text:c="15"/>9313 <text:s text:c="6"/>0 <text:s text:c="7"/>0<text:tab/><text:tab/></text:p>
          </table:table-cell>
        </table:table-row>
        <table:table-row table:style-name="ro1">
          <table:table-cell office:value-type="string">
            <text:p>WARREN RES INC</text:p>
          </table:table-cell>
          <table:table-cell office:value-type="string">
            <text:p><text:s text:c="2"/>COM <text:s text:c="13"/>93564A100</text:p>
          </table:table-cell>
          <table:table-cell office:value-type="float" office:value="112">
            <text:p>112</text:p>
          </table:table-cell>
          <table:table-cell office:value-type="string">
            <text:p><text:s text:c="3"/>34500 <text:s text:c="3"/>SH <text:s text:c="8"/>SOLE <text:s text:c="14"/>34500 <text:s text:c="6"/>0 <text:s text:c="7"/>0<text:tab/><text:tab/></text:p>
          </table:table-cell>
        </table:table-row>
        <table:table-row table:style-name="ro1">
          <table:table-cell office:value-type="string">
            <text:p>WORLD ACCEP CORP DEL</text:p>
          </table:table-cell>
          <table:table-cell office:value-type="string">
            <text:p><text:s text:c="2"/>COM <text:s text:c="13"/>981419104</text:p>
          </table:table-cell>
          <table:table-cell office:value-type="float" office:value="215">
            <text:p>215</text:p>
          </table:table-cell>
          <table:table-cell office:value-type="string">
            <text:p><text:s text:c="4"/>3511 <text:s text:c="3"/>SH <text:s text:c="8"/>SOLE <text:s text:c="15"/>3511 <text:s text:c="6"/>0 <text:s text:c="7"/>0<text:tab/><text:tab/></text:p>
          </table:table-cell>
        </table:table-row>
        <table:table-row table:style-name="ro1">
          <table:table-cell office:value-type="string">
            <text:p>TELULAR CORP</text:p>
          </table:table-cell>
          <table:table-cell office:value-type="string">
            <text:p><text:s text:c="2"/>COM NEW <text:s text:c="9"/>87970T208</text:p>
          </table:table-cell>
          <table:table-cell office:value-type="float" office:value="217">
            <text:p>217</text:p>
          </table:table-cell>
          <table:table-cell office:value-type="string">
            <text:p><text:s text:c="3"/>25694 <text:s text:c="3"/>SH <text:s text:c="8"/>SOLE <text:s text:c="14"/>25694 <text:s text:c="6"/>0 <text:s text:c="7"/>0<text:tab/><text:tab/></text:p>
          </table:table-cell>
        </table:table-row>
        <table:table-row table:style-name="ro1">
          <table:table-cell office:value-type="string">
            <text:p>WATSCO INC</text:p>
          </table:table-cell>
          <table:table-cell office:value-type="string">
            <text:p><text:s text:c="2"/>COM <text:s text:c="13"/>942622200</text:p>
          </table:table-cell>
          <table:table-cell office:value-type="float" office:value="871">
            <text:p>871</text:p>
          </table:table-cell>
          <table:table-cell office:value-type="string">
            <text:p><text:s text:c="3"/>11768 <text:s text:c="3"/>SH <text:s text:c="8"/>SOLE <text:s text:c="14"/>11768 <text:s text:c="6"/>0 <text:s text:c="7"/>0<text:tab/><text:tab/></text:p>
          </table:table-cell>
        </table:table-row>
        <table:table-row table:style-name="ro1">
          <table:table-cell office:value-type="string">
            <text:p>WESTELL TECHNOLOGIES INC</text:p>
          </table:table-cell>
          <table:table-cell office:value-type="string">
            <text:p><text:s text:c="2"/>CL A <text:s text:c="12"/>957541105</text:p>
          </table:table-cell>
          <table:table-cell office:value-type="float" office:value="267">
            <text:p>267</text:p>
          </table:table-cell>
          <table:table-cell office:value-type="string">
            <text:p><text:s text:c="2"/>114585 <text:s text:c="3"/>SH <text:s text:c="8"/>SOLE <text:s text:c="13"/>114585 <text:s text:c="6"/>0 <text:s text:c="7"/>0<text:tab/><text:tab/></text:p>
          </table:table-cell>
        </table:table-row>
        <table:table-row table:style-name="ro1">
          <table:table-cell office:value-type="string">
            <text:p>WEST BANCORPORATION INC</text:p>
          </table:table-cell>
          <table:table-cell office:value-type="string">
            <text:p><text:s text:c="2"/>CAP STK <text:s text:c="9"/>95123P106</text:p>
          </table:table-cell>
          <table:table-cell office:value-type="float" office:value="162">
            <text:p>162</text:p>
          </table:table-cell>
          <table:table-cell office:value-type="string">
            <text:p><text:s text:c="3"/>16000 <text:s text:c="3"/>SH <text:s text:c="8"/>SOLE <text:s text:c="14"/>16000 <text:s text:c="6"/>0 <text:s text:c="7"/>0<text:tab/><text:tab/></text:p>
          </table:table-cell>
        </table:table-row>
        <table:table-row table:style-name="ro1">
          <table:table-cell office:value-type="string">
            <text:p>W &amp; T OFFSHORE INC</text:p>
          </table:table-cell>
          <table:table-cell office:value-type="string">
            <text:p><text:s text:c="2"/>COM <text:s text:c="13"/>92922P106</text:p>
          </table:table-cell>
          <table:table-cell office:value-type="float" office:value="323">
            <text:p>323</text:p>
          </table:table-cell>
          <table:table-cell office:value-type="string">
            <text:p><text:s text:c="3"/>15320 <text:s text:c="3"/>SH <text:s text:c="8"/>SOLE <text:s text:c="14"/>15320 <text:s text:c="6"/>0 <text:s text:c="7"/>0<text:tab/><text:tab/></text:p>
          </table:table-cell>
        </table:table-row>
        <table:table-row table:style-name="ro1">
          <table:table-cell office:value-type="string">
            <text:p>WET SEAL INC</text:p>
          </table:table-cell>
          <table:table-cell office:value-type="string">
            <text:p><text:s text:c="2"/>CL A <text:s text:c="12"/>961840105</text:p>
          </table:table-cell>
          <table:table-cell office:value-type="float" office:value="40">
            <text:p>40</text:p>
          </table:table-cell>
          <table:table-cell office:value-type="string">
            <text:p><text:s text:c="3"/>11658 <text:s text:c="3"/>SH <text:s text:c="8"/>SOLE <text:s text:c="14"/>11658 <text:s text:c="6"/>0 <text:s text:c="7"/>0<text:tab/><text:tab/></text:p>
          </table:table-cell>
        </table:table-row>
        <table:table-row table:style-name="ro1">
          <table:table-cell office:value-type="string">
            <text:p>WEIGHT WATCHERS INTL INC NE</text:p>
          </table:table-cell>
          <table:table-cell office:value-type="string">
            <text:p><text:s text:c="2"/>COM <text:s text:c="13"/>948626106</text:p>
          </table:table-cell>
          <table:table-cell office:value-type="float" office:value="1881">
            <text:p>1881</text:p>
          </table:table-cell>
          <table:table-cell office:value-type="string">
            <text:p><text:s text:c="3"/>24374 <text:s text:c="3"/>SH <text:s text:c="8"/>SOLE <text:s text:c="14"/>24374 <text:s text:c="6"/>0 <text:s text:c="7"/>0<text:tab/><text:tab/></text:p>
          </table:table-cell>
        </table:table-row>
        <table:table-row table:style-name="ro1">
          <table:table-cell office:value-type="string">
            <text:p>WESTERN UN CO</text:p>
          </table:table-cell>
          <table:table-cell office:value-type="string">
            <text:p><text:s text:c="2"/>COM <text:s text:c="13"/>959802109</text:p>
          </table:table-cell>
          <table:table-cell office:value-type="float" office:value="1180">
            <text:p>1180</text:p>
          </table:table-cell>
          <table:table-cell office:value-type="string">
            <text:p><text:s text:c="3"/>67051 <text:s text:c="3"/>SH <text:s text:c="8"/>SOLE <text:s text:c="14"/>67051 <text:s text:c="6"/>0 <text:s text:c="7"/>0<text:tab/><text:tab/></text:p>
          </table:table-cell>
        </table:table-row>
        <table:table-row table:style-name="ro1">
          <table:table-cell office:value-type="string">
            <text:p>WOODWARD INC</text:p>
          </table:table-cell>
          <table:table-cell office:value-type="string">
            <text:p><text:s text:c="2"/>COM <text:s text:c="13"/>980745103</text:p>
          </table:table-cell>
          <table:table-cell office:value-type="float" office:value="612">
            <text:p>612</text:p>
          </table:table-cell>
          <table:table-cell office:value-type="string">
            <text:p><text:s text:c="3"/>14278 <text:s text:c="3"/>SH <text:s text:c="8"/>SOLE <text:s text:c="14"/>14278 <text:s text:c="6"/>0 <text:s text:c="7"/>0<text:tab/><text:tab/></text:p>
          </table:table-cell>
        </table:table-row>
        <table:table-row table:style-name="ro1">
          <table:table-cell office:value-type="string">
            <text:p>WORLD WRESTLING ENTMT INC</text:p>
          </table:table-cell>
          <table:table-cell office:value-type="string">
            <text:p><text:s text:c="2"/>CL A <text:s text:c="12"/>98156Q108</text:p>
          </table:table-cell>
          <table:table-cell office:value-type="float" office:value="110">
            <text:p>110</text:p>
          </table:table-cell>
          <table:table-cell office:value-type="string">
            <text:p><text:s text:c="3"/>12430 <text:s text:c="3"/>SH <text:s text:c="8"/>SOLE <text:s text:c="14"/>12430 <text:s text:c="6"/>0 <text:s text:c="7"/>0<text:tab/><text:tab/></text:p>
          </table:table-cell>
        </table:table-row>
        <table:table-row table:style-name="ro1">
          <table:table-cell office:value-type="string">
            <text:p>WOLVERINE WORLD WIDE INC</text:p>
          </table:table-cell>
          <table:table-cell office:value-type="string">
            <text:p><text:s text:c="2"/>COM <text:s text:c="13"/>978097103</text:p>
          </table:table-cell>
          <table:table-cell office:value-type="float" office:value="203">
            <text:p>203</text:p>
          </table:table-cell>
          <table:table-cell office:value-type="string">
            <text:p><text:s text:c="4"/>5469 <text:s text:c="3"/>SH <text:s text:c="8"/>SOLE <text:s text:c="15"/>5469 <text:s text:c="6"/>0 <text:s text:c="7"/>0<text:tab/><text:tab/></text:p>
          </table:table-cell>
        </table:table-row>
        <table:table-row table:style-name="ro1">
          <table:table-cell office:value-type="string">
            <text:p>WEYERHAEUSER CO</text:p>
          </table:table-cell>
          <table:table-cell office:value-type="string">
            <text:p><text:s text:c="2"/>COM <text:s text:c="13"/>962166104</text:p>
          </table:table-cell>
          <table:table-cell office:value-type="float" office:value="669">
            <text:p>669</text:p>
          </table:table-cell>
          <table:table-cell office:value-type="string">
            <text:p><text:s text:c="3"/>30513 <text:s text:c="3"/>SH <text:s text:c="8"/>SOLE <text:s text:c="14"/>30513 <text:s text:c="6"/>0 <text:s text:c="7"/>0<text:tab/><text:tab/></text:p>
          </table:table-cell>
        </table:table-row>
        <table:table-row table:style-name="ro1">
          <table:table-cell office:value-type="string">
            <text:p>WYNN RESORTS LTD</text:p>
          </table:table-cell>
          <table:table-cell office:value-type="string">
            <text:p><text:s text:c="2"/>COM <text:s text:c="13"/>983134107</text:p>
          </table:table-cell>
          <table:table-cell office:value-type="float" office:value="1508">
            <text:p>1508</text:p>
          </table:table-cell>
          <table:table-cell office:value-type="string">
            <text:p><text:s text:c="3"/>12074 <text:s text:c="3"/>SH <text:s text:c="8"/>SOLE <text:s text:c="14"/>12074 <text:s text:c="6"/>0 <text:s text:c="7"/>0<text:tab/><text:tab/></text:p>
          </table:table-cell>
        </table:table-row>
        <table:table-row table:style-name="ro1">
          <table:table-cell office:value-type="string">
            <text:p>EXCO RESOURCES INC</text:p>
          </table:table-cell>
          <table:table-cell office:value-type="string">
            <text:p><text:s text:c="2"/>COM <text:s text:c="13"/>269279402</text:p>
          </table:table-cell>
          <table:table-cell office:value-type="float" office:value="695">
            <text:p>695</text:p>
          </table:table-cell>
          <table:table-cell office:value-type="string">
            <text:p><text:s text:c="2"/>104850 <text:s text:c="3"/>SH <text:s text:c="8"/>SOLE <text:s text:c="13"/>104850 <text:s text:c="6"/>0 <text:s text:c="7"/>0<text:tab/><text:tab/></text:p>
          </table:table-cell>
        </table:table-row>
        <table:table-row table:style-name="ro1">
          <table:table-cell office:value-type="string">
            <text:p>CIMAREX ENERGY CO</text:p>
          </table:table-cell>
          <table:table-cell office:value-type="string">
            <text:p><text:s text:c="2"/>COM <text:s text:c="13"/>171798101</text:p>
          </table:table-cell>
          <table:table-cell office:value-type="float" office:value="1105">
            <text:p>1105</text:p>
          </table:table-cell>
          <table:table-cell office:value-type="string">
            <text:p><text:s text:c="3"/>14646 <text:s text:c="3"/>SH <text:s text:c="8"/>SOLE <text:s text:c="14"/>14646 <text:s text:c="6"/>0 <text:s text:c="7"/>0<text:tab/><text:tab/></text:p>
          </table:table-cell>
        </table:table-row>
        <table:table-row table:style-name="ro1">
          <table:table-cell office:value-type="string">
            <text:p>EXIDE TECHNOLOGIES</text:p>
          </table:table-cell>
          <table:table-cell office:value-type="string">
            <text:p><text:s text:c="2"/>COM NEW <text:s text:c="9"/>302051206</text:p>
          </table:table-cell>
          <table:table-cell office:value-type="float" office:value="550">
            <text:p>550</text:p>
          </table:table-cell>
          <table:table-cell office:value-type="string">
            <text:p><text:s text:c="2"/>175693 <text:s text:c="3"/>SH <text:s text:c="8"/>SOLE <text:s text:c="13"/>175693 <text:s text:c="6"/>0 <text:s text:c="7"/>0<text:tab/><text:tab/></text:p>
          </table:table-cell>
        </table:table-row>
        <table:table-row table:style-name="ro1">
          <table:table-cell office:value-type="string">
            <text:p>XILINX INC</text:p>
          </table:table-cell>
          <table:table-cell office:value-type="string">
            <text:p><text:s text:c="2"/>COM <text:s text:c="13"/>983919101</text:p>
          </table:table-cell>
          <table:table-cell office:value-type="float" office:value="1162">
            <text:p>1162</text:p>
          </table:table-cell>
          <table:table-cell office:value-type="string">
            <text:p><text:s text:c="3"/>31852 <text:s text:c="3"/>SH <text:s text:c="8"/>SOLE <text:s text:c="14"/>31852 <text:s text:c="6"/>0 <text:s text:c="7"/>0<text:tab/><text:tab/></text:p>
          </table:table-cell>
        </table:table-row>
        <table:table-row table:style-name="ro1">
          <table:table-cell office:value-type="string">
            <text:p>X-RITE INC</text:p>
          </table:table-cell>
          <table:table-cell office:value-type="string">
            <text:p><text:s text:c="2"/>COM <text:s text:c="13"/>983857103</text:p>
          </table:table-cell>
          <table:table-cell office:value-type="float" office:value="144">
            <text:p>144</text:p>
          </table:table-cell>
          <table:table-cell office:value-type="string">
            <text:p><text:s text:c="3"/>31642 <text:s text:c="3"/>SH <text:s text:c="8"/>SOLE <text:s text:c="14"/>31642 <text:s text:c="6"/>0 <text:s text:c="7"/>0<text:tab/><text:tab/></text:p>
          </table:table-cell>
        </table:table-row>
        <table:table-row table:style-name="ro1">
          <table:table-cell office:value-type="string">
            <text:p>XERIUM TECHNOLOGIES INC</text:p>
          </table:table-cell>
          <table:table-cell office:value-type="string">
            <text:p><text:s text:c="2"/>COM NEW <text:s text:c="9"/>98416J118</text:p>
          </table:table-cell>
          <table:table-cell office:value-type="float" office:value="248">
            <text:p>248</text:p>
          </table:table-cell>
          <table:table-cell office:value-type="string">
            <text:p><text:s text:c="3"/>38419 <text:s text:c="3"/>SH <text:s text:c="8"/>SOLE <text:s text:c="14"/>38419 <text:s text:c="6"/>0 <text:s text:c="7"/>0<text:tab/><text:tab/></text:p>
          </table:table-cell>
        </table:table-row>
        <table:table-row table:style-name="ro1">
          <table:table-cell office:value-type="string">
            <text:p>CROSSTEX ENERGY L P</text:p>
          </table:table-cell>
          <table:table-cell office:value-type="string">
            <text:p><text:s text:c="2"/>COM <text:s text:c="13"/>22765U102</text:p>
          </table:table-cell>
          <table:table-cell office:value-type="float" office:value="200">
            <text:p>200</text:p>
          </table:table-cell>
          <table:table-cell office:value-type="string">
            <text:p><text:s text:c="3"/>11677 <text:s text:c="3"/>SH <text:s text:c="8"/>SOLE <text:s text:c="14"/>11677 <text:s text:c="6"/>0 <text:s text:c="7"/>0<text:tab/><text:tab/></text:p>
          </table:table-cell>
        </table:table-row>
        <table:table-row table:style-name="ro1">
          <table:table-cell office:value-type="string">
            <text:p>CROSSTEX ENERGY INC</text:p>
          </table:table-cell>
          <table:table-cell office:value-type="string">
            <text:p><text:s text:c="2"/>COM <text:s text:c="13"/>22765Y104</text:p>
          </table:table-cell>
          <table:table-cell office:value-type="float" office:value="190">
            <text:p>190</text:p>
          </table:table-cell>
          <table:table-cell office:value-type="string">
            <text:p><text:s text:c="3"/>13450 <text:s text:c="3"/>SH <text:s text:c="8"/>SOLE <text:s text:c="14"/>13450 <text:s text:c="6"/>0 <text:s text:c="7"/>0<text:tab/><text:tab/></text:p>
          </table:table-cell>
        </table:table-row>
        <table:table-row table:style-name="ro1">
          <table:table-cell office:value-type="string">
            <text:p>YAHOO INC</text:p>
          </table:table-cell>
          <table:table-cell office:value-type="string">
            <text:p><text:s text:c="2"/>COM <text:s text:c="13"/>984332106</text:p>
          </table:table-cell>
          <table:table-cell office:value-type="float" office:value="194">
            <text:p>194</text:p>
          </table:table-cell>
          <table:table-cell office:value-type="string">
            <text:p><text:s text:c="3"/>12757 <text:s text:c="3"/>SH <text:s text:c="8"/>SOLE <text:s text:c="14"/>12757 <text:s text:c="6"/>0 <text:s text:c="7"/>0<text:tab/><text:tab/></text:p>
          </table:table-cell>
        </table:table-row>
        <table:table-row table:style-name="ro1">
          <table:table-cell office:value-type="string">
            <text:p>YANDEX N V</text:p>
          </table:table-cell>
          <table:table-cell office:value-type="string">
            <text:p><text:s text:c="2"/>SHS CLASS A <text:s text:c="5"/>N97284108</text:p>
          </table:table-cell>
          <table:table-cell office:value-type="float" office:value="273">
            <text:p>273</text:p>
          </table:table-cell>
          <table:table-cell office:value-type="string">
            <text:p><text:s text:c="3"/>10176 <text:s text:c="3"/>SH <text:s text:c="8"/>SOLE <text:s text:c="14"/>10176 <text:s text:c="6"/>0 <text:s text:c="7"/>0<text:tab/><text:tab/></text:p>
          </table:table-cell>
        </table:table-row>
        <table:table-row table:style-name="ro1">
          <table:table-cell office:value-type="string">
            <text:p>ZAGG INC</text:p>
          </table:table-cell>
          <table:table-cell office:value-type="string">
            <text:p><text:s text:c="2"/>COM <text:s text:c="13"/>98884U108</text:p>
          </table:table-cell>
          <table:table-cell office:value-type="float" office:value="164">
            <text:p>164</text:p>
          </table:table-cell>
          <table:table-cell office:value-type="string">
            <text:p><text:s text:c="3"/>15440 <text:s text:c="3"/>SH <text:s text:c="8"/>SOLE <text:s text:c="14"/>15440 <text:s text:c="6"/>0 <text:s text:c="7"/>0<text:tab/><text:tab/></text:p>
          </table:table-cell>
        </table:table-row>
        <table:table-row table:style-name="ro1">
          <table:table-cell office:value-type="string">
            <text:p>ZEBRA TECHNOLOGIES CORP</text:p>
          </table:table-cell>
          <table:table-cell office:value-type="string">
            <text:p><text:s text:c="2"/>CL A <text:s text:c="12"/>989207105</text:p>
          </table:table-cell>
          <table:table-cell office:value-type="float" office:value="387">
            <text:p>387</text:p>
          </table:table-cell>
          <table:table-cell office:value-type="string">
            <text:p><text:s text:c="4"/>9382 <text:s text:c="3"/>SH <text:s text:c="8"/>SOLE <text:s text:c="15"/>9382 <text:s text:c="6"/>0 <text:s text:c="7"/>0<text:tab/><text:tab/></text:p>
          </table:table-cell>
        </table:table-row>
        <table:table-row table:style-name="ro1">
          <table:table-cell office:value-type="string">
            <text:p>ZEP INC</text:p>
          </table:table-cell>
          <table:table-cell office:value-type="string">
            <text:p><text:s text:c="2"/>COM <text:s text:c="13"/>98944B108</text:p>
          </table:table-cell>
          <table:table-cell office:value-type="float" office:value="188">
            <text:p>188</text:p>
          </table:table-cell>
          <table:table-cell office:value-type="string">
            <text:p><text:s text:c="3"/>13048 <text:s text:c="3"/>SH <text:s text:c="8"/>SOLE <text:s text:c="14"/>13048 <text:s text:c="6"/>0 <text:s text:c="7"/>0<text:tab/><text:tab/></text:p>
          </table:table-cell>
        </table:table-row>
        <table:table-row table:style-name="ro1">
          <table:table-cell office:value-type="string">
            <text:p>ZIONS BANCORPORATION</text:p>
          </table:table-cell>
          <table:table-cell office:value-type="string">
            <text:p><text:s text:c="2"/>COM <text:s text:c="13"/>989701107</text:p>
          </table:table-cell>
          <table:table-cell office:value-type="float" office:value="1311">
            <text:p>1311</text:p>
          </table:table-cell>
          <table:table-cell office:value-type="string">
            <text:p><text:s text:c="3"/>61104 <text:s text:c="3"/>SH <text:s text:c="8"/>SOLE <text:s text:c="14"/>61104 <text:s text:c="6"/>0 <text:s text:c="7"/>0<text:tab/><text:tab/></text:p>
          </table:table-cell>
        </table:table-row>
        <table:table-row table:style-name="ro1">
          <table:table-cell office:value-type="string">
            <text:p>ZIX CORP</text:p>
          </table:table-cell>
          <table:table-cell office:value-type="string">
            <text:p><text:s text:c="2"/>COM <text:s text:c="13"/>98974P100</text:p>
          </table:table-cell>
          <table:table-cell office:value-type="float" office:value="564">
            <text:p>564</text:p>
          </table:table-cell>
          <table:table-cell office:value-type="string">
            <text:p><text:s text:c="2"/>193847 <text:s text:c="3"/>SH <text:s text:c="8"/>SOLE <text:s text:c="13"/>193847 <text:s text:c="6"/>0 <text:s text:c="7"/>0<text:tab/><text:tab/></text:p>
          </table:table-cell>
        </table:table-row>
        <table:table-row table:style-name="ro1">
          <table:table-cell office:value-type="string">
            <text:p>QUIKSILVER INC</text:p>
          </table:table-cell>
          <table:table-cell office:value-type="string">
            <text:p><text:s text:c="2"/>COM <text:s text:c="13"/>74838C106</text:p>
          </table:table-cell>
          <table:table-cell office:value-type="float" office:value="370">
            <text:p>370</text:p>
          </table:table-cell>
          <table:table-cell office:value-type="string">
            <text:p><text:s text:c="3"/>91582 <text:s text:c="3"/>SH <text:s text:c="8"/>SOLE <text:s text:c="14"/>91582 <text:s text:c="6"/>0 <text:s text:c="7"/>0<text:tab/><text:tab/></text:p>
          </table:table-cell>
        </table:table-row>
        <table:table-row table:style-name="ro1">
          <table:table-cell office:value-type="string">
            <text:p>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ABLE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TEX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DOCUMENT&gt;<text:tab/><text:tab/></text:p>
          </table:table-cell>
          <table:table-cell table:number-columns-repeated="3"/>
        </table:table-row>
        <table:table-row table:style-name="ro1">
          <table:table-cell office:value-type="string">
            <text:p>&lt;/SEC-DOCUMENT&gt;<text:tab/><text:tab/></text:p>
          </table:table-cell>
          <table:table-cell/>
          <table:table-cell table:formula="of:=SUM([.C6:.C1100])" office:value-type="float" office:value="667757">
            <text:p>6677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0T11:39:08</dc:date>
    <meta:document-statistic meta:table-count="1" meta:cell-count="4399" meta:object-count="0"/>
    <meta:generator>LibreOffice/3.5$Linux_X86_64 LibreOffice_project/350m1$Build-2</meta:generator>
  </office:meta>
</office:document-meta>
</file>